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7.9375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giao_AGSN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OBJECTID_1</text:p>
          </table:table-cell>
          <table:table-cell office:value-type="string" table:style-name="ce2">
            <text:p>OBJECTID</text:p>
          </table:table-cell>
          <table:table-cell office:value-type="string" table:style-name="ce2">
            <text:p>cod_Reg</text:p>
          </table:table-cell>
          <table:table-cell office:value-type="string" table:style-name="ce2">
            <text:p>Nome_da_Re</text:p>
          </table:table-cell>
          <table:table-cell office:value-type="string" table:style-name="ce2">
            <text:p>EDOC_TOTAL</text:p>
          </table:table-cell>
          <table:table-cell office:value-type="string" table:style-name="ce2">
            <text:p>EDOC_AGSN</text:p>
          </table:table-cell>
          <table:table-cell office:value-type="string" table:style-name="ce2">
            <text:p>PER_AGSN</text:p>
          </table:table-cell>
          <table:table-cell office:value-type="string" table:style-name="ce2">
            <text:p>Shape_Length</text:p>
          </table:table-cell>
          <table:table-cell office:value-type="string" table:style-name="ce2">
            <text:p>Shape_Area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1100023</text:p>
          </table:table-cell>
          <table:table-cell office:value-type="string" table:style-name="ce4">
            <text:p>Ariquemes</text:p>
          </table:table-cell>
          <table:table-cell office:value-type="float" office:value="65057" table:style-name="ce4">
            <text:p>65057</text:p>
          </table:table-cell>
          <table:table-cell office:value-type="float" office:value="90" table:style-name="ce4">
            <text:p>90</text:p>
          </table:table-cell>
          <table:table-cell office:value-type="float" office:value="0.13834022472600949" table:style-name="ce4">
            <text:p>0,138340225</text:p>
          </table:table-cell>
          <table:table-cell office:value-type="float" office:value="12.755738134000788" table:style-name="ce4">
            <text:p>12,75573813</text:p>
          </table:table-cell>
          <table:table-cell office:value-type="float" office:value="2.3993145705959167" table:style-name="ce4">
            <text:p>2,399314571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1100049</text:p>
          </table:table-cell>
          <table:table-cell office:value-type="string" table:style-name="ce4">
            <text:p>Cacoal</text:p>
          </table:table-cell>
          <table:table-cell office:value-type="float" office:value="66099" table:style-name="ce4">
            <text:p>66099</text:p>
          </table:table-cell>
          <table:table-cell office:value-type="float" office:value="536" table:style-name="ce4">
            <text:p>536</text:p>
          </table:table-cell>
          <table:table-cell office:value-type="float" office:value="0.8109048548389538" table:style-name="ce4">
            <text:p>0,810904855</text:p>
          </table:table-cell>
          <table:table-cell office:value-type="float" office:value="15.640514890404781" table:style-name="ce4">
            <text:p>15,64051489</text:p>
          </table:table-cell>
          <table:table-cell office:value-type="float" office:value="2.2867280582606138" table:style-name="ce4">
            <text:p>2,286728058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1100205</text:p>
          </table:table-cell>
          <table:table-cell office:value-type="string" table:style-name="ce4">
            <text:p>Arranjo Populacional de Porto Velho/RO</text:p>
          </table:table-cell>
          <table:table-cell office:value-type="float" office:value="212432" table:style-name="ce4">
            <text:p>212432</text:p>
          </table:table-cell>
          <table:table-cell office:value-type="float" office:value="22580" table:style-name="ce4">
            <text:p>22580</text:p>
          </table:table-cell>
          <table:table-cell office:value-type="float" office:value="10.629283723732771" table:style-name="ce4">
            <text:p>10,62928372</text:p>
          </table:table-cell>
          <table:table-cell office:value-type="float" office:value="44.619077171292709" table:style-name="ce4">
            <text:p>44,61907717</text:p>
          </table:table-cell>
          <table:table-cell office:value-type="float" office:value="13.969723183058488" table:style-name="ce4">
            <text:p>13,96972318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string" table:style-name="ce4">
            <text:p>1100304</text:p>
          </table:table-cell>
          <table:table-cell office:value-type="string" table:style-name="ce4">
            <text:p>Vilhena</text:p>
          </table:table-cell>
          <table:table-cell office:value-type="float" office:value="51126" table:style-name="ce4">
            <text:p>51126</text:p>
          </table:table-cell>
          <table:table-cell office:value-type="float" office:value="30" table:style-name="ce4">
            <text:p>30</text:p>
          </table:table-cell>
          <table:table-cell office:value-type="float" office:value="5.8678558854594533E-2" table:style-name="ce4">
            <text:p>0,058678559</text:p>
          </table:table-cell>
          <table:table-cell office:value-type="float" office:value="16.593032614089022" table:style-name="ce4">
            <text:p>16,59303261</text:p>
          </table:table-cell>
          <table:table-cell office:value-type="float" office:value="4.2447873210261653" table:style-name="ce4">
            <text:p>4,244787321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1200104</text:p>
          </table:table-cell>
          <table:table-cell office:value-type="string" table:style-name="ce4">
            <text:p>Arranjo Populacional Internacional de Cobija/Bolívia - Brasiléia/Brasil</text:p>
          </table:table-cell>
          <table:table-cell office:value-type="float" office:value="19032" table:style-name="ce4">
            <text:p>19032</text:p>
          </table:table-cell>
          <table:table-cell office:value-type="float" office:value="1192" table:style-name="ce4">
            <text:p>1192</text:p>
          </table:table-cell>
          <table:table-cell office:value-type="float" office:value="6.2631357713324922" table:style-name="ce4">
            <text:p>6,263135771</text:p>
          </table:table-cell>
          <table:table-cell office:value-type="float" office:value="9.6465798775602849" table:style-name="ce4">
            <text:p>9,646579878</text:p>
          </table:table-cell>
          <table:table-cell office:value-type="float" office:value="1.3134642153869434" table:style-name="ce4">
            <text:p>1,313464215</text:p>
          </table:table-cell>
          <table:table-cell table:number-columns-repeated="16375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1200203</text:p>
          </table:table-cell>
          <table:table-cell office:value-type="string" table:style-name="ce4">
            <text:p>Cruzeiro do Sul</text:p>
          </table:table-cell>
          <table:table-cell office:value-type="float" office:value="59738" table:style-name="ce4">
            <text:p>59738</text:p>
          </table:table-cell>
          <table:table-cell office:value-type="float" office:value="3327" table:style-name="ce4">
            <text:p>3327</text:p>
          </table:table-cell>
          <table:table-cell office:value-type="float" office:value="5.5693193612106198" table:style-name="ce4">
            <text:p>5,569319361</text:p>
          </table:table-cell>
          <table:table-cell office:value-type="float" office:value="22.504758678529655" table:style-name="ce4">
            <text:p>22,50475868</text:p>
          </table:table-cell>
          <table:table-cell office:value-type="float" office:value="8.1895939167980885" table:style-name="ce4">
            <text:p>8,189593917</text:p>
          </table:table-cell>
          <table:table-cell table:number-columns-repeated="16375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1200401</text:p>
          </table:table-cell>
          <table:table-cell office:value-type="string" table:style-name="ce4">
            <text:p>Rio Branco</text:p>
          </table:table-cell>
          <table:table-cell office:value-type="float" office:value="157322" table:style-name="ce4">
            <text:p>157322</text:p>
          </table:table-cell>
          <table:table-cell office:value-type="float" office:value="16193" table:style-name="ce4">
            <text:p>16193</text:p>
          </table:table-cell>
          <table:table-cell office:value-type="float" office:value="10.292902454837849" table:style-name="ce4">
            <text:p>10,29290245</text:p>
          </table:table-cell>
          <table:table-cell office:value-type="float" office:value="31.874389667287161" table:style-name="ce4">
            <text:p>31,87438967</text:p>
          </table:table-cell>
          <table:table-cell office:value-type="float" office:value="10.497109536714824" table:style-name="ce4">
            <text:p>10,49710954</text:p>
          </table:table-cell>
          <table:table-cell table:number-columns-repeated="16375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4" table:style-name="ce3">
            <text:p>14</text:p>
          </table:table-cell>
          <table:table-cell office:value-type="string" table:style-name="ce4">
            <text:p>1301209</text:p>
          </table:table-cell>
          <table:table-cell office:value-type="string" table:style-name="ce4">
            <text:p>Coari</text:p>
          </table:table-cell>
          <table:table-cell office:value-type="float" office:value="24985" table:style-name="ce4">
            <text:p>24985</text:p>
          </table:table-cell>
          <table:table-cell office:value-type="float" office:value="6107" table:style-name="ce4">
            <text:p>6107</text:p>
          </table:table-cell>
          <table:table-cell office:value-type="float" office:value="24.442665599359618" table:style-name="ce4">
            <text:p>24,4426656</text:p>
          </table:table-cell>
          <table:table-cell office:value-type="float" office:value="18.883025056475724" table:style-name="ce4">
            <text:p>18,88302506</text:p>
          </table:table-cell>
          <table:table-cell office:value-type="float" office:value="6.2455115916513186" table:style-name="ce4">
            <text:p>6,245511592</text:p>
          </table:table-cell>
          <table:table-cell table:number-columns-repeated="1637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1301407</text:p>
          </table:table-cell>
          <table:table-cell office:value-type="string" table:style-name="ce4">
            <text:p>Eirunepé</text:p>
          </table:table-cell>
          <table:table-cell office:value-type="float" office:value="11890" table:style-name="ce4">
            <text:p>11890</text:p>
          </table:table-cell>
          <table:table-cell office:value-type="float" office:value="1323" table:style-name="ce4">
            <text:p>1323</text:p>
          </table:table-cell>
          <table:table-cell office:value-type="float" office:value="11.12699747687132" table:style-name="ce4">
            <text:p>11,12699748</text:p>
          </table:table-cell>
          <table:table-cell office:value-type="float" office:value="8.5390513966501373" table:style-name="ce4">
            <text:p>8,539051397</text:p>
          </table:table-cell>
          <table:table-cell office:value-type="float" office:value="1.8398199230441519" table:style-name="ce4">
            <text:p>1,839819923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1301902</text:p>
          </table:table-cell>
          <table:table-cell office:value-type="string" table:style-name="ce4">
            <text:p>Itacoatiara</text:p>
          </table:table-cell>
          <table:table-cell office:value-type="float" office:value="39418" table:style-name="ce4">
            <text:p>39418</text:p>
          </table:table-cell>
          <table:table-cell office:value-type="float" office:value="7642" table:style-name="ce4">
            <text:p>7642</text:p>
          </table:table-cell>
          <table:table-cell office:value-type="float" office:value="19.387082043736363" table:style-name="ce4">
            <text:p>19,38708204</text:p>
          </table:table-cell>
          <table:table-cell office:value-type="float" office:value="9.0192709965672098" table:style-name="ce4">
            <text:p>9,019270997</text:p>
          </table:table-cell>
          <table:table-cell office:value-type="float" office:value="1.6136118493824418" table:style-name="ce4">
            <text:p>1,613611849</text:p>
          </table:table-cell>
          <table:table-cell table:number-columns-repeated="1637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1302504</text:p>
          </table:table-cell>
          <table:table-cell office:value-type="string" table:style-name="ce4">
            <text:p>Manacapuru</text:p>
          </table:table-cell>
          <table:table-cell office:value-type="float" office:value="37471" table:style-name="ce4">
            <text:p>37471</text:p>
          </table:table-cell>
          <table:table-cell office:value-type="float" office:value="2447" table:style-name="ce4">
            <text:p>2447</text:p>
          </table:table-cell>
          <table:table-cell office:value-type="float" office:value="6.5303834965706811" table:style-name="ce4">
            <text:p>6,530383497</text:p>
          </table:table-cell>
          <table:table-cell office:value-type="float" office:value="13.242373486970017" table:style-name="ce4">
            <text:p>13,24237349</text:p>
          </table:table-cell>
          <table:table-cell office:value-type="float" office:value="2.2200819739440245" table:style-name="ce4">
            <text:p>2,220081974</text:p>
          </table:table-cell>
          <table:table-cell table:number-columns-repeated="16375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1302603</text:p>
          </table:table-cell>
          <table:table-cell office:value-type="string" table:style-name="ce4">
            <text:p>Manaus</text:p>
          </table:table-cell>
          <table:table-cell office:value-type="float" office:value="873410" table:style-name="ce4">
            <text:p>873410</text:p>
          </table:table-cell>
          <table:table-cell office:value-type="float" office:value="360596" table:style-name="ce4">
            <text:p>360596</text:p>
          </table:table-cell>
          <table:table-cell office:value-type="float" office:value="41.285993977627918" table:style-name="ce4">
            <text:p>41,28599398</text:p>
          </table:table-cell>
          <table:table-cell office:value-type="float" office:value="142.95686484145659" table:style-name="ce4">
            <text:p>142,9568648</text:p>
          </table:table-cell>
          <table:table-cell office:value-type="float" office:value="77.769691978763561" table:style-name="ce4">
            <text:p>77,76969198</text:p>
          </table:table-cell>
          <table:table-cell table:number-columns-repeated="16375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1303403</text:p>
          </table:table-cell>
          <table:table-cell office:value-type="string" table:style-name="ce4">
            <text:p>Parintins</text:p>
          </table:table-cell>
          <table:table-cell office:value-type="float" office:value="37878" table:style-name="ce4">
            <text:p>37878</text:p>
          </table:table-cell>
          <table:table-cell office:value-type="float" office:value="5302" table:style-name="ce4">
            <text:p>5302</text:p>
          </table:table-cell>
          <table:table-cell office:value-type="float" office:value="13.99757114947991" table:style-name="ce4">
            <text:p>13,99757115</text:p>
          </table:table-cell>
          <table:table-cell office:value-type="float" office:value="18.363181721424581" table:style-name="ce4">
            <text:p>18,36318172</text:p>
          </table:table-cell>
          <table:table-cell office:value-type="float" office:value="2.7982870603044123" table:style-name="ce4">
            <text:p>2,79828706</text:p>
          </table:table-cell>
          <table:table-cell table:number-columns-repeated="16375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1303700</text:p>
          </table:table-cell>
          <table:table-cell office:value-type="string" table:style-name="ce4">
            <text:p>Santo Antônio do Içá</text:p>
          </table:table-cell>
          <table:table-cell office:value-type="float" office:value="11525" table:style-name="ce4">
            <text:p>11525</text:p>
          </table:table-cell>
          <table:table-cell office:value-type="float" office:value="3293" table:style-name="ce4">
            <text:p>3293</text:p>
          </table:table-cell>
          <table:table-cell office:value-type="float" office:value="28.572668112798265" table:style-name="ce4">
            <text:p>28,57266811</text:p>
          </table:table-cell>
          <table:table-cell office:value-type="float" office:value="11.515299748933181" table:style-name="ce4">
            <text:p>11,51529975</text:p>
          </table:table-cell>
          <table:table-cell office:value-type="float" office:value="1.9172658416916895" table:style-name="ce4">
            <text:p>1,917265842</text:p>
          </table:table-cell>
          <table:table-cell table:number-columns-repeated="1637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1304062</text:p>
          </table:table-cell>
          <table:table-cell office:value-type="string" table:style-name="ce4">
            <text:p>Tabatinga</text:p>
          </table:table-cell>
          <table:table-cell office:value-type="float" office:value="33830" table:style-name="ce4">
            <text:p>33830</text:p>
          </table:table-cell>
          <table:table-cell office:value-type="float" office:value="2232" table:style-name="ce4">
            <text:p>2232</text:p>
          </table:table-cell>
          <table:table-cell office:value-type="float" office:value="6.5976943541235595" table:style-name="ce4">
            <text:p>6,597694354</text:p>
          </table:table-cell>
          <table:table-cell office:value-type="float" office:value="21.227061845286343" table:style-name="ce4">
            <text:p>21,22706185</text:p>
          </table:table-cell>
          <table:table-cell office:value-type="float" office:value="8.8179285807353587" table:style-name="ce4">
            <text:p>8,817928581</text:p>
          </table:table-cell>
          <table:table-cell table:number-columns-repeated="16375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1304203</text:p>
          </table:table-cell>
          <table:table-cell office:value-type="string" table:style-name="ce4">
            <text:p>Tefé</text:p>
          </table:table-cell>
          <table:table-cell office:value-type="float" office:value="26957" table:style-name="ce4">
            <text:p>26957</text:p>
          </table:table-cell>
          <table:table-cell office:value-type="float" office:value="3489" table:style-name="ce4">
            <text:p>3489</text:p>
          </table:table-cell>
          <table:table-cell office:value-type="float" office:value="12.942834885187521" table:style-name="ce4">
            <text:p>12,94283489</text:p>
          </table:table-cell>
          <table:table-cell office:value-type="float" office:value="23.020859705159392" table:style-name="ce4">
            <text:p>23,02085971</text:p>
          </table:table-cell>
          <table:table-cell office:value-type="float" office:value="4.9837294610670204" table:style-name="ce4">
            <text:p>4,983729461</text:p>
          </table:table-cell>
          <table:table-cell table:number-columns-repeated="1637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24" table:style-name="ce3">
            <text:p>24</text:p>
          </table:table-cell>
          <table:table-cell office:value-type="string" table:style-name="ce4">
            <text:p>1400100</text:p>
          </table:table-cell>
          <table:table-cell office:value-type="string" table:style-name="ce4">
            <text:p>Boa Vista</text:p>
          </table:table-cell>
          <table:table-cell office:value-type="float" office:value="128668" table:style-name="ce4">
            <text:p>128668</text:p>
          </table:table-cell>
          <table:table-cell office:value-type="float" office:value="3033" table:style-name="ce4">
            <text:p>3033</text:p>
          </table:table-cell>
          <table:table-cell office:value-type="float" office:value="2.3572294587620855" table:style-name="ce4">
            <text:p>2,357229459</text:p>
          </table:table-cell>
          <table:table-cell office:value-type="float" office:value="31.37711143843865" table:style-name="ce4">
            <text:p>31,37711144</text:p>
          </table:table-cell>
          <table:table-cell office:value-type="float" office:value="14.058121751909079" table:style-name="ce4">
            <text:p>14,05812175</text:p>
          </table:table-cell>
          <table:table-cell table:number-columns-repeated="16375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1500602</text:p>
          </table:table-cell>
          <table:table-cell office:value-type="string" table:style-name="ce4">
            <text:p>Altamira</text:p>
          </table:table-cell>
          <table:table-cell office:value-type="float" office:value="97281" table:style-name="ce4">
            <text:p>97281</text:p>
          </table:table-cell>
          <table:table-cell office:value-type="float" office:value="3482" table:style-name="ce4">
            <text:p>3482</text:p>
          </table:table-cell>
          <table:table-cell office:value-type="float" office:value="3.5793217586167909" table:style-name="ce4">
            <text:p>3,579321759</text:p>
          </table:table-cell>
          <table:table-cell office:value-type="float" office:value="38.52641121349189" table:style-name="ce4">
            <text:p>38,52641121</text:p>
          </table:table-cell>
          <table:table-cell office:value-type="float" office:value="19.012523355755864" table:style-name="ce4">
            <text:p>19,01252336</text:p>
          </table:table-cell>
          <table:table-cell table:number-columns-repeated="16375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28" table:style-name="ce3">
            <text:p>28</text:p>
          </table:table-cell>
          <table:table-cell office:value-type="string" table:style-name="ce4">
            <text:p>1501402</text:p>
          </table:table-cell>
          <table:table-cell office:value-type="string" table:style-name="ce4">
            <text:p>Arranjo Populacional de Belém/PA</text:p>
          </table:table-cell>
          <table:table-cell office:value-type="float" office:value="905113" table:style-name="ce4">
            <text:p>905113</text:p>
          </table:table-cell>
          <table:table-cell office:value-type="float" office:value="348177" table:style-name="ce4">
            <text:p>348177</text:p>
          </table:table-cell>
          <table:table-cell office:value-type="float" office:value="38.467793524123508" table:style-name="ce4">
            <text:p>38,46779352</text:p>
          </table:table-cell>
          <table:table-cell office:value-type="float" office:value="38.364391033302816" table:style-name="ce4">
            <text:p>38,36439103</text:p>
          </table:table-cell>
          <table:table-cell office:value-type="float" office:value="8.1923776555306702" table:style-name="ce4">
            <text:p>8,192377656</text:p>
          </table:table-cell>
          <table:table-cell table:number-columns-repeated="16375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9" table:style-name="ce3">
            <text:p>29</text:p>
          </table:table-cell>
          <table:table-cell office:value-type="string" table:style-name="ce4">
            <text:p>1501709</text:p>
          </table:table-cell>
          <table:table-cell office:value-type="string" table:style-name="ce4">
            <text:p>Bragança</text:p>
          </table:table-cell>
          <table:table-cell office:value-type="float" office:value="61023" table:style-name="ce4">
            <text:p>61023</text:p>
          </table:table-cell>
          <table:table-cell office:value-type="float" office:value="1672" table:style-name="ce4">
            <text:p>1672</text:p>
          </table:table-cell>
          <table:table-cell office:value-type="float" office:value="2.739950510463268" table:style-name="ce4">
            <text:p>2,73995051</text:p>
          </table:table-cell>
          <table:table-cell office:value-type="float" office:value="10.196318145069441" table:style-name="ce4">
            <text:p>10,19631815</text:p>
          </table:table-cell>
          <table:table-cell office:value-type="float" office:value="0.73403731916389436" table:style-name="ce4">
            <text:p>0,734037319</text:p>
          </table:table-cell>
          <table:table-cell table:number-columns-repeated="16375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30" table:style-name="ce3">
            <text:p>30</text:p>
          </table:table-cell>
          <table:table-cell office:value-type="string" table:style-name="ce4">
            <text:p>1501808</text:p>
          </table:table-cell>
          <table:table-cell office:value-type="string" table:style-name="ce4">
            <text:p>Breves</text:p>
          </table:table-cell>
          <table:table-cell office:value-type="float" office:value="32027" table:style-name="ce4">
            <text:p>32027</text:p>
          </table:table-cell>
          <table:table-cell office:value-type="float" office:value="1031" table:style-name="ce4">
            <text:p>1031</text:p>
          </table:table-cell>
          <table:table-cell office:value-type="float" office:value="3.2191588347331943" table:style-name="ce4">
            <text:p>3,219158835</text:p>
          </table:table-cell>
          <table:table-cell office:value-type="float" office:value="10.701629463567713" table:style-name="ce4">
            <text:p>10,70162946</text:p>
          </table:table-cell>
          <table:table-cell office:value-type="float" office:value="1.979140077113247" table:style-name="ce4">
            <text:p>1,979140077</text:p>
          </table:table-cell>
          <table:table-cell table:number-columns-repeated="16375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1502103</text:p>
          </table:table-cell>
          <table:table-cell office:value-type="string" table:style-name="ce4">
            <text:p>Cametá</text:p>
          </table:table-cell>
          <table:table-cell office:value-type="float" office:value="31028" table:style-name="ce4">
            <text:p>31028</text:p>
          </table:table-cell>
          <table:table-cell office:value-type="float" office:value="1723" table:style-name="ce4">
            <text:p>1723</text:p>
          </table:table-cell>
          <table:table-cell office:value-type="float" office:value="5.5530488590950107" table:style-name="ce4">
            <text:p>5,553048859</text:p>
          </table:table-cell>
          <table:table-cell office:value-type="float" office:value="3.5532668004749044" table:style-name="ce4">
            <text:p>3,5532668</text:p>
          </table:table-cell>
          <table:table-cell office:value-type="float" office:value="0.37165008688187906" table:style-name="ce4">
            <text:p>0,371650087</text:p>
          </table:table-cell>
          <table:table-cell table:number-columns-repeated="1637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32" table:style-name="ce3">
            <text:p>32</text:p>
          </table:table-cell>
          <table:table-cell office:value-type="string" table:style-name="ce4">
            <text:p>1502202</text:p>
          </table:table-cell>
          <table:table-cell office:value-type="string" table:style-name="ce4">
            <text:p>Capanema</text:p>
          </table:table-cell>
          <table:table-cell office:value-type="float" office:value="45363" table:style-name="ce4">
            <text:p>45363</text:p>
          </table:table-cell>
          <table:table-cell office:value-type="float" office:value="200" table:style-name="ce4">
            <text:p>200</text:p>
          </table:table-cell>
          <table:table-cell office:value-type="float" office:value="0.44088794832793249" table:style-name="ce4">
            <text:p>0,440887948</text:p>
          </table:table-cell>
          <table:table-cell office:value-type="float" office:value="8.7317374356012358" table:style-name="ce4">
            <text:p>8,731737436</text:p>
          </table:table-cell>
          <table:table-cell office:value-type="float" office:value="0.55051929909381003" table:style-name="ce4">
            <text:p>0,550519299</text:p>
          </table:table-cell>
          <table:table-cell table:number-columns-repeated="16375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1502400</text:p>
          </table:table-cell>
          <table:table-cell office:value-type="string" table:style-name="ce4">
            <text:p>Castanhal</text:p>
          </table:table-cell>
          <table:table-cell office:value-type="float" office:value="131184" table:style-name="ce4">
            <text:p>131184</text:p>
          </table:table-cell>
          <table:table-cell office:value-type="float" office:value="7485" table:style-name="ce4">
            <text:p>7485</text:p>
          </table:table-cell>
          <table:table-cell office:value-type="float" office:value="5.7057263080863523" table:style-name="ce4">
            <text:p>5,705726308</text:p>
          </table:table-cell>
          <table:table-cell office:value-type="float" office:value="7.6230549590232526" table:style-name="ce4">
            <text:p>7,623054959</text:p>
          </table:table-cell>
          <table:table-cell office:value-type="float" office:value="0.65046545987489124" table:style-name="ce4">
            <text:p>0,65046546</text:p>
          </table:table-cell>
          <table:table-cell table:number-columns-repeated="16375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35" table:style-name="ce3">
            <text:p>35</text:p>
          </table:table-cell>
          <table:table-cell office:value-type="string" table:style-name="ce4">
            <text:p>1503606</text:p>
          </table:table-cell>
          <table:table-cell office:value-type="string" table:style-name="ce4">
            <text:p>Itaituba</text:p>
          </table:table-cell>
          <table:table-cell office:value-type="float" office:value="41821" table:style-name="ce4">
            <text:p>41821</text:p>
          </table:table-cell>
          <table:table-cell office:value-type="float" office:value="900" table:style-name="ce4">
            <text:p>900</text:p>
          </table:table-cell>
          <table:table-cell office:value-type="float" office:value="2.1520288850099232" table:style-name="ce4">
            <text:p>2,152028885</text:p>
          </table:table-cell>
          <table:table-cell office:value-type="float" office:value="21.129270209435074" table:style-name="ce4">
            <text:p>21,12927021</text:p>
          </table:table-cell>
          <table:table-cell office:value-type="float" office:value="10.412342603897841" table:style-name="ce4">
            <text:p>10,4123426</text:p>
          </table:table-cell>
          <table:table-cell table:number-columns-repeated="16375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36" table:style-name="ce3">
            <text:p>36</text:p>
          </table:table-cell>
          <table:table-cell office:value-type="string" table:style-name="ce4">
            <text:p>1504208</text:p>
          </table:table-cell>
          <table:table-cell office:value-type="string" table:style-name="ce4">
            <text:p>Marabá</text:p>
          </table:table-cell>
          <table:table-cell office:value-type="float" office:value="161231" table:style-name="ce4">
            <text:p>161231</text:p>
          </table:table-cell>
          <table:table-cell office:value-type="float" office:value="13410" table:style-name="ce4">
            <text:p>13410</text:p>
          </table:table-cell>
          <table:table-cell office:value-type="float" office:value="8.317259087892527" table:style-name="ce4">
            <text:p>8,317259088</text:p>
          </table:table-cell>
          <table:table-cell office:value-type="float" office:value="17.079612239096821" table:style-name="ce4">
            <text:p>17,07961224</text:p>
          </table:table-cell>
          <table:table-cell office:value-type="float" office:value="3.7814068170983708" table:style-name="ce4">
            <text:p>3,781406817</text:p>
          </table:table-cell>
          <table:table-cell table:number-columns-repeated="16375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37" table:style-name="ce3">
            <text:p>37</text:p>
          </table:table-cell>
          <table:table-cell office:value-type="string" table:style-name="ce4">
            <text:p>1505502</text:p>
          </table:table-cell>
          <table:table-cell office:value-type="string" table:style-name="ce4">
            <text:p>Paragominas</text:p>
          </table:table-cell>
          <table:table-cell office:value-type="float" office:value="55580" table:style-name="ce4">
            <text:p>55580</text:p>
          </table:table-cell>
          <table:table-cell office:value-type="float" office:value="1185" table:style-name="ce4">
            <text:p>1185</text:p>
          </table:table-cell>
          <table:table-cell office:value-type="float" office:value="2.1320618927671826" table:style-name="ce4">
            <text:p>2,132061893</text:p>
          </table:table-cell>
          <table:table-cell office:value-type="float" office:value="11.498159432362867" table:style-name="ce4">
            <text:p>11,49815943</text:p>
          </table:table-cell>
          <table:table-cell office:value-type="float" office:value="2.4123100069467656" table:style-name="ce4">
            <text:p>2,412310007</text:p>
          </table:table-cell>
          <table:table-cell table:number-columns-repeated="16375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38" table:style-name="ce3">
            <text:p>38</text:p>
          </table:table-cell>
          <table:table-cell office:value-type="string" table:style-name="ce4">
            <text:p>1505536</text:p>
          </table:table-cell>
          <table:table-cell office:value-type="string" table:style-name="ce4">
            <text:p>Parauapebas</text:p>
          </table:table-cell>
          <table:table-cell office:value-type="float" office:value="95757" table:style-name="ce4">
            <text:p>95757</text:p>
          </table:table-cell>
          <table:table-cell office:value-type="float" office:value="6851" table:style-name="ce4">
            <text:p>6851</text:p>
          </table:table-cell>
          <table:table-cell office:value-type="float" office:value="7.1545683344298592" table:style-name="ce4">
            <text:p>7,154568334</text:p>
          </table:table-cell>
          <table:table-cell office:value-type="float" office:value="8.1477740165322174" table:style-name="ce4">
            <text:p>8,147774017</text:p>
          </table:table-cell>
          <table:table-cell office:value-type="float" office:value="0.99765216093831388" table:style-name="ce4">
            <text:p>0,997652161</text:p>
          </table:table-cell>
          <table:table-cell table:number-columns-repeated="1637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39" table:style-name="ce3">
            <text:p>39</text:p>
          </table:table-cell>
          <table:table-cell office:value-type="string" table:style-name="ce4">
            <text:p>1506138</text:p>
          </table:table-cell>
          <table:table-cell office:value-type="string" table:style-name="ce4">
            <text:p>Redenção</text:p>
          </table:table-cell>
          <table:table-cell office:value-type="float" office:value="123951" table:style-name="ce4">
            <text:p>123951</text:p>
          </table:table-cell>
          <table:table-cell office:value-type="float" office:value="3225" table:style-name="ce4">
            <text:p>3225</text:p>
          </table:table-cell>
          <table:table-cell office:value-type="float" office:value="2.6018345959290365" table:style-name="ce4">
            <text:p>2,601834596</text:p>
          </table:table-cell>
          <table:table-cell office:value-type="float" office:value="21.87450759635848" table:style-name="ce4">
            <text:p>21,8745076</text:p>
          </table:table-cell>
          <table:table-cell office:value-type="float" office:value="13.279017836804014" table:style-name="ce4">
            <text:p>13,27901784</text:p>
          </table:table-cell>
          <table:table-cell table:number-columns-repeated="16375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1506807</text:p>
          </table:table-cell>
          <table:table-cell office:value-type="string" table:style-name="ce4">
            <text:p>Santarém</text:p>
          </table:table-cell>
          <table:table-cell office:value-type="float" office:value="195616" table:style-name="ce4">
            <text:p>195616</text:p>
          </table:table-cell>
          <table:table-cell office:value-type="float" office:value="24725" table:style-name="ce4">
            <text:p>24725</text:p>
          </table:table-cell>
          <table:table-cell office:value-type="float" office:value="12.639559136266973" table:style-name="ce4">
            <text:p>12,63955914</text:p>
          </table:table-cell>
          <table:table-cell office:value-type="float" office:value="45.43509280798785" table:style-name="ce4">
            <text:p>45,43509281</text:p>
          </table:table-cell>
          <table:table-cell office:value-type="float" office:value="23.876505187440003" table:style-name="ce4">
            <text:p>23,87650519</text:p>
          </table:table-cell>
          <table:table-cell table:number-columns-repeated="16375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42" table:style-name="ce3">
            <text:p>42</text:p>
          </table:table-cell>
          <table:table-cell office:value-type="string" table:style-name="ce4">
            <text:p>1507458</text:p>
          </table:table-cell>
          <table:table-cell office:value-type="string" table:style-name="ce4">
            <text:p>Arranjo Populacional de São Geraldo do Araguaia/PA</text:p>
          </table:table-cell>
          <table:table-cell office:value-type="float" office:value="15254" table:style-name="ce4">
            <text:p>15254</text:p>
          </table:table-cell>
          <table:table-cell office:value-type="float" office:value="261" table:style-name="ce4">
            <text:p>261</text:p>
          </table:table-cell>
          <table:table-cell office:value-type="float" office:value="1.7110266159695817" table:style-name="ce4">
            <text:p>1,711026616</text:p>
          </table:table-cell>
          <table:table-cell office:value-type="float" office:value="5.6368068094929606" table:style-name="ce4">
            <text:p>5,636806809</text:p>
          </table:table-cell>
          <table:table-cell office:value-type="float" office:value="0.66902107795543664" table:style-name="ce4">
            <text:p>0,669021078</text:p>
          </table:table-cell>
          <table:table-cell table:number-columns-repeated="16375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1508100</text:p>
          </table:table-cell>
          <table:table-cell office:value-type="string" table:style-name="ce4">
            <text:p>Tucuruí</text:p>
          </table:table-cell>
          <table:table-cell office:value-type="float" office:value="63274" table:style-name="ce4">
            <text:p>63274</text:p>
          </table:table-cell>
          <table:table-cell office:value-type="float" office:value="14372" table:style-name="ce4">
            <text:p>14372</text:p>
          </table:table-cell>
          <table:table-cell office:value-type="float" office:value="22.713910927079052" table:style-name="ce4">
            <text:p>22,71391093</text:p>
          </table:table-cell>
          <table:table-cell office:value-type="float" office:value="10.478478150516583" table:style-name="ce4">
            <text:p>10,47847815</text:p>
          </table:table-cell>
          <table:table-cell office:value-type="float" office:value="2.3175689949454181" table:style-name="ce4">
            <text:p>2,317568995</text:p>
          </table:table-cell>
          <table:table-cell table:number-columns-repeated="16375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45" table:style-name="ce3">
            <text:p>45</text:p>
          </table:table-cell>
          <table:table-cell office:value-type="string" table:style-name="ce4">
            <text:p>1508209</text:p>
          </table:table-cell>
          <table:table-cell office:value-type="string" table:style-name="ce4">
            <text:p>Vigia</text:p>
          </table:table-cell>
          <table:table-cell office:value-type="float" office:value="17717" table:style-name="ce4">
            <text:p>17717</text:p>
          </table:table-cell>
          <table:table-cell office:value-type="float" office:value="1499" table:style-name="ce4">
            <text:p>1499</text:p>
          </table:table-cell>
          <table:table-cell office:value-type="float" office:value="8.4608003612349716" table:style-name="ce4">
            <text:p>8,460800361</text:p>
          </table:table-cell>
          <table:table-cell office:value-type="float" office:value="2.0796592329333148" table:style-name="ce4">
            <text:p>2,079659233</text:p>
          </table:table-cell>
          <table:table-cell office:value-type="float" office:value="0.10420674365628356" table:style-name="ce4">
            <text:p>0,104206744</text:p>
          </table:table-cell>
          <table:table-cell table:number-columns-repeated="16375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47" table:style-name="ce3">
            <text:p>47</text:p>
          </table:table-cell>
          <table:table-cell office:value-type="string" table:style-name="ce4">
            <text:p>1600303</text:p>
          </table:table-cell>
          <table:table-cell office:value-type="string" table:style-name="ce4">
            <text:p>Arranjo Populacional de Macapá/AP</text:p>
          </table:table-cell>
          <table:table-cell office:value-type="float" office:value="190053" table:style-name="ce4">
            <text:p>190053</text:p>
          </table:table-cell>
          <table:table-cell office:value-type="float" office:value="38801" table:style-name="ce4">
            <text:p>38801</text:p>
          </table:table-cell>
          <table:table-cell office:value-type="float" office:value="20.415883990255349" table:style-name="ce4">
            <text:p>20,41588399</text:p>
          </table:table-cell>
          <table:table-cell office:value-type="float" office:value="27.83052179659035" table:style-name="ce4">
            <text:p>27,8305218</text:p>
          </table:table-cell>
          <table:table-cell office:value-type="float" office:value="19.280642225030359" table:style-name="ce4">
            <text:p>19,28064223</text:p>
          </table:table-cell>
          <table:table-cell table:number-columns-repeated="16375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49" table:style-name="ce3">
            <text:p>49</text:p>
          </table:table-cell>
          <table:table-cell office:value-type="string" table:style-name="ce4">
            <text:p>1702109</text:p>
          </table:table-cell>
          <table:table-cell office:value-type="string" table:style-name="ce4">
            <text:p>Araguaína</text:p>
          </table:table-cell>
          <table:table-cell office:value-type="float" office:value="94901" table:style-name="ce4">
            <text:p>94901</text:p>
          </table:table-cell>
          <table:table-cell office:value-type="float" office:value="2638" table:style-name="ce4">
            <text:p>2638</text:p>
          </table:table-cell>
          <table:table-cell office:value-type="float" office:value="2.7797388857862404" table:style-name="ce4">
            <text:p>2,779738886</text:p>
          </table:table-cell>
          <table:table-cell office:value-type="float" office:value="21.448446212829744" table:style-name="ce4">
            <text:p>21,44844621</text:p>
          </table:table-cell>
          <table:table-cell office:value-type="float" office:value="3.723910422176155" table:style-name="ce4">
            <text:p>3,723910422</text:p>
          </table:table-cell>
          <table:table-cell table:number-columns-repeated="16375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56" table:style-name="ce3">
            <text:p>56</text:p>
          </table:table-cell>
          <table:table-cell office:value-type="string" table:style-name="ce4">
            <text:p>1709500</text:p>
          </table:table-cell>
          <table:table-cell office:value-type="string" table:style-name="ce4">
            <text:p>Gurupi</text:p>
          </table:table-cell>
          <table:table-cell office:value-type="float" office:value="56745" table:style-name="ce4">
            <text:p>56745</text:p>
          </table:table-cell>
          <table:table-cell office:value-type="float" office:value="300" table:style-name="ce4">
            <text:p>300</text:p>
          </table:table-cell>
          <table:table-cell office:value-type="float" office:value="0.52868094105207508" table:style-name="ce4">
            <text:p>0,528680941</text:p>
          </table:table-cell>
          <table:table-cell office:value-type="float" office:value="16.062962391499415" table:style-name="ce4">
            <text:p>16,06296239</text:p>
          </table:table-cell>
          <table:table-cell office:value-type="float" office:value="3.471380225374133" table:style-name="ce4">
            <text:p>3,471380225</text:p>
          </table:table-cell>
          <table:table-cell table:number-columns-repeated="16375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63" table:style-name="ce3">
            <text:p>63</text:p>
          </table:table-cell>
          <table:table-cell office:value-type="string" table:style-name="ce4">
            <text:p>1721000</text:p>
          </table:table-cell>
          <table:table-cell office:value-type="string" table:style-name="ce4">
            <text:p>Palmas</text:p>
          </table:table-cell>
          <table:table-cell office:value-type="float" office:value="117799" table:style-name="ce4">
            <text:p>117799</text:p>
          </table:table-cell>
          <table:table-cell office:value-type="float" office:value="6534" table:style-name="ce4">
            <text:p>6534</text:p>
          </table:table-cell>
          <table:table-cell office:value-type="float" office:value="5.5467363899523763" table:style-name="ce4">
            <text:p>5,54673639</text:p>
          </table:table-cell>
          <table:table-cell office:value-type="float" office:value="39.047709391125117" table:style-name="ce4">
            <text:p>39,04770939</text:p>
          </table:table-cell>
          <table:table-cell office:value-type="float" office:value="4.8983852941536563" table:style-name="ce4">
            <text:p>4,898385294</text:p>
          </table:table-cell>
          <table:table-cell table:number-columns-repeated="16375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65" table:style-name="ce3">
            <text:p>65</text:p>
          </table:table-cell>
          <table:table-cell office:value-type="string" table:style-name="ce4">
            <text:p>2100055</text:p>
          </table:table-cell>
          <table:table-cell office:value-type="string" table:style-name="ce4">
            <text:p>Açailândia</text:p>
          </table:table-cell>
          <table:table-cell office:value-type="float" office:value="47947" table:style-name="ce4">
            <text:p>47947</text:p>
          </table:table-cell>
          <table:table-cell office:value-type="float" office:value="547" table:style-name="ce4">
            <text:p>547</text:p>
          </table:table-cell>
          <table:table-cell office:value-type="float" office:value="1.14084301416147" table:style-name="ce4">
            <text:p>1,140843014</text:p>
          </table:table-cell>
          <table:table-cell office:value-type="float" office:value="7.179652252692776" table:style-name="ce4">
            <text:p>7,179652253</text:p>
          </table:table-cell>
          <table:table-cell office:value-type="float" office:value="0.98343790708666778" table:style-name="ce4">
            <text:p>0,983437907</text:p>
          </table:table-cell>
          <table:table-cell table:number-columns-repeated="16375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71" table:style-name="ce3">
            <text:p>71</text:p>
          </table:table-cell>
          <table:table-cell office:value-type="string" table:style-name="ce4">
            <text:p>2103000</text:p>
          </table:table-cell>
          <table:table-cell office:value-type="string" table:style-name="ce4">
            <text:p>Caxias</text:p>
          </table:table-cell>
          <table:table-cell office:value-type="float" office:value="68551" table:style-name="ce4">
            <text:p>68551</text:p>
          </table:table-cell>
          <table:table-cell office:value-type="float" office:value="919" table:style-name="ce4">
            <text:p>919</text:p>
          </table:table-cell>
          <table:table-cell office:value-type="float" office:value="1.3406077227173929" table:style-name="ce4">
            <text:p>1,340607723</text:p>
          </table:table-cell>
          <table:table-cell office:value-type="float" office:value="7.4894690182303458" table:style-name="ce4">
            <text:p>7,489469018</text:p>
          </table:table-cell>
          <table:table-cell office:value-type="float" office:value="0.92750408681006469" table:style-name="ce4">
            <text:p>0,927504087</text:p>
          </table:table-cell>
          <table:table-cell table:number-columns-repeated="16375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72" table:style-name="ce3">
            <text:p>72</text:p>
          </table:table-cell>
          <table:table-cell office:value-type="string" table:style-name="ce4">
            <text:p>2103208</text:p>
          </table:table-cell>
          <table:table-cell office:value-type="string" table:style-name="ce4">
            <text:p>Chapadinha</text:p>
          </table:table-cell>
          <table:table-cell office:value-type="float" office:value="53195" table:style-name="ce4">
            <text:p>53195</text:p>
          </table:table-cell>
          <table:table-cell office:value-type="float" office:value="30" table:style-name="ce4">
            <text:p>30</text:p>
          </table:table-cell>
          <table:table-cell office:value-type="float" office:value="5.6396277845662188E-2" table:style-name="ce4">
            <text:p>0,056396278</text:p>
          </table:table-cell>
          <table:table-cell office:value-type="float" office:value="6.0820505061429175" table:style-name="ce4">
            <text:p>6,082050506</text:p>
          </table:table-cell>
          <table:table-cell office:value-type="float" office:value="0.73287093936222447" table:style-name="ce4">
            <text:p>0,732870939</text:p>
          </table:table-cell>
          <table:table-cell table:number-columns-repeated="16375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81" table:style-name="ce3">
            <text:p>81</text:p>
          </table:table-cell>
          <table:table-cell office:value-type="string" table:style-name="ce4">
            <text:p>2105302</text:p>
          </table:table-cell>
          <table:table-cell office:value-type="string" table:style-name="ce4">
            <text:p>Arranjo Populacional de Imperatriz/MA</text:p>
          </table:table-cell>
          <table:table-cell office:value-type="float" office:value="211698" table:style-name="ce4">
            <text:p>211698</text:p>
          </table:table-cell>
          <table:table-cell office:value-type="float" office:value="3967" table:style-name="ce4">
            <text:p>3967</text:p>
          </table:table-cell>
          <table:table-cell office:value-type="float" office:value="1.8738958327428694" table:style-name="ce4">
            <text:p>1,873895833</text:p>
          </table:table-cell>
          <table:table-cell office:value-type="float" office:value="25.019956085182613" table:style-name="ce4">
            <text:p>25,01995609</text:p>
          </table:table-cell>
          <table:table-cell office:value-type="float" office:value="3.406785297642021" table:style-name="ce4">
            <text:p>3,406785298</text:p>
          </table:table-cell>
          <table:table-cell table:number-columns-repeated="16375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85" table:style-name="ce3">
            <text:p>85</text:p>
          </table:table-cell>
          <table:table-cell office:value-type="string" table:style-name="ce4">
            <text:p>2108207</text:p>
          </table:table-cell>
          <table:table-cell office:value-type="string" table:style-name="ce4">
            <text:p>Arranjo Populacional de Pedreiras/MA</text:p>
          </table:table-cell>
          <table:table-cell office:value-type="float" office:value="39364" table:style-name="ce4">
            <text:p>39364</text:p>
          </table:table-cell>
          <table:table-cell office:value-type="float" office:value="45" table:style-name="ce4">
            <text:p>45</text:p>
          </table:table-cell>
          <table:table-cell office:value-type="float" office:value="0.11431765064525963" table:style-name="ce4">
            <text:p>0,114317651</text:p>
          </table:table-cell>
          <table:table-cell office:value-type="float" office:value="3.6610326717213044" table:style-name="ce4">
            <text:p>3,661032672</text:p>
          </table:table-cell>
          <table:table-cell office:value-type="float" office:value="0.30861755729558016" table:style-name="ce4">
            <text:p>0,308617557</text:p>
          </table:table-cell>
          <table:table-cell table:number-columns-repeated="16375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87" table:style-name="ce3">
            <text:p>87</text:p>
          </table:table-cell>
          <table:table-cell office:value-type="string" table:style-name="ce4">
            <text:p>2108603</text:p>
          </table:table-cell>
          <table:table-cell office:value-type="string" table:style-name="ce4">
            <text:p>Pinheiro</text:p>
          </table:table-cell>
          <table:table-cell office:value-type="float" office:value="77139" table:style-name="ce4">
            <text:p>77139</text:p>
          </table:table-cell>
          <table:table-cell office:value-type="float" office:value="642" table:style-name="ce4">
            <text:p>642</text:p>
          </table:table-cell>
          <table:table-cell office:value-type="float" office:value="0.83226383541399296" table:style-name="ce4">
            <text:p>0,832263835</text:p>
          </table:table-cell>
          <table:table-cell office:value-type="float" office:value="7.4688150842317622" table:style-name="ce4">
            <text:p>7,468815084</text:p>
          </table:table-cell>
          <table:table-cell office:value-type="float" office:value="0.93417753898274036" table:style-name="ce4">
            <text:p>0,934177539</text:p>
          </table:table-cell>
          <table:table-cell table:number-columns-repeated="16375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89" table:style-name="ce3">
            <text:p>89</text:p>
          </table:table-cell>
          <table:table-cell office:value-type="string" table:style-name="ce4">
            <text:p>2109908</text:p>
          </table:table-cell>
          <table:table-cell office:value-type="string" table:style-name="ce4">
            <text:p>Santa Inês</text:p>
          </table:table-cell>
          <table:table-cell office:value-type="float" office:value="98433" table:style-name="ce4">
            <text:p>98433</text:p>
          </table:table-cell>
          <table:table-cell office:value-type="float" office:value="440" table:style-name="ce4">
            <text:p>440</text:p>
          </table:table-cell>
          <table:table-cell office:value-type="float" office:value="0.44700456147836604" table:style-name="ce4">
            <text:p>0,447004561</text:p>
          </table:table-cell>
          <table:table-cell office:value-type="float" office:value="12.725973968857494" table:style-name="ce4">
            <text:p>12,72597397</text:p>
          </table:table-cell>
          <table:table-cell office:value-type="float" office:value="1.7180786657570948" table:style-name="ce4">
            <text:p>1,718078666</text:p>
          </table:table-cell>
          <table:table-cell table:number-columns-repeated="16375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92" table:style-name="ce3">
            <text:p>92</text:p>
          </table:table-cell>
          <table:table-cell office:value-type="string" table:style-name="ce4">
            <text:p>2111300</text:p>
          </table:table-cell>
          <table:table-cell office:value-type="string" table:style-name="ce4">
            <text:p>Arranjo Populacional de São Luís/MA</text:p>
          </table:table-cell>
          <table:table-cell office:value-type="float" office:value="581307" table:style-name="ce4">
            <text:p>581307</text:p>
          </table:table-cell>
          <table:table-cell office:value-type="float" office:value="137616" table:style-name="ce4">
            <text:p>137616</text:p>
          </table:table-cell>
          <table:table-cell office:value-type="float" office:value="23.673549432571775" table:style-name="ce4">
            <text:p>23,67354943</text:p>
          </table:table-cell>
          <table:table-cell office:value-type="float" office:value="21.109697035018442" table:style-name="ce4">
            <text:p>21,10969704</text:p>
          </table:table-cell>
          <table:table-cell office:value-type="float" office:value="1.7206323367721368" table:style-name="ce4">
            <text:p>1,720632337</text:p>
          </table:table-cell>
          <table:table-cell table:number-columns-repeated="16375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95" table:style-name="ce3">
            <text:p>95</text:p>
          </table:table-cell>
          <table:table-cell office:value-type="string" table:style-name="ce4">
            <text:p>2114007</text:p>
          </table:table-cell>
          <table:table-cell office:value-type="string" table:style-name="ce4">
            <text:p>Zé Doca</text:p>
          </table:table-cell>
          <table:table-cell office:value-type="float" office:value="15480" table:style-name="ce4">
            <text:p>15480</text:p>
          </table:table-cell>
          <table:table-cell office:value-type="float" office:value="189" table:style-name="ce4">
            <text:p>189</text:p>
          </table:table-cell>
          <table:table-cell office:value-type="float" office:value="1.2209302325581395" table:style-name="ce4">
            <text:p>1,220930233</text:p>
          </table:table-cell>
          <table:table-cell office:value-type="float" office:value="3.0523813544141345" table:style-name="ce4">
            <text:p>3,052381354</text:p>
          </table:table-cell>
          <table:table-cell office:value-type="float" office:value="0.26724293081313916" table:style-name="ce4">
            <text:p>0,267242931</text:p>
          </table:table-cell>
          <table:table-cell table:number-columns-repeated="16375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110" table:style-name="ce3">
            <text:p>110</text:p>
          </table:table-cell>
          <table:table-cell office:value-type="string" table:style-name="ce4">
            <text:p>2207702</text:p>
          </table:table-cell>
          <table:table-cell office:value-type="string" table:style-name="ce4">
            <text:p>Parnaíba</text:p>
          </table:table-cell>
          <table:table-cell office:value-type="float" office:value="118548" table:style-name="ce4">
            <text:p>118548</text:p>
          </table:table-cell>
          <table:table-cell office:value-type="float" office:value="333" table:style-name="ce4">
            <text:p>333</text:p>
          </table:table-cell>
          <table:table-cell office:value-type="float" office:value="0.2808988764044944" table:style-name="ce4">
            <text:p>0,280898876</text:p>
          </table:table-cell>
          <table:table-cell office:value-type="float" office:value="7.0996195517151985" table:style-name="ce4">
            <text:p>7,099619552</text:p>
          </table:table-cell>
          <table:table-cell office:value-type="float" office:value="1.2081412559629381" table:style-name="ce4">
            <text:p>1,208141256</text:p>
          </table:table-cell>
          <table:table-cell table:number-columns-repeated="16375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13" table:style-name="ce3">
            <text:p>113</text:p>
          </table:table-cell>
          <table:table-cell office:value-type="string" table:style-name="ce4">
            <text:p>2208007</text:p>
          </table:table-cell>
          <table:table-cell office:value-type="string" table:style-name="ce4">
            <text:p>Arranjo Populacional de Picos/PI</text:p>
          </table:table-cell>
          <table:table-cell office:value-type="float" office:value="100142" table:style-name="ce4">
            <text:p>100142</text:p>
          </table:table-cell>
          <table:table-cell office:value-type="float" office:value="117" table:style-name="ce4">
            <text:p>117</text:p>
          </table:table-cell>
          <table:table-cell office:value-type="float" office:value="0.11683409558427033" table:style-name="ce4">
            <text:p>0,116834096</text:p>
          </table:table-cell>
          <table:table-cell office:value-type="float" office:value="10.047844241376836" table:style-name="ce4">
            <text:p>10,04784424</text:p>
          </table:table-cell>
          <table:table-cell office:value-type="float" office:value="1.6228551589932052" table:style-name="ce4">
            <text:p>1,622855159</text:p>
          </table:table-cell>
          <table:table-cell table:number-columns-repeated="16375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121" table:style-name="ce3">
            <text:p>121</text:p>
          </table:table-cell>
          <table:table-cell office:value-type="string" table:style-name="ce4">
            <text:p>2211001</text:p>
          </table:table-cell>
          <table:table-cell office:value-type="string" table:style-name="ce4">
            <text:p>Arranjo Populacional de Teresina/PI</text:p>
          </table:table-cell>
          <table:table-cell office:value-type="float" office:value="444605" table:style-name="ce4">
            <text:p>444605</text:p>
          </table:table-cell>
          <table:table-cell office:value-type="float" office:value="50777" table:style-name="ce4">
            <text:p>50777</text:p>
          </table:table-cell>
          <table:table-cell office:value-type="float" office:value="11.42069927238785" table:style-name="ce4">
            <text:p>11,42069927</text:p>
          </table:table-cell>
          <table:table-cell office:value-type="float" office:value="43.173578091205833" table:style-name="ce4">
            <text:p>43,17357809</text:p>
          </table:table-cell>
          <table:table-cell office:value-type="float" office:value="5.0594546466907921" table:style-name="ce4">
            <text:p>5,059454647</text:p>
          </table:table-cell>
          <table:table-cell table:number-columns-repeated="16375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124" table:style-name="ce3">
            <text:p>124</text:p>
          </table:table-cell>
          <table:table-cell office:value-type="string" table:style-name="ce4">
            <text:p>2301109</text:p>
          </table:table-cell>
          <table:table-cell office:value-type="string" table:style-name="ce4">
            <text:p>Aracati</text:p>
          </table:table-cell>
          <table:table-cell office:value-type="float" office:value="35116" table:style-name="ce4">
            <text:p>35116</text:p>
          </table:table-cell>
          <table:table-cell office:value-type="float" office:value="1127" table:style-name="ce4">
            <text:p>1127</text:p>
          </table:table-cell>
          <table:table-cell office:value-type="float" office:value="3.2093632532179059" table:style-name="ce4">
            <text:p>3,209363253</text:p>
          </table:table-cell>
          <table:table-cell office:value-type="float" office:value="2.5819724700944726" table:style-name="ce4">
            <text:p>2,58197247</text:p>
          </table:table-cell>
          <table:table-cell office:value-type="float" office:value="0.17461194944882594" table:style-name="ce4">
            <text:p>0,174611949</text:p>
          </table:table-cell>
          <table:table-cell table:number-columns-repeated="16375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127" table:style-name="ce3">
            <text:p>127</text:p>
          </table:table-cell>
          <table:table-cell office:value-type="string" table:style-name="ce4">
            <text:p>2302503</text:p>
          </table:table-cell>
          <table:table-cell office:value-type="string" table:style-name="ce4">
            <text:p>Brejo Santo</text:p>
          </table:table-cell>
          <table:table-cell office:value-type="float" office:value="44076" table:style-name="ce4">
            <text:p>44076</text:p>
          </table:table-cell>
          <table:table-cell office:value-type="float" office:value="30" table:style-name="ce4">
            <text:p>30</text:p>
          </table:table-cell>
          <table:table-cell office:value-type="float" office:value="6.8064252654505844E-2" table:style-name="ce4">
            <text:p>0,068064253</text:p>
          </table:table-cell>
          <table:table-cell office:value-type="float" office:value="3.7559179846558974" table:style-name="ce4">
            <text:p>3,755917985</text:p>
          </table:table-cell>
          <table:table-cell office:value-type="float" office:value="0.27239170798457513" table:style-name="ce4">
            <text:p>0,272391708</text:p>
          </table:table-cell>
          <table:table-cell table:number-columns-repeated="16375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128" table:style-name="ce3">
            <text:p>128</text:p>
          </table:table-cell>
          <table:table-cell office:value-type="string" table:style-name="ce4">
            <text:p>2302602</text:p>
          </table:table-cell>
          <table:table-cell office:value-type="string" table:style-name="ce4">
            <text:p>Camocim</text:p>
          </table:table-cell>
          <table:table-cell office:value-type="float" office:value="23084" table:style-name="ce4">
            <text:p>23084</text:p>
          </table:table-cell>
          <table:table-cell office:value-type="float" office:value="896" table:style-name="ce4">
            <text:p>896</text:p>
          </table:table-cell>
          <table:table-cell office:value-type="float" office:value="3.8814763472535088" table:style-name="ce4">
            <text:p>3,881476347</text:p>
          </table:table-cell>
          <table:table-cell office:value-type="float" office:value="2.3972153681551744" table:style-name="ce4">
            <text:p>2,397215368</text:p>
          </table:table-cell>
          <table:table-cell office:value-type="float" office:value="0.14206627553546308" table:style-name="ce4">
            <text:p>0,142066276</text:p>
          </table:table-cell>
          <table:table-cell table:number-columns-repeated="16375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130" table:style-name="ce3">
            <text:p>130</text:p>
          </table:table-cell>
          <table:table-cell office:value-type="string" table:style-name="ce4">
            <text:p>2302800</text:p>
          </table:table-cell>
          <table:table-cell office:value-type="string" table:style-name="ce4">
            <text:p>Canindé</text:p>
          </table:table-cell>
          <table:table-cell office:value-type="float" office:value="56044" table:style-name="ce4">
            <text:p>56044</text:p>
          </table:table-cell>
          <table:table-cell office:value-type="float" office:value="2380" table:style-name="ce4">
            <text:p>2380</text:p>
          </table:table-cell>
          <table:table-cell office:value-type="float" office:value="4.2466633359503252" table:style-name="ce4">
            <text:p>4,246663336</text:p>
          </table:table-cell>
          <table:table-cell office:value-type="float" office:value="7.0840432271003007" table:style-name="ce4">
            <text:p>7,084043227</text:p>
          </table:table-cell>
          <table:table-cell office:value-type="float" office:value="0.7500382962483908" table:style-name="ce4">
            <text:p>0,750038296</text:p>
          </table:table-cell>
          <table:table-cell table:number-columns-repeated="16375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132" table:style-name="ce3">
            <text:p>132</text:p>
          </table:table-cell>
          <table:table-cell office:value-type="string" table:style-name="ce4">
            <text:p>2304103</text:p>
          </table:table-cell>
          <table:table-cell office:value-type="string" table:style-name="ce4">
            <text:p>Crateús</text:p>
          </table:table-cell>
          <table:table-cell office:value-type="float" office:value="78252" table:style-name="ce4">
            <text:p>78252</text:p>
          </table:table-cell>
          <table:table-cell office:value-type="float" office:value="216" table:style-name="ce4">
            <text:p>216</text:p>
          </table:table-cell>
          <table:table-cell office:value-type="float" office:value="0.27603128354546852" table:style-name="ce4">
            <text:p>0,276031284</text:p>
          </table:table-cell>
          <table:table-cell office:value-type="float" office:value="6.9417319854910007" table:style-name="ce4">
            <text:p>6,941731985</text:p>
          </table:table-cell>
          <table:table-cell office:value-type="float" office:value="1.1533725480830022" table:style-name="ce4">
            <text:p>1,153372548</text:p>
          </table:table-cell>
          <table:table-cell table:number-columns-repeated="16375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133" table:style-name="ce3">
            <text:p>133</text:p>
          </table:table-cell>
          <table:table-cell office:value-type="string" table:style-name="ce4">
            <text:p>2304400</text:p>
          </table:table-cell>
          <table:table-cell office:value-type="string" table:style-name="ce4">
            <text:p>Arranjo Populacional de Fortaleza/CE</text:p>
          </table:table-cell>
          <table:table-cell office:value-type="float" office:value="1264834" table:style-name="ce4">
            <text:p>1264834</text:p>
          </table:table-cell>
          <table:table-cell office:value-type="float" office:value="216647" table:style-name="ce4">
            <text:p>216647</text:p>
          </table:table-cell>
          <table:table-cell office:value-type="float" office:value="17.12849275082738" table:style-name="ce4">
            <text:p>17,12849275</text:p>
          </table:table-cell>
          <table:table-cell office:value-type="float" office:value="11.414964929086514" table:style-name="ce4">
            <text:p>11,41496493</text:p>
          </table:table-cell>
          <table:table-cell office:value-type="float" office:value="1.0472185741918814" table:style-name="ce4">
            <text:p>1,047218574</text:p>
          </table:table-cell>
          <table:table-cell table:number-columns-repeated="16375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136" table:style-name="ce3">
            <text:p>136</text:p>
          </table:table-cell>
          <table:table-cell office:value-type="string" table:style-name="ce4">
            <text:p>2305506</text:p>
          </table:table-cell>
          <table:table-cell office:value-type="string" table:style-name="ce4">
            <text:p>Iguatu</text:p>
          </table:table-cell>
          <table:table-cell office:value-type="float" office:value="98701" table:style-name="ce4">
            <text:p>98701</text:p>
          </table:table-cell>
          <table:table-cell office:value-type="float" office:value="30" table:style-name="ce4">
            <text:p>30</text:p>
          </table:table-cell>
          <table:table-cell office:value-type="float" office:value="3.039482882645566E-2" table:style-name="ce4">
            <text:p>0,030394829</text:p>
          </table:table-cell>
          <table:table-cell office:value-type="float" office:value="6.479556245502355" table:style-name="ce4">
            <text:p>6,479556246</text:p>
          </table:table-cell>
          <table:table-cell office:value-type="float" office:value="0.92785834317057081" table:style-name="ce4">
            <text:p>0,927858343</text:p>
          </table:table-cell>
          <table:table-cell table:number-columns-repeated="16375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137" table:style-name="ce3">
            <text:p>137</text:p>
          </table:table-cell>
          <table:table-cell office:value-type="string" table:style-name="ce4">
            <text:p>2305803</text:p>
          </table:table-cell>
          <table:table-cell office:value-type="string" table:style-name="ce4">
            <text:p>Ipu</text:p>
          </table:table-cell>
          <table:table-cell office:value-type="float" office:value="14938" table:style-name="ce4">
            <text:p>14938</text:p>
          </table:table-cell>
          <table:table-cell office:value-type="float" office:value="303" table:style-name="ce4">
            <text:p>303</text:p>
          </table:table-cell>
          <table:table-cell office:value-type="float" office:value="2.0283839871468738" table:style-name="ce4">
            <text:p>2,028383987</text:p>
          </table:table-cell>
          <table:table-cell office:value-type="float" office:value="1.5153168849185408" table:style-name="ce4">
            <text:p>1,515316885</text:p>
          </table:table-cell>
          <table:table-cell office:value-type="float" office:value="7.1074031871777285E-2" table:style-name="ce4">
            <text:p>0,071074032</text:p>
          </table:table-cell>
          <table:table-cell table:number-columns-repeated="16375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138" table:style-name="ce3">
            <text:p>138</text:p>
          </table:table-cell>
          <table:table-cell office:value-type="string" table:style-name="ce4">
            <text:p>2306405</text:p>
          </table:table-cell>
          <table:table-cell office:value-type="string" table:style-name="ce4">
            <text:p>Itapipoca</text:p>
          </table:table-cell>
          <table:table-cell office:value-type="float" office:value="73451" table:style-name="ce4">
            <text:p>73451</text:p>
          </table:table-cell>
          <table:table-cell office:value-type="float" office:value="4782" table:style-name="ce4">
            <text:p>4782</text:p>
          </table:table-cell>
          <table:table-cell office:value-type="float" office:value="6.5104627574845821" table:style-name="ce4">
            <text:p>6,510462757</text:p>
          </table:table-cell>
          <table:table-cell office:value-type="float" office:value="3.5524768423634443" table:style-name="ce4">
            <text:p>3,552476842</text:p>
          </table:table-cell>
          <table:table-cell office:value-type="float" office:value="0.40974811583468107" table:style-name="ce4">
            <text:p>0,409748116</text:p>
          </table:table-cell>
          <table:table-cell table:number-columns-repeated="16375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139" table:style-name="ce3">
            <text:p>139</text:p>
          </table:table-cell>
          <table:table-cell office:value-type="string" table:style-name="ce4">
            <text:p>2307304</text:p>
          </table:table-cell>
          <table:table-cell office:value-type="string" table:style-name="ce4">
            <text:p>Arranjo Populacional de Juazeiro do Norte/CE</text:p>
          </table:table-cell>
          <table:table-cell office:value-type="float" office:value="299437" table:style-name="ce4">
            <text:p>299437</text:p>
          </table:table-cell>
          <table:table-cell office:value-type="float" office:value="11281" table:style-name="ce4">
            <text:p>11281</text:p>
          </table:table-cell>
          <table:table-cell office:value-type="float" office:value="3.7674034938902006" table:style-name="ce4">
            <text:p>3,767403494</text:p>
          </table:table-cell>
          <table:table-cell office:value-type="float" office:value="11.049242124918338" table:style-name="ce4">
            <text:p>11,04924212</text:p>
          </table:table-cell>
          <table:table-cell office:value-type="float" office:value="1.3149071275689517" table:style-name="ce4">
            <text:p>1,314907128</text:p>
          </table:table-cell>
          <table:table-cell table:number-columns-repeated="16375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140" table:style-name="ce3">
            <text:p>140</text:p>
          </table:table-cell>
          <table:table-cell office:value-type="string" table:style-name="ce4">
            <text:p>2307601</text:p>
          </table:table-cell>
          <table:table-cell office:value-type="string" table:style-name="ce4">
            <text:p>Limoeiro do Norte</text:p>
          </table:table-cell>
          <table:table-cell office:value-type="float" office:value="67319" table:style-name="ce4">
            <text:p>67319</text:p>
          </table:table-cell>
          <table:table-cell office:value-type="float" office:value="614" table:style-name="ce4">
            <text:p>614</text:p>
          </table:table-cell>
          <table:table-cell office:value-type="float" office:value="0.9120753427709859" table:style-name="ce4">
            <text:p>0,912075343</text:p>
          </table:table-cell>
          <table:table-cell office:value-type="float" office:value="5.0694315182414957" table:style-name="ce4">
            <text:p>5,069431518</text:p>
          </table:table-cell>
          <table:table-cell office:value-type="float" office:value="0.68870159305288758" table:style-name="ce4">
            <text:p>0,688701593</text:p>
          </table:table-cell>
          <table:table-cell table:number-columns-repeated="16375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141" table:style-name="ce3">
            <text:p>141</text:p>
          </table:table-cell>
          <table:table-cell office:value-type="string" table:style-name="ce4">
            <text:p>2309607</text:p>
          </table:table-cell>
          <table:table-cell office:value-type="string" table:style-name="ce4">
            <text:p>Pacajus</text:p>
          </table:table-cell>
          <table:table-cell office:value-type="float" office:value="28146" table:style-name="ce4">
            <text:p>28146</text:p>
          </table:table-cell>
          <table:table-cell office:value-type="float" office:value="1168" table:style-name="ce4">
            <text:p>1168</text:p>
          </table:table-cell>
          <table:table-cell office:value-type="float" office:value="4.1497903787394295" table:style-name="ce4">
            <text:p>4,149790379</text:p>
          </table:table-cell>
          <table:table-cell office:value-type="float" office:value="0.9167744146543082" table:style-name="ce4">
            <text:p>0,916774415</text:p>
          </table:table-cell>
          <table:table-cell office:value-type="float" office:value="4.3421396779184621E-2" table:style-name="ce4">
            <text:p>0,043421397</text:p>
          </table:table-cell>
          <table:table-cell table:number-columns-repeated="16375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142" table:style-name="ce3">
            <text:p>142</text:p>
          </table:table-cell>
          <table:table-cell office:value-type="string" table:style-name="ce4">
            <text:p>2311306</text:p>
          </table:table-cell>
          <table:table-cell office:value-type="string" table:style-name="ce4">
            <text:p>Quixadá</text:p>
          </table:table-cell>
          <table:table-cell office:value-type="float" office:value="53083" table:style-name="ce4">
            <text:p>53083</text:p>
          </table:table-cell>
          <table:table-cell office:value-type="float" office:value="411" table:style-name="ce4">
            <text:p>411</text:p>
          </table:table-cell>
          <table:table-cell office:value-type="float" office:value="0.7742591790215323" table:style-name="ce4">
            <text:p>0,774259179</text:p>
          </table:table-cell>
          <table:table-cell office:value-type="float" office:value="8.240211704612566" table:style-name="ce4">
            <text:p>8,240211705</text:p>
          </table:table-cell>
          <table:table-cell office:value-type="float" office:value="0.6326898472278395" table:style-name="ce4">
            <text:p>0,632689847</text:p>
          </table:table-cell>
          <table:table-cell table:number-columns-repeated="16375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144" table:style-name="ce3">
            <text:p>144</text:p>
          </table:table-cell>
          <table:table-cell office:value-type="string" table:style-name="ce4">
            <text:p>2311801</text:p>
          </table:table-cell>
          <table:table-cell office:value-type="string" table:style-name="ce4">
            <text:p>Russas</text:p>
          </table:table-cell>
          <table:table-cell office:value-type="float" office:value="60590" table:style-name="ce4">
            <text:p>60590</text:p>
          </table:table-cell>
          <table:table-cell office:value-type="float" office:value="524" table:style-name="ce4">
            <text:p>524</text:p>
          </table:table-cell>
          <table:table-cell office:value-type="float" office:value="0.86482917973262907" table:style-name="ce4">
            <text:p>0,86482918</text:p>
          </table:table-cell>
          <table:table-cell office:value-type="float" office:value="6.0107279471421622" table:style-name="ce4">
            <text:p>6,010727947</text:p>
          </table:table-cell>
          <table:table-cell office:value-type="float" office:value="0.60643329541157731" table:style-name="ce4">
            <text:p>0,606433295</text:p>
          </table:table-cell>
          <table:table-cell table:number-columns-repeated="16375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float" office:value="146" table:style-name="ce3">
            <text:p>146</text:p>
          </table:table-cell>
          <table:table-cell office:value-type="string" table:style-name="ce4">
            <text:p>2312908</text:p>
          </table:table-cell>
          <table:table-cell office:value-type="string" table:style-name="ce4">
            <text:p>Arranjo Populacional de Sobral/CE</text:p>
          </table:table-cell>
          <table:table-cell office:value-type="float" office:value="244556" table:style-name="ce4">
            <text:p>244556</text:p>
          </table:table-cell>
          <table:table-cell office:value-type="float" office:value="3189" table:style-name="ce4">
            <text:p>3189</text:p>
          </table:table-cell>
          <table:table-cell office:value-type="float" office:value="1.3039958128199676" table:style-name="ce4">
            <text:p>1,303995813</text:p>
          </table:table-cell>
          <table:table-cell office:value-type="float" office:value="12.43542290787202" table:style-name="ce4">
            <text:p>12,43542291</text:p>
          </table:table-cell>
          <table:table-cell office:value-type="float" office:value="1.6582364873723501" table:style-name="ce4">
            <text:p>1,658236487</text:p>
          </table:table-cell>
          <table:table-cell table:number-columns-repeated="16375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148" table:style-name="ce3">
            <text:p>148</text:p>
          </table:table-cell>
          <table:table-cell office:value-type="string" table:style-name="ce4">
            <text:p>2313401</text:p>
          </table:table-cell>
          <table:table-cell office:value-type="string" table:style-name="ce4">
            <text:p>Tianguá</text:p>
          </table:table-cell>
          <table:table-cell office:value-type="float" office:value="55107" table:style-name="ce4">
            <text:p>55107</text:p>
          </table:table-cell>
          <table:table-cell office:value-type="float" office:value="250" table:style-name="ce4">
            <text:p>250</text:p>
          </table:table-cell>
          <table:table-cell office:value-type="float" office:value="0.45366287404503963" table:style-name="ce4">
            <text:p>0,453662874</text:p>
          </table:table-cell>
          <table:table-cell office:value-type="float" office:value="3.0613855271400388" table:style-name="ce4">
            <text:p>3,061385527</text:p>
          </table:table-cell>
          <table:table-cell office:value-type="float" office:value="0.19931950562728526" table:style-name="ce4">
            <text:p>0,199319506</text:p>
          </table:table-cell>
          <table:table-cell table:number-columns-repeated="16375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1100056</text:p>
          </table:table-cell>
          <table:table-cell office:value-type="string" table:style-name="ce4">
            <text:p>Cerejeiras</text:p>
          </table:table-cell>
          <table:table-cell office:value-type="float" office:value="6060" table:style-name="ce4">
            <text:p>606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8632042696230737" table:style-name="ce4">
            <text:p>5,86320427</text:p>
          </table:table-cell>
          <table:table-cell office:value-type="float" office:value="0.73360200555953492" table:style-name="ce4">
            <text:p>0,733602006</text:p>
          </table:table-cell>
          <table:table-cell table:number-columns-repeated="16375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1100114</text:p>
          </table:table-cell>
          <table:table-cell office:value-type="string" table:style-name="ce4">
            <text:p>Jaru</text:p>
          </table:table-cell>
          <table:table-cell office:value-type="float" office:value="25478" table:style-name="ce4">
            <text:p>2547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8.3346815853159555" table:style-name="ce4">
            <text:p>8,334681585</text:p>
          </table:table-cell>
          <table:table-cell office:value-type="float" office:value="1.101646212950431" table:style-name="ce4">
            <text:p>1,101646213</text:p>
          </table:table-cell>
          <table:table-cell table:number-columns-repeated="16375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1100122</text:p>
          </table:table-cell>
          <table:table-cell office:value-type="string" table:style-name="ce4">
            <text:p>Ji-Paraná</text:p>
          </table:table-cell>
          <table:table-cell office:value-type="float" office:value="85856" table:style-name="ce4">
            <text:p>8585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1.476961966154786" table:style-name="ce4">
            <text:p>21,47696197</text:p>
          </table:table-cell>
          <table:table-cell office:value-type="float" office:value="4.4841613743373712" table:style-name="ce4">
            <text:p>4,484161374</text:p>
          </table:table-cell>
          <table:table-cell table:number-columns-repeated="16375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1100155</text:p>
          </table:table-cell>
          <table:table-cell office:value-type="string" table:style-name="ce4">
            <text:p>Ouro Preto do Oeste</text:p>
          </table:table-cell>
          <table:table-cell office:value-type="float" office:value="18335" table:style-name="ce4">
            <text:p>1833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1345220890183114" table:style-name="ce4">
            <text:p>5,134522089</text:p>
          </table:table-cell>
          <table:table-cell office:value-type="float" office:value="0.29940439349527298" table:style-name="ce4">
            <text:p>0,299404393</text:p>
          </table:table-cell>
          <table:table-cell table:number-columns-repeated="16375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1100288</text:p>
          </table:table-cell>
          <table:table-cell office:value-type="string" table:style-name="ce4">
            <text:p>Rolim de Moura</text:p>
          </table:table-cell>
          <table:table-cell office:value-type="float" office:value="30229" table:style-name="ce4">
            <text:p>3022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1042739149343097" table:style-name="ce4">
            <text:p>7,104273915</text:p>
          </table:table-cell>
          <table:table-cell office:value-type="float" office:value="0.71476747705732835" table:style-name="ce4">
            <text:p>0,714767477</text:p>
          </table:table-cell>
          <table:table-cell table:number-columns-repeated="16375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1200450</text:p>
          </table:table-cell>
          <table:table-cell office:value-type="string" table:style-name="ce4">
            <text:p>Senador Guiomard</text:p>
          </table:table-cell>
          <table:table-cell office:value-type="float" office:value="9678" table:style-name="ce4">
            <text:p>967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5046135166642474" table:style-name="ce4">
            <text:p>4,504613517</text:p>
          </table:table-cell>
          <table:table-cell office:value-type="float" office:value="0.33202864871341364" table:style-name="ce4">
            <text:p>0,332028649</text:p>
          </table:table-cell>
          <table:table-cell table:number-columns-repeated="16375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1302801</text:p>
          </table:table-cell>
          <table:table-cell office:value-type="string" table:style-name="ce4">
            <text:p>Maraã</text:p>
          </table:table-cell>
          <table:table-cell office:value-type="float" office:value="4457" table:style-name="ce4">
            <text:p>445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5.647924727992482" table:style-name="ce4">
            <text:p>25,64792473</text:p>
          </table:table-cell>
          <table:table-cell office:value-type="float" office:value="5.9062499024205968" table:style-name="ce4">
            <text:p>5,906249902</text:p>
          </table:table-cell>
          <table:table-cell table:number-columns-repeated="16375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1400472</text:p>
          </table:table-cell>
          <table:table-cell office:value-type="string" table:style-name="ce4">
            <text:p>Rorainópolis</text:p>
          </table:table-cell>
          <table:table-cell office:value-type="float" office:value="14243" table:style-name="ce4">
            <text:p>1424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4.242603637471213" table:style-name="ce4">
            <text:p>14,24260364</text:p>
          </table:table-cell>
          <table:table-cell office:value-type="float" office:value="4.1820538147069461" table:style-name="ce4">
            <text:p>4,182053815</text:p>
          </table:table-cell>
          <table:table-cell table:number-columns-repeated="16375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27" table:style-name="ce3">
            <text:p>27</text:p>
          </table:table-cell>
          <table:table-cell office:value-type="string" table:style-name="ce4">
            <text:p>1501204</text:p>
          </table:table-cell>
          <table:table-cell office:value-type="string" table:style-name="ce4">
            <text:p>Baião</text:p>
          </table:table-cell>
          <table:table-cell office:value-type="float" office:value="13679" table:style-name="ce4">
            <text:p>1367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7506243319098678" table:style-name="ce4">
            <text:p>4,750624332</text:p>
          </table:table-cell>
          <table:table-cell office:value-type="float" office:value="0.3765895585675425" table:style-name="ce4">
            <text:p>0,376589559</text:p>
          </table:table-cell>
          <table:table-cell table:number-columns-repeated="16375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float" office:value="33" table:style-name="ce3">
            <text:p>33</text:p>
          </table:table-cell>
          <table:table-cell office:value-type="string" table:style-name="ce4">
            <text:p>1502301</text:p>
          </table:table-cell>
          <table:table-cell office:value-type="string" table:style-name="ce4">
            <text:p>Capitão Poço</text:p>
          </table:table-cell>
          <table:table-cell office:value-type="float" office:value="26035" table:style-name="ce4">
            <text:p>2603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5479789732272957" table:style-name="ce4">
            <text:p>5,547978973</text:p>
          </table:table-cell>
          <table:table-cell office:value-type="float" office:value="0.59413714589875588" table:style-name="ce4">
            <text:p>0,594137146</text:p>
          </table:table-cell>
          <table:table-cell table:number-columns-repeated="16375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float" office:value="40" table:style-name="ce3">
            <text:p>40</text:p>
          </table:table-cell>
          <table:table-cell office:value-type="string" table:style-name="ce4">
            <text:p>1506203</text:p>
          </table:table-cell>
          <table:table-cell office:value-type="string" table:style-name="ce4">
            <text:p>Salinópolis</text:p>
          </table:table-cell>
          <table:table-cell office:value-type="float" office:value="16014" table:style-name="ce4">
            <text:p>1601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2742024650510522" table:style-name="ce4">
            <text:p>2,274202465</text:p>
          </table:table-cell>
          <table:table-cell office:value-type="float" office:value="7.6639461532971895E-2" table:style-name="ce4">
            <text:p>0,076639462</text:p>
          </table:table-cell>
          <table:table-cell table:number-columns-repeated="16375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44" table:style-name="ce3">
            <text:p>44</text:p>
          </table:table-cell>
          <table:table-cell office:value-type="string" table:style-name="ce4">
            <text:p>1508159</text:p>
          </table:table-cell>
          <table:table-cell office:value-type="string" table:style-name="ce4">
            <text:p>Uruará</text:p>
          </table:table-cell>
          <table:table-cell office:value-type="float" office:value="16761" table:style-name="ce4">
            <text:p>1676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8.3045172399897975" table:style-name="ce4">
            <text:p>8,30451724</text:p>
          </table:table-cell>
          <table:table-cell office:value-type="float" office:value="1.4624620349144448" table:style-name="ce4">
            <text:p>1,462462035</text:p>
          </table:table-cell>
          <table:table-cell table:number-columns-repeated="16375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46" table:style-name="ce3">
            <text:p>46</text:p>
          </table:table-cell>
          <table:table-cell office:value-type="string" table:style-name="ce4">
            <text:p>1508407</text:p>
          </table:table-cell>
          <table:table-cell office:value-type="string" table:style-name="ce4">
            <text:p>Xinguara</text:p>
          </table:table-cell>
          <table:table-cell office:value-type="float" office:value="20985" table:style-name="ce4">
            <text:p>2098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2104270263965038" table:style-name="ce4">
            <text:p>6,210427026</text:p>
          </table:table-cell>
          <table:table-cell office:value-type="float" office:value="0.99732913252416677" table:style-name="ce4">
            <text:p>0,997329133</text:p>
          </table:table-cell>
          <table:table-cell table:number-columns-repeated="16375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float" office:value="48" table:style-name="ce3">
            <text:p>48</text:p>
          </table:table-cell>
          <table:table-cell office:value-type="string" table:style-name="ce4">
            <text:p>1702000</text:p>
          </table:table-cell>
          <table:table-cell office:value-type="string" table:style-name="ce4">
            <text:p>Araguaçu</text:p>
          </table:table-cell>
          <table:table-cell office:value-type="float" office:value="4368" table:style-name="ce4">
            <text:p>436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7859577869260139" table:style-name="ce4">
            <text:p>4,785957787</text:p>
          </table:table-cell>
          <table:table-cell office:value-type="float" office:value="0.72364542785738517" table:style-name="ce4">
            <text:p>0,723645428</text:p>
          </table:table-cell>
          <table:table-cell table:number-columns-repeated="16375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float" office:value="50" table:style-name="ce3">
            <text:p>50</text:p>
          </table:table-cell>
          <table:table-cell office:value-type="string" table:style-name="ce4">
            <text:p>1702307</text:p>
          </table:table-cell>
          <table:table-cell office:value-type="string" table:style-name="ce4">
            <text:p>Arapoema</text:p>
          </table:table-cell>
          <table:table-cell office:value-type="float" office:value="4683" table:style-name="ce4">
            <text:p>468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7917975135263653" table:style-name="ce4">
            <text:p>3,791797514</text:p>
          </table:table-cell>
          <table:table-cell office:value-type="float" office:value="0.31609867306620371" table:style-name="ce4">
            <text:p>0,316098673</text:p>
          </table:table-cell>
          <table:table-cell table:number-columns-repeated="16375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51" table:style-name="ce3">
            <text:p>51</text:p>
          </table:table-cell>
          <table:table-cell office:value-type="string" table:style-name="ce4">
            <text:p>1702406</text:p>
          </table:table-cell>
          <table:table-cell office:value-type="string" table:style-name="ce4">
            <text:p>Arraias</text:p>
          </table:table-cell>
          <table:table-cell office:value-type="float" office:value="6173" table:style-name="ce4">
            <text:p>617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9152418887747569" table:style-name="ce4">
            <text:p>5,915241889</text:p>
          </table:table-cell>
          <table:table-cell office:value-type="float" office:value="0.55921563683606634" table:style-name="ce4">
            <text:p>0,559215637</text:p>
          </table:table-cell>
          <table:table-cell table:number-columns-repeated="16375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52" table:style-name="ce3">
            <text:p>52</text:p>
          </table:table-cell>
          <table:table-cell office:value-type="string" table:style-name="ce4">
            <text:p>1702554</text:p>
          </table:table-cell>
          <table:table-cell office:value-type="string" table:style-name="ce4">
            <text:p>Augustinópolis</text:p>
          </table:table-cell>
          <table:table-cell office:value-type="float" office:value="23632" table:style-name="ce4">
            <text:p>2363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6802517723446826" table:style-name="ce4">
            <text:p>7,680251772</text:p>
          </table:table-cell>
          <table:table-cell office:value-type="float" office:value="0.47950944133378232" table:style-name="ce4">
            <text:p>0,479509441</text:p>
          </table:table-cell>
          <table:table-cell table:number-columns-repeated="16375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53" table:style-name="ce3">
            <text:p>53</text:p>
          </table:table-cell>
          <table:table-cell office:value-type="string" table:style-name="ce4">
            <text:p>1705508</text:p>
          </table:table-cell>
          <table:table-cell office:value-type="string" table:style-name="ce4">
            <text:p>Colinas do Tocantins</text:p>
          </table:table-cell>
          <table:table-cell office:value-type="float" office:value="11963" table:style-name="ce4">
            <text:p>1196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1341053961698888" table:style-name="ce4">
            <text:p>3,134105396</text:p>
          </table:table-cell>
          <table:table-cell office:value-type="float" office:value="0.16134034525521662" table:style-name="ce4">
            <text:p>0,161340345</text:p>
          </table:table-cell>
          <table:table-cell table:number-columns-repeated="16375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float" office:value="54" table:style-name="ce3">
            <text:p>54</text:p>
          </table:table-cell>
          <table:table-cell office:value-type="string" table:style-name="ce4">
            <text:p>1707009</text:p>
          </table:table-cell>
          <table:table-cell office:value-type="string" table:style-name="ce4">
            <text:p>Dianópolis</text:p>
          </table:table-cell>
          <table:table-cell office:value-type="float" office:value="9116" table:style-name="ce4">
            <text:p>911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5996537820122168" table:style-name="ce4">
            <text:p>5,599653782</text:p>
          </table:table-cell>
          <table:table-cell office:value-type="float" office:value="0.72482608404778703" table:style-name="ce4">
            <text:p>0,724826084</text:p>
          </table:table-cell>
          <table:table-cell table:number-columns-repeated="16375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55" table:style-name="ce3">
            <text:p>55</text:p>
          </table:table-cell>
          <table:table-cell office:value-type="string" table:style-name="ce4">
            <text:p>1709302</text:p>
          </table:table-cell>
          <table:table-cell office:value-type="string" table:style-name="ce4">
            <text:p>Guaraí</text:p>
          </table:table-cell>
          <table:table-cell office:value-type="float" office:value="12857" table:style-name="ce4">
            <text:p>1285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8.6418835141654569" table:style-name="ce4">
            <text:p>8,641883514</text:p>
          </table:table-cell>
          <table:table-cell office:value-type="float" office:value="0.62160660476649432" table:style-name="ce4">
            <text:p>0,621606605</text:p>
          </table:table-cell>
          <table:table-cell table:number-columns-repeated="16375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float" office:value="57" table:style-name="ce3">
            <text:p>57</text:p>
          </table:table-cell>
          <table:table-cell office:value-type="string" table:style-name="ce4">
            <text:p>1713205</text:p>
          </table:table-cell>
          <table:table-cell office:value-type="string" table:style-name="ce4">
            <text:p>Arranjo Populacional de Miracema do Tocantins/TO</text:p>
          </table:table-cell>
          <table:table-cell office:value-type="float" office:value="12566" table:style-name="ce4">
            <text:p>1256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8.2419769268653891" table:style-name="ce4">
            <text:p>8,241976927</text:p>
          </table:table-cell>
          <table:table-cell office:value-type="float" office:value="1.041517116296087" table:style-name="ce4">
            <text:p>1,041517116</text:p>
          </table:table-cell>
          <table:table-cell table:number-columns-repeated="16375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float" office:value="58" table:style-name="ce3">
            <text:p>58</text:p>
          </table:table-cell>
          <table:table-cell office:value-type="string" table:style-name="ce4">
            <text:p>1714203</text:p>
          </table:table-cell>
          <table:table-cell office:value-type="string" table:style-name="ce4">
            <text:p>Natividade</text:p>
          </table:table-cell>
          <table:table-cell office:value-type="float" office:value="3474" table:style-name="ce4">
            <text:p>347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5668400873209016" table:style-name="ce4">
            <text:p>4,566840087</text:p>
          </table:table-cell>
          <table:table-cell office:value-type="float" office:value="0.40526090808520426" table:style-name="ce4">
            <text:p>0,405260908</text:p>
          </table:table-cell>
          <table:table-cell table:number-columns-repeated="16375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59" table:style-name="ce3">
            <text:p>59</text:p>
          </table:table-cell>
          <table:table-cell office:value-type="string" table:style-name="ce4">
            <text:p>1716109</text:p>
          </table:table-cell>
          <table:table-cell office:value-type="string" table:style-name="ce4">
            <text:p>Paraíso do Tocantins</text:p>
          </table:table-cell>
          <table:table-cell office:value-type="float" office:value="34968" table:style-name="ce4">
            <text:p>3496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9.2689788560739679" table:style-name="ce4">
            <text:p>9,268978856</text:p>
          </table:table-cell>
          <table:table-cell office:value-type="float" office:value="2.5024739237606792" table:style-name="ce4">
            <text:p>2,502473924</text:p>
          </table:table-cell>
          <table:table-cell table:number-columns-repeated="16375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60" table:style-name="ce3">
            <text:p>60</text:p>
          </table:table-cell>
          <table:table-cell office:value-type="string" table:style-name="ce4">
            <text:p>1716505</text:p>
          </table:table-cell>
          <table:table-cell office:value-type="string" table:style-name="ce4">
            <text:p>Arranjo Populacional de Pedro Afonso/TO</text:p>
          </table:table-cell>
          <table:table-cell office:value-type="float" office:value="9949" table:style-name="ce4">
            <text:p>994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5042941742752367" table:style-name="ce4">
            <text:p>7,504294174</text:p>
          </table:table-cell>
          <table:table-cell office:value-type="float" office:value="1.0430183562495079" table:style-name="ce4">
            <text:p>1,043018356</text:p>
          </table:table-cell>
          <table:table-cell table:number-columns-repeated="16375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61" table:style-name="ce3">
            <text:p>61</text:p>
          </table:table-cell>
          <table:table-cell office:value-type="string" table:style-name="ce4">
            <text:p>1716703</text:p>
          </table:table-cell>
          <table:table-cell office:value-type="string" table:style-name="ce4">
            <text:p>Colméia</text:p>
          </table:table-cell>
          <table:table-cell office:value-type="float" office:value="3873" table:style-name="ce4">
            <text:p>387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0705406185776449" table:style-name="ce4">
            <text:p>3,070540619</text:p>
          </table:table-cell>
          <table:table-cell office:value-type="float" office:value="0.16131939706006215" table:style-name="ce4">
            <text:p>0,161319397</text:p>
          </table:table-cell>
          <table:table-cell table:number-columns-repeated="16375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float" office:value="62" table:style-name="ce3">
            <text:p>62</text:p>
          </table:table-cell>
          <table:table-cell office:value-type="string" table:style-name="ce4">
            <text:p>1718204</text:p>
          </table:table-cell>
          <table:table-cell office:value-type="string" table:style-name="ce4">
            <text:p>Porto Nacional</text:p>
          </table:table-cell>
          <table:table-cell office:value-type="float" office:value="30401" table:style-name="ce4">
            <text:p>3040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6.457264583890531" table:style-name="ce4">
            <text:p>16,45726458</text:p>
          </table:table-cell>
          <table:table-cell office:value-type="float" office:value="2.3779477751465055" table:style-name="ce4">
            <text:p>2,377947775</text:p>
          </table:table-cell>
          <table:table-cell table:number-columns-repeated="16375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64" table:style-name="ce3">
            <text:p>64</text:p>
          </table:table-cell>
          <table:table-cell office:value-type="string" table:style-name="ce4">
            <text:p>1721208</text:p>
          </table:table-cell>
          <table:table-cell office:value-type="string" table:style-name="ce4">
            <text:p>Arranjo Populacional de Tocantinópolis/TO - Porto Franco/MA</text:p>
          </table:table-cell>
          <table:table-cell office:value-type="float" office:value="18264" table:style-name="ce4">
            <text:p>1826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2334165372052075" table:style-name="ce4">
            <text:p>6,233416537</text:p>
          </table:table-cell>
          <table:table-cell office:value-type="float" office:value="0.34700013195190227" table:style-name="ce4">
            <text:p>0,347000132</text:p>
          </table:table-cell>
          <table:table-cell table:number-columns-repeated="16375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float" office:value="66" table:style-name="ce3">
            <text:p>66</text:p>
          </table:table-cell>
          <table:table-cell office:value-type="string" table:style-name="ce4">
            <text:p>2101202</text:p>
          </table:table-cell>
          <table:table-cell office:value-type="string" table:style-name="ce4">
            <text:p>Bacabal</text:p>
          </table:table-cell>
          <table:table-cell office:value-type="float" office:value="61100" table:style-name="ce4">
            <text:p>6110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3997205757839133" table:style-name="ce4">
            <text:p>5,399720576</text:p>
          </table:table-cell>
          <table:table-cell office:value-type="float" office:value="0.51428513218057992" table:style-name="ce4">
            <text:p>0,514285132</text:p>
          </table:table-cell>
          <table:table-cell table:number-columns-repeated="16375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float" office:value="67" table:style-name="ce3">
            <text:p>67</text:p>
          </table:table-cell>
          <table:table-cell office:value-type="string" table:style-name="ce4">
            <text:p>2101400</text:p>
          </table:table-cell>
          <table:table-cell office:value-type="string" table:style-name="ce4">
            <text:p>Balsas</text:p>
          </table:table-cell>
          <table:table-cell office:value-type="float" office:value="55615" table:style-name="ce4">
            <text:p>5561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4.687439616536716" table:style-name="ce4">
            <text:p>14,68743962</text:p>
          </table:table-cell>
          <table:table-cell office:value-type="float" office:value="3.6275712479209412" table:style-name="ce4">
            <text:p>3,627571248</text:p>
          </table:table-cell>
          <table:table-cell table:number-columns-repeated="16375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68" table:style-name="ce3">
            <text:p>68</text:p>
          </table:table-cell>
          <table:table-cell office:value-type="string" table:style-name="ce4">
            <text:p>2101608</text:p>
          </table:table-cell>
          <table:table-cell office:value-type="string" table:style-name="ce4">
            <text:p>Barra do Corda</text:p>
          </table:table-cell>
          <table:table-cell office:value-type="float" office:value="27455" table:style-name="ce4">
            <text:p>2745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5735852101789947" table:style-name="ce4">
            <text:p>6,57358521</text:p>
          </table:table-cell>
          <table:table-cell office:value-type="float" office:value="0.83915954035742024" table:style-name="ce4">
            <text:p>0,83915954</text:p>
          </table:table-cell>
          <table:table-cell table:number-columns-repeated="16375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float" office:value="69" table:style-name="ce3">
            <text:p>69</text:p>
          </table:table-cell>
          <table:table-cell office:value-type="string" table:style-name="ce4">
            <text:p>2101707</text:p>
          </table:table-cell>
          <table:table-cell office:value-type="string" table:style-name="ce4">
            <text:p>Barreirinhas</text:p>
          </table:table-cell>
          <table:table-cell office:value-type="float" office:value="17001" table:style-name="ce4">
            <text:p>1700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419792264458823" table:style-name="ce4">
            <text:p>3,419792264</text:p>
          </table:table-cell>
          <table:table-cell office:value-type="float" office:value="0.3763885357580864" table:style-name="ce4">
            <text:p>0,376388536</text:p>
          </table:table-cell>
          <table:table-cell table:number-columns-repeated="16375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70" table:style-name="ce3">
            <text:p>70</text:p>
          </table:table-cell>
          <table:table-cell office:value-type="string" table:style-name="ce4">
            <text:p>2102903</text:p>
          </table:table-cell>
          <table:table-cell office:value-type="string" table:style-name="ce4">
            <text:p>Carutapera</text:p>
          </table:table-cell>
          <table:table-cell office:value-type="float" office:value="15079" table:style-name="ce4">
            <text:p>1507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1.22331367148016" table:style-name="ce4">
            <text:p>11,22331367</text:p>
          </table:table-cell>
          <table:table-cell office:value-type="float" office:value="0.32541212687713056" table:style-name="ce4">
            <text:p>0,325412127</text:p>
          </table:table-cell>
          <table:table-cell table:number-columns-repeated="16375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73" table:style-name="ce3">
            <text:p>73</text:p>
          </table:table-cell>
          <table:table-cell office:value-type="string" table:style-name="ce4">
            <text:p>2103307</text:p>
          </table:table-cell>
          <table:table-cell office:value-type="string" table:style-name="ce4">
            <text:p>Codó</text:p>
          </table:table-cell>
          <table:table-cell office:value-type="float" office:value="42345" table:style-name="ce4">
            <text:p>4234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6316421586593872" table:style-name="ce4">
            <text:p>4,631642159</text:p>
          </table:table-cell>
          <table:table-cell office:value-type="float" office:value="0.47652091094813837" table:style-name="ce4">
            <text:p>0,476520911</text:p>
          </table:table-cell>
          <table:table-cell table:number-columns-repeated="16375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74" table:style-name="ce3">
            <text:p>74</text:p>
          </table:table-cell>
          <table:table-cell office:value-type="string" table:style-name="ce4">
            <text:p>2103406</text:p>
          </table:table-cell>
          <table:table-cell office:value-type="string" table:style-name="ce4">
            <text:p>Coelho Neto</text:p>
          </table:table-cell>
          <table:table-cell office:value-type="float" office:value="18399" table:style-name="ce4">
            <text:p>1839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9046520384391625" table:style-name="ce4">
            <text:p>2,904652038</text:p>
          </table:table-cell>
          <table:table-cell office:value-type="float" office:value="0.22972884394570592" table:style-name="ce4">
            <text:p>0,229728844</text:p>
          </table:table-cell>
          <table:table-cell table:number-columns-repeated="16375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75" table:style-name="ce3">
            <text:p>75</text:p>
          </table:table-cell>
          <table:table-cell office:value-type="string" table:style-name="ce4">
            <text:p>2103505</text:p>
          </table:table-cell>
          <table:table-cell office:value-type="string" table:style-name="ce4">
            <text:p>Colinas</text:p>
          </table:table-cell>
          <table:table-cell office:value-type="float" office:value="21840" table:style-name="ce4">
            <text:p>2184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8130318898106119" table:style-name="ce4">
            <text:p>3,81303189</text:p>
          </table:table-cell>
          <table:table-cell office:value-type="float" office:value="0.3960124307228361" table:style-name="ce4">
            <text:p>0,396012431</text:p>
          </table:table-cell>
          <table:table-cell table:number-columns-repeated="16375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76" table:style-name="ce3">
            <text:p>76</text:p>
          </table:table-cell>
          <table:table-cell office:value-type="string" table:style-name="ce4">
            <text:p>2103604</text:p>
          </table:table-cell>
          <table:table-cell office:value-type="string" table:style-name="ce4">
            <text:p>Coroatá</text:p>
          </table:table-cell>
          <table:table-cell office:value-type="float" office:value="17906" table:style-name="ce4">
            <text:p>1790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965813713038846" table:style-name="ce4">
            <text:p>2,596581371</text:p>
          </table:table-cell>
          <table:table-cell office:value-type="float" office:value="0.18437097745570766" table:style-name="ce4">
            <text:p>0,184370977</text:p>
          </table:table-cell>
          <table:table-cell table:number-columns-repeated="16375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77" table:style-name="ce3">
            <text:p>77</text:p>
          </table:table-cell>
          <table:table-cell office:value-type="string" table:style-name="ce4">
            <text:p>2103703</text:p>
          </table:table-cell>
          <table:table-cell office:value-type="string" table:style-name="ce4">
            <text:p>Cururupu</text:p>
          </table:table-cell>
          <table:table-cell office:value-type="float" office:value="22563" table:style-name="ce4">
            <text:p>2256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.858402850219379" table:style-name="ce4">
            <text:p>10,85840285</text:p>
          </table:table-cell>
          <table:table-cell office:value-type="float" office:value="0.31729902328013432" table:style-name="ce4">
            <text:p>0,317299023</text:p>
          </table:table-cell>
          <table:table-cell table:number-columns-repeated="16375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78" table:style-name="ce3">
            <text:p>78</text:p>
          </table:table-cell>
          <table:table-cell office:value-type="string" table:style-name="ce4">
            <text:p>2104677</text:p>
          </table:table-cell>
          <table:table-cell office:value-type="string" table:style-name="ce4">
            <text:p>Governador Nunes Freire</text:p>
          </table:table-cell>
          <table:table-cell office:value-type="float" office:value="33421" table:style-name="ce4">
            <text:p>3342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9.2447349165134671" table:style-name="ce4">
            <text:p>9,244734917</text:p>
          </table:table-cell>
          <table:table-cell office:value-type="float" office:value="1.2102798510067969" table:style-name="ce4">
            <text:p>1,210279851</text:p>
          </table:table-cell>
          <table:table-cell table:number-columns-repeated="16375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79" table:style-name="ce3">
            <text:p>79</text:p>
          </table:table-cell>
          <table:table-cell office:value-type="string" table:style-name="ce4">
            <text:p>2104800</text:p>
          </table:table-cell>
          <table:table-cell office:value-type="string" table:style-name="ce4">
            <text:p>Grajaú</text:p>
          </table:table-cell>
          <table:table-cell office:value-type="float" office:value="26846" table:style-name="ce4">
            <text:p>2684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7435351286143659" table:style-name="ce4">
            <text:p>5,743535129</text:p>
          </table:table-cell>
          <table:table-cell office:value-type="float" office:value="0.98495779520895155" table:style-name="ce4">
            <text:p>0,984957795</text:p>
          </table:table-cell>
          <table:table-cell table:number-columns-repeated="16375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80" table:style-name="ce3">
            <text:p>80</text:p>
          </table:table-cell>
          <table:table-cell office:value-type="string" table:style-name="ce4">
            <text:p>2105005</text:p>
          </table:table-cell>
          <table:table-cell office:value-type="string" table:style-name="ce4">
            <text:p>Humberto de Campos</text:p>
          </table:table-cell>
          <table:table-cell office:value-type="float" office:value="8673" table:style-name="ce4">
            <text:p>867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524442769791984" table:style-name="ce4">
            <text:p>2,752444277</text:p>
          </table:table-cell>
          <table:table-cell office:value-type="float" office:value="0.28455217826377127" table:style-name="ce4">
            <text:p>0,284552178</text:p>
          </table:table-cell>
          <table:table-cell table:number-columns-repeated="16375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82" table:style-name="ce3">
            <text:p>82</text:p>
          </table:table-cell>
          <table:table-cell office:value-type="string" table:style-name="ce4">
            <text:p>2105708</text:p>
          </table:table-cell>
          <table:table-cell office:value-type="string" table:style-name="ce4">
            <text:p>Lago da Pedra</text:p>
          </table:table-cell>
          <table:table-cell office:value-type="float" office:value="20523" table:style-name="ce4">
            <text:p>2052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1336508303561308" table:style-name="ce4">
            <text:p>3,13365083</text:p>
          </table:table-cell>
          <table:table-cell office:value-type="float" office:value="0.37133938109074771" table:style-name="ce4">
            <text:p>0,371339381</text:p>
          </table:table-cell>
          <table:table-cell table:number-columns-repeated="16375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83" table:style-name="ce3">
            <text:p>83</text:p>
          </table:table-cell>
          <table:table-cell office:value-type="string" table:style-name="ce4">
            <text:p>2106706</text:p>
          </table:table-cell>
          <table:table-cell office:value-type="string" table:style-name="ce4">
            <text:p>Mirador</text:p>
          </table:table-cell>
          <table:table-cell office:value-type="float" office:value="7604" table:style-name="ce4">
            <text:p>760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5166496550232909" table:style-name="ce4">
            <text:p>5,516649655</text:p>
          </table:table-cell>
          <table:table-cell office:value-type="float" office:value="0.78440041190600229" table:style-name="ce4">
            <text:p>0,784400412</text:p>
          </table:table-cell>
          <table:table-cell table:number-columns-repeated="16375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84" table:style-name="ce3">
            <text:p>84</text:p>
          </table:table-cell>
          <table:table-cell office:value-type="string" table:style-name="ce4">
            <text:p>2107100</text:p>
          </table:table-cell>
          <table:table-cell office:value-type="string" table:style-name="ce4">
            <text:p>Arranjo Populacional de Morros - Axixá/MA</text:p>
          </table:table-cell>
          <table:table-cell office:value-type="float" office:value="29780" table:style-name="ce4">
            <text:p>2978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3461204124871791" table:style-name="ce4">
            <text:p>3,346120412</text:p>
          </table:table-cell>
          <table:table-cell office:value-type="float" office:value="0.41585816152316935" table:style-name="ce4">
            <text:p>0,415858162</text:p>
          </table:table-cell>
          <table:table-cell table:number-columns-repeated="16375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86" table:style-name="ce3">
            <text:p>86</text:p>
          </table:table-cell>
          <table:table-cell office:value-type="string" table:style-name="ce4">
            <text:p>2108454</text:p>
          </table:table-cell>
          <table:table-cell office:value-type="string" table:style-name="ce4">
            <text:p>Peritoró</text:p>
          </table:table-cell>
          <table:table-cell office:value-type="float" office:value="9023" table:style-name="ce4">
            <text:p>902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941236040904798" table:style-name="ce4">
            <text:p>1,594123604</text:p>
          </table:table-cell>
          <table:table-cell office:value-type="float" office:value="9.343037451680973E-2" table:style-name="ce4">
            <text:p>0,093430375</text:p>
          </table:table-cell>
          <table:table-cell table:number-columns-repeated="16375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88" table:style-name="ce3">
            <text:p>88</text:p>
          </table:table-cell>
          <table:table-cell office:value-type="string" table:style-name="ce4">
            <text:p>2109106</text:p>
          </table:table-cell>
          <table:table-cell office:value-type="string" table:style-name="ce4">
            <text:p>Presidente Dutra</text:p>
          </table:table-cell>
          <table:table-cell office:value-type="float" office:value="45568" table:style-name="ce4">
            <text:p>4556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8.3791420926891238" table:style-name="ce4">
            <text:p>8,379142093</text:p>
          </table:table-cell>
          <table:table-cell office:value-type="float" office:value="0.60593058428738245" table:style-name="ce4">
            <text:p>0,605930584</text:p>
          </table:table-cell>
          <table:table-cell table:number-columns-repeated="16375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90" table:style-name="ce3">
            <text:p>90</text:p>
          </table:table-cell>
          <table:table-cell office:value-type="string" table:style-name="ce4">
            <text:p>2110302</text:p>
          </table:table-cell>
          <table:table-cell office:value-type="string" table:style-name="ce4">
            <text:p>Santo Antônio dos Lopes</text:p>
          </table:table-cell>
          <table:table-cell office:value-type="float" office:value="6874" table:style-name="ce4">
            <text:p>687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395421347223798" table:style-name="ce4">
            <text:p>1,639542135</text:p>
          </table:table-cell>
          <table:table-cell office:value-type="float" office:value="0.11097893725804014" table:style-name="ce4">
            <text:p>0,110978937</text:p>
          </table:table-cell>
          <table:table-cell table:number-columns-repeated="16375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91" table:style-name="ce3">
            <text:p>91</text:p>
          </table:table-cell>
          <table:table-cell office:value-type="string" table:style-name="ce4">
            <text:p>2111102</text:p>
          </table:table-cell>
          <table:table-cell office:value-type="string" table:style-name="ce4">
            <text:p>São João dos Patos</text:p>
          </table:table-cell>
          <table:table-cell office:value-type="float" office:value="19050" table:style-name="ce4">
            <text:p>1905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4109937295184434" table:style-name="ce4">
            <text:p>4,41099373</text:p>
          </table:table-cell>
          <table:table-cell office:value-type="float" office:value="0.37692391360187316" table:style-name="ce4">
            <text:p>0,376923914</text:p>
          </table:table-cell>
          <table:table-cell table:number-columns-repeated="16375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93" table:style-name="ce3">
            <text:p>93</text:p>
          </table:table-cell>
          <table:table-cell office:value-type="string" table:style-name="ce4">
            <text:p>2112605</text:p>
          </table:table-cell>
          <table:table-cell office:value-type="string" table:style-name="ce4">
            <text:p>Urbano Santos</text:p>
          </table:table-cell>
          <table:table-cell office:value-type="float" office:value="8636" table:style-name="ce4">
            <text:p>863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4069853224400495" table:style-name="ce4">
            <text:p>2,406985322</text:p>
          </table:table-cell>
          <table:table-cell office:value-type="float" office:value="0.18512429964166943" table:style-name="ce4">
            <text:p>0,1851243</text:p>
          </table:table-cell>
          <table:table-cell table:number-columns-repeated="16375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94" table:style-name="ce3">
            <text:p>94</text:p>
          </table:table-cell>
          <table:table-cell office:value-type="string" table:style-name="ce4">
            <text:p>2113009</text:p>
          </table:table-cell>
          <table:table-cell office:value-type="string" table:style-name="ce4">
            <text:p>Vitorino Freire</text:p>
          </table:table-cell>
          <table:table-cell office:value-type="float" office:value="12324" table:style-name="ce4">
            <text:p>1232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9208876046804502" table:style-name="ce4">
            <text:p>2,920887605</text:p>
          </table:table-cell>
          <table:table-cell office:value-type="float" office:value="0.22025527251474633" table:style-name="ce4">
            <text:p>0,220255273</text:p>
          </table:table-cell>
          <table:table-cell table:number-columns-repeated="16375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96" table:style-name="ce3">
            <text:p>96</text:p>
          </table:table-cell>
          <table:table-cell office:value-type="string" table:style-name="ce4">
            <text:p>2200202</text:p>
          </table:table-cell>
          <table:table-cell office:value-type="string" table:style-name="ce4">
            <text:p>Água Branca</text:p>
          </table:table-cell>
          <table:table-cell office:value-type="float" office:value="6803" table:style-name="ce4">
            <text:p>68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4758072814576417" table:style-name="ce4">
            <text:p>1,475807281</text:p>
          </table:table-cell>
          <table:table-cell office:value-type="float" office:value="3.6021547121850815E-2" table:style-name="ce4">
            <text:p>0,036021547</text:p>
          </table:table-cell>
          <table:table-cell table:number-columns-repeated="16375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97" table:style-name="ce3">
            <text:p>97</text:p>
          </table:table-cell>
          <table:table-cell office:value-type="string" table:style-name="ce4">
            <text:p>2200509</text:p>
          </table:table-cell>
          <table:table-cell office:value-type="string" table:style-name="ce4">
            <text:p>Arranjo Populacional de Amarante/PI - São Francisco do Maranhão/MA</text:p>
          </table:table-cell>
          <table:table-cell office:value-type="float" office:value="13192" table:style-name="ce4">
            <text:p>1319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8760658585636398" table:style-name="ce4">
            <text:p>3,876065859</text:p>
          </table:table-cell>
          <table:table-cell office:value-type="float" office:value="0.38297425908597399" table:style-name="ce4">
            <text:p>0,382974259</text:p>
          </table:table-cell>
          <table:table-cell table:number-columns-repeated="16375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98" table:style-name="ce3">
            <text:p>98</text:p>
          </table:table-cell>
          <table:table-cell office:value-type="string" table:style-name="ce4">
            <text:p>2201200</text:p>
          </table:table-cell>
          <table:table-cell office:value-type="string" table:style-name="ce4">
            <text:p>Barras</text:p>
          </table:table-cell>
          <table:table-cell office:value-type="float" office:value="13928" table:style-name="ce4">
            <text:p>1392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6921854346278948" table:style-name="ce4">
            <text:p>2,692185435</text:p>
          </table:table-cell>
          <table:table-cell office:value-type="float" office:value="0.16944899515556977" table:style-name="ce4">
            <text:p>0,169448995</text:p>
          </table:table-cell>
          <table:table-cell table:number-columns-repeated="16375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99" table:style-name="ce3">
            <text:p>99</text:p>
          </table:table-cell>
          <table:table-cell office:value-type="string" table:style-name="ce4">
            <text:p>2201903</text:p>
          </table:table-cell>
          <table:table-cell office:value-type="string" table:style-name="ce4">
            <text:p>Bom Jesus</text:p>
          </table:table-cell>
          <table:table-cell office:value-type="float" office:value="27262" table:style-name="ce4">
            <text:p>2726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1.424454740839805" table:style-name="ce4">
            <text:p>11,42445474</text:p>
          </table:table-cell>
          <table:table-cell office:value-type="float" office:value="2.2051174018705066" table:style-name="ce4">
            <text:p>2,205117402</text:p>
          </table:table-cell>
          <table:table-cell table:number-columns-repeated="16375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100" table:style-name="ce3">
            <text:p>100</text:p>
          </table:table-cell>
          <table:table-cell office:value-type="string" table:style-name="ce4">
            <text:p>2202208</text:p>
          </table:table-cell>
          <table:table-cell office:value-type="string" table:style-name="ce4">
            <text:p>Campo Maior</text:p>
          </table:table-cell>
          <table:table-cell office:value-type="float" office:value="23882" table:style-name="ce4">
            <text:p>2388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2430770075179525" table:style-name="ce4">
            <text:p>3,243077008</text:p>
          </table:table-cell>
          <table:table-cell office:value-type="float" office:value="0.37795313742677888" table:style-name="ce4">
            <text:p>0,377953137</text:p>
          </table:table-cell>
          <table:table-cell table:number-columns-repeated="16375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101" table:style-name="ce3">
            <text:p>101</text:p>
          </table:table-cell>
          <table:table-cell office:value-type="string" table:style-name="ce4">
            <text:p>2202307</text:p>
          </table:table-cell>
          <table:table-cell office:value-type="string" table:style-name="ce4">
            <text:p>Canto do Buriti</text:p>
          </table:table-cell>
          <table:table-cell office:value-type="float" office:value="7701" table:style-name="ce4">
            <text:p>770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549225613735764" table:style-name="ce4">
            <text:p>3,554922561</text:p>
          </table:table-cell>
          <table:table-cell office:value-type="float" office:value="0.6715552638421034" table:style-name="ce4">
            <text:p>0,671555264</text:p>
          </table:table-cell>
          <table:table-cell table:number-columns-repeated="16375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102" table:style-name="ce3">
            <text:p>102</text:p>
          </table:table-cell>
          <table:table-cell office:value-type="string" table:style-name="ce4">
            <text:p>2202604</text:p>
          </table:table-cell>
          <table:table-cell office:value-type="string" table:style-name="ce4">
            <text:p>Castelo do Piauí</text:p>
          </table:table-cell>
          <table:table-cell office:value-type="float" office:value="6920" table:style-name="ce4">
            <text:p>692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2980409419837811" table:style-name="ce4">
            <text:p>3,298040942</text:p>
          </table:table-cell>
          <table:table-cell office:value-type="float" office:value="0.27034710320703292" table:style-name="ce4">
            <text:p>0,270347103</text:p>
          </table:table-cell>
          <table:table-cell table:number-columns-repeated="16375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103" table:style-name="ce3">
            <text:p>103</text:p>
          </table:table-cell>
          <table:table-cell office:value-type="string" table:style-name="ce4">
            <text:p>2202901</text:p>
          </table:table-cell>
          <table:table-cell office:value-type="string" table:style-name="ce4">
            <text:p>Corrente</text:p>
          </table:table-cell>
          <table:table-cell office:value-type="float" office:value="15056" table:style-name="ce4">
            <text:p>1505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8294527349493164" table:style-name="ce4">
            <text:p>6,829452735</text:p>
          </table:table-cell>
          <table:table-cell office:value-type="float" office:value="1.1727158631297367" table:style-name="ce4">
            <text:p>1,172715863</text:p>
          </table:table-cell>
          <table:table-cell table:number-columns-repeated="16375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104" table:style-name="ce3">
            <text:p>104</text:p>
          </table:table-cell>
          <table:table-cell office:value-type="string" table:style-name="ce4">
            <text:p>2203206</text:p>
          </table:table-cell>
          <table:table-cell office:value-type="string" table:style-name="ce4">
            <text:p>Curimatá</text:p>
          </table:table-cell>
          <table:table-cell office:value-type="float" office:value="3940" table:style-name="ce4">
            <text:p>394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7245098295733334" table:style-name="ce4">
            <text:p>3,72450983</text:p>
          </table:table-cell>
          <table:table-cell office:value-type="float" office:value="0.36718662377753064" table:style-name="ce4">
            <text:p>0,367186624</text:p>
          </table:table-cell>
          <table:table-cell table:number-columns-repeated="16375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105" table:style-name="ce3">
            <text:p>105</text:p>
          </table:table-cell>
          <table:table-cell office:value-type="string" table:style-name="ce4">
            <text:p>2203701</text:p>
          </table:table-cell>
          <table:table-cell office:value-type="string" table:style-name="ce4">
            <text:p>Esperantina</text:p>
          </table:table-cell>
          <table:table-cell office:value-type="float" office:value="22051" table:style-name="ce4">
            <text:p>2205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9108713519948806" table:style-name="ce4">
            <text:p>3,910871352</text:p>
          </table:table-cell>
          <table:table-cell office:value-type="float" office:value="0.23162325264572553" table:style-name="ce4">
            <text:p>0,231623253</text:p>
          </table:table-cell>
          <table:table-cell table:number-columns-repeated="16375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106" table:style-name="ce3">
            <text:p>106</text:p>
          </table:table-cell>
          <table:table-cell office:value-type="string" table:style-name="ce4">
            <text:p>2203909</text:p>
          </table:table-cell>
          <table:table-cell office:value-type="string" table:style-name="ce4">
            <text:p>Arranjo Populacional de Floriano/PI</text:p>
          </table:table-cell>
          <table:table-cell office:value-type="float" office:value="65895" table:style-name="ce4">
            <text:p>6589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9.674396998901667" table:style-name="ce4">
            <text:p>19,674397</text:p>
          </table:table-cell>
          <table:table-cell office:value-type="float" office:value="4.3473486501513943" table:style-name="ce4">
            <text:p>4,34734865</text:p>
          </table:table-cell>
          <table:table-cell table:number-columns-repeated="16375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107" table:style-name="ce3">
            <text:p>107</text:p>
          </table:table-cell>
          <table:table-cell office:value-type="string" table:style-name="ce4">
            <text:p>2205805</text:p>
          </table:table-cell>
          <table:table-cell office:value-type="string" table:style-name="ce4">
            <text:p>Luzilândia</text:p>
          </table:table-cell>
          <table:table-cell office:value-type="float" office:value="8705" table:style-name="ce4">
            <text:p>870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3242256502943468" table:style-name="ce4">
            <text:p>1,32422565</text:p>
          </table:table-cell>
          <table:table-cell office:value-type="float" office:value="7.0879494687967726E-2" table:style-name="ce4">
            <text:p>0,070879495</text:p>
          </table:table-cell>
          <table:table-cell table:number-columns-repeated="16375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108" table:style-name="ce3">
            <text:p>108</text:p>
          </table:table-cell>
          <table:table-cell office:value-type="string" table:style-name="ce4">
            <text:p>2206407</text:p>
          </table:table-cell>
          <table:table-cell office:value-type="string" table:style-name="ce4">
            <text:p>Monsenhor Gil</text:p>
          </table:table-cell>
          <table:table-cell office:value-type="float" office:value="4433" table:style-name="ce4">
            <text:p>443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948438712471623" table:style-name="ce4">
            <text:p>1,694843871</text:p>
          </table:table-cell>
          <table:table-cell office:value-type="float" office:value="5.6727393563155426E-2" table:style-name="ce4">
            <text:p>0,056727394</text:p>
          </table:table-cell>
          <table:table-cell table:number-columns-repeated="16375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109" table:style-name="ce3">
            <text:p>109</text:p>
          </table:table-cell>
          <table:table-cell office:value-type="string" table:style-name="ce4">
            <text:p>2207009</text:p>
          </table:table-cell>
          <table:table-cell office:value-type="string" table:style-name="ce4">
            <text:p>Oeiras</text:p>
          </table:table-cell>
          <table:table-cell office:value-type="float" office:value="21682" table:style-name="ce4">
            <text:p>2168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9986969973541928" table:style-name="ce4">
            <text:p>5,998696997</text:p>
          </table:table-cell>
          <table:table-cell office:value-type="float" office:value="0.62704472878962192" table:style-name="ce4">
            <text:p>0,627044729</text:p>
          </table:table-cell>
          <table:table-cell table:number-columns-repeated="16375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111" table:style-name="ce3">
            <text:p>111</text:p>
          </table:table-cell>
          <table:table-cell office:value-type="string" table:style-name="ce4">
            <text:p>2207801</text:p>
          </table:table-cell>
          <table:table-cell office:value-type="string" table:style-name="ce4">
            <text:p>Paulistana</text:p>
          </table:table-cell>
          <table:table-cell office:value-type="float" office:value="15233" table:style-name="ce4">
            <text:p>1523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4323881190478946" table:style-name="ce4">
            <text:p>4,432388119</text:p>
          </table:table-cell>
          <table:table-cell office:value-type="float" office:value="0.58875471199833074" table:style-name="ce4">
            <text:p>0,588754712</text:p>
          </table:table-cell>
          <table:table-cell table:number-columns-repeated="16375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112" table:style-name="ce3">
            <text:p>112</text:p>
          </table:table-cell>
          <table:table-cell office:value-type="string" table:style-name="ce4">
            <text:p>2207900</text:p>
          </table:table-cell>
          <table:table-cell office:value-type="string" table:style-name="ce4">
            <text:p>Pedro II</text:p>
          </table:table-cell>
          <table:table-cell office:value-type="float" office:value="12891" table:style-name="ce4">
            <text:p>1289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8007662901155492" table:style-name="ce4">
            <text:p>2,80076629</text:p>
          </table:table-cell>
          <table:table-cell office:value-type="float" office:value="0.23256352575366365" table:style-name="ce4">
            <text:p>0,232563526</text:p>
          </table:table-cell>
          <table:table-cell table:number-columns-repeated="16375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114" table:style-name="ce3">
            <text:p>114</text:p>
          </table:table-cell>
          <table:table-cell office:value-type="string" table:style-name="ce4">
            <text:p>2208304</text:p>
          </table:table-cell>
          <table:table-cell office:value-type="string" table:style-name="ce4">
            <text:p>Piracuruca</text:p>
          </table:table-cell>
          <table:table-cell office:value-type="float" office:value="9070" table:style-name="ce4">
            <text:p>907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4519000833716995" table:style-name="ce4">
            <text:p>2,451900083</text:p>
          </table:table-cell>
          <table:table-cell office:value-type="float" office:value="0.21887673253320725" table:style-name="ce4">
            <text:p>0,218876733</text:p>
          </table:table-cell>
          <table:table-cell table:number-columns-repeated="16375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115" table:style-name="ce3">
            <text:p>115</text:p>
          </table:table-cell>
          <table:table-cell office:value-type="string" table:style-name="ce4">
            <text:p>2208403</text:p>
          </table:table-cell>
          <table:table-cell office:value-type="string" table:style-name="ce4">
            <text:p>Piripiri</text:p>
          </table:table-cell>
          <table:table-cell office:value-type="float" office:value="26391" table:style-name="ce4">
            <text:p>2639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4148024701506818" table:style-name="ce4">
            <text:p>4,41480247</text:p>
          </table:table-cell>
          <table:table-cell office:value-type="float" office:value="0.33486517111462388" table:style-name="ce4">
            <text:p>0,334865171</text:p>
          </table:table-cell>
          <table:table-cell table:number-columns-repeated="16375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116" table:style-name="ce3">
            <text:p>116</text:p>
          </table:table-cell>
          <table:table-cell office:value-type="string" table:style-name="ce4">
            <text:p>2210003</text:p>
          </table:table-cell>
          <table:table-cell office:value-type="string" table:style-name="ce4">
            <text:p>São João do Piauí</text:p>
          </table:table-cell>
          <table:table-cell office:value-type="float" office:value="15031" table:style-name="ce4">
            <text:p>1503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2974219783565655" table:style-name="ce4">
            <text:p>6,297421978</text:p>
          </table:table-cell>
          <table:table-cell office:value-type="float" office:value="0.82610186979196054" table:style-name="ce4">
            <text:p>0,82610187</text:p>
          </table:table-cell>
          <table:table-cell table:number-columns-repeated="16375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117" table:style-name="ce3">
            <text:p>117</text:p>
          </table:table-cell>
          <table:table-cell office:value-type="string" table:style-name="ce4">
            <text:p>2210409</text:p>
          </table:table-cell>
          <table:table-cell office:value-type="string" table:style-name="ce4">
            <text:p>São Miguel do Tapuio</text:p>
          </table:table-cell>
          <table:table-cell office:value-type="float" office:value="7247" table:style-name="ce4">
            <text:p>724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0672111628001506" table:style-name="ce4">
            <text:p>6,067211163</text:p>
          </table:table-cell>
          <table:table-cell office:value-type="float" office:value="0.60598088429053154" table:style-name="ce4">
            <text:p>0,605980884</text:p>
          </table:table-cell>
          <table:table-cell table:number-columns-repeated="16375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118" table:style-name="ce3">
            <text:p>118</text:p>
          </table:table-cell>
          <table:table-cell office:value-type="string" table:style-name="ce4">
            <text:p>2210508</text:p>
          </table:table-cell>
          <table:table-cell office:value-type="string" table:style-name="ce4">
            <text:p>São Pedro do Piauí</text:p>
          </table:table-cell>
          <table:table-cell office:value-type="float" office:value="7733" table:style-name="ce4">
            <text:p>773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6183675201360552" table:style-name="ce4">
            <text:p>2,61836752</text:p>
          </table:table-cell>
          <table:table-cell office:value-type="float" office:value="0.10493180681470192" table:style-name="ce4">
            <text:p>0,104931807</text:p>
          </table:table-cell>
          <table:table-cell table:number-columns-repeated="16375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119" table:style-name="ce3">
            <text:p>119</text:p>
          </table:table-cell>
          <table:table-cell office:value-type="string" table:style-name="ce4">
            <text:p>2210607</text:p>
          </table:table-cell>
          <table:table-cell office:value-type="string" table:style-name="ce4">
            <text:p>São Raimundo Nonato</text:p>
          </table:table-cell>
          <table:table-cell office:value-type="float" office:value="30991" table:style-name="ce4">
            <text:p>3099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2650779307409055" table:style-name="ce4">
            <text:p>7,265077931</text:p>
          </table:table-cell>
          <table:table-cell office:value-type="float" office:value="1.508113174786774" table:style-name="ce4">
            <text:p>1,508113175</text:p>
          </table:table-cell>
          <table:table-cell table:number-columns-repeated="16375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120" table:style-name="ce3">
            <text:p>120</text:p>
          </table:table-cell>
          <table:table-cell office:value-type="string" table:style-name="ce4">
            <text:p>2210805</text:p>
          </table:table-cell>
          <table:table-cell office:value-type="string" table:style-name="ce4">
            <text:p>Simplício Mendes</text:p>
          </table:table-cell>
          <table:table-cell office:value-type="float" office:value="7616" table:style-name="ce4">
            <text:p>761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474631387577495" table:style-name="ce4">
            <text:p>3,474631388</text:p>
          </table:table-cell>
          <table:table-cell office:value-type="float" office:value="0.27957956823050267" table:style-name="ce4">
            <text:p>0,279579568</text:p>
          </table:table-cell>
          <table:table-cell table:number-columns-repeated="16375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122" table:style-name="ce3">
            <text:p>122</text:p>
          </table:table-cell>
          <table:table-cell office:value-type="string" table:style-name="ce4">
            <text:p>2211100</text:p>
          </table:table-cell>
          <table:table-cell office:value-type="string" table:style-name="ce4">
            <text:p>União</text:p>
          </table:table-cell>
          <table:table-cell office:value-type="float" office:value="13946" table:style-name="ce4">
            <text:p>1394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899767025323484" table:style-name="ce4">
            <text:p>2,089976703</text:p>
          </table:table-cell>
          <table:table-cell office:value-type="float" office:value="0.12778914569241651" table:style-name="ce4">
            <text:p>0,127789146</text:p>
          </table:table-cell>
          <table:table-cell table:number-columns-repeated="16375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123" table:style-name="ce3">
            <text:p>123</text:p>
          </table:table-cell>
          <table:table-cell office:value-type="string" table:style-name="ce4">
            <text:p>2211308</text:p>
          </table:table-cell>
          <table:table-cell office:value-type="string" table:style-name="ce4">
            <text:p>Valença do Piauí</text:p>
          </table:table-cell>
          <table:table-cell office:value-type="float" office:value="9594" table:style-name="ce4">
            <text:p>959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3490118214176339" table:style-name="ce4">
            <text:p>3,349011821</text:p>
          </table:table-cell>
          <table:table-cell office:value-type="float" office:value="0.24199188067260868" table:style-name="ce4">
            <text:p>0,241991881</text:p>
          </table:table-cell>
          <table:table-cell table:number-columns-repeated="16375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125" table:style-name="ce3">
            <text:p>125</text:p>
          </table:table-cell>
          <table:table-cell office:value-type="string" table:style-name="ce4">
            <text:p>2301208</text:p>
          </table:table-cell>
          <table:table-cell office:value-type="string" table:style-name="ce4">
            <text:p>Aracoiaba</text:p>
          </table:table-cell>
          <table:table-cell office:value-type="float" office:value="19533" table:style-name="ce4">
            <text:p>1953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8807572976215763" table:style-name="ce4">
            <text:p>3,880757298</text:p>
          </table:table-cell>
          <table:table-cell office:value-type="float" office:value="0.13057551486627542" table:style-name="ce4">
            <text:p>0,130575515</text:p>
          </table:table-cell>
          <table:table-cell table:number-columns-repeated="16375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float" office:value="126" table:style-name="ce3">
            <text:p>126</text:p>
          </table:table-cell>
          <table:table-cell office:value-type="string" table:style-name="ce4">
            <text:p>2302107</text:p>
          </table:table-cell>
          <table:table-cell office:value-type="string" table:style-name="ce4">
            <text:p>Baturité</text:p>
          </table:table-cell>
          <table:table-cell office:value-type="float" office:value="17814" table:style-name="ce4">
            <text:p>1781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4446195247501694" table:style-name="ce4">
            <text:p>2,444619525</text:p>
          </table:table-cell>
          <table:table-cell office:value-type="float" office:value="4.8459050034751629E-2" table:style-name="ce4">
            <text:p>0,04845905</text:p>
          </table:table-cell>
          <table:table-cell table:number-columns-repeated="16375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129" table:style-name="ce3">
            <text:p>129</text:p>
          </table:table-cell>
          <table:table-cell office:value-type="string" table:style-name="ce4">
            <text:p>2302701</text:p>
          </table:table-cell>
          <table:table-cell office:value-type="string" table:style-name="ce4">
            <text:p>Campos Sales</text:p>
          </table:table-cell>
          <table:table-cell office:value-type="float" office:value="11988" table:style-name="ce4">
            <text:p>1198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439891259689374" table:style-name="ce4">
            <text:p>2,143989126</text:p>
          </table:table-cell>
          <table:table-cell office:value-type="float" office:value="0.15444959647097287" table:style-name="ce4">
            <text:p>0,154449596</text:p>
          </table:table-cell>
          <table:table-cell table:number-columns-repeated="16375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float" office:value="131" table:style-name="ce3">
            <text:p>131</text:p>
          </table:table-cell>
          <table:table-cell office:value-type="string" table:style-name="ce4">
            <text:p>2303501</text:p>
          </table:table-cell>
          <table:table-cell office:value-type="string" table:style-name="ce4">
            <text:p>Cascavel</text:p>
          </table:table-cell>
          <table:table-cell office:value-type="float" office:value="28994" table:style-name="ce4">
            <text:p>2899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265682138096011" table:style-name="ce4">
            <text:p>2,265682138</text:p>
          </table:table-cell>
          <table:table-cell office:value-type="float" office:value="0.13038982785242836" table:style-name="ce4">
            <text:p>0,130389828</text:p>
          </table:table-cell>
          <table:table-cell table:number-columns-repeated="16375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134" table:style-name="ce3">
            <text:p>134</text:p>
          </table:table-cell>
          <table:table-cell office:value-type="string" table:style-name="ce4">
            <text:p>2305001</text:p>
          </table:table-cell>
          <table:table-cell office:value-type="string" table:style-name="ce4">
            <text:p>Guaraciaba do Norte</text:p>
          </table:table-cell>
          <table:table-cell office:value-type="float" office:value="16338" table:style-name="ce4">
            <text:p>1633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29086349662792" table:style-name="ce4">
            <text:p>1,72908635</text:p>
          </table:table-cell>
          <table:table-cell office:value-type="float" office:value="0.10659384298435882" table:style-name="ce4">
            <text:p>0,106593843</text:p>
          </table:table-cell>
          <table:table-cell table:number-columns-repeated="16375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135" table:style-name="ce3">
            <text:p>135</text:p>
          </table:table-cell>
          <table:table-cell office:value-type="string" table:style-name="ce4">
            <text:p>2305407</text:p>
          </table:table-cell>
          <table:table-cell office:value-type="string" table:style-name="ce4">
            <text:p>Icó</text:p>
          </table:table-cell>
          <table:table-cell office:value-type="float" office:value="45822" table:style-name="ce4">
            <text:p>4582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8504246974405074" table:style-name="ce4">
            <text:p>3,850424697</text:p>
          </table:table-cell>
          <table:table-cell office:value-type="float" office:value="0.37054047029927095" table:style-name="ce4">
            <text:p>0,37054047</text:p>
          </table:table-cell>
          <table:table-cell table:number-columns-repeated="16375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143" table:style-name="ce3">
            <text:p>143</text:p>
          </table:table-cell>
          <table:table-cell office:value-type="string" table:style-name="ce4">
            <text:p>2311405</text:p>
          </table:table-cell>
          <table:table-cell office:value-type="string" table:style-name="ce4">
            <text:p>Quixeramobim</text:p>
          </table:table-cell>
          <table:table-cell office:value-type="float" office:value="28559" table:style-name="ce4">
            <text:p>2855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6095223350465249" table:style-name="ce4">
            <text:p>3,609522335</text:p>
          </table:table-cell>
          <table:table-cell office:value-type="float" office:value="0.30820839186330307" table:style-name="ce4">
            <text:p>0,308208392</text:p>
          </table:table-cell>
          <table:table-cell table:number-columns-repeated="16375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float" office:value="145" table:style-name="ce3">
            <text:p>145</text:p>
          </table:table-cell>
          <table:table-cell office:value-type="string" table:style-name="ce4">
            <text:p>2312205</text:p>
          </table:table-cell>
          <table:table-cell office:value-type="string" table:style-name="ce4">
            <text:p>Santa Quitéria</text:p>
          </table:table-cell>
          <table:table-cell office:value-type="float" office:value="14719" table:style-name="ce4">
            <text:p>1471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9206736117764334" table:style-name="ce4">
            <text:p>3,920673612</text:p>
          </table:table-cell>
          <table:table-cell office:value-type="float" office:value="0.41153863330119173" table:style-name="ce4">
            <text:p>0,411538633</text:p>
          </table:table-cell>
          <table:table-cell table:number-columns-repeated="16375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float" office:value="147" table:style-name="ce3">
            <text:p>147</text:p>
          </table:table-cell>
          <table:table-cell office:value-type="string" table:style-name="ce4">
            <text:p>2313302</text:p>
          </table:table-cell>
          <table:table-cell office:value-type="string" table:style-name="ce4">
            <text:p>Tauá</text:p>
          </table:table-cell>
          <table:table-cell office:value-type="float" office:value="23356" table:style-name="ce4">
            <text:p>2335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7198562447779455" table:style-name="ce4">
            <text:p>6,719856245</text:p>
          </table:table-cell>
          <table:table-cell office:value-type="float" office:value="0.61434948316781779" table:style-name="ce4">
            <text:p>0,614349483</text:p>
          </table:table-cell>
          <table:table-cell table:number-columns-repeated="16375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float" office:value="149" table:style-name="ce3">
            <text:p>149</text:p>
          </table:table-cell>
          <table:table-cell office:value-type="string" table:style-name="ce4">
            <text:p>2400208</text:p>
          </table:table-cell>
          <table:table-cell office:value-type="string" table:style-name="ce4">
            <text:p>Açu</text:p>
          </table:table-cell>
          <table:table-cell office:value-type="float" office:value="33464" table:style-name="ce4">
            <text:p>3346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3889969736155576" table:style-name="ce4">
            <text:p>4,388996974</text:p>
          </table:table-cell>
          <table:table-cell office:value-type="float" office:value="0.30743645171853634" table:style-name="ce4">
            <text:p>0,307436452</text:p>
          </table:table-cell>
          <table:table-cell table:number-columns-repeated="16375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string" table:style-name="ce4">
            <text:p>2401008</text:p>
          </table:table-cell>
          <table:table-cell office:value-type="string" table:style-name="ce4">
            <text:p>Apodi</text:p>
          </table:table-cell>
          <table:table-cell office:value-type="float" office:value="13453" table:style-name="ce4">
            <text:p>1345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2505449611410735" table:style-name="ce4">
            <text:p>2,250544961</text:p>
          </table:table-cell>
          <table:table-cell office:value-type="float" office:value="0.14369030537730718" table:style-name="ce4">
            <text:p>0,143690305</text:p>
          </table:table-cell>
          <table:table-cell table:number-columns-repeated="16375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float" office:value="151" table:style-name="ce3">
            <text:p>151</text:p>
          </table:table-cell>
          <table:table-cell office:value-type="string" table:style-name="ce4">
            <text:p>2402006</text:p>
          </table:table-cell>
          <table:table-cell office:value-type="string" table:style-name="ce4">
            <text:p>Caicó</text:p>
          </table:table-cell>
          <table:table-cell office:value-type="float" office:value="39460" table:style-name="ce4">
            <text:p>3946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1448506698412859" table:style-name="ce4">
            <text:p>3,14485067</text:p>
          </table:table-cell>
          <table:table-cell office:value-type="float" office:value="0.26461281718732177" table:style-name="ce4">
            <text:p>0,264612817</text:p>
          </table:table-cell>
          <table:table-cell table:number-columns-repeated="16375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float" office:value="158" table:style-name="ce3">
            <text:p>158</text:p>
          </table:table-cell>
          <table:table-cell office:value-type="string" table:style-name="ce4">
            <text:p>2408003</text:p>
          </table:table-cell>
          <table:table-cell office:value-type="string" table:style-name="ce4">
            <text:p>Mossoró</text:p>
          </table:table-cell>
          <table:table-cell office:value-type="float" office:value="154704" table:style-name="ce4">
            <text:p>154704</text:p>
          </table:table-cell>
          <table:table-cell office:value-type="float" office:value="3723" table:style-name="ce4">
            <text:p>3723</text:p>
          </table:table-cell>
          <table:table-cell office:value-type="float" office:value="2.4065311821284521" table:style-name="ce4">
            <text:p>2,406531182</text:p>
          </table:table-cell>
          <table:table-cell office:value-type="float" office:value="6.3334175156573442" table:style-name="ce4">
            <text:p>6,333417516</text:p>
          </table:table-cell>
          <table:table-cell office:value-type="float" office:value="0.9046903086811201" table:style-name="ce4">
            <text:p>0,904690309</text:p>
          </table:table-cell>
          <table:table-cell table:number-columns-repeated="16375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159" table:style-name="ce3">
            <text:p>159</text:p>
          </table:table-cell>
          <table:table-cell office:value-type="string" table:style-name="ce4">
            <text:p>2408102</text:p>
          </table:table-cell>
          <table:table-cell office:value-type="string" table:style-name="ce4">
            <text:p>Arranjo Populacional de Natal/RN</text:p>
          </table:table-cell>
          <table:table-cell office:value-type="float" office:value="550942" table:style-name="ce4">
            <text:p>550942</text:p>
          </table:table-cell>
          <table:table-cell office:value-type="float" office:value="38145" table:style-name="ce4">
            <text:p>38145</text:p>
          </table:table-cell>
          <table:table-cell office:value-type="float" office:value="6.9235963132235332" table:style-name="ce4">
            <text:p>6,923596313</text:p>
          </table:table-cell>
          <table:table-cell office:value-type="float" office:value="18.523889121174026" table:style-name="ce4">
            <text:p>18,52388912</text:p>
          </table:table-cell>
          <table:table-cell office:value-type="float" office:value="1.098291867668602" table:style-name="ce4">
            <text:p>1,098291868</text:p>
          </table:table-cell>
          <table:table-cell table:number-columns-repeated="16375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float" office:value="167" table:style-name="ce3">
            <text:p>167</text:p>
          </table:table-cell>
          <table:table-cell office:value-type="string" table:style-name="ce4">
            <text:p>2503704</text:p>
          </table:table-cell>
          <table:table-cell office:value-type="string" table:style-name="ce4">
            <text:p>Cajazeiras</text:p>
          </table:table-cell>
          <table:table-cell office:value-type="float" office:value="39626" table:style-name="ce4">
            <text:p>39626</text:p>
          </table:table-cell>
          <table:table-cell office:value-type="float" office:value="55" table:style-name="ce4">
            <text:p>55</text:p>
          </table:table-cell>
          <table:table-cell office:value-type="float" office:value="0.1387977590470903" table:style-name="ce4">
            <text:p>0,138797759</text:p>
          </table:table-cell>
          <table:table-cell office:value-type="float" office:value="3.0559406486875718" table:style-name="ce4">
            <text:p>3,055940649</text:p>
          </table:table-cell>
          <table:table-cell office:value-type="float" office:value="0.18923437375561719" table:style-name="ce4">
            <text:p>0,189234374</text:p>
          </table:table-cell>
          <table:table-cell table:number-columns-repeated="16375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float" office:value="168" table:style-name="ce3">
            <text:p>168</text:p>
          </table:table-cell>
          <table:table-cell office:value-type="string" table:style-name="ce4">
            <text:p>2504009</text:p>
          </table:table-cell>
          <table:table-cell office:value-type="string" table:style-name="ce4">
            <text:p>Arranjo Populacional de Campina Grande/PB</text:p>
          </table:table-cell>
          <table:table-cell office:value-type="float" office:value="336816" table:style-name="ce4">
            <text:p>336816</text:p>
          </table:table-cell>
          <table:table-cell office:value-type="float" office:value="8476" table:style-name="ce4">
            <text:p>8476</text:p>
          </table:table-cell>
          <table:table-cell office:value-type="float" office:value="2.5165075293335235" table:style-name="ce4">
            <text:p>2,516507529</text:p>
          </table:table-cell>
          <table:table-cell office:value-type="float" office:value="9.3004401792259976" table:style-name="ce4">
            <text:p>9,300440179</text:p>
          </table:table-cell>
          <table:table-cell office:value-type="float" office:value="1.2729665353364641" table:style-name="ce4">
            <text:p>1,272966535</text:p>
          </table:table-cell>
          <table:table-cell table:number-columns-repeated="16375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float" office:value="173" table:style-name="ce3">
            <text:p>173</text:p>
          </table:table-cell>
          <table:table-cell office:value-type="string" table:style-name="ce4">
            <text:p>2507507</text:p>
          </table:table-cell>
          <table:table-cell office:value-type="string" table:style-name="ce4">
            <text:p>Arranjo Populacional de João Pessoa/PB</text:p>
          </table:table-cell>
          <table:table-cell office:value-type="float" office:value="476363" table:style-name="ce4">
            <text:p>476363</text:p>
          </table:table-cell>
          <table:table-cell office:value-type="float" office:value="55316" table:style-name="ce4">
            <text:p>55316</text:p>
          </table:table-cell>
          <table:table-cell office:value-type="float" office:value="11.612152916998172" table:style-name="ce4">
            <text:p>11,61215292</text:p>
          </table:table-cell>
          <table:table-cell office:value-type="float" office:value="7.1155769139891483" table:style-name="ce4">
            <text:p>7,115576914</text:p>
          </table:table-cell>
          <table:table-cell office:value-type="float" office:value="0.39629318889797632" table:style-name="ce4">
            <text:p>0,396293189</text:p>
          </table:table-cell>
          <table:table-cell table:number-columns-repeated="16375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float" office:value="176" table:style-name="ce3">
            <text:p>176</text:p>
          </table:table-cell>
          <table:table-cell office:value-type="string" table:style-name="ce4">
            <text:p>2510808</text:p>
          </table:table-cell>
          <table:table-cell office:value-type="string" table:style-name="ce4">
            <text:p>Arranjo Populacional de Patos/PB</text:p>
          </table:table-cell>
          <table:table-cell office:value-type="float" office:value="85132" table:style-name="ce4">
            <text:p>85132</text:p>
          </table:table-cell>
          <table:table-cell office:value-type="float" office:value="666" table:style-name="ce4">
            <text:p>666</text:p>
          </table:table-cell>
          <table:table-cell office:value-type="float" office:value="0.78231452332847806" table:style-name="ce4">
            <text:p>0,782314523</text:p>
          </table:table-cell>
          <table:table-cell office:value-type="float" office:value="7.3202633300271742" table:style-name="ce4">
            <text:p>7,32026333</text:p>
          </table:table-cell>
          <table:table-cell office:value-type="float" office:value="0.66494010954131699" table:style-name="ce4">
            <text:p>0,66494011</text:p>
          </table:table-cell>
          <table:table-cell table:number-columns-repeated="16375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float" office:value="184" table:style-name="ce3">
            <text:p>184</text:p>
          </table:table-cell>
          <table:table-cell office:value-type="string" table:style-name="ce4">
            <text:p>2516201</text:p>
          </table:table-cell>
          <table:table-cell office:value-type="string" table:style-name="ce4">
            <text:p>Sousa</text:p>
          </table:table-cell>
          <table:table-cell office:value-type="float" office:value="54200" table:style-name="ce4">
            <text:p>54200</text:p>
          </table:table-cell>
          <table:table-cell office:value-type="float" office:value="123" table:style-name="ce4">
            <text:p>123</text:p>
          </table:table-cell>
          <table:table-cell office:value-type="float" office:value="0.22693726937269373" table:style-name="ce4">
            <text:p>0,226937269</text:p>
          </table:table-cell>
          <table:table-cell office:value-type="float" office:value="3.6668199278721798" table:style-name="ce4">
            <text:p>3,666819928</text:p>
          </table:table-cell>
          <table:table-cell office:value-type="float" office:value="0.30433416886076575" table:style-name="ce4">
            <text:p>0,304334169</text:p>
          </table:table-cell>
          <table:table-cell table:number-columns-repeated="16375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float" office:value="188" table:style-name="ce3">
            <text:p>188</text:p>
          </table:table-cell>
          <table:table-cell office:value-type="string" table:style-name="ce4">
            <text:p>2601201</text:p>
          </table:table-cell>
          <table:table-cell office:value-type="string" table:style-name="ce4">
            <text:p>Arcoverde</text:p>
          </table:table-cell>
          <table:table-cell office:value-type="float" office:value="93092" table:style-name="ce4">
            <text:p>93092</text:p>
          </table:table-cell>
          <table:table-cell office:value-type="float" office:value="654" table:style-name="ce4">
            <text:p>654</text:p>
          </table:table-cell>
          <table:table-cell office:value-type="float" office:value="0.70253082971683922" table:style-name="ce4">
            <text:p>0,70253083</text:p>
          </table:table-cell>
          <table:table-cell office:value-type="float" office:value="6.1940257333191102" table:style-name="ce4">
            <text:p>6,194025733</text:p>
          </table:table-cell>
          <table:table-cell office:value-type="float" office:value="0.91127175418952233" table:style-name="ce4">
            <text:p>0,911271754</text:p>
          </table:table-cell>
          <table:table-cell table:number-columns-repeated="16375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float" office:value="190" table:style-name="ce3">
            <text:p>190</text:p>
          </table:table-cell>
          <table:table-cell office:value-type="string" table:style-name="ce4">
            <text:p>2604007</text:p>
          </table:table-cell>
          <table:table-cell office:value-type="string" table:style-name="ce4">
            <text:p>Carpina</text:p>
          </table:table-cell>
          <table:table-cell office:value-type="float" office:value="53843" table:style-name="ce4">
            <text:p>53843</text:p>
          </table:table-cell>
          <table:table-cell office:value-type="float" office:value="538" table:style-name="ce4">
            <text:p>538</text:p>
          </table:table-cell>
          <table:table-cell office:value-type="float" office:value="0.99920138179521945" table:style-name="ce4">
            <text:p>0,999201382</text:p>
          </table:table-cell>
          <table:table-cell office:value-type="float" office:value="1.8151154163903149" table:style-name="ce4">
            <text:p>1,815115416</text:p>
          </table:table-cell>
          <table:table-cell office:value-type="float" office:value="5.8313961586042129E-2" table:style-name="ce4">
            <text:p>0,058313962</text:p>
          </table:table-cell>
          <table:table-cell table:number-columns-repeated="16375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float" office:value="191" table:style-name="ce3">
            <text:p>191</text:p>
          </table:table-cell>
          <table:table-cell office:value-type="string" table:style-name="ce4">
            <text:p>2604106</text:p>
          </table:table-cell>
          <table:table-cell office:value-type="string" table:style-name="ce4">
            <text:p>Caruaru</text:p>
          </table:table-cell>
          <table:table-cell office:value-type="float" office:value="424777" table:style-name="ce4">
            <text:p>424777</text:p>
          </table:table-cell>
          <table:table-cell office:value-type="float" office:value="12756" table:style-name="ce4">
            <text:p>12756</text:p>
          </table:table-cell>
          <table:table-cell office:value-type="float" office:value="3.0029874498854694" table:style-name="ce4">
            <text:p>3,00298745</text:p>
          </table:table-cell>
          <table:table-cell office:value-type="float" office:value="6.509299530004518" table:style-name="ce4">
            <text:p>6,50929953</text:p>
          </table:table-cell>
          <table:table-cell office:value-type="float" office:value="0.79067996086821757" table:style-name="ce4">
            <text:p>0,790679961</text:p>
          </table:table-cell>
          <table:table-cell table:number-columns-repeated="16375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float" office:value="192" table:style-name="ce3">
            <text:p>192</text:p>
          </table:table-cell>
          <table:table-cell office:value-type="string" table:style-name="ce4">
            <text:p>2605202</text:p>
          </table:table-cell>
          <table:table-cell office:value-type="string" table:style-name="ce4">
            <text:p>Escada</text:p>
          </table:table-cell>
          <table:table-cell office:value-type="float" office:value="22508" table:style-name="ce4">
            <text:p>22508</text:p>
          </table:table-cell>
          <table:table-cell office:value-type="float" office:value="2643" table:style-name="ce4">
            <text:p>2643</text:p>
          </table:table-cell>
          <table:table-cell office:value-type="float" office:value="11.742491558556956" table:style-name="ce4">
            <text:p>11,74249156</text:p>
          </table:table-cell>
          <table:table-cell office:value-type="float" office:value="1.4121958218881199" table:style-name="ce4">
            <text:p>1,412195822</text:p>
          </table:table-cell>
          <table:table-cell office:value-type="float" office:value="3.7376663462169488E-2" table:style-name="ce4">
            <text:p>0,037376663</text:p>
          </table:table-cell>
          <table:table-cell table:number-columns-repeated="16375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float" office:value="194" table:style-name="ce3">
            <text:p>194</text:p>
          </table:table-cell>
          <table:table-cell office:value-type="string" table:style-name="ce4">
            <text:p>2606002</text:p>
          </table:table-cell>
          <table:table-cell office:value-type="string" table:style-name="ce4">
            <text:p>Garanhuns</text:p>
          </table:table-cell>
          <table:table-cell office:value-type="float" office:value="194843" table:style-name="ce4">
            <text:p>194843</text:p>
          </table:table-cell>
          <table:table-cell office:value-type="float" office:value="295" table:style-name="ce4">
            <text:p>295</text:p>
          </table:table-cell>
          <table:table-cell office:value-type="float" office:value="0.15140395087326719" table:style-name="ce4">
            <text:p>0,151403951</text:p>
          </table:table-cell>
          <table:table-cell office:value-type="float" office:value="5.8275193405318486" table:style-name="ce4">
            <text:p>5,827519341</text:p>
          </table:table-cell>
          <table:table-cell office:value-type="float" office:value="0.61380258119100128" table:style-name="ce4">
            <text:p>0,613802581</text:p>
          </table:table-cell>
          <table:table-cell table:number-columns-repeated="16375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float" office:value="195" table:style-name="ce3">
            <text:p>195</text:p>
          </table:table-cell>
          <table:table-cell office:value-type="string" table:style-name="ce4">
            <text:p>2606200</text:p>
          </table:table-cell>
          <table:table-cell office:value-type="string" table:style-name="ce4">
            <text:p>Goiana</text:p>
          </table:table-cell>
          <table:table-cell office:value-type="float" office:value="38886" table:style-name="ce4">
            <text:p>38886</text:p>
          </table:table-cell>
          <table:table-cell office:value-type="float" office:value="1481" table:style-name="ce4">
            <text:p>1481</text:p>
          </table:table-cell>
          <table:table-cell office:value-type="float" office:value="3.8085686365272848" table:style-name="ce4">
            <text:p>3,808568637</text:p>
          </table:table-cell>
          <table:table-cell office:value-type="float" office:value="1.2036191182530538" table:style-name="ce4">
            <text:p>1,203619118</text:p>
          </table:table-cell>
          <table:table-cell office:value-type="float" office:value="5.7213490894023541E-2" table:style-name="ce4">
            <text:p>0,057213491</text:p>
          </table:table-cell>
          <table:table-cell table:number-columns-repeated="16375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float" office:value="196" table:style-name="ce3">
            <text:p>196</text:p>
          </table:table-cell>
          <table:table-cell office:value-type="string" table:style-name="ce4">
            <text:p>2608909</text:p>
          </table:table-cell>
          <table:table-cell office:value-type="string" table:style-name="ce4">
            <text:p>Limoeiro</text:p>
          </table:table-cell>
          <table:table-cell office:value-type="float" office:value="70666" table:style-name="ce4">
            <text:p>70666</text:p>
          </table:table-cell>
          <table:table-cell office:value-type="float" office:value="778" table:style-name="ce4">
            <text:p>778</text:p>
          </table:table-cell>
          <table:table-cell office:value-type="float" office:value="1.1009537825828546" table:style-name="ce4">
            <text:p>1,100953783</text:p>
          </table:table-cell>
          <table:table-cell office:value-type="float" office:value="1.984282973617588" table:style-name="ce4">
            <text:p>1,984282974</text:p>
          </table:table-cell>
          <table:table-cell office:value-type="float" office:value="0.10422277924155869" table:style-name="ce4">
            <text:p>0,104222779</text:p>
          </table:table-cell>
          <table:table-cell table:number-columns-repeated="16375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float" office:value="198" table:style-name="ce3">
            <text:p>198</text:p>
          </table:table-cell>
          <table:table-cell office:value-type="string" table:style-name="ce4">
            <text:p>2610004</text:p>
          </table:table-cell>
          <table:table-cell office:value-type="string" table:style-name="ce4">
            <text:p>Palmares</text:p>
          </table:table-cell>
          <table:table-cell office:value-type="float" office:value="88433" table:style-name="ce4">
            <text:p>88433</text:p>
          </table:table-cell>
          <table:table-cell office:value-type="float" office:value="1650" table:style-name="ce4">
            <text:p>1650</text:p>
          </table:table-cell>
          <table:table-cell office:value-type="float" office:value="1.8658193208417673" table:style-name="ce4">
            <text:p>1,865819321</text:p>
          </table:table-cell>
          <table:table-cell office:value-type="float" office:value="3.7007545000039137" table:style-name="ce4">
            <text:p>3,7007545</text:p>
          </table:table-cell>
          <table:table-cell office:value-type="float" office:value="0.23591279160492995" table:style-name="ce4">
            <text:p>0,235912792</text:p>
          </table:table-cell>
          <table:table-cell table:number-columns-repeated="16375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float" office:value="201" table:style-name="ce3">
            <text:p>201</text:p>
          </table:table-cell>
          <table:table-cell office:value-type="string" table:style-name="ce4">
            <text:p>2611101</text:p>
          </table:table-cell>
          <table:table-cell office:value-type="string" table:style-name="ce4">
            <text:p>Arranjo Populacional de Petrolina/PE - Juazeiro/BA</text:p>
          </table:table-cell>
          <table:table-cell office:value-type="float" office:value="285130" table:style-name="ce4">
            <text:p>285130</text:p>
          </table:table-cell>
          <table:table-cell office:value-type="float" office:value="2867" table:style-name="ce4">
            <text:p>2867</text:p>
          </table:table-cell>
          <table:table-cell office:value-type="float" office:value="1.0055062603023182" table:style-name="ce4">
            <text:p>1,00550626</text:p>
          </table:table-cell>
          <table:table-cell office:value-type="float" office:value="17.742009175948816" table:style-name="ce4">
            <text:p>17,74200918</text:p>
          </table:table-cell>
          <table:table-cell office:value-type="float" office:value="5.2109939082014547" table:style-name="ce4">
            <text:p>5,210993908</text:p>
          </table:table-cell>
          <table:table-cell table:number-columns-repeated="16375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float" office:value="202" table:style-name="ce3">
            <text:p>202</text:p>
          </table:table-cell>
          <table:table-cell office:value-type="string" table:style-name="ce4">
            <text:p>2611606</text:p>
          </table:table-cell>
          <table:table-cell office:value-type="string" table:style-name="ce4">
            <text:p>Arranjo Populacional do Recife/PE</text:p>
          </table:table-cell>
          <table:table-cell office:value-type="float" office:value="1384718" table:style-name="ce4">
            <text:p>1384718</text:p>
          </table:table-cell>
          <table:table-cell office:value-type="float" office:value="298143" table:style-name="ce4">
            <text:p>298143</text:p>
          </table:table-cell>
          <table:table-cell office:value-type="float" office:value="21.530954317052281" table:style-name="ce4">
            <text:p>21,53095432</text:p>
          </table:table-cell>
          <table:table-cell office:value-type="float" office:value="6.6447408633393534" table:style-name="ce4">
            <text:p>6,644740863</text:p>
          </table:table-cell>
          <table:table-cell office:value-type="float" office:value="0.37373258122946929" table:style-name="ce4">
            <text:p>0,373732581</text:p>
          </table:table-cell>
          <table:table-cell table:number-columns-repeated="16375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float" office:value="204" table:style-name="ce3">
            <text:p>204</text:p>
          </table:table-cell>
          <table:table-cell office:value-type="string" table:style-name="ce4">
            <text:p>2612505</text:p>
          </table:table-cell>
          <table:table-cell office:value-type="string" table:style-name="ce4">
            <text:p>Santa Cruz do Capibaribe</text:p>
          </table:table-cell>
          <table:table-cell office:value-type="float" office:value="45755" table:style-name="ce4">
            <text:p>45755</text:p>
          </table:table-cell>
          <table:table-cell office:value-type="float" office:value="1084" table:style-name="ce4">
            <text:p>1084</text:p>
          </table:table-cell>
          <table:table-cell office:value-type="float" office:value="2.3691399847011256" table:style-name="ce4">
            <text:p>2,369139985</text:p>
          </table:table-cell>
          <table:table-cell office:value-type="float" office:value="1.4094199083097974" table:style-name="ce4">
            <text:p>1,409419908</text:p>
          </table:table-cell>
          <table:table-cell office:value-type="float" office:value="6.6455713678919795E-2" table:style-name="ce4">
            <text:p>0,066455714</text:p>
          </table:table-cell>
          <table:table-cell table:number-columns-repeated="16375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float" office:value="207" table:style-name="ce3">
            <text:p>207</text:p>
          </table:table-cell>
          <table:table-cell office:value-type="string" table:style-name="ce4">
            <text:p>2615300</text:p>
          </table:table-cell>
          <table:table-cell office:value-type="string" table:style-name="ce4">
            <text:p>Timbaúba</text:p>
          </table:table-cell>
          <table:table-cell office:value-type="float" office:value="40314" table:style-name="ce4">
            <text:p>40314</text:p>
          </table:table-cell>
          <table:table-cell office:value-type="float" office:value="4292" table:style-name="ce4">
            <text:p>4292</text:p>
          </table:table-cell>
          <table:table-cell office:value-type="float" office:value="10.646425559359031" table:style-name="ce4">
            <text:p>10,64642556</text:p>
          </table:table-cell>
          <table:table-cell office:value-type="float" office:value="2.033591005921549" table:style-name="ce4">
            <text:p>2,033591006</text:p>
          </table:table-cell>
          <table:table-cell office:value-type="float" office:value="6.2905379790612032E-2" table:style-name="ce4">
            <text:p>0,06290538</text:p>
          </table:table-cell>
          <table:table-cell table:number-columns-repeated="16375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float" office:value="208" table:style-name="ce3">
            <text:p>208</text:p>
          </table:table-cell>
          <table:table-cell office:value-type="string" table:style-name="ce4">
            <text:p>2616407</text:p>
          </table:table-cell>
          <table:table-cell office:value-type="string" table:style-name="ce4">
            <text:p>Vitória de Santo Antão</text:p>
          </table:table-cell>
          <table:table-cell office:value-type="float" office:value="67517" table:style-name="ce4">
            <text:p>67517</text:p>
          </table:table-cell>
          <table:table-cell office:value-type="float" office:value="444" table:style-name="ce4">
            <text:p>444</text:p>
          </table:table-cell>
          <table:table-cell office:value-type="float" office:value="0.65761215693825259" table:style-name="ce4">
            <text:p>0,657612157</text:p>
          </table:table-cell>
          <table:table-cell office:value-type="float" office:value="1.4800835869575923" table:style-name="ce4">
            <text:p>1,480083587</text:p>
          </table:table-cell>
          <table:table-cell office:value-type="float" office:value="7.0242856139985724E-2" table:style-name="ce4">
            <text:p>0,070242856</text:p>
          </table:table-cell>
          <table:table-cell table:number-columns-repeated="16375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float" office:value="209" table:style-name="ce3">
            <text:p>209</text:p>
          </table:table-cell>
          <table:table-cell office:value-type="string" table:style-name="ce4">
            <text:p>2700300</text:p>
          </table:table-cell>
          <table:table-cell office:value-type="string" table:style-name="ce4">
            <text:p>Arapiraca</text:p>
          </table:table-cell>
          <table:table-cell office:value-type="float" office:value="199355" table:style-name="ce4">
            <text:p>199355</text:p>
          </table:table-cell>
          <table:table-cell office:value-type="float" office:value="181" table:style-name="ce4">
            <text:p>181</text:p>
          </table:table-cell>
          <table:table-cell office:value-type="float" office:value="9.0792806801936243E-2" table:style-name="ce4">
            <text:p>0,090792807</text:p>
          </table:table-cell>
          <table:table-cell office:value-type="float" office:value="5.2743619902558718" table:style-name="ce4">
            <text:p>5,27436199</text:p>
          </table:table-cell>
          <table:table-cell office:value-type="float" office:value="0.53973983466480824" table:style-name="ce4">
            <text:p>0,539739835</text:p>
          </table:table-cell>
          <table:table-cell table:number-columns-repeated="16375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float" office:value="211" table:style-name="ce3">
            <text:p>211</text:p>
          </table:table-cell>
          <table:table-cell office:value-type="string" table:style-name="ce4">
            <text:p>2702306</text:p>
          </table:table-cell>
          <table:table-cell office:value-type="string" table:style-name="ce4">
            <text:p>Coruripe</text:p>
          </table:table-cell>
          <table:table-cell office:value-type="float" office:value="19433" table:style-name="ce4">
            <text:p>19433</text:p>
          </table:table-cell>
          <table:table-cell office:value-type="float" office:value="307" table:style-name="ce4">
            <text:p>307</text:p>
          </table:table-cell>
          <table:table-cell office:value-type="float" office:value="1.5797869603252201" table:style-name="ce4">
            <text:p>1,57978696</text:p>
          </table:table-cell>
          <table:table-cell office:value-type="float" office:value="2.0733250551684446" table:style-name="ce4">
            <text:p>2,073325055</text:p>
          </table:table-cell>
          <table:table-cell office:value-type="float" office:value="0.11079472366228979" table:style-name="ce4">
            <text:p>0,110794724</text:p>
          </table:table-cell>
          <table:table-cell table:number-columns-repeated="16375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float" office:value="213" table:style-name="ce3">
            <text:p>213</text:p>
          </table:table-cell>
          <table:table-cell office:value-type="string" table:style-name="ce4">
            <text:p>2704302</text:p>
          </table:table-cell>
          <table:table-cell office:value-type="string" table:style-name="ce4">
            <text:p>Arranjo Populacional de Maceió/AL</text:p>
          </table:table-cell>
          <table:table-cell office:value-type="float" office:value="486583" table:style-name="ce4">
            <text:p>486583</text:p>
          </table:table-cell>
          <table:table-cell office:value-type="float" office:value="61305" table:style-name="ce4">
            <text:p>61305</text:p>
          </table:table-cell>
          <table:table-cell office:value-type="float" office:value="12.599083815094239" table:style-name="ce4">
            <text:p>12,59908382</text:p>
          </table:table-cell>
          <table:table-cell office:value-type="float" office:value="5.2404294021745619" table:style-name="ce4">
            <text:p>5,240429402</text:p>
          </table:table-cell>
          <table:table-cell office:value-type="float" office:value="0.46563886800621967" table:style-name="ce4">
            <text:p>0,465638868</text:p>
          </table:table-cell>
          <table:table-cell table:number-columns-repeated="16375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float" office:value="214" table:style-name="ce3">
            <text:p>214</text:p>
          </table:table-cell>
          <table:table-cell office:value-type="string" table:style-name="ce4">
            <text:p>2704500</text:p>
          </table:table-cell>
          <table:table-cell office:value-type="string" table:style-name="ce4">
            <text:p>Arranjo Populacional de Maragogi/AL - São José da Coroa Grande/PE</text:p>
          </table:table-cell>
          <table:table-cell office:value-type="float" office:value="16270" table:style-name="ce4">
            <text:p>16270</text:p>
          </table:table-cell>
          <table:table-cell office:value-type="float" office:value="1596" table:style-name="ce4">
            <text:p>1596</text:p>
          </table:table-cell>
          <table:table-cell office:value-type="float" office:value="9.8094652735095273" table:style-name="ce4">
            <text:p>9,809465274</text:p>
          </table:table-cell>
          <table:table-cell office:value-type="float" office:value="1.1540381745274919" table:style-name="ce4">
            <text:p>1,154038175</text:p>
          </table:table-cell>
          <table:table-cell office:value-type="float" office:value="4.0232334981207644E-2" table:style-name="ce4">
            <text:p>0,040232335</text:p>
          </table:table-cell>
          <table:table-cell table:number-columns-repeated="16375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float" office:value="215" table:style-name="ce3">
            <text:p>215</text:p>
          </table:table-cell>
          <table:table-cell office:value-type="string" table:style-name="ce4">
            <text:p>2706307</text:p>
          </table:table-cell>
          <table:table-cell office:value-type="string" table:style-name="ce4">
            <text:p>Palmeira dos Índios</text:p>
          </table:table-cell>
          <table:table-cell office:value-type="float" office:value="41116" table:style-name="ce4">
            <text:p>41116</text:p>
          </table:table-cell>
          <table:table-cell office:value-type="float" office:value="171" table:style-name="ce4">
            <text:p>171</text:p>
          </table:table-cell>
          <table:table-cell office:value-type="float" office:value="0.41589648798521256" table:style-name="ce4">
            <text:p>0,415896488</text:p>
          </table:table-cell>
          <table:table-cell office:value-type="float" office:value="3.1174000205482852" table:style-name="ce4">
            <text:p>3,117400021</text:p>
          </table:table-cell>
          <table:table-cell office:value-type="float" office:value="0.14156426424722049" table:style-name="ce4">
            <text:p>0,141564264</text:p>
          </table:table-cell>
          <table:table-cell table:number-columns-repeated="16375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float" office:value="216" table:style-name="ce3">
            <text:p>216</text:p>
          </table:table-cell>
          <table:table-cell office:value-type="string" table:style-name="ce4">
            <text:p>2706703</text:p>
          </table:table-cell>
          <table:table-cell office:value-type="string" table:style-name="ce4">
            <text:p>Arranjo Populacional de Penedo/AL</text:p>
          </table:table-cell>
          <table:table-cell office:value-type="float" office:value="42019" table:style-name="ce4">
            <text:p>42019</text:p>
          </table:table-cell>
          <table:table-cell office:value-type="float" office:value="403" table:style-name="ce4">
            <text:p>403</text:p>
          </table:table-cell>
          <table:table-cell office:value-type="float" office:value="0.9590899355053667" table:style-name="ce4">
            <text:p>0,959089936</text:p>
          </table:table-cell>
          <table:table-cell office:value-type="float" office:value="2.1224903444700001" table:style-name="ce4">
            <text:p>2,122490344</text:p>
          </table:table-cell>
          <table:table-cell office:value-type="float" office:value="0.15441472616549559" table:style-name="ce4">
            <text:p>0,154414726</text:p>
          </table:table-cell>
          <table:table-cell table:number-columns-repeated="16375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float" office:value="217" table:style-name="ce3">
            <text:p>217</text:p>
          </table:table-cell>
          <table:table-cell office:value-type="string" table:style-name="ce4">
            <text:p>2707305</text:p>
          </table:table-cell>
          <table:table-cell office:value-type="string" table:style-name="ce4">
            <text:p>Porto Calvo</text:p>
          </table:table-cell>
          <table:table-cell office:value-type="float" office:value="8929" table:style-name="ce4">
            <text:p>8929</text:p>
          </table:table-cell>
          <table:table-cell office:value-type="float" office:value="367" table:style-name="ce4">
            <text:p>367</text:p>
          </table:table-cell>
          <table:table-cell office:value-type="float" office:value="4.110202710269907" table:style-name="ce4">
            <text:p>4,11020271</text:p>
          </table:table-cell>
          <table:table-cell office:value-type="float" office:value="1.2252416210762895" table:style-name="ce4">
            <text:p>1,225241621</text:p>
          </table:table-cell>
          <table:table-cell office:value-type="float" office:value="4.6930832036276265E-2" table:style-name="ce4">
            <text:p>0,046930832</text:p>
          </table:table-cell>
          <table:table-cell table:number-columns-repeated="16375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float" office:value="221" table:style-name="ce3">
            <text:p>221</text:p>
          </table:table-cell>
          <table:table-cell office:value-type="string" table:style-name="ce4">
            <text:p>2800308</text:p>
          </table:table-cell>
          <table:table-cell office:value-type="string" table:style-name="ce4">
            <text:p>Arranjo Populacional de Aracaju/SE</text:p>
          </table:table-cell>
          <table:table-cell office:value-type="float" office:value="490422" table:style-name="ce4">
            <text:p>490422</text:p>
          </table:table-cell>
          <table:table-cell office:value-type="float" office:value="51531" table:style-name="ce4">
            <text:p>51531</text:p>
          </table:table-cell>
          <table:table-cell office:value-type="float" office:value="10.507481312012921" table:style-name="ce4">
            <text:p>10,50748131</text:p>
          </table:table-cell>
          <table:table-cell office:value-type="float" office:value="17.424256411340995" table:style-name="ce4">
            <text:p>17,42425641</text:p>
          </table:table-cell>
          <table:table-cell office:value-type="float" office:value="1.2980523485467488" table:style-name="ce4">
            <text:p>1,298052349</text:p>
          </table:table-cell>
          <table:table-cell table:number-columns-repeated="16375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223" table:style-name="ce3">
            <text:p>223</text:p>
          </table:table-cell>
          <table:table-cell office:value-type="string" table:style-name="ce4">
            <text:p>2802106</text:p>
          </table:table-cell>
          <table:table-cell office:value-type="string" table:style-name="ce4">
            <text:p>Estância</text:p>
          </table:table-cell>
          <table:table-cell office:value-type="float" office:value="45770" table:style-name="ce4">
            <text:p>45770</text:p>
          </table:table-cell>
          <table:table-cell office:value-type="float" office:value="727" table:style-name="ce4">
            <text:p>727</text:p>
          </table:table-cell>
          <table:table-cell office:value-type="float" office:value="1.5883766659383873" table:style-name="ce4">
            <text:p>1,588376666</text:p>
          </table:table-cell>
          <table:table-cell office:value-type="float" office:value="2.120182313022005" table:style-name="ce4">
            <text:p>2,120182313</text:p>
          </table:table-cell>
          <table:table-cell office:value-type="float" office:value="0.15227266593407274" table:style-name="ce4">
            <text:p>0,152272666</text:p>
          </table:table-cell>
          <table:table-cell table:number-columns-repeated="16375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float" office:value="225" table:style-name="ce3">
            <text:p>225</text:p>
          </table:table-cell>
          <table:table-cell office:value-type="string" table:style-name="ce4">
            <text:p>2803500</text:p>
          </table:table-cell>
          <table:table-cell office:value-type="string" table:style-name="ce4">
            <text:p>Lagarto</text:p>
          </table:table-cell>
          <table:table-cell office:value-type="float" office:value="45696" table:style-name="ce4">
            <text:p>45696</text:p>
          </table:table-cell>
          <table:table-cell office:value-type="float" office:value="765" table:style-name="ce4">
            <text:p>765</text:p>
          </table:table-cell>
          <table:table-cell office:value-type="float" office:value="1.6741071428571428" table:style-name="ce4">
            <text:p>1,674107143</text:p>
          </table:table-cell>
          <table:table-cell office:value-type="float" office:value="2.4984912001080364" table:style-name="ce4">
            <text:p>2,4984912</text:p>
          </table:table-cell>
          <table:table-cell office:value-type="float" office:value="0.14450606878959557" table:style-name="ce4">
            <text:p>0,144506069</text:p>
          </table:table-cell>
          <table:table-cell table:number-columns-repeated="16375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float" office:value="232" table:style-name="ce3">
            <text:p>232</text:p>
          </table:table-cell>
          <table:table-cell office:value-type="string" table:style-name="ce4">
            <text:p>2903201</text:p>
          </table:table-cell>
          <table:table-cell office:value-type="string" table:style-name="ce4">
            <text:p>Barreiras</text:p>
          </table:table-cell>
          <table:table-cell office:value-type="float" office:value="156966" table:style-name="ce4">
            <text:p>156966</text:p>
          </table:table-cell>
          <table:table-cell office:value-type="float" office:value="1535" table:style-name="ce4">
            <text:p>1535</text:p>
          </table:table-cell>
          <table:table-cell office:value-type="float" office:value="0.97791878495980011" table:style-name="ce4">
            <text:p>0,977918785</text:p>
          </table:table-cell>
          <table:table-cell office:value-type="float" office:value="23.176182972230812" table:style-name="ce4">
            <text:p>23,17618297</text:p>
          </table:table-cell>
          <table:table-cell office:value-type="float" office:value="7.4708033199979944" table:style-name="ce4">
            <text:p>7,47080332</text:p>
          </table:table-cell>
          <table:table-cell table:number-columns-repeated="16375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float" office:value="234" table:style-name="ce3">
            <text:p>234</text:p>
          </table:table-cell>
          <table:table-cell office:value-type="string" table:style-name="ce4">
            <text:p>2904605</text:p>
          </table:table-cell>
          <table:table-cell office:value-type="string" table:style-name="ce4">
            <text:p>Brumado</text:p>
          </table:table-cell>
          <table:table-cell office:value-type="float" office:value="28714" table:style-name="ce4">
            <text:p>28714</text:p>
          </table:table-cell>
          <table:table-cell office:value-type="float" office:value="180" table:style-name="ce4">
            <text:p>180</text:p>
          </table:table-cell>
          <table:table-cell office:value-type="float" office:value="0.62687190917322566" table:style-name="ce4">
            <text:p>0,626871909</text:p>
          </table:table-cell>
          <table:table-cell office:value-type="float" office:value="4.7341867055376197" table:style-name="ce4">
            <text:p>4,734186706</text:p>
          </table:table-cell>
          <table:table-cell office:value-type="float" office:value="0.42891286494440028" table:style-name="ce4">
            <text:p>0,428912865</text:p>
          </table:table-cell>
          <table:table-cell table:number-columns-repeated="16375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float" office:value="238" table:style-name="ce3">
            <text:p>238</text:p>
          </table:table-cell>
          <table:table-cell office:value-type="string" table:style-name="ce4">
            <text:p>2906006</text:p>
          </table:table-cell>
          <table:table-cell office:value-type="string" table:style-name="ce4">
            <text:p>Campo Formoso</text:p>
          </table:table-cell>
          <table:table-cell office:value-type="float" office:value="22367" table:style-name="ce4">
            <text:p>22367</text:p>
          </table:table-cell>
          <table:table-cell office:value-type="float" office:value="135" table:style-name="ce4">
            <text:p>135</text:p>
          </table:table-cell>
          <table:table-cell office:value-type="float" office:value="0.60356775606920909" table:style-name="ce4">
            <text:p>0,603567756</text:p>
          </table:table-cell>
          <table:table-cell office:value-type="float" office:value="5.1112390979527538" table:style-name="ce4">
            <text:p>5,111239098</text:p>
          </table:table-cell>
          <table:table-cell office:value-type="float" office:value="0.6195502321833698" table:style-name="ce4">
            <text:p>0,619550232</text:p>
          </table:table-cell>
          <table:table-cell table:number-columns-repeated="16375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float" office:value="240" table:style-name="ce3">
            <text:p>240</text:p>
          </table:table-cell>
          <table:table-cell office:value-type="string" table:style-name="ce4">
            <text:p>2907509</text:p>
          </table:table-cell>
          <table:table-cell office:value-type="string" table:style-name="ce4">
            <text:p>Catu</text:p>
          </table:table-cell>
          <table:table-cell office:value-type="float" office:value="26808" table:style-name="ce4">
            <text:p>26808</text:p>
          </table:table-cell>
          <table:table-cell office:value-type="float" office:value="622" table:style-name="ce4">
            <text:p>622</text:p>
          </table:table-cell>
          <table:table-cell office:value-type="float" office:value="2.3202029245001494" table:style-name="ce4">
            <text:p>2,320202925</text:p>
          </table:table-cell>
          <table:table-cell office:value-type="float" office:value="1.4505783179656895" table:style-name="ce4">
            <text:p>1,450578318</text:p>
          </table:table-cell>
          <table:table-cell office:value-type="float" office:value="6.1660255853629019E-2" table:style-name="ce4">
            <text:p>0,061660256</text:p>
          </table:table-cell>
          <table:table-cell table:number-columns-repeated="16375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float" office:value="241" table:style-name="ce3">
            <text:p>241</text:p>
          </table:table-cell>
          <table:table-cell office:value-type="string" table:style-name="ce4">
            <text:p>2908408</text:p>
          </table:table-cell>
          <table:table-cell office:value-type="string" table:style-name="ce4">
            <text:p>Conceição do Coité</text:p>
          </table:table-cell>
          <table:table-cell office:value-type="float" office:value="38406" table:style-name="ce4">
            <text:p>38406</text:p>
          </table:table-cell>
          <table:table-cell office:value-type="float" office:value="648" table:style-name="ce4">
            <text:p>648</text:p>
          </table:table-cell>
          <table:table-cell office:value-type="float" office:value="1.687236369317294" table:style-name="ce4">
            <text:p>1,687236369</text:p>
          </table:table-cell>
          <table:table-cell office:value-type="float" office:value="4.6148272953665375" table:style-name="ce4">
            <text:p>4,614827295</text:p>
          </table:table-cell>
          <table:table-cell office:value-type="float" office:value="0.28811773388015621" table:style-name="ce4">
            <text:p>0,288117734</text:p>
          </table:table-cell>
          <table:table-cell table:number-columns-repeated="16375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float" office:value="243" table:style-name="ce3">
            <text:p>243</text:p>
          </table:table-cell>
          <table:table-cell office:value-type="string" table:style-name="ce4">
            <text:p>2910727</text:p>
          </table:table-cell>
          <table:table-cell office:value-type="string" table:style-name="ce4">
            <text:p>Eunápolis</text:p>
          </table:table-cell>
          <table:table-cell office:value-type="float" office:value="114714" table:style-name="ce4">
            <text:p>114714</text:p>
          </table:table-cell>
          <table:table-cell office:value-type="float" office:value="5578" table:style-name="ce4">
            <text:p>5578</text:p>
          </table:table-cell>
          <table:table-cell office:value-type="float" office:value="4.8625276775284627" table:style-name="ce4">
            <text:p>4,862527678</text:p>
          </table:table-cell>
          <table:table-cell office:value-type="float" office:value="7.193819248903365" table:style-name="ce4">
            <text:p>7,193819249</text:p>
          </table:table-cell>
          <table:table-cell office:value-type="float" office:value="1.1032299149749918" table:style-name="ce4">
            <text:p>1,103229915</text:p>
          </table:table-cell>
          <table:table-cell table:number-columns-repeated="16375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float" office:value="244" table:style-name="ce3">
            <text:p>244</text:p>
          </table:table-cell>
          <table:table-cell office:value-type="string" table:style-name="ce4">
            <text:p>2910800</text:p>
          </table:table-cell>
          <table:table-cell office:value-type="string" table:style-name="ce4">
            <text:p>Feira de Santana</text:p>
          </table:table-cell>
          <table:table-cell office:value-type="float" office:value="390378" table:style-name="ce4">
            <text:p>390378</text:p>
          </table:table-cell>
          <table:table-cell office:value-type="float" office:value="14839" table:style-name="ce4">
            <text:p>14839</text:p>
          </table:table-cell>
          <table:table-cell office:value-type="float" office:value="3.8011875669223163" table:style-name="ce4">
            <text:p>3,801187567</text:p>
          </table:table-cell>
          <table:table-cell office:value-type="float" office:value="14.717091165440184" table:style-name="ce4">
            <text:p>14,71709117</text:p>
          </table:table-cell>
          <table:table-cell office:value-type="float" office:value="1.6671422671564573" table:style-name="ce4">
            <text:p>1,667142267</text:p>
          </table:table-cell>
          <table:table-cell table:number-columns-repeated="16375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float" office:value="246" table:style-name="ce3">
            <text:p>246</text:p>
          </table:table-cell>
          <table:table-cell office:value-type="string" table:style-name="ce4">
            <text:p>2911709</text:p>
          </table:table-cell>
          <table:table-cell office:value-type="string" table:style-name="ce4">
            <text:p>Guanambi</text:p>
          </table:table-cell>
          <table:table-cell office:value-type="float" office:value="114278" table:style-name="ce4">
            <text:p>114278</text:p>
          </table:table-cell>
          <table:table-cell office:value-type="float" office:value="223" table:style-name="ce4">
            <text:p>223</text:p>
          </table:table-cell>
          <table:table-cell office:value-type="float" office:value="0.19513817182659829" table:style-name="ce4">
            <text:p>0,195138172</text:p>
          </table:table-cell>
          <table:table-cell office:value-type="float" office:value="18.891311403970057" table:style-name="ce4">
            <text:p>18,8913114</text:p>
          </table:table-cell>
          <table:table-cell office:value-type="float" office:value="3.0150151845256463" table:style-name="ce4">
            <text:p>3,015015185</text:p>
          </table:table-cell>
          <table:table-cell table:number-columns-repeated="16375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float" office:value="248" table:style-name="ce3">
            <text:p>248</text:p>
          </table:table-cell>
          <table:table-cell office:value-type="string" table:style-name="ce4">
            <text:p>2913606</text:p>
          </table:table-cell>
          <table:table-cell office:value-type="string" table:style-name="ce4">
            <text:p>Ilhéus</text:p>
          </table:table-cell>
          <table:table-cell office:value-type="float" office:value="97375" table:style-name="ce4">
            <text:p>97375</text:p>
          </table:table-cell>
          <table:table-cell office:value-type="float" office:value="21123" table:style-name="ce4">
            <text:p>21123</text:p>
          </table:table-cell>
          <table:table-cell office:value-type="float" office:value="21.69242618741977" table:style-name="ce4">
            <text:p>21,69242619</text:p>
          </table:table-cell>
          <table:table-cell office:value-type="float" office:value="7.3523091615219149" table:style-name="ce4">
            <text:p>7,352309162</text:p>
          </table:table-cell>
          <table:table-cell office:value-type="float" office:value="0.52282801056704142" table:style-name="ce4">
            <text:p>0,522828011</text:p>
          </table:table-cell>
          <table:table-cell table:number-columns-repeated="16375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float" office:value="252" table:style-name="ce3">
            <text:p>252</text:p>
          </table:table-cell>
          <table:table-cell office:value-type="string" table:style-name="ce4">
            <text:p>2914703</text:p>
          </table:table-cell>
          <table:table-cell office:value-type="string" table:style-name="ce4">
            <text:p>Itaberaba</text:p>
          </table:table-cell>
          <table:table-cell office:value-type="float" office:value="50462" table:style-name="ce4">
            <text:p>50462</text:p>
          </table:table-cell>
          <table:table-cell office:value-type="float" office:value="1842" table:style-name="ce4">
            <text:p>1842</text:p>
          </table:table-cell>
          <table:table-cell office:value-type="float" office:value="3.6502714914192858" table:style-name="ce4">
            <text:p>3,650271491</text:p>
          </table:table-cell>
          <table:table-cell office:value-type="float" office:value="5.8753343087778775" table:style-name="ce4">
            <text:p>5,875334309</text:p>
          </table:table-cell>
          <table:table-cell office:value-type="float" office:value="1.1514883859448279" table:style-name="ce4">
            <text:p>1,151488386</text:p>
          </table:table-cell>
          <table:table-cell table:number-columns-repeated="16375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float" office:value="253" table:style-name="ce3">
            <text:p>253</text:p>
          </table:table-cell>
          <table:table-cell office:value-type="string" table:style-name="ce4">
            <text:p>2914802</text:p>
          </table:table-cell>
          <table:table-cell office:value-type="string" table:style-name="ce4">
            <text:p>Itabuna</text:p>
          </table:table-cell>
          <table:table-cell office:value-type="float" office:value="177721" table:style-name="ce4">
            <text:p>177721</text:p>
          </table:table-cell>
          <table:table-cell office:value-type="float" office:value="8838" table:style-name="ce4">
            <text:p>8838</text:p>
          </table:table-cell>
          <table:table-cell office:value-type="float" office:value="4.9729632401348178" table:style-name="ce4">
            <text:p>4,97296324</text:p>
          </table:table-cell>
          <table:table-cell office:value-type="float" office:value="11.885166442543367" table:style-name="ce4">
            <text:p>11,88516644</text:p>
          </table:table-cell>
          <table:table-cell office:value-type="float" office:value="0.94049540488019479" table:style-name="ce4">
            <text:p>0,940495405</text:p>
          </table:table-cell>
          <table:table-cell table:number-columns-repeated="16375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float" office:value="256" table:style-name="ce3">
            <text:p>256</text:p>
          </table:table-cell>
          <table:table-cell office:value-type="string" table:style-name="ce4">
            <text:p>2917508</text:p>
          </table:table-cell>
          <table:table-cell office:value-type="string" table:style-name="ce4">
            <text:p>Jacobina</text:p>
          </table:table-cell>
          <table:table-cell office:value-type="float" office:value="89763" table:style-name="ce4">
            <text:p>89763</text:p>
          </table:table-cell>
          <table:table-cell office:value-type="float" office:value="1619" table:style-name="ce4">
            <text:p>1619</text:p>
          </table:table-cell>
          <table:table-cell office:value-type="float" office:value="1.8036384701937322" table:style-name="ce4">
            <text:p>1,80363847</text:p>
          </table:table-cell>
          <table:table-cell office:value-type="float" office:value="8.5282642025531477" table:style-name="ce4">
            <text:p>8,528264203</text:p>
          </table:table-cell>
          <table:table-cell office:value-type="float" office:value="1.2558982881350911" table:style-name="ce4">
            <text:p>1,255898288</text:p>
          </table:table-cell>
          <table:table-cell table:number-columns-repeated="16375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float" office:value="257" table:style-name="ce3">
            <text:p>257</text:p>
          </table:table-cell>
          <table:table-cell office:value-type="string" table:style-name="ce4">
            <text:p>2917607</text:p>
          </table:table-cell>
          <table:table-cell office:value-type="string" table:style-name="ce4">
            <text:p>Jaguaquara</text:p>
          </table:table-cell>
          <table:table-cell office:value-type="float" office:value="16261" table:style-name="ce4">
            <text:p>16261</text:p>
          </table:table-cell>
          <table:table-cell office:value-type="float" office:value="391" table:style-name="ce4">
            <text:p>391</text:p>
          </table:table-cell>
          <table:table-cell office:value-type="float" office:value="2.4045261669024045" table:style-name="ce4">
            <text:p>2,404526167</text:p>
          </table:table-cell>
          <table:table-cell office:value-type="float" office:value="2.65810585694891" table:style-name="ce4">
            <text:p>2,658105857</text:p>
          </table:table-cell>
          <table:table-cell office:value-type="float" office:value="9.2461669813189609E-2" table:style-name="ce4">
            <text:p>0,09246167</text:p>
          </table:table-cell>
          <table:table-cell table:number-columns-repeated="16375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float" office:value="258" table:style-name="ce3">
            <text:p>258</text:p>
          </table:table-cell>
          <table:table-cell office:value-type="string" table:style-name="ce4">
            <text:p>2918001</text:p>
          </table:table-cell>
          <table:table-cell office:value-type="string" table:style-name="ce4">
            <text:p>Jequié</text:p>
          </table:table-cell>
          <table:table-cell office:value-type="float" office:value="101061" table:style-name="ce4">
            <text:p>101061</text:p>
          </table:table-cell>
          <table:table-cell office:value-type="float" office:value="2649" table:style-name="ce4">
            <text:p>2649</text:p>
          </table:table-cell>
          <table:table-cell office:value-type="float" office:value="2.6211891827708018" table:style-name="ce4">
            <text:p>2,621189183</text:p>
          </table:table-cell>
          <table:table-cell office:value-type="float" office:value="11.244221059552716" table:style-name="ce4">
            <text:p>11,24422106</text:p>
          </table:table-cell>
          <table:table-cell office:value-type="float" office:value="1.0148026063635831" table:style-name="ce4">
            <text:p>1,014802606</text:p>
          </table:table-cell>
          <table:table-cell table:number-columns-repeated="16375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float" office:value="266" table:style-name="ce3">
            <text:p>266</text:p>
          </table:table-cell>
          <table:table-cell office:value-type="string" table:style-name="ce4">
            <text:p>2926608</text:p>
          </table:table-cell>
          <table:table-cell office:value-type="string" table:style-name="ce4">
            <text:p>Ribeira do Pombal</text:p>
          </table:table-cell>
          <table:table-cell office:value-type="float" office:value="72432" table:style-name="ce4">
            <text:p>72432</text:p>
          </table:table-cell>
          <table:table-cell office:value-type="float" office:value="429" table:style-name="ce4">
            <text:p>429</text:p>
          </table:table-cell>
          <table:table-cell office:value-type="float" office:value="0.59227965540092775" table:style-name="ce4">
            <text:p>0,592279655</text:p>
          </table:table-cell>
          <table:table-cell office:value-type="float" office:value="6.5263160906480575" table:style-name="ce4">
            <text:p>6,526316091</text:p>
          </table:table-cell>
          <table:table-cell office:value-type="float" office:value="0.61912930959353829" table:style-name="ce4">
            <text:p>0,61912931</text:p>
          </table:table-cell>
          <table:table-cell table:number-columns-repeated="16375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float" office:value="269" table:style-name="ce3">
            <text:p>269</text:p>
          </table:table-cell>
          <table:table-cell office:value-type="string" table:style-name="ce4">
            <text:p>2927408</text:p>
          </table:table-cell>
          <table:table-cell office:value-type="string" table:style-name="ce4">
            <text:p>Arranjo Populacional de Salvador/BA</text:p>
          </table:table-cell>
          <table:table-cell office:value-type="float" office:value="1231233" table:style-name="ce4">
            <text:p>1231233</text:p>
          </table:table-cell>
          <table:table-cell office:value-type="float" office:value="400523" table:style-name="ce4">
            <text:p>400523</text:p>
          </table:table-cell>
          <table:table-cell office:value-type="float" office:value="32.530235950465915" table:style-name="ce4">
            <text:p>32,53023595</text:p>
          </table:table-cell>
          <table:table-cell office:value-type="float" office:value="7.4369215720064483" table:style-name="ce4">
            <text:p>7,436921572</text:p>
          </table:table-cell>
          <table:table-cell office:value-type="float" office:value="0.58784934966909541" table:style-name="ce4">
            <text:p>0,58784935</text:p>
          </table:table-cell>
          <table:table-cell table:number-columns-repeated="16375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float" office:value="271" table:style-name="ce3">
            <text:p>271</text:p>
          </table:table-cell>
          <table:table-cell office:value-type="string" table:style-name="ce4">
            <text:p>2928604</text:p>
          </table:table-cell>
          <table:table-cell office:value-type="string" table:style-name="ce4">
            <text:p>Santo Amaro</text:p>
          </table:table-cell>
          <table:table-cell office:value-type="float" office:value="21172" table:style-name="ce4">
            <text:p>21172</text:p>
          </table:table-cell>
          <table:table-cell office:value-type="float" office:value="679" table:style-name="ce4">
            <text:p>679</text:p>
          </table:table-cell>
          <table:table-cell office:value-type="float" office:value="3.2070659361420741" table:style-name="ce4">
            <text:p>3,207065936</text:p>
          </table:table-cell>
          <table:table-cell office:value-type="float" office:value="1.5910087378570055" table:style-name="ce4">
            <text:p>1,591008738</text:p>
          </table:table-cell>
          <table:table-cell office:value-type="float" office:value="5.4557729107433173E-2" table:style-name="ce4">
            <text:p>0,054557729</text:p>
          </table:table-cell>
          <table:table-cell table:number-columns-repeated="16375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float" office:value="272" table:style-name="ce3">
            <text:p>272</text:p>
          </table:table-cell>
          <table:table-cell office:value-type="string" table:style-name="ce4">
            <text:p>2928703</text:p>
          </table:table-cell>
          <table:table-cell office:value-type="string" table:style-name="ce4">
            <text:p>Santo Antônio de Jesus</text:p>
          </table:table-cell>
          <table:table-cell office:value-type="float" office:value="137058" table:style-name="ce4">
            <text:p>137058</text:p>
          </table:table-cell>
          <table:table-cell office:value-type="float" office:value="1985" table:style-name="ce4">
            <text:p>1985</text:p>
          </table:table-cell>
          <table:table-cell office:value-type="float" office:value="1.4482919639860496" table:style-name="ce4">
            <text:p>1,448291964</text:p>
          </table:table-cell>
          <table:table-cell office:value-type="float" office:value="5.5451330968926582" table:style-name="ce4">
            <text:p>5,545133097</text:p>
          </table:table-cell>
          <table:table-cell office:value-type="float" office:value="0.55627607308556848" table:style-name="ce4">
            <text:p>0,556276073</text:p>
          </table:table-cell>
          <table:table-cell table:number-columns-repeated="16375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276" table:style-name="ce3">
            <text:p>276</text:p>
          </table:table-cell>
          <table:table-cell office:value-type="string" table:style-name="ce4">
            <text:p>2931350</text:p>
          </table:table-cell>
          <table:table-cell office:value-type="string" table:style-name="ce4">
            <text:p>Teixeira de Freitas</text:p>
          </table:table-cell>
          <table:table-cell office:value-type="float" office:value="131808" table:style-name="ce4">
            <text:p>131808</text:p>
          </table:table-cell>
          <table:table-cell office:value-type="float" office:value="2785" table:style-name="ce4">
            <text:p>2785</text:p>
          </table:table-cell>
          <table:table-cell office:value-type="float" office:value="2.112921825685846" table:style-name="ce4">
            <text:p>2,112921826</text:p>
          </table:table-cell>
          <table:table-cell office:value-type="float" office:value="7.3979780932211776" table:style-name="ce4">
            <text:p>7,397978093</text:p>
          </table:table-cell>
          <table:table-cell office:value-type="float" office:value="1.5762996484016385" table:style-name="ce4">
            <text:p>1,576299648</text:p>
          </table:table-cell>
          <table:table-cell table:number-columns-repeated="16375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float" office:value="278" table:style-name="ce3">
            <text:p>278</text:p>
          </table:table-cell>
          <table:table-cell office:value-type="string" table:style-name="ce4">
            <text:p>2932903</text:p>
          </table:table-cell>
          <table:table-cell office:value-type="string" table:style-name="ce4">
            <text:p>Valença</text:p>
          </table:table-cell>
          <table:table-cell office:value-type="float" office:value="72127" table:style-name="ce4">
            <text:p>72127</text:p>
          </table:table-cell>
          <table:table-cell office:value-type="float" office:value="2526" table:style-name="ce4">
            <text:p>2526</text:p>
          </table:table-cell>
          <table:table-cell office:value-type="float" office:value="3.5021559194199123" table:style-name="ce4">
            <text:p>3,502155919</text:p>
          </table:table-cell>
          <table:table-cell office:value-type="float" office:value="4.8631543498177745" table:style-name="ce4">
            <text:p>4,86315435</text:p>
          </table:table-cell>
          <table:table-cell office:value-type="float" office:value="0.41861208879413736" table:style-name="ce4">
            <text:p>0,418612089</text:p>
          </table:table-cell>
          <table:table-cell table:number-columns-repeated="16375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float" office:value="284" table:style-name="ce3">
            <text:p>284</text:p>
          </table:table-cell>
          <table:table-cell office:value-type="string" table:style-name="ce4">
            <text:p>3101508</text:p>
          </table:table-cell>
          <table:table-cell office:value-type="string" table:style-name="ce4">
            <text:p>Arranjo Populacional de Além Paraíba/MG - Sapucaia/RJ</text:p>
          </table:table-cell>
          <table:table-cell office:value-type="float" office:value="25886" table:style-name="ce4">
            <text:p>25886</text:p>
          </table:table-cell>
          <table:table-cell office:value-type="float" office:value="2916" table:style-name="ce4">
            <text:p>2916</text:p>
          </table:table-cell>
          <table:table-cell office:value-type="float" office:value="11.264776326972109" table:style-name="ce4">
            <text:p>11,26477633</text:p>
          </table:table-cell>
          <table:table-cell office:value-type="float" office:value="2.9535086513133568" table:style-name="ce4">
            <text:p>2,953508651</text:p>
          </table:table-cell>
          <table:table-cell office:value-type="float" office:value="0.16570398083784418" table:style-name="ce4">
            <text:p>0,165703981</text:p>
          </table:table-cell>
          <table:table-cell table:number-columns-repeated="16375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float" office:value="286" table:style-name="ce3">
            <text:p>286</text:p>
          </table:table-cell>
          <table:table-cell office:value-type="string" table:style-name="ce4">
            <text:p>3101706</text:p>
          </table:table-cell>
          <table:table-cell office:value-type="string" table:style-name="ce4">
            <text:p>Almenara</text:p>
          </table:table-cell>
          <table:table-cell office:value-type="float" office:value="37169" table:style-name="ce4">
            <text:p>37169</text:p>
          </table:table-cell>
          <table:table-cell office:value-type="float" office:value="475" table:style-name="ce4">
            <text:p>475</text:p>
          </table:table-cell>
          <table:table-cell office:value-type="float" office:value="1.2779466759934353" table:style-name="ce4">
            <text:p>1,277946676</text:p>
          </table:table-cell>
          <table:table-cell office:value-type="float" office:value="6.8271164993068751" table:style-name="ce4">
            <text:p>6,827116499</text:p>
          </table:table-cell>
          <table:table-cell office:value-type="float" office:value="0.85736199031170945" table:style-name="ce4">
            <text:p>0,85736199</text:p>
          </table:table-cell>
          <table:table-cell table:number-columns-repeated="16375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float" office:value="290" table:style-name="ce3">
            <text:p>290</text:p>
          </table:table-cell>
          <table:table-cell office:value-type="string" table:style-name="ce4">
            <text:p>3104007</text:p>
          </table:table-cell>
          <table:table-cell office:value-type="string" table:style-name="ce4">
            <text:p>Arranjo Populacional de Araxá/MG</text:p>
          </table:table-cell>
          <table:table-cell office:value-type="float" office:value="48579" table:style-name="ce4">
            <text:p>48579</text:p>
          </table:table-cell>
          <table:table-cell office:value-type="float" office:value="210" table:style-name="ce4">
            <text:p>210</text:p>
          </table:table-cell>
          <table:table-cell office:value-type="float" office:value="0.43228555548693881" table:style-name="ce4">
            <text:p>0,432285555</text:p>
          </table:table-cell>
          <table:table-cell office:value-type="float" office:value="4.9303837953032712" table:style-name="ce4">
            <text:p>4,930383795</text:p>
          </table:table-cell>
          <table:table-cell office:value-type="float" office:value="0.48843697315178514" table:style-name="ce4">
            <text:p>0,488436973</text:p>
          </table:table-cell>
          <table:table-cell table:number-columns-repeated="16375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float" office:value="292" table:style-name="ce3">
            <text:p>292</text:p>
          </table:table-cell>
          <table:table-cell office:value-type="string" table:style-name="ce4">
            <text:p>3105608</text:p>
          </table:table-cell>
          <table:table-cell office:value-type="string" table:style-name="ce4">
            <text:p>Arranjo Populacional de Barbacena/MG</text:p>
          </table:table-cell>
          <table:table-cell office:value-type="float" office:value="73771" table:style-name="ce4">
            <text:p>73771</text:p>
          </table:table-cell>
          <table:table-cell office:value-type="float" office:value="766" table:style-name="ce4">
            <text:p>766</text:p>
          </table:table-cell>
          <table:table-cell office:value-type="float" office:value="1.0383484024887828" table:style-name="ce4">
            <text:p>1,038348402</text:p>
          </table:table-cell>
          <table:table-cell office:value-type="float" office:value="6.1483684192078547" table:style-name="ce4">
            <text:p>6,148368419</text:p>
          </table:table-cell>
          <table:table-cell office:value-type="float" office:value="0.45528800209997805" table:style-name="ce4">
            <text:p>0,455288002</text:p>
          </table:table-cell>
          <table:table-cell table:number-columns-repeated="16375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float" office:value="294" table:style-name="ce3">
            <text:p>294</text:p>
          </table:table-cell>
          <table:table-cell office:value-type="string" table:style-name="ce4">
            <text:p>3106200</text:p>
          </table:table-cell>
          <table:table-cell office:value-type="string" table:style-name="ce4">
            <text:p>Arranjo Populacional de Belo Horizonte/MG</text:p>
          </table:table-cell>
          <table:table-cell office:value-type="float" office:value="1722772" table:style-name="ce4">
            <text:p>1722772</text:p>
          </table:table-cell>
          <table:table-cell office:value-type="float" office:value="167486" table:style-name="ce4">
            <text:p>167486</text:p>
          </table:table-cell>
          <table:table-cell office:value-type="float" office:value="9.7218900701892075" table:style-name="ce4">
            <text:p>9,72189007</text:p>
          </table:table-cell>
          <table:table-cell office:value-type="float" office:value="16.301729341830068" table:style-name="ce4">
            <text:p>16,30172934</text:p>
          </table:table-cell>
          <table:table-cell office:value-type="float" office:value="1.4058954975750217" table:style-name="ce4">
            <text:p>1,405895498</text:p>
          </table:table-cell>
          <table:table-cell table:number-columns-repeated="16375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float" office:value="152" table:style-name="ce3">
            <text:p>152</text:p>
          </table:table-cell>
          <table:table-cell office:value-type="string" table:style-name="ce4">
            <text:p>2402204</text:p>
          </table:table-cell>
          <table:table-cell office:value-type="string" table:style-name="ce4">
            <text:p>Canguaretama</text:p>
          </table:table-cell>
          <table:table-cell office:value-type="float" office:value="9482" table:style-name="ce4">
            <text:p>948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.98981227612493428" table:style-name="ce4">
            <text:p>0,989812276</text:p>
          </table:table-cell>
          <table:table-cell office:value-type="float" office:value="2.3953178968244167E-2" table:style-name="ce4">
            <text:p>0,023953179</text:p>
          </table:table-cell>
          <table:table-cell table:number-columns-repeated="16375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float" office:value="153" table:style-name="ce3">
            <text:p>153</text:p>
          </table:table-cell>
          <table:table-cell office:value-type="string" table:style-name="ce4">
            <text:p>2402600</text:p>
          </table:table-cell>
          <table:table-cell office:value-type="string" table:style-name="ce4">
            <text:p>Ceará-Mirim</text:p>
          </table:table-cell>
          <table:table-cell office:value-type="float" office:value="22512" table:style-name="ce4">
            <text:p>2251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478950411565089" table:style-name="ce4">
            <text:p>2,047895041</text:p>
          </table:table-cell>
          <table:table-cell office:value-type="float" office:value="0.10027110794464897" table:style-name="ce4">
            <text:p>0,100271108</text:p>
          </table:table-cell>
          <table:table-cell table:number-columns-repeated="16375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float" office:value="154" table:style-name="ce3">
            <text:p>154</text:p>
          </table:table-cell>
          <table:table-cell office:value-type="string" table:style-name="ce4">
            <text:p>2403103</text:p>
          </table:table-cell>
          <table:table-cell office:value-type="string" table:style-name="ce4">
            <text:p>Currais Novos</text:p>
          </table:table-cell>
          <table:table-cell office:value-type="float" office:value="35069" table:style-name="ce4">
            <text:p>3506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025888862558705" table:style-name="ce4">
            <text:p>3,025888863</text:p>
          </table:table-cell>
          <table:table-cell office:value-type="float" office:value="0.25061978803144358" table:style-name="ce4">
            <text:p>0,250619788</text:p>
          </table:table-cell>
          <table:table-cell table:number-columns-repeated="16375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float" office:value="155" table:style-name="ce3">
            <text:p>155</text:p>
          </table:table-cell>
          <table:table-cell office:value-type="string" table:style-name="ce4">
            <text:p>2404200</text:p>
          </table:table-cell>
          <table:table-cell office:value-type="string" table:style-name="ce4">
            <text:p>Goianinha</text:p>
          </table:table-cell>
          <table:table-cell office:value-type="float" office:value="15973" table:style-name="ce4">
            <text:p>1597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03818125582624" table:style-name="ce4">
            <text:p>1,503818126</text:p>
          </table:table-cell>
          <table:table-cell office:value-type="float" office:value="3.9786519955145094E-2" table:style-name="ce4">
            <text:p>0,03978652</text:p>
          </table:table-cell>
          <table:table-cell table:number-columns-repeated="16375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float" office:value="156" table:style-name="ce3">
            <text:p>156</text:p>
          </table:table-cell>
          <table:table-cell office:value-type="string" table:style-name="ce4">
            <text:p>2404507</text:p>
          </table:table-cell>
          <table:table-cell office:value-type="string" table:style-name="ce4">
            <text:p>Guamaré</text:p>
          </table:table-cell>
          <table:table-cell office:value-type="float" office:value="18325" table:style-name="ce4">
            <text:p>1832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8571843438824227" table:style-name="ce4">
            <text:p>2,857184344</text:p>
          </table:table-cell>
          <table:table-cell office:value-type="float" office:value="0.22466183210850049" table:style-name="ce4">
            <text:p>0,224661832</text:p>
          </table:table-cell>
          <table:table-cell table:number-columns-repeated="16375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float" office:value="157" table:style-name="ce3">
            <text:p>157</text:p>
          </table:table-cell>
          <table:table-cell office:value-type="string" table:style-name="ce4">
            <text:p>2405801</text:p>
          </table:table-cell>
          <table:table-cell office:value-type="string" table:style-name="ce4">
            <text:p>João Câmara</text:p>
          </table:table-cell>
          <table:table-cell office:value-type="float" office:value="11368" table:style-name="ce4">
            <text:p>1136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578321071761272" table:style-name="ce4">
            <text:p>1,557832107</text:p>
          </table:table-cell>
          <table:table-cell office:value-type="float" office:value="0.10365530559267692" table:style-name="ce4">
            <text:p>0,103655306</text:p>
          </table:table-cell>
          <table:table-cell table:number-columns-repeated="16375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float" office:value="160" table:style-name="ce3">
            <text:p>160</text:p>
          </table:table-cell>
          <table:table-cell office:value-type="string" table:style-name="ce4">
            <text:p>2408300</text:p>
          </table:table-cell>
          <table:table-cell office:value-type="string" table:style-name="ce4">
            <text:p>Nova Cruz</text:p>
          </table:table-cell>
          <table:table-cell office:value-type="float" office:value="18042" table:style-name="ce4">
            <text:p>1804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139752857179298" table:style-name="ce4">
            <text:p>1,513975286</text:p>
          </table:table-cell>
          <table:table-cell office:value-type="float" office:value="3.8741751373948516E-2" table:style-name="ce4">
            <text:p>0,038741751</text:p>
          </table:table-cell>
          <table:table-cell table:number-columns-repeated="16375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float" office:value="161" table:style-name="ce3">
            <text:p>161</text:p>
          </table:table-cell>
          <table:table-cell office:value-type="string" table:style-name="ce4">
            <text:p>2408904</text:p>
          </table:table-cell>
          <table:table-cell office:value-type="string" table:style-name="ce4">
            <text:p>Parelhas</text:p>
          </table:table-cell>
          <table:table-cell office:value-type="float" office:value="14713" table:style-name="ce4">
            <text:p>147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202982918585448" table:style-name="ce4">
            <text:p>2,020298292</text:p>
          </table:table-cell>
          <table:table-cell office:value-type="float" office:value="0.10760694062412182" table:style-name="ce4">
            <text:p>0,107606941</text:p>
          </table:table-cell>
          <table:table-cell table:number-columns-repeated="16375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float" office:value="162" table:style-name="ce3">
            <text:p>162</text:p>
          </table:table-cell>
          <table:table-cell office:value-type="string" table:style-name="ce4">
            <text:p>2409407</text:p>
          </table:table-cell>
          <table:table-cell office:value-type="string" table:style-name="ce4">
            <text:p>Pau dos Ferros</text:p>
          </table:table-cell>
          <table:table-cell office:value-type="float" office:value="52830" table:style-name="ce4">
            <text:p>5283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6933684779755445" table:style-name="ce4">
            <text:p>3,693368478</text:p>
          </table:table-cell>
          <table:table-cell office:value-type="float" office:value="0.30692790283402599" table:style-name="ce4">
            <text:p>0,306927903</text:p>
          </table:table-cell>
          <table:table-cell table:number-columns-repeated="16375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float" office:value="163" table:style-name="ce3">
            <text:p>163</text:p>
          </table:table-cell>
          <table:table-cell office:value-type="string" table:style-name="ce4">
            <text:p>2411205</text:p>
          </table:table-cell>
          <table:table-cell office:value-type="string" table:style-name="ce4">
            <text:p>Santa Cruz</text:p>
          </table:table-cell>
          <table:table-cell office:value-type="float" office:value="30062" table:style-name="ce4">
            <text:p>3006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357486104964214" table:style-name="ce4">
            <text:p>2,13574861</text:p>
          </table:table-cell>
          <table:table-cell office:value-type="float" office:value="0.17639998766424611" table:style-name="ce4">
            <text:p>0,176399988</text:p>
          </table:table-cell>
          <table:table-cell table:number-columns-repeated="16375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float" office:value="164" table:style-name="ce3">
            <text:p>164</text:p>
          </table:table-cell>
          <table:table-cell office:value-type="string" table:style-name="ce4">
            <text:p>2411502</text:p>
          </table:table-cell>
          <table:table-cell office:value-type="string" table:style-name="ce4">
            <text:p>Arranjo Populacional de Santo Antônio/RN</text:p>
          </table:table-cell>
          <table:table-cell office:value-type="float" office:value="17679" table:style-name="ce4">
            <text:p>1767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330817290748082" table:style-name="ce4">
            <text:p>2,033081729</text:p>
          </table:table-cell>
          <table:table-cell office:value-type="float" office:value="8.2444871652214119E-2" table:style-name="ce4">
            <text:p>0,082444872</text:p>
          </table:table-cell>
          <table:table-cell table:number-columns-repeated="16375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float" office:value="165" table:style-name="ce3">
            <text:p>165</text:p>
          </table:table-cell>
          <table:table-cell office:value-type="string" table:style-name="ce4">
            <text:p>2412500</text:p>
          </table:table-cell>
          <table:table-cell office:value-type="string" table:style-name="ce4">
            <text:p>São Miguel</text:p>
          </table:table-cell>
          <table:table-cell office:value-type="float" office:value="9500" table:style-name="ce4">
            <text:p>950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.93753725597506921" table:style-name="ce4">
            <text:p>0,937537256</text:p>
          </table:table-cell>
          <table:table-cell office:value-type="float" office:value="2.9007760082146616E-2" table:style-name="ce4">
            <text:p>0,02900776</text:p>
          </table:table-cell>
          <table:table-cell table:number-columns-repeated="16375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float" office:value="166" table:style-name="ce3">
            <text:p>166</text:p>
          </table:table-cell>
          <table:table-cell office:value-type="string" table:style-name="ce4">
            <text:p>2412609</text:p>
          </table:table-cell>
          <table:table-cell office:value-type="string" table:style-name="ce4">
            <text:p>São Paulo do Potengi</text:p>
          </table:table-cell>
          <table:table-cell office:value-type="float" office:value="14686" table:style-name="ce4">
            <text:p>1468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646677933542455" table:style-name="ce4">
            <text:p>1,864667793</text:p>
          </table:table-cell>
          <table:table-cell office:value-type="float" office:value="0.10815017405335642" table:style-name="ce4">
            <text:p>0,108150174</text:p>
          </table:table-cell>
          <table:table-cell table:number-columns-repeated="16375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float" office:value="169" table:style-name="ce3">
            <text:p>169</text:p>
          </table:table-cell>
          <table:table-cell office:value-type="string" table:style-name="ce4">
            <text:p>2504306</text:p>
          </table:table-cell>
          <table:table-cell office:value-type="string" table:style-name="ce4">
            <text:p>Catolé do Rocha</text:p>
          </table:table-cell>
          <table:table-cell office:value-type="float" office:value="27633" table:style-name="ce4">
            <text:p>2763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9647510709355038" table:style-name="ce4">
            <text:p>2,964751071</text:p>
          </table:table-cell>
          <table:table-cell office:value-type="float" office:value="0.21345824435791386" table:style-name="ce4">
            <text:p>0,213458244</text:p>
          </table:table-cell>
          <table:table-cell table:number-columns-repeated="16375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float" office:value="170" table:style-name="ce3">
            <text:p>170</text:p>
          </table:table-cell>
          <table:table-cell office:value-type="string" table:style-name="ce4">
            <text:p>2504405</text:p>
          </table:table-cell>
          <table:table-cell office:value-type="string" table:style-name="ce4">
            <text:p>Conceição</text:p>
          </table:table-cell>
          <table:table-cell office:value-type="float" office:value="7625" table:style-name="ce4">
            <text:p>762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436319318470594" table:style-name="ce4">
            <text:p>1,743631932</text:p>
          </table:table-cell>
          <table:table-cell office:value-type="float" office:value="9.4086400101698456E-2" table:style-name="ce4">
            <text:p>0,0940864</text:p>
          </table:table-cell>
          <table:table-cell table:number-columns-repeated="16375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float" office:value="171" table:style-name="ce3">
            <text:p>171</text:p>
          </table:table-cell>
          <table:table-cell office:value-type="string" table:style-name="ce4">
            <text:p>2506301</text:p>
          </table:table-cell>
          <table:table-cell office:value-type="string" table:style-name="ce4">
            <text:p>Arranjo Populacional de Guarabira/PB</text:p>
          </table:table-cell>
          <table:table-cell office:value-type="float" office:value="62033" table:style-name="ce4">
            <text:p>6203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2526299224849682" table:style-name="ce4">
            <text:p>3,252629922</text:p>
          </table:table-cell>
          <table:table-cell office:value-type="float" office:value="0.16586386104160761" table:style-name="ce4">
            <text:p>0,165863861</text:p>
          </table:table-cell>
          <table:table-cell table:number-columns-repeated="16375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float" office:value="172" table:style-name="ce3">
            <text:p>172</text:p>
          </table:table-cell>
          <table:table-cell office:value-type="string" table:style-name="ce4">
            <text:p>2507002</text:p>
          </table:table-cell>
          <table:table-cell office:value-type="string" table:style-name="ce4">
            <text:p>Itaporanga</text:p>
          </table:table-cell>
          <table:table-cell office:value-type="float" office:value="15449" table:style-name="ce4">
            <text:p>1544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2652494380706951" table:style-name="ce4">
            <text:p>2,265249438</text:p>
          </table:table-cell>
          <table:table-cell office:value-type="float" office:value="0.15608669840422229" table:style-name="ce4">
            <text:p>0,156086698</text:p>
          </table:table-cell>
          <table:table-cell table:number-columns-repeated="16375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float" office:value="174" table:style-name="ce3">
            <text:p>174</text:p>
          </table:table-cell>
          <table:table-cell office:value-type="string" table:style-name="ce4">
            <text:p>2508901</text:p>
          </table:table-cell>
          <table:table-cell office:value-type="string" table:style-name="ce4">
            <text:p>Arranjo Populacional de Mamanguape - Rio Tinto/PB</text:p>
          </table:table-cell>
          <table:table-cell office:value-type="float" office:value="31791" table:style-name="ce4">
            <text:p>3179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9067253408953297" table:style-name="ce4">
            <text:p>1,906725341</text:p>
          </table:table-cell>
          <table:table-cell office:value-type="float" office:value="0.10973696685948861" table:style-name="ce4">
            <text:p>0,109736967</text:p>
          </table:table-cell>
          <table:table-cell table:number-columns-repeated="16375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175" table:style-name="ce3">
            <text:p>175</text:p>
          </table:table-cell>
          <table:table-cell office:value-type="string" table:style-name="ce4">
            <text:p>2509701</text:p>
          </table:table-cell>
          <table:table-cell office:value-type="string" table:style-name="ce4">
            <text:p>Monteiro</text:p>
          </table:table-cell>
          <table:table-cell office:value-type="float" office:value="19100" table:style-name="ce4">
            <text:p>1910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8573258668305632" table:style-name="ce4">
            <text:p>2,857325867</text:p>
          </table:table-cell>
          <table:table-cell office:value-type="float" office:value="0.23917795358396862" table:style-name="ce4">
            <text:p>0,239177954</text:p>
          </table:table-cell>
          <table:table-cell table:number-columns-repeated="16375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float" office:value="177" table:style-name="ce3">
            <text:p>177</text:p>
          </table:table-cell>
          <table:table-cell office:value-type="string" table:style-name="ce4">
            <text:p>2511301</text:p>
          </table:table-cell>
          <table:table-cell office:value-type="string" table:style-name="ce4">
            <text:p>Piancó</text:p>
          </table:table-cell>
          <table:table-cell office:value-type="float" office:value="9872" table:style-name="ce4">
            <text:p>987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154687187751299" table:style-name="ce4">
            <text:p>2,015468719</text:p>
          </table:table-cell>
          <table:table-cell office:value-type="float" office:value="9.7853500550340769E-2" table:style-name="ce4">
            <text:p>0,097853501</text:p>
          </table:table-cell>
          <table:table-cell table:number-columns-repeated="16375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float" office:value="178" table:style-name="ce3">
            <text:p>178</text:p>
          </table:table-cell>
          <table:table-cell office:value-type="string" table:style-name="ce4">
            <text:p>2511400</text:p>
          </table:table-cell>
          <table:table-cell office:value-type="string" table:style-name="ce4">
            <text:p>Picuí</text:p>
          </table:table-cell>
          <table:table-cell office:value-type="float" office:value="12973" table:style-name="ce4">
            <text:p>1297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330835331787515" table:style-name="ce4">
            <text:p>2,733083533</text:p>
          </table:table-cell>
          <table:table-cell office:value-type="float" office:value="0.13141934994769325" table:style-name="ce4">
            <text:p>0,13141935</text:p>
          </table:table-cell>
          <table:table-cell table:number-columns-repeated="16375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float" office:value="179" table:style-name="ce3">
            <text:p>179</text:p>
          </table:table-cell>
          <table:table-cell office:value-type="string" table:style-name="ce4">
            <text:p>2512101</text:p>
          </table:table-cell>
          <table:table-cell office:value-type="string" table:style-name="ce4">
            <text:p>Pombal</text:p>
          </table:table-cell>
          <table:table-cell office:value-type="float" office:value="19391" table:style-name="ce4">
            <text:p>1939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8769799223261039" table:style-name="ce4">
            <text:p>2,876979922</text:p>
          </table:table-cell>
          <table:table-cell office:value-type="float" office:value="0.15057629349559593" table:style-name="ce4">
            <text:p>0,150576293</text:p>
          </table:table-cell>
          <table:table-cell table:number-columns-repeated="16375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float" office:value="180" table:style-name="ce3">
            <text:p>180</text:p>
          </table:table-cell>
          <table:table-cell office:value-type="string" table:style-name="ce4">
            <text:p>2512309</text:p>
          </table:table-cell>
          <table:table-cell office:value-type="string" table:style-name="ce4">
            <text:p>Princesa Isabel</text:p>
          </table:table-cell>
          <table:table-cell office:value-type="float" office:value="10171" table:style-name="ce4">
            <text:p>1017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00012045518766" table:style-name="ce4">
            <text:p>1,500012046</text:p>
          </table:table-cell>
          <table:table-cell office:value-type="float" office:value="7.2006432379882912E-2" table:style-name="ce4">
            <text:p>0,072006432</text:p>
          </table:table-cell>
          <table:table-cell table:number-columns-repeated="16375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float" office:value="181" table:style-name="ce3">
            <text:p>181</text:p>
          </table:table-cell>
          <table:table-cell office:value-type="string" table:style-name="ce4">
            <text:p>2515302</text:p>
          </table:table-cell>
          <table:table-cell office:value-type="string" table:style-name="ce4">
            <text:p>Sapé</text:p>
          </table:table-cell>
          <table:table-cell office:value-type="float" office:value="17182" table:style-name="ce4">
            <text:p>1718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0440378145623497" table:style-name="ce4">
            <text:p>1,044037815</text:p>
          </table:table-cell>
          <table:table-cell office:value-type="float" office:value="3.087910580044911E-2" table:style-name="ce4">
            <text:p>0,030879106</text:p>
          </table:table-cell>
          <table:table-cell table:number-columns-repeated="16375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float" office:value="182" table:style-name="ce3">
            <text:p>182</text:p>
          </table:table-cell>
          <table:table-cell office:value-type="string" table:style-name="ce4">
            <text:p>2515500</text:p>
          </table:table-cell>
          <table:table-cell office:value-type="string" table:style-name="ce4">
            <text:p>Serra Branca</text:p>
          </table:table-cell>
          <table:table-cell office:value-type="float" office:value="5754" table:style-name="ce4">
            <text:p>575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14872761760083" table:style-name="ce4">
            <text:p>1,714872762</text:p>
          </table:table-cell>
          <table:table-cell office:value-type="float" office:value="8.7193230868535115E-2" table:style-name="ce4">
            <text:p>0,087193231</text:p>
          </table:table-cell>
          <table:table-cell table:number-columns-repeated="16375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float" office:value="183" table:style-name="ce3">
            <text:p>183</text:p>
          </table:table-cell>
          <table:table-cell office:value-type="string" table:style-name="ce4">
            <text:p>2516003</text:p>
          </table:table-cell>
          <table:table-cell office:value-type="string" table:style-name="ce4">
            <text:p>Arranjo Populacional de Solânea - Bananeiras/PB</text:p>
          </table:table-cell>
          <table:table-cell office:value-type="float" office:value="16811" table:style-name="ce4">
            <text:p>1681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4145466262330089" table:style-name="ce4">
            <text:p>1,414546626</text:p>
          </table:table-cell>
          <table:table-cell office:value-type="float" office:value="5.6607308854127202E-2" table:style-name="ce4">
            <text:p>0,056607309</text:p>
          </table:table-cell>
          <table:table-cell table:number-columns-repeated="16375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float" office:value="185" table:style-name="ce3">
            <text:p>185</text:p>
          </table:table-cell>
          <table:table-cell office:value-type="string" table:style-name="ce4">
            <text:p>2516300</text:p>
          </table:table-cell>
          <table:table-cell office:value-type="string" table:style-name="ce4">
            <text:p>Sumé</text:p>
          </table:table-cell>
          <table:table-cell office:value-type="float" office:value="12698" table:style-name="ce4">
            <text:p>1269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3683106943444066" table:style-name="ce4">
            <text:p>2,368310694</text:p>
          </table:table-cell>
          <table:table-cell office:value-type="float" office:value="0.1323573632116567" table:style-name="ce4">
            <text:p>0,132357363</text:p>
          </table:table-cell>
          <table:table-cell table:number-columns-repeated="16375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float" office:value="186" table:style-name="ce3">
            <text:p>186</text:p>
          </table:table-cell>
          <table:table-cell office:value-type="string" table:style-name="ce4">
            <text:p>2516508</text:p>
          </table:table-cell>
          <table:table-cell office:value-type="string" table:style-name="ce4">
            <text:p>Taperoá</text:p>
          </table:table-cell>
          <table:table-cell office:value-type="float" office:value="7387" table:style-name="ce4">
            <text:p>738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9795061971522365" table:style-name="ce4">
            <text:p>1,979506197</text:p>
          </table:table-cell>
          <table:table-cell office:value-type="float" office:value="7.0423855376208669E-2" table:style-name="ce4">
            <text:p>0,070423855</text:p>
          </table:table-cell>
          <table:table-cell table:number-columns-repeated="16375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float" office:value="187" table:style-name="ce3">
            <text:p>187</text:p>
          </table:table-cell>
          <table:table-cell office:value-type="string" table:style-name="ce4">
            <text:p>2600104</text:p>
          </table:table-cell>
          <table:table-cell office:value-type="string" table:style-name="ce4">
            <text:p>Afogados da Ingazeira</text:p>
          </table:table-cell>
          <table:table-cell office:value-type="float" office:value="72844" table:style-name="ce4">
            <text:p>7284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7469106561456735" table:style-name="ce4">
            <text:p>3,746910656</text:p>
          </table:table-cell>
          <table:table-cell office:value-type="float" office:value="0.37247177323256458" table:style-name="ce4">
            <text:p>0,372471773</text:p>
          </table:table-cell>
          <table:table-cell table:number-columns-repeated="16375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float" office:value="189" table:style-name="ce3">
            <text:p>189</text:p>
          </table:table-cell>
          <table:table-cell office:value-type="string" table:style-name="ce4">
            <text:p>2601409</text:p>
          </table:table-cell>
          <table:table-cell office:value-type="string" table:style-name="ce4">
            <text:p>Barreiros</text:p>
          </table:table-cell>
          <table:table-cell office:value-type="float" office:value="14992" table:style-name="ce4">
            <text:p>1499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.90512971937506903" table:style-name="ce4">
            <text:p>0,905129719</text:p>
          </table:table-cell>
          <table:table-cell office:value-type="float" office:value="1.9180647072444219E-2" table:style-name="ce4">
            <text:p>0,019180647</text:p>
          </table:table-cell>
          <table:table-cell table:number-columns-repeated="16375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float" office:value="193" table:style-name="ce3">
            <text:p>193</text:p>
          </table:table-cell>
          <table:table-cell office:value-type="string" table:style-name="ce4">
            <text:p>2605707</text:p>
          </table:table-cell>
          <table:table-cell office:value-type="string" table:style-name="ce4">
            <text:p>Floresta</text:p>
          </table:table-cell>
          <table:table-cell office:value-type="float" office:value="10686" table:style-name="ce4">
            <text:p>1068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7813138354898159" table:style-name="ce4">
            <text:p>3,781313835</text:p>
          </table:table-cell>
          <table:table-cell office:value-type="float" office:value="0.33464510719723978" table:style-name="ce4">
            <text:p>0,334645107</text:p>
          </table:table-cell>
          <table:table-cell table:number-columns-repeated="16375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float" office:value="197" table:style-name="ce3">
            <text:p>197</text:p>
          </table:table-cell>
          <table:table-cell office:value-type="string" table:style-name="ce4">
            <text:p>2609907</text:p>
          </table:table-cell>
          <table:table-cell office:value-type="string" table:style-name="ce4">
            <text:p>Ouricuri</text:p>
          </table:table-cell>
          <table:table-cell office:value-type="float" office:value="58695" table:style-name="ce4">
            <text:p>5869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91627399810063" table:style-name="ce4">
            <text:p>5,916273998</text:p>
          </table:table-cell>
          <table:table-cell office:value-type="float" office:value="0.75232431155984725" table:style-name="ce4">
            <text:p>0,752324312</text:p>
          </table:table-cell>
          <table:table-cell table:number-columns-repeated="16375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199" table:style-name="ce3">
            <text:p>199</text:p>
          </table:table-cell>
          <table:table-cell office:value-type="string" table:style-name="ce4">
            <text:p>2610905</text:p>
          </table:table-cell>
          <table:table-cell office:value-type="string" table:style-name="ce4">
            <text:p>Pesqueira</text:p>
          </table:table-cell>
          <table:table-cell office:value-type="float" office:value="30603" table:style-name="ce4">
            <text:p>306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068509045281698" table:style-name="ce4">
            <text:p>1,806850905</text:p>
          </table:table-cell>
          <table:table-cell office:value-type="float" office:value="9.8301254467262095E-2" table:style-name="ce4">
            <text:p>0,098301254</text:p>
          </table:table-cell>
          <table:table-cell table:number-columns-repeated="16375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200" table:style-name="ce3">
            <text:p>200</text:p>
          </table:table-cell>
          <table:table-cell office:value-type="string" table:style-name="ce4">
            <text:p>2611002</text:p>
          </table:table-cell>
          <table:table-cell office:value-type="string" table:style-name="ce4">
            <text:p>Petrolândia</text:p>
          </table:table-cell>
          <table:table-cell office:value-type="float" office:value="15750" table:style-name="ce4">
            <text:p>1575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4931950047148908" table:style-name="ce4">
            <text:p>2,493195005</text:p>
          </table:table-cell>
          <table:table-cell office:value-type="float" office:value="0.19082311819584605" table:style-name="ce4">
            <text:p>0,190823118</text:p>
          </table:table-cell>
          <table:table-cell table:number-columns-repeated="16375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float" office:value="203" table:style-name="ce3">
            <text:p>203</text:p>
          </table:table-cell>
          <table:table-cell office:value-type="string" table:style-name="ce4">
            <text:p>2612208</text:p>
          </table:table-cell>
          <table:table-cell office:value-type="string" table:style-name="ce4">
            <text:p>Salgueiro</text:p>
          </table:table-cell>
          <table:table-cell office:value-type="float" office:value="43964" table:style-name="ce4">
            <text:p>4396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8192890957737839" table:style-name="ce4">
            <text:p>5,819289096</text:p>
          </table:table-cell>
          <table:table-cell office:value-type="float" office:value="0.54566721582058852" table:style-name="ce4">
            <text:p>0,545667216</text:p>
          </table:table-cell>
          <table:table-cell table:number-columns-repeated="16375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float" office:value="205" table:style-name="ce3">
            <text:p>205</text:p>
          </table:table-cell>
          <table:table-cell office:value-type="string" table:style-name="ce4">
            <text:p>2613909</text:p>
          </table:table-cell>
          <table:table-cell office:value-type="string" table:style-name="ce4">
            <text:p>Serra Talhada</text:p>
          </table:table-cell>
          <table:table-cell office:value-type="float" office:value="67281" table:style-name="ce4">
            <text:p>6728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0420707690436117" table:style-name="ce4">
            <text:p>7,042070769</text:p>
          </table:table-cell>
          <table:table-cell office:value-type="float" office:value="0.69080740420380393" table:style-name="ce4">
            <text:p>0,690807404</text:p>
          </table:table-cell>
          <table:table-cell table:number-columns-repeated="16375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float" office:value="206" table:style-name="ce3">
            <text:p>206</text:p>
          </table:table-cell>
          <table:table-cell office:value-type="string" table:style-name="ce4">
            <text:p>2614501</text:p>
          </table:table-cell>
          <table:table-cell office:value-type="string" table:style-name="ce4">
            <text:p>Surubim</text:p>
          </table:table-cell>
          <table:table-cell office:value-type="float" office:value="35161" table:style-name="ce4">
            <text:p>3516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4063850974129977" table:style-name="ce4">
            <text:p>1,406385097</text:p>
          </table:table-cell>
          <table:table-cell office:value-type="float" office:value="6.1264834042961763E-2" table:style-name="ce4">
            <text:p>0,061264834</text:p>
          </table:table-cell>
          <table:table-cell table:number-columns-repeated="16375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float" office:value="210" table:style-name="ce3">
            <text:p>210</text:p>
          </table:table-cell>
          <table:table-cell office:value-type="string" table:style-name="ce4">
            <text:p>2701704</text:p>
          </table:table-cell>
          <table:table-cell office:value-type="string" table:style-name="ce4">
            <text:p>Capela</text:p>
          </table:table-cell>
          <table:table-cell office:value-type="float" office:value="9019" table:style-name="ce4">
            <text:p>901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.95416446601860705" table:style-name="ce4">
            <text:p>0,954164466</text:p>
          </table:table-cell>
          <table:table-cell office:value-type="float" office:value="2.8965591916378441E-2" table:style-name="ce4">
            <text:p>0,028965592</text:p>
          </table:table-cell>
          <table:table-cell table:number-columns-repeated="16375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float" office:value="212" table:style-name="ce3">
            <text:p>212</text:p>
          </table:table-cell>
          <table:table-cell office:value-type="string" table:style-name="ce4">
            <text:p>2702405</text:p>
          </table:table-cell>
          <table:table-cell office:value-type="string" table:style-name="ce4">
            <text:p>Delmiro Gouveia</text:p>
          </table:table-cell>
          <table:table-cell office:value-type="float" office:value="32849" table:style-name="ce4">
            <text:p>3284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748240211506934" table:style-name="ce4">
            <text:p>2,774824021</text:p>
          </table:table-cell>
          <table:table-cell office:value-type="float" office:value="0.21276146503880095" table:style-name="ce4">
            <text:p>0,212761465</text:p>
          </table:table-cell>
          <table:table-cell table:number-columns-repeated="16375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float" office:value="218" table:style-name="ce3">
            <text:p>218</text:p>
          </table:table-cell>
          <table:table-cell office:value-type="string" table:style-name="ce4">
            <text:p>2708006</text:p>
          </table:table-cell>
          <table:table-cell office:value-type="string" table:style-name="ce4">
            <text:p>Santana do Ipanema</text:p>
          </table:table-cell>
          <table:table-cell office:value-type="float" office:value="65340" table:style-name="ce4">
            <text:p>6534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2755282111707653" table:style-name="ce4">
            <text:p>3,275528211</text:p>
          </table:table-cell>
          <table:table-cell office:value-type="float" office:value="0.36630758042401673" table:style-name="ce4">
            <text:p>0,36630758</text:p>
          </table:table-cell>
          <table:table-cell table:number-columns-repeated="16375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float" office:value="219" table:style-name="ce3">
            <text:p>219</text:p>
          </table:table-cell>
          <table:table-cell office:value-type="string" table:style-name="ce4">
            <text:p>2709301</text:p>
          </table:table-cell>
          <table:table-cell office:value-type="string" table:style-name="ce4">
            <text:p>União dos Palmares</text:p>
          </table:table-cell>
          <table:table-cell office:value-type="float" office:value="35514" table:style-name="ce4">
            <text:p>3551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392541015760155" table:style-name="ce4">
            <text:p>1,392541016</text:p>
          </table:table-cell>
          <table:table-cell office:value-type="float" office:value="9.1116185959263032E-2" table:style-name="ce4">
            <text:p>0,091116186</text:p>
          </table:table-cell>
          <table:table-cell table:number-columns-repeated="16375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float" office:value="220" table:style-name="ce3">
            <text:p>220</text:p>
          </table:table-cell>
          <table:table-cell office:value-type="string" table:style-name="ce4">
            <text:p>2709400</text:p>
          </table:table-cell>
          <table:table-cell office:value-type="string" table:style-name="ce4">
            <text:p>Viçosa</text:p>
          </table:table-cell>
          <table:table-cell office:value-type="float" office:value="13070" table:style-name="ce4">
            <text:p>1307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276402617627296" table:style-name="ce4">
            <text:p>1,276402618</text:p>
          </table:table-cell>
          <table:table-cell office:value-type="float" office:value="7.14744242313438E-2" table:style-name="ce4">
            <text:p>0,071474424</text:p>
          </table:table-cell>
          <table:table-cell table:number-columns-repeated="16375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float" office:value="222" table:style-name="ce3">
            <text:p>222</text:p>
          </table:table-cell>
          <table:table-cell office:value-type="string" table:style-name="ce4">
            <text:p>2800670</text:p>
          </table:table-cell>
          <table:table-cell office:value-type="string" table:style-name="ce4">
            <text:p>Boquim</text:p>
          </table:table-cell>
          <table:table-cell office:value-type="float" office:value="10854" table:style-name="ce4">
            <text:p>1085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.79554331929999356" table:style-name="ce4">
            <text:p>0,795543319</text:p>
          </table:table-cell>
          <table:table-cell office:value-type="float" office:value="1.9761484342259925E-2" table:style-name="ce4">
            <text:p>0,019761484</text:p>
          </table:table-cell>
          <table:table-cell table:number-columns-repeated="16375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float" office:value="224" table:style-name="ce3">
            <text:p>224</text:p>
          </table:table-cell>
          <table:table-cell office:value-type="string" table:style-name="ce4">
            <text:p>2802908</text:p>
          </table:table-cell>
          <table:table-cell office:value-type="string" table:style-name="ce4">
            <text:p>Itabaiana</text:p>
          </table:table-cell>
          <table:table-cell office:value-type="float" office:value="79461" table:style-name="ce4">
            <text:p>7946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3533942606273452" table:style-name="ce4">
            <text:p>3,353394261</text:p>
          </table:table-cell>
          <table:table-cell office:value-type="float" office:value="0.24767036849142873" table:style-name="ce4">
            <text:p>0,247670368</text:p>
          </table:table-cell>
          <table:table-cell table:number-columns-repeated="16375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float" office:value="226" table:style-name="ce3">
            <text:p>226</text:p>
          </table:table-cell>
          <table:table-cell office:value-type="string" table:style-name="ce4">
            <text:p>2804508</text:p>
          </table:table-cell>
          <table:table-cell office:value-type="string" table:style-name="ce4">
            <text:p>Nossa Senhora da Glória</text:p>
          </table:table-cell>
          <table:table-cell office:value-type="float" office:value="31148" table:style-name="ce4">
            <text:p>3114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8951503315446656" table:style-name="ce4">
            <text:p>4,895150332</text:p>
          </table:table-cell>
          <table:table-cell office:value-type="float" office:value="0.25995071497329414" table:style-name="ce4">
            <text:p>0,259950715</text:p>
          </table:table-cell>
          <table:table-cell table:number-columns-repeated="16375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float" office:value="227" table:style-name="ce3">
            <text:p>227</text:p>
          </table:table-cell>
          <table:table-cell office:value-type="string" table:style-name="ce4">
            <text:p>2804607</text:p>
          </table:table-cell>
          <table:table-cell office:value-type="string" table:style-name="ce4">
            <text:p>Nossa Senhora das Dores</text:p>
          </table:table-cell>
          <table:table-cell office:value-type="float" office:value="18495" table:style-name="ce4">
            <text:p>1849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726781804413208" table:style-name="ce4">
            <text:p>2,57267818</text:p>
          </table:table-cell>
          <table:table-cell office:value-type="float" office:value="8.6952282894773955E-2" table:style-name="ce4">
            <text:p>0,086952283</text:p>
          </table:table-cell>
          <table:table-cell table:number-columns-repeated="16375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float" office:value="228" table:style-name="ce3">
            <text:p>228</text:p>
          </table:table-cell>
          <table:table-cell office:value-type="string" table:style-name="ce4">
            <text:p>2805604</text:p>
          </table:table-cell>
          <table:table-cell office:value-type="string" table:style-name="ce4">
            <text:p>Porto da Folha</text:p>
          </table:table-cell>
          <table:table-cell office:value-type="float" office:value="11307" table:style-name="ce4">
            <text:p>1130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2411034333168027" table:style-name="ce4">
            <text:p>2,241103433</text:p>
          </table:table-cell>
          <table:table-cell office:value-type="float" office:value="0.12621739053337211" table:style-name="ce4">
            <text:p>0,126217391</text:p>
          </table:table-cell>
          <table:table-cell table:number-columns-repeated="16375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float" office:value="229" table:style-name="ce3">
            <text:p>229</text:p>
          </table:table-cell>
          <table:table-cell office:value-type="string" table:style-name="ce4">
            <text:p>2805703</text:p>
          </table:table-cell>
          <table:table-cell office:value-type="string" table:style-name="ce4">
            <text:p>Arranjo Populacional de Propriá/SE</text:p>
          </table:table-cell>
          <table:table-cell office:value-type="float" office:value="24852" table:style-name="ce4">
            <text:p>2485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083610050138891" table:style-name="ce4">
            <text:p>2,508361005</text:p>
          </table:table-cell>
          <table:table-cell office:value-type="float" office:value="7.7951952547307177E-2" table:style-name="ce4">
            <text:p>0,077951953</text:p>
          </table:table-cell>
          <table:table-cell table:number-columns-repeated="16375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float" office:value="230" table:style-name="ce3">
            <text:p>230</text:p>
          </table:table-cell>
          <table:table-cell office:value-type="string" table:style-name="ce4">
            <text:p>2900702</text:p>
          </table:table-cell>
          <table:table-cell office:value-type="string" table:style-name="ce4">
            <text:p>Alagoinhas</text:p>
          </table:table-cell>
          <table:table-cell office:value-type="float" office:value="112142" table:style-name="ce4">
            <text:p>11214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5713186937516728" table:style-name="ce4">
            <text:p>7,571318694</text:p>
          </table:table-cell>
          <table:table-cell office:value-type="float" office:value="0.72998562174978976" table:style-name="ce4">
            <text:p>0,729985622</text:p>
          </table:table-cell>
          <table:table-cell table:number-columns-repeated="16375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float" office:value="231" table:style-name="ce3">
            <text:p>231</text:p>
          </table:table-cell>
          <table:table-cell office:value-type="string" table:style-name="ce4">
            <text:p>2902708</text:p>
          </table:table-cell>
          <table:table-cell office:value-type="string" table:style-name="ce4">
            <text:p>Barra</text:p>
          </table:table-cell>
          <table:table-cell office:value-type="float" office:value="18348" table:style-name="ce4">
            <text:p>1834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9.6382880133883475" table:style-name="ce4">
            <text:p>9,638288013</text:p>
          </table:table-cell>
          <table:table-cell office:value-type="float" office:value="1.3777140637296768" table:style-name="ce4">
            <text:p>1,377714064</text:p>
          </table:table-cell>
          <table:table-cell table:number-columns-repeated="16375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float" office:value="233" table:style-name="ce3">
            <text:p>233</text:p>
          </table:table-cell>
          <table:table-cell office:value-type="string" table:style-name="ce4">
            <text:p>2903904</text:p>
          </table:table-cell>
          <table:table-cell office:value-type="string" table:style-name="ce4">
            <text:p>Bom Jesus da Lapa</text:p>
          </table:table-cell>
          <table:table-cell office:value-type="float" office:value="31287" table:style-name="ce4">
            <text:p>3128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3643671807447397" table:style-name="ce4">
            <text:p>5,364367181</text:p>
          </table:table-cell>
          <table:table-cell office:value-type="float" office:value="0.67437352404885675" table:style-name="ce4">
            <text:p>0,674373524</text:p>
          </table:table-cell>
          <table:table-cell table:number-columns-repeated="16375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float" office:value="235" table:style-name="ce3">
            <text:p>235</text:p>
          </table:table-cell>
          <table:table-cell office:value-type="string" table:style-name="ce4">
            <text:p>2904902</text:p>
          </table:table-cell>
          <table:table-cell office:value-type="string" table:style-name="ce4">
            <text:p>Arranjo Populacional de Cachoeira - Muritiba - Governador Mangabeira/BA</text:p>
          </table:table-cell>
          <table:table-cell office:value-type="float" office:value="48803" table:style-name="ce4">
            <text:p>488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602246266812658" table:style-name="ce4">
            <text:p>2,560224627</text:p>
          </table:table-cell>
          <table:table-cell office:value-type="float" office:value="0.12659441505643029" table:style-name="ce4">
            <text:p>0,126594415</text:p>
          </table:table-cell>
          <table:table-cell table:number-columns-repeated="16375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float" office:value="236" table:style-name="ce3">
            <text:p>236</text:p>
          </table:table-cell>
          <table:table-cell office:value-type="string" table:style-name="ce4">
            <text:p>2905008</text:p>
          </table:table-cell>
          <table:table-cell office:value-type="string" table:style-name="ce4">
            <text:p>Caculé</text:p>
          </table:table-cell>
          <table:table-cell office:value-type="float" office:value="10175" table:style-name="ce4">
            <text:p>1017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9695606940620072" table:style-name="ce4">
            <text:p>1,969560694</text:p>
          </table:table-cell>
          <table:table-cell office:value-type="float" office:value="0.12307256819608378" table:style-name="ce4">
            <text:p>0,123072568</text:p>
          </table:table-cell>
          <table:table-cell table:number-columns-repeated="16375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float" office:value="237" table:style-name="ce3">
            <text:p>237</text:p>
          </table:table-cell>
          <table:table-cell office:value-type="string" table:style-name="ce4">
            <text:p>2905602</text:p>
          </table:table-cell>
          <table:table-cell office:value-type="string" table:style-name="ce4">
            <text:p>Camacan</text:p>
          </table:table-cell>
          <table:table-cell office:value-type="float" office:value="13088" table:style-name="ce4">
            <text:p>1308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405004755156062" table:style-name="ce4">
            <text:p>2,540500476</text:p>
          </table:table-cell>
          <table:table-cell office:value-type="float" office:value="0.11529166296573051" table:style-name="ce4">
            <text:p>0,115291663</text:p>
          </table:table-cell>
          <table:table-cell table:number-columns-repeated="16375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float" office:value="239" table:style-name="ce3">
            <text:p>239</text:p>
          </table:table-cell>
          <table:table-cell office:value-type="string" table:style-name="ce4">
            <text:p>2906873</text:p>
          </table:table-cell>
          <table:table-cell office:value-type="string" table:style-name="ce4">
            <text:p>Capim Grosso</text:p>
          </table:table-cell>
          <table:table-cell office:value-type="float" office:value="12772" table:style-name="ce4">
            <text:p>1277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032181253478542" table:style-name="ce4">
            <text:p>1,703218125</text:p>
          </table:table-cell>
          <table:table-cell office:value-type="float" office:value="6.8506096779712436E-2" table:style-name="ce4">
            <text:p>0,068506097</text:p>
          </table:table-cell>
          <table:table-cell table:number-columns-repeated="16375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float" office:value="242" table:style-name="ce3">
            <text:p>242</text:p>
          </table:table-cell>
          <table:table-cell office:value-type="string" table:style-name="ce4">
            <text:p>2910701</text:p>
          </table:table-cell>
          <table:table-cell office:value-type="string" table:style-name="ce4">
            <text:p>Euclides da Cunha</text:p>
          </table:table-cell>
          <table:table-cell office:value-type="float" office:value="43528" table:style-name="ce4">
            <text:p>4352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5734559315182155" table:style-name="ce4">
            <text:p>5,573455932</text:p>
          </table:table-cell>
          <table:table-cell office:value-type="float" office:value="0.79226462852467772" table:style-name="ce4">
            <text:p>0,792264629</text:p>
          </table:table-cell>
          <table:table-cell table:number-columns-repeated="16375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float" office:value="245" table:style-name="ce3">
            <text:p>245</text:p>
          </table:table-cell>
          <table:table-cell office:value-type="string" table:style-name="ce4">
            <text:p>2911204</text:p>
          </table:table-cell>
          <table:table-cell office:value-type="string" table:style-name="ce4">
            <text:p>Gandu</text:p>
          </table:table-cell>
          <table:table-cell office:value-type="float" office:value="14212" table:style-name="ce4">
            <text:p>1421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2470284318966851" table:style-name="ce4">
            <text:p>1,247028432</text:p>
          </table:table-cell>
          <table:table-cell office:value-type="float" office:value="5.2351444107198539E-2" table:style-name="ce4">
            <text:p>0,052351444</text:p>
          </table:table-cell>
          <table:table-cell table:number-columns-repeated="16375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float" office:value="247" table:style-name="ce3">
            <text:p>247</text:p>
          </table:table-cell>
          <table:table-cell office:value-type="string" table:style-name="ce4">
            <text:p>2913200</text:p>
          </table:table-cell>
          <table:table-cell office:value-type="string" table:style-name="ce4">
            <text:p>Ibotirama</text:p>
          </table:table-cell>
          <table:table-cell office:value-type="float" office:value="13979" table:style-name="ce4">
            <text:p>1397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4597343171344601" table:style-name="ce4">
            <text:p>7,459734317</text:p>
          </table:table-cell>
          <table:table-cell office:value-type="float" office:value="0.66138379019624471" table:style-name="ce4">
            <text:p>0,66138379</text:p>
          </table:table-cell>
          <table:table-cell table:number-columns-repeated="16375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float" office:value="249" table:style-name="ce3">
            <text:p>249</text:p>
          </table:table-cell>
          <table:table-cell office:value-type="string" table:style-name="ce4">
            <text:p>2913903</text:p>
          </table:table-cell>
          <table:table-cell office:value-type="string" table:style-name="ce4">
            <text:p>Ipiaú</text:p>
          </table:table-cell>
          <table:table-cell office:value-type="float" office:value="22977" table:style-name="ce4">
            <text:p>2297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313302157304785" table:style-name="ce4">
            <text:p>3,531330216</text:p>
          </table:table-cell>
          <table:table-cell office:value-type="float" office:value="0.14400423477499263" table:style-name="ce4">
            <text:p>0,144004235</text:p>
          </table:table-cell>
          <table:table-cell table:number-columns-repeated="16375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float" office:value="250" table:style-name="ce3">
            <text:p>250</text:p>
          </table:table-cell>
          <table:table-cell office:value-type="string" table:style-name="ce4">
            <text:p>2914406</text:p>
          </table:table-cell>
          <table:table-cell office:value-type="string" table:style-name="ce4">
            <text:p>Iraquara</text:p>
          </table:table-cell>
          <table:table-cell office:value-type="float" office:value="6403" table:style-name="ce4">
            <text:p>64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4863949259264446" table:style-name="ce4">
            <text:p>1,486394926</text:p>
          </table:table-cell>
          <table:table-cell office:value-type="float" office:value="8.2403921734638771E-2" table:style-name="ce4">
            <text:p>0,082403922</text:p>
          </table:table-cell>
          <table:table-cell table:number-columns-repeated="16375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float" office:value="251" table:style-name="ce3">
            <text:p>251</text:p>
          </table:table-cell>
          <table:table-cell office:value-type="string" table:style-name="ce4">
            <text:p>2914604</text:p>
          </table:table-cell>
          <table:table-cell office:value-type="string" table:style-name="ce4">
            <text:p>Irecê</text:p>
          </table:table-cell>
          <table:table-cell office:value-type="float" office:value="143182" table:style-name="ce4">
            <text:p>14318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2.031282326609315" table:style-name="ce4">
            <text:p>12,03128233</text:p>
          </table:table-cell>
          <table:table-cell office:value-type="float" office:value="3.1663714730815773" table:style-name="ce4">
            <text:p>3,166371473</text:p>
          </table:table-cell>
          <table:table-cell table:number-columns-repeated="16375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float" office:value="254" table:style-name="ce3">
            <text:p>254</text:p>
          </table:table-cell>
          <table:table-cell office:value-type="string" table:style-name="ce4">
            <text:p>2916401</text:p>
          </table:table-cell>
          <table:table-cell office:value-type="string" table:style-name="ce4">
            <text:p>Itapetinga</text:p>
          </table:table-cell>
          <table:table-cell office:value-type="float" office:value="40629" table:style-name="ce4">
            <text:p>4062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5539185007349836" table:style-name="ce4">
            <text:p>6,553918501</text:p>
          </table:table-cell>
          <table:table-cell office:value-type="float" office:value="0.56837363137014185" table:style-name="ce4">
            <text:p>0,568373631</text:p>
          </table:table-cell>
          <table:table-cell table:number-columns-repeated="16375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float" office:value="255" table:style-name="ce3">
            <text:p>255</text:p>
          </table:table-cell>
          <table:table-cell office:value-type="string" table:style-name="ce4">
            <text:p>2917102</text:p>
          </table:table-cell>
          <table:table-cell office:value-type="string" table:style-name="ce4">
            <text:p>Itororó</text:p>
          </table:table-cell>
          <table:table-cell office:value-type="float" office:value="8387" table:style-name="ce4">
            <text:p>838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3454359909748257" table:style-name="ce4">
            <text:p>1,345435991</text:p>
          </table:table-cell>
          <table:table-cell office:value-type="float" office:value="4.0875633796952499E-2" table:style-name="ce4">
            <text:p>0,040875634</text:p>
          </table:table-cell>
          <table:table-cell table:number-columns-repeated="16375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float" office:value="259" table:style-name="ce3">
            <text:p>259</text:p>
          </table:table-cell>
          <table:table-cell office:value-type="string" table:style-name="ce4">
            <text:p>2919504</text:p>
          </table:table-cell>
          <table:table-cell office:value-type="string" table:style-name="ce4">
            <text:p>Livramento de Nossa Senhora</text:p>
          </table:table-cell>
          <table:table-cell office:value-type="float" office:value="21041" table:style-name="ce4">
            <text:p>2104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3807420414809357" table:style-name="ce4">
            <text:p>4,380742041</text:p>
          </table:table-cell>
          <table:table-cell office:value-type="float" office:value="0.35895162338739245" table:style-name="ce4">
            <text:p>0,358951623</text:p>
          </table:table-cell>
          <table:table-cell table:number-columns-repeated="16375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float" office:value="260" table:style-name="ce3">
            <text:p>260</text:p>
          </table:table-cell>
          <table:table-cell office:value-type="string" table:style-name="ce4">
            <text:p>2919801</text:p>
          </table:table-cell>
          <table:table-cell office:value-type="string" table:style-name="ce4">
            <text:p>Macaúbas</text:p>
          </table:table-cell>
          <table:table-cell office:value-type="float" office:value="18423" table:style-name="ce4">
            <text:p>1842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2117236341397097" table:style-name="ce4">
            <text:p>3,211723634</text:p>
          </table:table-cell>
          <table:table-cell office:value-type="float" office:value="0.32370102631422737" table:style-name="ce4">
            <text:p>0,323701026</text:p>
          </table:table-cell>
          <table:table-cell table:number-columns-repeated="16375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float" office:value="261" table:style-name="ce3">
            <text:p>261</text:p>
          </table:table-cell>
          <table:table-cell office:value-type="string" table:style-name="ce4">
            <text:p>2920502</text:p>
          </table:table-cell>
          <table:table-cell office:value-type="string" table:style-name="ce4">
            <text:p>Maracás</text:p>
          </table:table-cell>
          <table:table-cell office:value-type="float" office:value="10564" table:style-name="ce4">
            <text:p>1056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2552612351509973" table:style-name="ce4">
            <text:p>3,255261235</text:p>
          </table:table-cell>
          <table:table-cell office:value-type="float" office:value="0.28113790237512548" table:style-name="ce4">
            <text:p>0,281137902</text:p>
          </table:table-cell>
          <table:table-cell table:number-columns-repeated="16375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float" office:value="262" table:style-name="ce3">
            <text:p>262</text:p>
          </table:table-cell>
          <table:table-cell office:value-type="string" table:style-name="ce4">
            <text:p>2923605</text:p>
          </table:table-cell>
          <table:table-cell office:value-type="string" table:style-name="ce4">
            <text:p>Paramirim</text:p>
          </table:table-cell>
          <table:table-cell office:value-type="float" office:value="21438" table:style-name="ce4">
            <text:p>2143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0266836432493243" table:style-name="ce4">
            <text:p>4,026683643</text:p>
          </table:table-cell>
          <table:table-cell office:value-type="float" office:value="0.3984036440023504" table:style-name="ce4">
            <text:p>0,398403644</text:p>
          </table:table-cell>
          <table:table-cell table:number-columns-repeated="16375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float" office:value="263" table:style-name="ce3">
            <text:p>263</text:p>
          </table:table-cell>
          <table:table-cell office:value-type="string" table:style-name="ce4">
            <text:p>2924009</text:p>
          </table:table-cell>
          <table:table-cell office:value-type="string" table:style-name="ce4">
            <text:p>Paulo Afonso</text:p>
          </table:table-cell>
          <table:table-cell office:value-type="float" office:value="52764" table:style-name="ce4">
            <text:p>5276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7882051769289928" table:style-name="ce4">
            <text:p>5,788205177</text:p>
          </table:table-cell>
          <table:table-cell office:value-type="float" office:value="0.60865389139397474" table:style-name="ce4">
            <text:p>0,608653891</text:p>
          </table:table-cell>
          <table:table-cell table:number-columns-repeated="16375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float" office:value="264" table:style-name="ce3">
            <text:p>264</text:p>
          </table:table-cell>
          <table:table-cell office:value-type="string" table:style-name="ce4">
            <text:p>2925808</text:p>
          </table:table-cell>
          <table:table-cell office:value-type="string" table:style-name="ce4">
            <text:p>Queimadas</text:p>
          </table:table-cell>
          <table:table-cell office:value-type="float" office:value="10848" table:style-name="ce4">
            <text:p>1084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771888054493319" table:style-name="ce4">
            <text:p>2,777188805</text:p>
          </table:table-cell>
          <table:table-cell office:value-type="float" office:value="0.2048716567321695" table:style-name="ce4">
            <text:p>0,204871657</text:p>
          </table:table-cell>
          <table:table-cell table:number-columns-repeated="16375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float" office:value="265" table:style-name="ce3">
            <text:p>265</text:p>
          </table:table-cell>
          <table:table-cell office:value-type="string" table:style-name="ce4">
            <text:p>2926004</text:p>
          </table:table-cell>
          <table:table-cell office:value-type="string" table:style-name="ce4">
            <text:p>Remanso</text:p>
          </table:table-cell>
          <table:table-cell office:value-type="float" office:value="18586" table:style-name="ce4">
            <text:p>1858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3831566793171177" table:style-name="ce4">
            <text:p>7,383156679</text:p>
          </table:table-cell>
          <table:table-cell office:value-type="float" office:value="1.3445030758496508" table:style-name="ce4">
            <text:p>1,344503076</text:p>
          </table:table-cell>
          <table:table-cell table:number-columns-repeated="16375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float" office:value="267" table:style-name="ce3">
            <text:p>267</text:p>
          </table:table-cell>
          <table:table-cell office:value-type="string" table:style-name="ce4">
            <text:p>2927002</text:p>
          </table:table-cell>
          <table:table-cell office:value-type="string" table:style-name="ce4">
            <text:p>Rio Real</text:p>
          </table:table-cell>
          <table:table-cell office:value-type="float" office:value="13847" table:style-name="ce4">
            <text:p>1384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0056199094061302" table:style-name="ce4">
            <text:p>3,005619909</text:p>
          </table:table-cell>
          <table:table-cell office:value-type="float" office:value="0.11440054308647743" table:style-name="ce4">
            <text:p>0,114400543</text:p>
          </table:table-cell>
          <table:table-cell table:number-columns-repeated="16375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float" office:value="268" table:style-name="ce3">
            <text:p>268</text:p>
          </table:table-cell>
          <table:table-cell office:value-type="string" table:style-name="ce4">
            <text:p>2927200</text:p>
          </table:table-cell>
          <table:table-cell office:value-type="string" table:style-name="ce4">
            <text:p>Ruy Barbosa</text:p>
          </table:table-cell>
          <table:table-cell office:value-type="float" office:value="12190" table:style-name="ce4">
            <text:p>1219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1797972477405985" table:style-name="ce4">
            <text:p>3,179797248</text:p>
          </table:table-cell>
          <table:table-cell office:value-type="float" office:value="0.22371004588339774" table:style-name="ce4">
            <text:p>0,223710046</text:p>
          </table:table-cell>
          <table:table-cell table:number-columns-repeated="16375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float" office:value="270" table:style-name="ce3">
            <text:p>270</text:p>
          </table:table-cell>
          <table:table-cell office:value-type="string" table:style-name="ce4">
            <text:p>2928109</text:p>
          </table:table-cell>
          <table:table-cell office:value-type="string" table:style-name="ce4">
            <text:p>Arranjo Populacional de Santa Maria da Vitória/BA</text:p>
          </table:table-cell>
          <table:table-cell office:value-type="float" office:value="25610" table:style-name="ce4">
            <text:p>2561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1.734132630720689" table:style-name="ce4">
            <text:p>11,73413263</text:p>
          </table:table-cell>
          <table:table-cell office:value-type="float" office:value="1.4088249004287341" table:style-name="ce4">
            <text:p>1,4088249</text:p>
          </table:table-cell>
          <table:table-cell table:number-columns-repeated="16375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float" office:value="273" table:style-name="ce3">
            <text:p>273</text:p>
          </table:table-cell>
          <table:table-cell office:value-type="string" table:style-name="ce4">
            <text:p>2929909</text:p>
          </table:table-cell>
          <table:table-cell office:value-type="string" table:style-name="ce4">
            <text:p>Seabra</text:p>
          </table:table-cell>
          <table:table-cell office:value-type="float" office:value="42732" table:style-name="ce4">
            <text:p>4273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9.5453395594317154" table:style-name="ce4">
            <text:p>9,545339559</text:p>
          </table:table-cell>
          <table:table-cell office:value-type="float" office:value="1.2799062067676614" table:style-name="ce4">
            <text:p>1,279906207</text:p>
          </table:table-cell>
          <table:table-cell table:number-columns-repeated="16375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float" office:value="274" table:style-name="ce3">
            <text:p>274</text:p>
          </table:table-cell>
          <table:table-cell office:value-type="string" table:style-name="ce4">
            <text:p>2930105</text:p>
          </table:table-cell>
          <table:table-cell office:value-type="string" table:style-name="ce4">
            <text:p>Senhor do Bonfim</text:p>
          </table:table-cell>
          <table:table-cell office:value-type="float" office:value="67289" table:style-name="ce4">
            <text:p>6728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8417309114535314" table:style-name="ce4">
            <text:p>5,841730911</text:p>
          </table:table-cell>
          <table:table-cell office:value-type="float" office:value="0.6922617397161368" table:style-name="ce4">
            <text:p>0,69226174</text:p>
          </table:table-cell>
          <table:table-cell table:number-columns-repeated="16375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float" office:value="275" table:style-name="ce3">
            <text:p>275</text:p>
          </table:table-cell>
          <table:table-cell office:value-type="string" table:style-name="ce4">
            <text:p>2930501</text:p>
          </table:table-cell>
          <table:table-cell office:value-type="string" table:style-name="ce4">
            <text:p>Serrinha</text:p>
          </table:table-cell>
          <table:table-cell office:value-type="float" office:value="41085" table:style-name="ce4">
            <text:p>4108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739115088031131" table:style-name="ce4">
            <text:p>1,873911509</text:p>
          </table:table-cell>
          <table:table-cell office:value-type="float" office:value="0.15629356946305281" table:style-name="ce4">
            <text:p>0,156293569</text:p>
          </table:table-cell>
          <table:table-cell table:number-columns-repeated="16375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float" office:value="277" table:style-name="ce3">
            <text:p>277</text:p>
          </table:table-cell>
          <table:table-cell office:value-type="string" table:style-name="ce4">
            <text:p>2932804</text:p>
          </table:table-cell>
          <table:table-cell office:value-type="string" table:style-name="ce4">
            <text:p>Utinga</text:p>
          </table:table-cell>
          <table:table-cell office:value-type="float" office:value="7680" table:style-name="ce4">
            <text:p>768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109071334149747" table:style-name="ce4">
            <text:p>1,810907133</text:p>
          </table:table-cell>
          <table:table-cell office:value-type="float" office:value="9.6014534919708364E-2" table:style-name="ce4">
            <text:p>0,096014535</text:p>
          </table:table-cell>
          <table:table-cell table:number-columns-repeated="16375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float" office:value="279" table:style-name="ce3">
            <text:p>279</text:p>
          </table:table-cell>
          <table:table-cell office:value-type="string" table:style-name="ce4">
            <text:p>2933000</text:p>
          </table:table-cell>
          <table:table-cell office:value-type="string" table:style-name="ce4">
            <text:p>Valente</text:p>
          </table:table-cell>
          <table:table-cell office:value-type="float" office:value="13560" table:style-name="ce4">
            <text:p>1356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215748319939488" table:style-name="ce4">
            <text:p>1,721574832</text:p>
          </table:table-cell>
          <table:table-cell office:value-type="float" office:value="8.5475825159508273E-2" table:style-name="ce4">
            <text:p>0,085475825</text:p>
          </table:table-cell>
          <table:table-cell table:number-columns-repeated="16375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float" office:value="280" table:style-name="ce3">
            <text:p>280</text:p>
          </table:table-cell>
          <table:table-cell office:value-type="string" table:style-name="ce4">
            <text:p>2933307</text:p>
          </table:table-cell>
          <table:table-cell office:value-type="string" table:style-name="ce4">
            <text:p>Vitória da Conquista</text:p>
          </table:table-cell>
          <table:table-cell office:value-type="float" office:value="251845" table:style-name="ce4">
            <text:p>25184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6.55997638419408" table:style-name="ce4">
            <text:p>16,55997638</text:p>
          </table:table-cell>
          <table:table-cell office:value-type="float" office:value="2.7901508722124202" table:style-name="ce4">
            <text:p>2,790150872</text:p>
          </table:table-cell>
          <table:table-cell table:number-columns-repeated="16375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float" office:value="281" table:style-name="ce3">
            <text:p>281</text:p>
          </table:table-cell>
          <table:table-cell office:value-type="string" table:style-name="ce4">
            <text:p>3100203</text:p>
          </table:table-cell>
          <table:table-cell office:value-type="string" table:style-name="ce4">
            <text:p>Abaeté</text:p>
          </table:table-cell>
          <table:table-cell office:value-type="float" office:value="10669" table:style-name="ce4">
            <text:p>1066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3807444230344315" table:style-name="ce4">
            <text:p>4,380744423</text:p>
          </table:table-cell>
          <table:table-cell office:value-type="float" office:value="0.26745939447858941" table:style-name="ce4">
            <text:p>0,267459394</text:p>
          </table:table-cell>
          <table:table-cell table:number-columns-repeated="16375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float" office:value="282" table:style-name="ce3">
            <text:p>282</text:p>
          </table:table-cell>
          <table:table-cell office:value-type="string" table:style-name="ce4">
            <text:p>3100906</text:p>
          </table:table-cell>
          <table:table-cell office:value-type="string" table:style-name="ce4">
            <text:p>Águas Formosas</text:p>
          </table:table-cell>
          <table:table-cell office:value-type="float" office:value="8600" table:style-name="ce4">
            <text:p>860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3792980513369377" table:style-name="ce4">
            <text:p>2,379298051</text:p>
          </table:table-cell>
          <table:table-cell office:value-type="float" office:value="0.12025163879217572" table:style-name="ce4">
            <text:p>0,120251639</text:p>
          </table:table-cell>
          <table:table-cell table:number-columns-repeated="16375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float" office:value="283" table:style-name="ce3">
            <text:p>283</text:p>
          </table:table-cell>
          <table:table-cell office:value-type="string" table:style-name="ce4">
            <text:p>3101201</text:p>
          </table:table-cell>
          <table:table-cell office:value-type="string" table:style-name="ce4">
            <text:p>Aiuruoca</text:p>
          </table:table-cell>
          <table:table-cell office:value-type="float" office:value="13159" table:style-name="ce4">
            <text:p>1315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1754316661598905" table:style-name="ce4">
            <text:p>4,175431666</text:p>
          </table:table-cell>
          <table:table-cell office:value-type="float" office:value="0.22949364489891222" table:style-name="ce4">
            <text:p>0,229493645</text:p>
          </table:table-cell>
          <table:table-cell table:number-columns-repeated="16375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float" office:value="285" table:style-name="ce3">
            <text:p>285</text:p>
          </table:table-cell>
          <table:table-cell office:value-type="string" table:style-name="ce4">
            <text:p>3101607</text:p>
          </table:table-cell>
          <table:table-cell office:value-type="string" table:style-name="ce4">
            <text:p>Alfenas</text:p>
          </table:table-cell>
          <table:table-cell office:value-type="float" office:value="103702" table:style-name="ce4">
            <text:p>10370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4979121776359561" table:style-name="ce4">
            <text:p>7,497912178</text:p>
          </table:table-cell>
          <table:table-cell office:value-type="float" office:value="0.64045182332017558" table:style-name="ce4">
            <text:p>0,640451823</text:p>
          </table:table-cell>
          <table:table-cell table:number-columns-repeated="16375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float" office:value="287" table:style-name="ce3">
            <text:p>287</text:p>
          </table:table-cell>
          <table:table-cell office:value-type="string" table:style-name="ce4">
            <text:p>3102605</text:p>
          </table:table-cell>
          <table:table-cell office:value-type="string" table:style-name="ce4">
            <text:p>Andradas</text:p>
          </table:table-cell>
          <table:table-cell office:value-type="float" office:value="15352" table:style-name="ce4">
            <text:p>1535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3770069071663926" table:style-name="ce4">
            <text:p>1,377006907</text:p>
          </table:table-cell>
          <table:table-cell office:value-type="float" office:value="4.705077295485937E-2" table:style-name="ce4">
            <text:p>0,047050773</text:p>
          </table:table-cell>
          <table:table-cell table:number-columns-repeated="16375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float" office:value="288" table:style-name="ce3">
            <text:p>288</text:p>
          </table:table-cell>
          <table:table-cell office:value-type="string" table:style-name="ce4">
            <text:p>3103405</text:p>
          </table:table-cell>
          <table:table-cell office:value-type="string" table:style-name="ce4">
            <text:p>Araçuaí</text:p>
          </table:table-cell>
          <table:table-cell office:value-type="float" office:value="24896" table:style-name="ce4">
            <text:p>2489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1993758361821794" table:style-name="ce4">
            <text:p>4,199375836</text:p>
          </table:table-cell>
          <table:table-cell office:value-type="float" office:value="0.44546248947089057" table:style-name="ce4">
            <text:p>0,445462489</text:p>
          </table:table-cell>
          <table:table-cell table:number-columns-repeated="16375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float" office:value="289" table:style-name="ce3">
            <text:p>289</text:p>
          </table:table-cell>
          <table:table-cell office:value-type="string" table:style-name="ce4">
            <text:p>3103504</text:p>
          </table:table-cell>
          <table:table-cell office:value-type="string" table:style-name="ce4">
            <text:p>Araguari</text:p>
          </table:table-cell>
          <table:table-cell office:value-type="float" office:value="48516" table:style-name="ce4">
            <text:p>4851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7616397280359433" table:style-name="ce4">
            <text:p>4,761639728</text:p>
          </table:table-cell>
          <table:table-cell office:value-type="float" office:value="0.33625294749013007" table:style-name="ce4">
            <text:p>0,336252947</text:p>
          </table:table-cell>
          <table:table-cell table:number-columns-repeated="16375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float" office:value="291" table:style-name="ce3">
            <text:p>291</text:p>
          </table:table-cell>
          <table:table-cell office:value-type="string" table:style-name="ce4">
            <text:p>3105103</text:p>
          </table:table-cell>
          <table:table-cell office:value-type="string" table:style-name="ce4">
            <text:p>Bambuí</text:p>
          </table:table-cell>
          <table:table-cell office:value-type="float" office:value="10817" table:style-name="ce4">
            <text:p>1081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7651079895305646" table:style-name="ce4">
            <text:p>3,76510799</text:p>
          </table:table-cell>
          <table:table-cell office:value-type="float" office:value="0.24262727661378153" table:style-name="ce4">
            <text:p>0,242627277</text:p>
          </table:table-cell>
          <table:table-cell table:number-columns-repeated="16375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float" office:value="293" table:style-name="ce3">
            <text:p>293</text:p>
          </table:table-cell>
          <table:table-cell office:value-type="string" table:style-name="ce4">
            <text:p>3105905</text:p>
          </table:table-cell>
          <table:table-cell office:value-type="string" table:style-name="ce4">
            <text:p>Barroso</text:p>
          </table:table-cell>
          <table:table-cell office:value-type="float" office:value="9357" table:style-name="ce4">
            <text:p>935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.8102566438647264" table:style-name="ce4">
            <text:p>0,810256644</text:p>
          </table:table-cell>
          <table:table-cell office:value-type="float" office:value="1.799040312788433E-2" table:style-name="ce4">
            <text:p>0,017990403</text:p>
          </table:table-cell>
          <table:table-cell table:number-columns-repeated="16375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float" office:value="295" table:style-name="ce3">
            <text:p>295</text:p>
          </table:table-cell>
          <table:table-cell office:value-type="string" table:style-name="ce4">
            <text:p>3107109</text:p>
          </table:table-cell>
          <table:table-cell office:value-type="string" table:style-name="ce4">
            <text:p>Boa Esperança</text:p>
          </table:table-cell>
          <table:table-cell office:value-type="float" office:value="16142" table:style-name="ce4">
            <text:p>1614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342883752200423" table:style-name="ce4">
            <text:p>2,134288375</text:p>
          </table:table-cell>
          <table:table-cell office:value-type="float" office:value="0.10746981672429569" table:style-name="ce4">
            <text:p>0,107469817</text:p>
          </table:table-cell>
          <table:table-cell table:number-columns-repeated="16375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float" office:value="296" table:style-name="ce3">
            <text:p>296</text:p>
          </table:table-cell>
          <table:table-cell office:value-type="string" table:style-name="ce4">
            <text:p>3107307</text:p>
          </table:table-cell>
          <table:table-cell office:value-type="string" table:style-name="ce4">
            <text:p>Bocaiúva</text:p>
          </table:table-cell>
          <table:table-cell office:value-type="float" office:value="22420" table:style-name="ce4">
            <text:p>2242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0006945326243866" table:style-name="ce4">
            <text:p>7,000694533</text:p>
          </table:table-cell>
          <table:table-cell office:value-type="float" office:value="0.56055981172492308" table:style-name="ce4">
            <text:p>0,560559812</text:p>
          </table:table-cell>
          <table:table-cell table:number-columns-repeated="16375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float" office:value="297" table:style-name="ce3">
            <text:p>297</text:p>
          </table:table-cell>
          <table:table-cell office:value-type="string" table:style-name="ce4">
            <text:p>3107406</text:p>
          </table:table-cell>
          <table:table-cell office:value-type="string" table:style-name="ce4">
            <text:p>Bom Despacho</text:p>
          </table:table-cell>
          <table:table-cell office:value-type="float" office:value="20270" table:style-name="ce4">
            <text:p>2027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390983410797184" table:style-name="ce4">
            <text:p>2,139098341</text:p>
          </table:table-cell>
          <table:table-cell office:value-type="float" office:value="0.12202991210666192" table:style-name="ce4">
            <text:p>0,122029912</text:p>
          </table:table-cell>
          <table:table-cell table:number-columns-repeated="16375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float" office:value="298" table:style-name="ce3">
            <text:p>298</text:p>
          </table:table-cell>
          <table:table-cell office:value-type="string" table:style-name="ce4">
            <text:p>3108008</text:p>
          </table:table-cell>
          <table:table-cell office:value-type="string" table:style-name="ce4">
            <text:p>Bom Sucesso</text:p>
          </table:table-cell>
          <table:table-cell office:value-type="float" office:value="6847" table:style-name="ce4">
            <text:p>684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17847301649905" table:style-name="ce4">
            <text:p>1,717847302</text:p>
          </table:table-cell>
          <table:table-cell office:value-type="float" office:value="7.4573918839450568E-2" table:style-name="ce4">
            <text:p>0,074573919</text:p>
          </table:table-cell>
          <table:table-cell table:number-columns-repeated="16375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float" office:value="299" table:style-name="ce3">
            <text:p>299</text:p>
          </table:table-cell>
          <table:table-cell office:value-type="string" table:style-name="ce4">
            <text:p>3108602</text:p>
          </table:table-cell>
          <table:table-cell office:value-type="string" table:style-name="ce4">
            <text:p>Brasília de Minas</text:p>
          </table:table-cell>
          <table:table-cell office:value-type="float" office:value="24494" table:style-name="ce4">
            <text:p>2449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3140077129016676" table:style-name="ce4">
            <text:p>6,314007713</text:p>
          </table:table-cell>
          <table:table-cell office:value-type="float" office:value="0.43138193006935538" table:style-name="ce4">
            <text:p>0,43138193</text:p>
          </table:table-cell>
          <table:table-cell table:number-columns-repeated="16375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string" table:style-name="ce4">
            <text:p>3110608</text:p>
          </table:table-cell>
          <table:table-cell office:value-type="string" table:style-name="ce4">
            <text:p>Arranjo Populacional de Cambuí/MG</text:p>
          </table:table-cell>
          <table:table-cell office:value-type="float" office:value="12429" table:style-name="ce4">
            <text:p>1242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2562317281025293" table:style-name="ce4">
            <text:p>1,256231728</text:p>
          </table:table-cell>
          <table:table-cell office:value-type="float" office:value="4.5604594995247077E-2" table:style-name="ce4">
            <text:p>0,045604595</text:p>
          </table:table-cell>
          <table:table-cell table:number-columns-repeated="16375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float" office:value="301" table:style-name="ce3">
            <text:p>301</text:p>
          </table:table-cell>
          <table:table-cell office:value-type="string" table:style-name="ce4">
            <text:p>3111200</text:p>
          </table:table-cell>
          <table:table-cell office:value-type="string" table:style-name="ce4">
            <text:p>Campo Belo</text:p>
          </table:table-cell>
          <table:table-cell office:value-type="float" office:value="32314" table:style-name="ce4">
            <text:p>3231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8456666160262838" table:style-name="ce4">
            <text:p>2,845666616</text:p>
          </table:table-cell>
          <table:table-cell office:value-type="float" office:value="0.2300639168022148" table:style-name="ce4">
            <text:p>0,230063917</text:p>
          </table:table-cell>
          <table:table-cell table:number-columns-repeated="16375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float" office:value="302" table:style-name="ce3">
            <text:p>302</text:p>
          </table:table-cell>
          <table:table-cell office:value-type="string" table:style-name="ce4">
            <text:p>3112307</text:p>
          </table:table-cell>
          <table:table-cell office:value-type="string" table:style-name="ce4">
            <text:p>Capelinha</text:p>
          </table:table-cell>
          <table:table-cell office:value-type="float" office:value="14561" table:style-name="ce4">
            <text:p>1456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45456893622986" table:style-name="ce4">
            <text:p>2,545456894</text:p>
          </table:table-cell>
          <table:table-cell office:value-type="float" office:value="0.11874087914134558" table:style-name="ce4">
            <text:p>0,118740879</text:p>
          </table:table-cell>
          <table:table-cell table:number-columns-repeated="16375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float" office:value="303" table:style-name="ce3">
            <text:p>303</text:p>
          </table:table-cell>
          <table:table-cell office:value-type="string" table:style-name="ce4">
            <text:p>3113305</text:p>
          </table:table-cell>
          <table:table-cell office:value-type="string" table:style-name="ce4">
            <text:p>Carangola</text:p>
          </table:table-cell>
          <table:table-cell office:value-type="float" office:value="31652" table:style-name="ce4">
            <text:p>31652</text:p>
          </table:table-cell>
          <table:table-cell office:value-type="float" office:value="30" table:style-name="ce4">
            <text:p>30</text:p>
          </table:table-cell>
          <table:table-cell office:value-type="float" office:value="9.4780740553519524E-2" table:style-name="ce4">
            <text:p>0,094780741</text:p>
          </table:table-cell>
          <table:table-cell office:value-type="float" office:value="4.7547492583307518" table:style-name="ce4">
            <text:p>4,754749258</text:p>
          </table:table-cell>
          <table:table-cell office:value-type="float" office:value="0.16476997849780925" table:style-name="ce4">
            <text:p>0,164769978</text:p>
          </table:table-cell>
          <table:table-cell table:number-columns-repeated="16375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float" office:value="304" table:style-name="ce3">
            <text:p>304</text:p>
          </table:table-cell>
          <table:table-cell office:value-type="string" table:style-name="ce4">
            <text:p>3113404</text:p>
          </table:table-cell>
          <table:table-cell office:value-type="string" table:style-name="ce4">
            <text:p>Caratinga</text:p>
          </table:table-cell>
          <table:table-cell office:value-type="float" office:value="51282" table:style-name="ce4">
            <text:p>51282</text:p>
          </table:table-cell>
          <table:table-cell office:value-type="float" office:value="552" table:style-name="ce4">
            <text:p>552</text:p>
          </table:table-cell>
          <table:table-cell office:value-type="float" office:value="1.0764010764010763" table:style-name="ce4">
            <text:p>1,076401076</text:p>
          </table:table-cell>
          <table:table-cell office:value-type="float" office:value="4.6055937131027322" table:style-name="ce4">
            <text:p>4,605593713</text:p>
          </table:table-cell>
          <table:table-cell office:value-type="float" office:value="0.2675812853666712" table:style-name="ce4">
            <text:p>0,267581285</text:p>
          </table:table-cell>
          <table:table-cell table:number-columns-repeated="16375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float" office:value="309" table:style-name="ce3">
            <text:p>309</text:p>
          </table:table-cell>
          <table:table-cell office:value-type="string" table:style-name="ce4">
            <text:p>3118304</text:p>
          </table:table-cell>
          <table:table-cell office:value-type="string" table:style-name="ce4">
            <text:p>Arranjo Populacional de Conselheiro Lafaiete/MG</text:p>
          </table:table-cell>
          <table:table-cell office:value-type="float" office:value="86973" table:style-name="ce4">
            <text:p>86973</text:p>
          </table:table-cell>
          <table:table-cell office:value-type="float" office:value="113" table:style-name="ce4">
            <text:p>113</text:p>
          </table:table-cell>
          <table:table-cell office:value-type="float" office:value="0.12992537914065283" table:style-name="ce4">
            <text:p>0,129925379</text:p>
          </table:table-cell>
          <table:table-cell office:value-type="float" office:value="5.0847829205550399" table:style-name="ce4">
            <text:p>5,084782921</text:p>
          </table:table-cell>
          <table:table-cell office:value-type="float" office:value="0.34629666048430191" table:style-name="ce4">
            <text:p>0,34629666</text:p>
          </table:table-cell>
          <table:table-cell table:number-columns-repeated="16375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float" office:value="312" table:style-name="ce3">
            <text:p>312</text:p>
          </table:table-cell>
          <table:table-cell office:value-type="string" table:style-name="ce4">
            <text:p>3120904</text:p>
          </table:table-cell>
          <table:table-cell office:value-type="string" table:style-name="ce4">
            <text:p>Arranjo Populacional de Curvelo/MG</text:p>
          </table:table-cell>
          <table:table-cell office:value-type="float" office:value="47581" table:style-name="ce4">
            <text:p>47581</text:p>
          </table:table-cell>
          <table:table-cell office:value-type="float" office:value="60" table:style-name="ce4">
            <text:p>60</text:p>
          </table:table-cell>
          <table:table-cell office:value-type="float" office:value="0.12610075450284777" table:style-name="ce4">
            <text:p>0,126100755</text:p>
          </table:table-cell>
          <table:table-cell office:value-type="float" office:value="8.8040056220120029" table:style-name="ce4">
            <text:p>8,804005622</text:p>
          </table:table-cell>
          <table:table-cell office:value-type="float" office:value="1.107794158302593" table:style-name="ce4">
            <text:p>1,107794158</text:p>
          </table:table-cell>
          <table:table-cell table:number-columns-repeated="16375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float" office:value="313" table:style-name="ce3">
            <text:p>313</text:p>
          </table:table-cell>
          <table:table-cell office:value-type="string" table:style-name="ce4">
            <text:p>3121605</text:p>
          </table:table-cell>
          <table:table-cell office:value-type="string" table:style-name="ce4">
            <text:p>Diamantina</text:p>
          </table:table-cell>
          <table:table-cell office:value-type="float" office:value="40033" table:style-name="ce4">
            <text:p>40033</text:p>
          </table:table-cell>
          <table:table-cell office:value-type="float" office:value="1729" table:style-name="ce4">
            <text:p>1729</text:p>
          </table:table-cell>
          <table:table-cell office:value-type="float" office:value="4.3189368770764114" table:style-name="ce4">
            <text:p>4,318936877</text:p>
          </table:table-cell>
          <table:table-cell office:value-type="float" office:value="12.119816680596974" table:style-name="ce4">
            <text:p>12,11981668</text:p>
          </table:table-cell>
          <table:table-cell office:value-type="float" office:value="1.0121583676938941" table:style-name="ce4">
            <text:p>1,012158368</text:p>
          </table:table-cell>
          <table:table-cell table:number-columns-repeated="16375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float" office:value="314" table:style-name="ce3">
            <text:p>314</text:p>
          </table:table-cell>
          <table:table-cell office:value-type="string" table:style-name="ce4">
            <text:p>3122306</text:p>
          </table:table-cell>
          <table:table-cell office:value-type="string" table:style-name="ce4">
            <text:p>Divinópolis</text:p>
          </table:table-cell>
          <table:table-cell office:value-type="float" office:value="201927" table:style-name="ce4">
            <text:p>201927</text:p>
          </table:table-cell>
          <table:table-cell office:value-type="float" office:value="971" table:style-name="ce4">
            <text:p>971</text:p>
          </table:table-cell>
          <table:table-cell office:value-type="float" office:value="0.480866847920288" table:style-name="ce4">
            <text:p>0,480866848</text:p>
          </table:table-cell>
          <table:table-cell office:value-type="float" office:value="7.9014654443907402" table:style-name="ce4">
            <text:p>7,901465444</text:p>
          </table:table-cell>
          <table:table-cell office:value-type="float" office:value="0.81766208643741822" table:style-name="ce4">
            <text:p>0,817662086</text:p>
          </table:table-cell>
          <table:table-cell table:number-columns-repeated="16375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float" office:value="322" table:style-name="ce3">
            <text:p>322</text:p>
          </table:table-cell>
          <table:table-cell office:value-type="string" table:style-name="ce4">
            <text:p>3127701</text:p>
          </table:table-cell>
          <table:table-cell office:value-type="string" table:style-name="ce4">
            <text:p>Governador Valadares</text:p>
          </table:table-cell>
          <table:table-cell office:value-type="float" office:value="166388" table:style-name="ce4">
            <text:p>166388</text:p>
          </table:table-cell>
          <table:table-cell office:value-type="float" office:value="5613" table:style-name="ce4">
            <text:p>5613</text:p>
          </table:table-cell>
          <table:table-cell office:value-type="float" office:value="3.3734403923359855" table:style-name="ce4">
            <text:p>3,373440392</text:p>
          </table:table-cell>
          <table:table-cell office:value-type="float" office:value="9.4525490398726131" table:style-name="ce4">
            <text:p>9,45254904</text:p>
          </table:table-cell>
          <table:table-cell office:value-type="float" office:value="1.1902756000521795" table:style-name="ce4">
            <text:p>1,1902756</text:p>
          </table:table-cell>
          <table:table-cell table:number-columns-repeated="16375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float" office:value="327" table:style-name="ce3">
            <text:p>327</text:p>
          </table:table-cell>
          <table:table-cell office:value-type="string" table:style-name="ce4">
            <text:p>3131307</text:p>
          </table:table-cell>
          <table:table-cell office:value-type="string" table:style-name="ce4">
            <text:p>Arranjo Populacional de Ipatinga/MG</text:p>
          </table:table-cell>
          <table:table-cell office:value-type="float" office:value="192327" table:style-name="ce4">
            <text:p>192327</text:p>
          </table:table-cell>
          <table:table-cell office:value-type="float" office:value="18699" table:style-name="ce4">
            <text:p>18699</text:p>
          </table:table-cell>
          <table:table-cell office:value-type="float" office:value="9.7225038606123935" table:style-name="ce4">
            <text:p>9,722503861</text:p>
          </table:table-cell>
          <table:table-cell office:value-type="float" office:value="6.1348653301560621" table:style-name="ce4">
            <text:p>6,13486533</text:p>
          </table:table-cell>
          <table:table-cell office:value-type="float" office:value="0.48237257980641329" table:style-name="ce4">
            <text:p>0,48237258</text:p>
          </table:table-cell>
          <table:table-cell table:number-columns-repeated="16375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float" office:value="328" table:style-name="ce3">
            <text:p>328</text:p>
          </table:table-cell>
          <table:table-cell office:value-type="string" table:style-name="ce4">
            <text:p>3131703</text:p>
          </table:table-cell>
          <table:table-cell office:value-type="string" table:style-name="ce4">
            <text:p>Itabira</text:p>
          </table:table-cell>
          <table:table-cell office:value-type="float" office:value="50291" table:style-name="ce4">
            <text:p>50291</text:p>
          </table:table-cell>
          <table:table-cell office:value-type="float" office:value="1008" table:style-name="ce4">
            <text:p>1008</text:p>
          </table:table-cell>
          <table:table-cell office:value-type="float" office:value="2.0043347716291184" table:style-name="ce4">
            <text:p>2,004334772</text:p>
          </table:table-cell>
          <table:table-cell office:value-type="float" office:value="5.1254114018646311" table:style-name="ce4">
            <text:p>5,125411402</text:p>
          </table:table-cell>
          <table:table-cell office:value-type="float" office:value="0.33184682555469863" table:style-name="ce4">
            <text:p>0,331846826</text:p>
          </table:table-cell>
          <table:table-cell table:number-columns-repeated="16375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float" office:value="329" table:style-name="ce3">
            <text:p>329</text:p>
          </table:table-cell>
          <table:table-cell office:value-type="string" table:style-name="ce4">
            <text:p>3131901</text:p>
          </table:table-cell>
          <table:table-cell office:value-type="string" table:style-name="ce4">
            <text:p>Itabirito</text:p>
          </table:table-cell>
          <table:table-cell office:value-type="float" office:value="15161" table:style-name="ce4">
            <text:p>15161</text:p>
          </table:table-cell>
          <table:table-cell office:value-type="float" office:value="728" table:style-name="ce4">
            <text:p>728</text:p>
          </table:table-cell>
          <table:table-cell office:value-type="float" office:value="4.8017940769078562" table:style-name="ce4">
            <text:p>4,801794077</text:p>
          </table:table-cell>
          <table:table-cell office:value-type="float" office:value="1.3692984031326507" table:style-name="ce4">
            <text:p>1,369298403</text:p>
          </table:table-cell>
          <table:table-cell office:value-type="float" office:value="4.6911969496640712E-2" table:style-name="ce4">
            <text:p>0,046911969</text:p>
          </table:table-cell>
          <table:table-cell table:number-columns-repeated="16375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float" office:value="330" table:style-name="ce3">
            <text:p>330</text:p>
          </table:table-cell>
          <table:table-cell office:value-type="string" table:style-name="ce4">
            <text:p>3132404</text:p>
          </table:table-cell>
          <table:table-cell office:value-type="string" table:style-name="ce4">
            <text:p>Arranjo Populacional de Itajubá/MG</text:p>
          </table:table-cell>
          <table:table-cell office:value-type="float" office:value="56611" table:style-name="ce4">
            <text:p>56611</text:p>
          </table:table-cell>
          <table:table-cell office:value-type="float" office:value="298" table:style-name="ce4">
            <text:p>298</text:p>
          </table:table-cell>
          <table:table-cell office:value-type="float" office:value="0.52639946300189011" table:style-name="ce4">
            <text:p>0,526399463</text:p>
          </table:table-cell>
          <table:table-cell office:value-type="float" office:value="3.8580699172085464" table:style-name="ce4">
            <text:p>3,858069917</text:p>
          </table:table-cell>
          <table:table-cell office:value-type="float" office:value="0.23860609606654612" table:style-name="ce4">
            <text:p>0,238606096</text:p>
          </table:table-cell>
          <table:table-cell table:number-columns-repeated="16375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float" office:value="332" table:style-name="ce3">
            <text:p>332</text:p>
          </table:table-cell>
          <table:table-cell office:value-type="string" table:style-name="ce4">
            <text:p>3132701</text:p>
          </table:table-cell>
          <table:table-cell office:value-type="string" table:style-name="ce4">
            <text:p>Itambacuri</text:p>
          </table:table-cell>
          <table:table-cell office:value-type="float" office:value="8789" table:style-name="ce4">
            <text:p>8789</text:p>
          </table:table-cell>
          <table:table-cell office:value-type="float" office:value="151" table:style-name="ce4">
            <text:p>151</text:p>
          </table:table-cell>
          <table:table-cell office:value-type="float" office:value="1.7180566617362614" table:style-name="ce4">
            <text:p>1,718056662</text:p>
          </table:table-cell>
          <table:table-cell office:value-type="float" office:value="3.2244503993539375" table:style-name="ce4">
            <text:p>3,224450399</text:p>
          </table:table-cell>
          <table:table-cell office:value-type="float" office:value="0.18611951188224476" table:style-name="ce4">
            <text:p>0,186119512</text:p>
          </table:table-cell>
          <table:table-cell table:number-columns-repeated="16375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float" office:value="334" table:style-name="ce3">
            <text:p>334</text:p>
          </table:table-cell>
          <table:table-cell office:value-type="string" table:style-name="ce4">
            <text:p>3133808</text:p>
          </table:table-cell>
          <table:table-cell office:value-type="string" table:style-name="ce4">
            <text:p>Arranjo Populacional de Itaúna/MG</text:p>
          </table:table-cell>
          <table:table-cell office:value-type="float" office:value="34684" table:style-name="ce4">
            <text:p>34684</text:p>
          </table:table-cell>
          <table:table-cell office:value-type="float" office:value="372" table:style-name="ce4">
            <text:p>372</text:p>
          </table:table-cell>
          <table:table-cell office:value-type="float" office:value="1.0725406527505479" table:style-name="ce4">
            <text:p>1,072540653</text:p>
          </table:table-cell>
          <table:table-cell office:value-type="float" office:value="2.4771338690473468" table:style-name="ce4">
            <text:p>2,477133869</text:p>
          </table:table-cell>
          <table:table-cell office:value-type="float" office:value="9.2603273623493215E-2" table:style-name="ce4">
            <text:p>0,092603274</text:p>
          </table:table-cell>
          <table:table-cell table:number-columns-repeated="16375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float" office:value="337" table:style-name="ce3">
            <text:p>337</text:p>
          </table:table-cell>
          <table:table-cell office:value-type="string" table:style-name="ce4">
            <text:p>3135100</text:p>
          </table:table-cell>
          <table:table-cell office:value-type="string" table:style-name="ce4">
            <text:p>Arranjo Populacional de Janaúba/MG</text:p>
          </table:table-cell>
          <table:table-cell office:value-type="float" office:value="28691" table:style-name="ce4">
            <text:p>28691</text:p>
          </table:table-cell>
          <table:table-cell office:value-type="float" office:value="349" table:style-name="ce4">
            <text:p>349</text:p>
          </table:table-cell>
          <table:table-cell office:value-type="float" office:value="1.2164093269666447" table:style-name="ce4">
            <text:p>1,216409327</text:p>
          </table:table-cell>
          <table:table-cell office:value-type="float" office:value="5.0745866742071879" table:style-name="ce4">
            <text:p>5,074586674</text:p>
          </table:table-cell>
          <table:table-cell office:value-type="float" office:value="0.36625845490513448" table:style-name="ce4">
            <text:p>0,366258455</text:p>
          </table:table-cell>
          <table:table-cell table:number-columns-repeated="16375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float" office:value="338" table:style-name="ce3">
            <text:p>338</text:p>
          </table:table-cell>
          <table:table-cell office:value-type="string" table:style-name="ce4">
            <text:p>3135209</text:p>
          </table:table-cell>
          <table:table-cell office:value-type="string" table:style-name="ce4">
            <text:p>Januária</text:p>
          </table:table-cell>
          <table:table-cell office:value-type="float" office:value="22177" table:style-name="ce4">
            <text:p>22177</text:p>
          </table:table-cell>
          <table:table-cell office:value-type="float" office:value="193" table:style-name="ce4">
            <text:p>193</text:p>
          </table:table-cell>
          <table:table-cell office:value-type="float" office:value="0.87027100148802816" table:style-name="ce4">
            <text:p>0,870271001</text:p>
          </table:table-cell>
          <table:table-cell office:value-type="float" office:value="7.5428793712475244" table:style-name="ce4">
            <text:p>7,542879371</text:p>
          </table:table-cell>
          <table:table-cell office:value-type="float" office:value="0.68917683845144651" table:style-name="ce4">
            <text:p>0,689176838</text:p>
          </table:table-cell>
          <table:table-cell table:number-columns-repeated="16375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float" office:value="339" table:style-name="ce3">
            <text:p>339</text:p>
          </table:table-cell>
          <table:table-cell office:value-type="string" table:style-name="ce4">
            <text:p>3136207</text:p>
          </table:table-cell>
          <table:table-cell office:value-type="string" table:style-name="ce4">
            <text:p>Arranjo Populacional de João Monlevade/MG</text:p>
          </table:table-cell>
          <table:table-cell office:value-type="float" office:value="40601" table:style-name="ce4">
            <text:p>40601</text:p>
          </table:table-cell>
          <table:table-cell office:value-type="float" office:value="30" table:style-name="ce4">
            <text:p>30</text:p>
          </table:table-cell>
          <table:table-cell office:value-type="float" office:value="7.3889805669811098E-2" table:style-name="ce4">
            <text:p>0,073889806</text:p>
          </table:table-cell>
          <table:table-cell office:value-type="float" office:value="3.3169234366243012" table:style-name="ce4">
            <text:p>3,316923437</text:p>
          </table:table-cell>
          <table:table-cell office:value-type="float" office:value="0.14468049755857465" table:style-name="ce4">
            <text:p>0,144680498</text:p>
          </table:table-cell>
          <table:table-cell table:number-columns-repeated="16375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float" office:value="340" table:style-name="ce3">
            <text:p>340</text:p>
          </table:table-cell>
          <table:table-cell office:value-type="string" table:style-name="ce4">
            <text:p>3136702</text:p>
          </table:table-cell>
          <table:table-cell office:value-type="string" table:style-name="ce4">
            <text:p>Arranjo Populacional de Juiz de Fora/MG</text:p>
          </table:table-cell>
          <table:table-cell office:value-type="float" office:value="331377" table:style-name="ce4">
            <text:p>331377</text:p>
          </table:table-cell>
          <table:table-cell office:value-type="float" office:value="5539" table:style-name="ce4">
            <text:p>5539</text:p>
          </table:table-cell>
          <table:table-cell office:value-type="float" office:value="1.6715100927342574" table:style-name="ce4">
            <text:p>1,671510093</text:p>
          </table:table-cell>
          <table:table-cell office:value-type="float" office:value="13.100071235572287" table:style-name="ce4">
            <text:p>13,10007124</text:p>
          </table:table-cell>
          <table:table-cell office:value-type="float" office:value="0.76223216848632924" table:style-name="ce4">
            <text:p>0,762232168</text:p>
          </table:table-cell>
          <table:table-cell table:number-columns-repeated="16375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float" office:value="347" table:style-name="ce3">
            <text:p>347</text:p>
          </table:table-cell>
          <table:table-cell office:value-type="string" table:style-name="ce4">
            <text:p>3139409</text:p>
          </table:table-cell>
          <table:table-cell office:value-type="string" table:style-name="ce4">
            <text:p>Manhuaçu</text:p>
          </table:table-cell>
          <table:table-cell office:value-type="float" office:value="93658" table:style-name="ce4">
            <text:p>93658</text:p>
          </table:table-cell>
          <table:table-cell office:value-type="float" office:value="1218" table:style-name="ce4">
            <text:p>1218</text:p>
          </table:table-cell>
          <table:table-cell office:value-type="float" office:value="1.3004762006448995" table:style-name="ce4">
            <text:p>1,300476201</text:p>
          </table:table-cell>
          <table:table-cell office:value-type="float" office:value="6.5464382271675605" table:style-name="ce4">
            <text:p>6,546438227</text:p>
          </table:table-cell>
          <table:table-cell office:value-type="float" office:value="0.54864942990048138" table:style-name="ce4">
            <text:p>0,54864943</text:p>
          </table:table-cell>
          <table:table-cell table:number-columns-repeated="16375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float" office:value="353" table:style-name="ce3">
            <text:p>353</text:p>
          </table:table-cell>
          <table:table-cell office:value-type="string" table:style-name="ce4">
            <text:p>3143302</text:p>
          </table:table-cell>
          <table:table-cell office:value-type="string" table:style-name="ce4">
            <text:p>Montes Claros</text:p>
          </table:table-cell>
          <table:table-cell office:value-type="float" office:value="214194" table:style-name="ce4">
            <text:p>214194</text:p>
          </table:table-cell>
          <table:table-cell office:value-type="float" office:value="6106" table:style-name="ce4">
            <text:p>6106</text:p>
          </table:table-cell>
          <table:table-cell office:value-type="float" office:value="2.8506867606002033" table:style-name="ce4">
            <text:p>2,850686761</text:p>
          </table:table-cell>
          <table:table-cell office:value-type="float" office:value="37.035579554931793" table:style-name="ce4">
            <text:p>37,03557955</text:p>
          </table:table-cell>
          <table:table-cell office:value-type="float" office:value="3.0106876326677452" table:style-name="ce4">
            <text:p>3,010687633</text:p>
          </table:table-cell>
          <table:table-cell table:number-columns-repeated="16375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float" office:value="358" table:style-name="ce3">
            <text:p>358</text:p>
          </table:table-cell>
          <table:table-cell office:value-type="string" table:style-name="ce4">
            <text:p>3146107</text:p>
          </table:table-cell>
          <table:table-cell office:value-type="string" table:style-name="ce4">
            <text:p>Ouro Preto</text:p>
          </table:table-cell>
          <table:table-cell office:value-type="float" office:value="36340" table:style-name="ce4">
            <text:p>36340</text:p>
          </table:table-cell>
          <table:table-cell office:value-type="float" office:value="554" table:style-name="ce4">
            <text:p>554</text:p>
          </table:table-cell>
          <table:table-cell office:value-type="float" office:value="1.5244909190974134" table:style-name="ce4">
            <text:p>1,524490919</text:p>
          </table:table-cell>
          <table:table-cell office:value-type="float" office:value="3.4496035605930517" table:style-name="ce4">
            <text:p>3,449603561</text:p>
          </table:table-cell>
          <table:table-cell office:value-type="float" office:value="0.21110245528675467" table:style-name="ce4">
            <text:p>0,211102455</text:p>
          </table:table-cell>
          <table:table-cell table:number-columns-repeated="16375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float" office:value="359" table:style-name="ce3">
            <text:p>359</text:p>
          </table:table-cell>
          <table:table-cell office:value-type="string" table:style-name="ce4">
            <text:p>3147105</text:p>
          </table:table-cell>
          <table:table-cell office:value-type="string" table:style-name="ce4">
            <text:p>Pará de Minas</text:p>
          </table:table-cell>
          <table:table-cell office:value-type="float" office:value="36723" table:style-name="ce4">
            <text:p>36723</text:p>
          </table:table-cell>
          <table:table-cell office:value-type="float" office:value="174" table:style-name="ce4">
            <text:p>174</text:p>
          </table:table-cell>
          <table:table-cell office:value-type="float" office:value="0.47381749857037819" table:style-name="ce4">
            <text:p>0,473817499</text:p>
          </table:table-cell>
          <table:table-cell office:value-type="float" office:value="2.4692862126580652" table:style-name="ce4">
            <text:p>2,469286213</text:p>
          </table:table-cell>
          <table:table-cell office:value-type="float" office:value="0.1229281683050072" table:style-name="ce4">
            <text:p>0,122928168</text:p>
          </table:table-cell>
          <table:table-cell table:number-columns-repeated="16375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float" office:value="362" table:style-name="ce3">
            <text:p>362</text:p>
          </table:table-cell>
          <table:table-cell office:value-type="string" table:style-name="ce4">
            <text:p>3147907</text:p>
          </table:table-cell>
          <table:table-cell office:value-type="string" table:style-name="ce4">
            <text:p>Arranjo Populacional de Passos/SP</text:p>
          </table:table-cell>
          <table:table-cell office:value-type="float" office:value="76663" table:style-name="ce4">
            <text:p>76663</text:p>
          </table:table-cell>
          <table:table-cell office:value-type="float" office:value="532" table:style-name="ce4">
            <text:p>532</text:p>
          </table:table-cell>
          <table:table-cell office:value-type="float" office:value="0.69394623221110574" table:style-name="ce4">
            <text:p>0,693946232</text:p>
          </table:table-cell>
          <table:table-cell office:value-type="float" office:value="7.236094776620126" table:style-name="ce4">
            <text:p>7,236094777</text:p>
          </table:table-cell>
          <table:table-cell office:value-type="float" office:value="0.53877139841669919" table:style-name="ce4">
            <text:p>0,538771398</text:p>
          </table:table-cell>
          <table:table-cell table:number-columns-repeated="16375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float" office:value="366" table:style-name="ce3">
            <text:p>366</text:p>
          </table:table-cell>
          <table:table-cell office:value-type="string" table:style-name="ce4">
            <text:p>3148707</text:p>
          </table:table-cell>
          <table:table-cell office:value-type="string" table:style-name="ce4">
            <text:p>Pedra Azul</text:p>
          </table:table-cell>
          <table:table-cell office:value-type="float" office:value="11176" table:style-name="ce4">
            <text:p>11176</text:p>
          </table:table-cell>
          <table:table-cell office:value-type="float" office:value="214" table:style-name="ce4">
            <text:p>214</text:p>
          </table:table-cell>
          <table:table-cell office:value-type="float" office:value="1.9148174659985684" table:style-name="ce4">
            <text:p>1,914817466</text:p>
          </table:table-cell>
          <table:table-cell office:value-type="float" office:value="3.1069193772410197" table:style-name="ce4">
            <text:p>3,106919377</text:p>
          </table:table-cell>
          <table:table-cell office:value-type="float" office:value="0.20326262302949447" table:style-name="ce4">
            <text:p>0,203262623</text:p>
          </table:table-cell>
          <table:table-cell table:number-columns-repeated="16375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float" office:value="371" table:style-name="ce3">
            <text:p>371</text:p>
          </table:table-cell>
          <table:table-cell office:value-type="string" table:style-name="ce4">
            <text:p>3152204</text:p>
          </table:table-cell>
          <table:table-cell office:value-type="string" table:style-name="ce4">
            <text:p>Porteirinha</text:p>
          </table:table-cell>
          <table:table-cell office:value-type="float" office:value="19025" table:style-name="ce4">
            <text:p>19025</text:p>
          </table:table-cell>
          <table:table-cell office:value-type="float" office:value="499" table:style-name="ce4">
            <text:p>499</text:p>
          </table:table-cell>
          <table:table-cell office:value-type="float" office:value="2.6228646517739818" table:style-name="ce4">
            <text:p>2,622864652</text:p>
          </table:table-cell>
          <table:table-cell office:value-type="float" office:value="4.4938335607449433" table:style-name="ce4">
            <text:p>4,493833561</text:p>
          </table:table-cell>
          <table:table-cell office:value-type="float" office:value="0.3758969854347653" table:style-name="ce4">
            <text:p>0,375896985</text:p>
          </table:table-cell>
          <table:table-cell table:number-columns-repeated="16375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float" office:value="372" table:style-name="ce3">
            <text:p>372</text:p>
          </table:table-cell>
          <table:table-cell office:value-type="string" table:style-name="ce4">
            <text:p>3152501</text:p>
          </table:table-cell>
          <table:table-cell office:value-type="string" table:style-name="ce4">
            <text:p>Pouso Alegre</text:p>
          </table:table-cell>
          <table:table-cell office:value-type="float" office:value="116972" table:style-name="ce4">
            <text:p>116972</text:p>
          </table:table-cell>
          <table:table-cell office:value-type="float" office:value="99" table:style-name="ce4">
            <text:p>99</text:p>
          </table:table-cell>
          <table:table-cell office:value-type="float" office:value="8.4635639298293611E-2" table:style-name="ce4">
            <text:p>0,084635639</text:p>
          </table:table-cell>
          <table:table-cell office:value-type="float" office:value="6.5062647657315678" table:style-name="ce4">
            <text:p>6,506264766</text:p>
          </table:table-cell>
          <table:table-cell office:value-type="float" office:value="0.46890973634414562" table:style-name="ce4">
            <text:p>0,468909736</text:p>
          </table:table-cell>
          <table:table-cell table:number-columns-repeated="16375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float" office:value="373" table:style-name="ce3">
            <text:p>373</text:p>
          </table:table-cell>
          <table:table-cell office:value-type="string" table:style-name="ce4">
            <text:p>3154309</text:p>
          </table:table-cell>
          <table:table-cell office:value-type="string" table:style-name="ce4">
            <text:p>Resplendor</text:p>
          </table:table-cell>
          <table:table-cell office:value-type="float" office:value="9287" table:style-name="ce4">
            <text:p>9287</text:p>
          </table:table-cell>
          <table:table-cell office:value-type="float" office:value="60" table:style-name="ce4">
            <text:p>60</text:p>
          </table:table-cell>
          <table:table-cell office:value-type="float" office:value="0.64606439108431135" table:style-name="ce4">
            <text:p>0,646064391</text:p>
          </table:table-cell>
          <table:table-cell office:value-type="float" office:value="2.7051710579342836" table:style-name="ce4">
            <text:p>2,705171058</text:p>
          </table:table-cell>
          <table:table-cell office:value-type="float" office:value="0.17358222643274515" table:style-name="ce4">
            <text:p>0,173582226</text:p>
          </table:table-cell>
          <table:table-cell table:number-columns-repeated="16375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float" office:value="388" table:style-name="ce3">
            <text:p>388</text:p>
          </table:table-cell>
          <table:table-cell office:value-type="string" table:style-name="ce4">
            <text:p>3168606</text:p>
          </table:table-cell>
          <table:table-cell office:value-type="string" table:style-name="ce4">
            <text:p>Teófilo Otoni</text:p>
          </table:table-cell>
          <table:table-cell office:value-type="float" office:value="116986" table:style-name="ce4">
            <text:p>116986</text:p>
          </table:table-cell>
          <table:table-cell office:value-type="float" office:value="2134" table:style-name="ce4">
            <text:p>2134</text:p>
          </table:table-cell>
          <table:table-cell office:value-type="float" office:value="1.8241498982784266" table:style-name="ce4">
            <text:p>1,824149898</text:p>
          </table:table-cell>
          <table:table-cell office:value-type="float" office:value="14.863782785728327" table:style-name="ce4">
            <text:p>14,86378279</text:p>
          </table:table-cell>
          <table:table-cell office:value-type="float" office:value="1.9340896497602791" table:style-name="ce4">
            <text:p>1,93408965</text:p>
          </table:table-cell>
          <table:table-cell table:number-columns-repeated="16375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float" office:value="393" table:style-name="ce3">
            <text:p>393</text:p>
          </table:table-cell>
          <table:table-cell office:value-type="string" table:style-name="ce4">
            <text:p>3170107</text:p>
          </table:table-cell>
          <table:table-cell office:value-type="string" table:style-name="ce4">
            <text:p>Uberaba</text:p>
          </table:table-cell>
          <table:table-cell office:value-type="float" office:value="156529" table:style-name="ce4">
            <text:p>156529</text:p>
          </table:table-cell>
          <table:table-cell office:value-type="float" office:value="2208" table:style-name="ce4">
            <text:p>2208</text:p>
          </table:table-cell>
          <table:table-cell office:value-type="float" office:value="1.410601230442921" table:style-name="ce4">
            <text:p>1,41060123</text:p>
          </table:table-cell>
          <table:table-cell office:value-type="float" office:value="11.483592925253266" table:style-name="ce4">
            <text:p>11,48359293</text:p>
          </table:table-cell>
          <table:table-cell office:value-type="float" office:value="1.0637727893275444" table:style-name="ce4">
            <text:p>1,063772789</text:p>
          </table:table-cell>
          <table:table-cell table:number-columns-repeated="16375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float" office:value="394" table:style-name="ce3">
            <text:p>394</text:p>
          </table:table-cell>
          <table:table-cell office:value-type="string" table:style-name="ce4">
            <text:p>3170206</text:p>
          </table:table-cell>
          <table:table-cell office:value-type="string" table:style-name="ce4">
            <text:p>Uberlândia</text:p>
          </table:table-cell>
          <table:table-cell office:value-type="float" office:value="322427" table:style-name="ce4">
            <text:p>322427</text:p>
          </table:table-cell>
          <table:table-cell office:value-type="float" office:value="10018" table:style-name="ce4">
            <text:p>10018</text:p>
          </table:table-cell>
          <table:table-cell office:value-type="float" office:value="3.1070598926268582" table:style-name="ce4">
            <text:p>3,107059893</text:p>
          </table:table-cell>
          <table:table-cell office:value-type="float" office:value="15.578817051207436" table:style-name="ce4">
            <text:p>15,57881705</text:p>
          </table:table-cell>
          <table:table-cell office:value-type="float" office:value="1.6990281705834231" table:style-name="ce4">
            <text:p>1,699028171</text:p>
          </table:table-cell>
          <table:table-cell table:number-columns-repeated="16375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float" office:value="398" table:style-name="ce3">
            <text:p>398</text:p>
          </table:table-cell>
          <table:table-cell office:value-type="string" table:style-name="ce4">
            <text:p>3171303</text:p>
          </table:table-cell>
          <table:table-cell office:value-type="string" table:style-name="ce4">
            <text:p>Arranjo Populacional de Viçosa/MG</text:p>
          </table:table-cell>
          <table:table-cell office:value-type="float" office:value="49964" table:style-name="ce4">
            <text:p>49964</text:p>
          </table:table-cell>
          <table:table-cell office:value-type="float" office:value="198" table:style-name="ce4">
            <text:p>198</text:p>
          </table:table-cell>
          <table:table-cell office:value-type="float" office:value="0.39628532543431272" table:style-name="ce4">
            <text:p>0,396285325</text:p>
          </table:table-cell>
          <table:table-cell office:value-type="float" office:value="3.8498733068580244" table:style-name="ce4">
            <text:p>3,849873307</text:p>
          </table:table-cell>
          <table:table-cell office:value-type="float" office:value="0.20558157137918351" table:style-name="ce4">
            <text:p>0,205581571</text:p>
          </table:table-cell>
          <table:table-cell table:number-columns-repeated="16375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float" office:value="400" table:style-name="ce3">
            <text:p>400</text:p>
          </table:table-cell>
          <table:table-cell office:value-type="string" table:style-name="ce4">
            <text:p>3200409</text:p>
          </table:table-cell>
          <table:table-cell office:value-type="string" table:style-name="ce4">
            <text:p>Anchieta</text:p>
          </table:table-cell>
          <table:table-cell office:value-type="float" office:value="14082" table:style-name="ce4">
            <text:p>14082</text:p>
          </table:table-cell>
          <table:table-cell office:value-type="float" office:value="3125" table:style-name="ce4">
            <text:p>3125</text:p>
          </table:table-cell>
          <table:table-cell office:value-type="float" office:value="22.191450078113903" table:style-name="ce4">
            <text:p>22,19145008</text:p>
          </table:table-cell>
          <table:table-cell office:value-type="float" office:value="1.4500088267989142" table:style-name="ce4">
            <text:p>1,450008827</text:p>
          </table:table-cell>
          <table:table-cell office:value-type="float" office:value="4.2209932166573094E-2" table:style-name="ce4">
            <text:p>0,042209932</text:p>
          </table:table-cell>
          <table:table-cell table:number-columns-repeated="16375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float" office:value="401" table:style-name="ce3">
            <text:p>401</text:p>
          </table:table-cell>
          <table:table-cell office:value-type="string" table:style-name="ce4">
            <text:p>3200904</text:p>
          </table:table-cell>
          <table:table-cell office:value-type="string" table:style-name="ce4">
            <text:p>Barra de São Francisco</text:p>
          </table:table-cell>
          <table:table-cell office:value-type="float" office:value="31605" table:style-name="ce4">
            <text:p>31605</text:p>
          </table:table-cell>
          <table:table-cell office:value-type="float" office:value="4342" table:style-name="ce4">
            <text:p>4342</text:p>
          </table:table-cell>
          <table:table-cell office:value-type="float" office:value="13.738332542319254" table:style-name="ce4">
            <text:p>13,73833254</text:p>
          </table:table-cell>
          <table:table-cell office:value-type="float" office:value="5.4417586162574807" table:style-name="ce4">
            <text:p>5,441758616</text:p>
          </table:table-cell>
          <table:table-cell office:value-type="float" office:value="0.39275003426233518" table:style-name="ce4">
            <text:p>0,392750034</text:p>
          </table:table-cell>
          <table:table-cell table:number-columns-repeated="16375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float" office:value="402" table:style-name="ce3">
            <text:p>402</text:p>
          </table:table-cell>
          <table:table-cell office:value-type="string" table:style-name="ce4">
            <text:p>3201209</text:p>
          </table:table-cell>
          <table:table-cell office:value-type="string" table:style-name="ce4">
            <text:p>Cachoeiro de Itapemirim</text:p>
          </table:table-cell>
          <table:table-cell office:value-type="float" office:value="121871" table:style-name="ce4">
            <text:p>121871</text:p>
          </table:table-cell>
          <table:table-cell office:value-type="float" office:value="30667" table:style-name="ce4">
            <text:p>30667</text:p>
          </table:table-cell>
          <table:table-cell office:value-type="float" office:value="25.163492545396359" table:style-name="ce4">
            <text:p>25,16349255</text:p>
          </table:table-cell>
          <table:table-cell office:value-type="float" office:value="7.55944996828529" table:style-name="ce4">
            <text:p>7,559449968</text:p>
          </table:table-cell>
          <table:table-cell office:value-type="float" office:value="0.45959153968623417" table:style-name="ce4">
            <text:p>0,45959154</text:p>
          </table:table-cell>
          <table:table-cell table:number-columns-repeated="16375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float" office:value="403" table:style-name="ce3">
            <text:p>403</text:p>
          </table:table-cell>
          <table:table-cell office:value-type="string" table:style-name="ce4">
            <text:p>3201506</text:p>
          </table:table-cell>
          <table:table-cell office:value-type="string" table:style-name="ce4">
            <text:p>Colatina</text:p>
          </table:table-cell>
          <table:table-cell office:value-type="float" office:value="99277" table:style-name="ce4">
            <text:p>99277</text:p>
          </table:table-cell>
          <table:table-cell office:value-type="float" office:value="13115" table:style-name="ce4">
            <text:p>13115</text:p>
          </table:table-cell>
          <table:table-cell office:value-type="float" office:value="13.210512001772818" table:style-name="ce4">
            <text:p>13,210512</text:p>
          </table:table-cell>
          <table:table-cell office:value-type="float" office:value="8.2398398423467505" table:style-name="ce4">
            <text:p>8,239839842</text:p>
          </table:table-cell>
          <table:table-cell office:value-type="float" office:value="0.62262909415047163" table:style-name="ce4">
            <text:p>0,622629094</text:p>
          </table:table-cell>
          <table:table-cell table:number-columns-repeated="16375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404" table:style-name="ce3">
            <text:p>404</text:p>
          </table:table-cell>
          <table:table-cell office:value-type="string" table:style-name="ce4">
            <text:p>3202306</text:p>
          </table:table-cell>
          <table:table-cell office:value-type="string" table:style-name="ce4">
            <text:p>Guaçuí</text:p>
          </table:table-cell>
          <table:table-cell office:value-type="float" office:value="14507" table:style-name="ce4">
            <text:p>14507</text:p>
          </table:table-cell>
          <table:table-cell office:value-type="float" office:value="1927" table:style-name="ce4">
            <text:p>1927</text:p>
          </table:table-cell>
          <table:table-cell office:value-type="float" office:value="13.283242572551183" table:style-name="ce4">
            <text:p>13,28324257</text:p>
          </table:table-cell>
          <table:table-cell office:value-type="float" office:value="2.3448196513819801" table:style-name="ce4">
            <text:p>2,344819651</text:p>
          </table:table-cell>
          <table:table-cell office:value-type="float" office:value="8.4336152034191619E-2" table:style-name="ce4">
            <text:p>0,084336152</text:p>
          </table:table-cell>
          <table:table-cell table:number-columns-repeated="16375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float" office:value="405" table:style-name="ce3">
            <text:p>405</text:p>
          </table:table-cell>
          <table:table-cell office:value-type="string" table:style-name="ce4">
            <text:p>3202405</text:p>
          </table:table-cell>
          <table:table-cell office:value-type="string" table:style-name="ce4">
            <text:p>Guarapari</text:p>
          </table:table-cell>
          <table:table-cell office:value-type="float" office:value="36504" table:style-name="ce4">
            <text:p>36504</text:p>
          </table:table-cell>
          <table:table-cell office:value-type="float" office:value="10531" table:style-name="ce4">
            <text:p>10531</text:p>
          </table:table-cell>
          <table:table-cell office:value-type="float" office:value="28.848893271970194" table:style-name="ce4">
            <text:p>28,84889327</text:p>
          </table:table-cell>
          <table:table-cell office:value-type="float" office:value="2.7303786438783626" table:style-name="ce4">
            <text:p>2,730378644</text:p>
          </table:table-cell>
          <table:table-cell office:value-type="float" office:value="0.10460794314714933" table:style-name="ce4">
            <text:p>0,104607943</text:p>
          </table:table-cell>
          <table:table-cell table:number-columns-repeated="16375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float" office:value="406" table:style-name="ce3">
            <text:p>406</text:p>
          </table:table-cell>
          <table:table-cell office:value-type="string" table:style-name="ce4">
            <text:p>3203007</text:p>
          </table:table-cell>
          <table:table-cell office:value-type="string" table:style-name="ce4">
            <text:p>Iúna</text:p>
          </table:table-cell>
          <table:table-cell office:value-type="float" office:value="13179" table:style-name="ce4">
            <text:p>13179</text:p>
          </table:table-cell>
          <table:table-cell office:value-type="float" office:value="1249" table:style-name="ce4">
            <text:p>1249</text:p>
          </table:table-cell>
          <table:table-cell office:value-type="float" office:value="9.4771985734881259" table:style-name="ce4">
            <text:p>9,477198573</text:p>
          </table:table-cell>
          <table:table-cell office:value-type="float" office:value="1.8660170657934643" table:style-name="ce4">
            <text:p>1,866017066</text:p>
          </table:table-cell>
          <table:table-cell office:value-type="float" office:value="5.5829963409671474E-2" table:style-name="ce4">
            <text:p>0,055829963</text:p>
          </table:table-cell>
          <table:table-cell table:number-columns-repeated="16375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float" office:value="407" table:style-name="ce3">
            <text:p>407</text:p>
          </table:table-cell>
          <table:table-cell office:value-type="string" table:style-name="ce4">
            <text:p>3203205</text:p>
          </table:table-cell>
          <table:table-cell office:value-type="string" table:style-name="ce4">
            <text:p>Linhares</text:p>
          </table:table-cell>
          <table:table-cell office:value-type="float" office:value="58170" table:style-name="ce4">
            <text:p>58170</text:p>
          </table:table-cell>
          <table:table-cell office:value-type="float" office:value="4071" table:style-name="ce4">
            <text:p>4071</text:p>
          </table:table-cell>
          <table:table-cell office:value-type="float" office:value="6.9984528107271791" table:style-name="ce4">
            <text:p>6,998452811</text:p>
          </table:table-cell>
          <table:table-cell office:value-type="float" office:value="3.5025471856931407" table:style-name="ce4">
            <text:p>3,502547186</text:p>
          </table:table-cell>
          <table:table-cell office:value-type="float" office:value="0.40622948500673595" table:style-name="ce4">
            <text:p>0,406229485</text:p>
          </table:table-cell>
          <table:table-cell table:number-columns-repeated="16375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float" office:value="408" table:style-name="ce3">
            <text:p>408</text:p>
          </table:table-cell>
          <table:table-cell office:value-type="string" table:style-name="ce4">
            <text:p>3204609</text:p>
          </table:table-cell>
          <table:table-cell office:value-type="string" table:style-name="ce4">
            <text:p>Santa Teresa</text:p>
          </table:table-cell>
          <table:table-cell office:value-type="float" office:value="10679" table:style-name="ce4">
            <text:p>10679</text:p>
          </table:table-cell>
          <table:table-cell office:value-type="float" office:value="482" table:style-name="ce4">
            <text:p>482</text:p>
          </table:table-cell>
          <table:table-cell office:value-type="float" office:value="4.5135312295158725" table:style-name="ce4">
            <text:p>4,51353123</text:p>
          </table:table-cell>
          <table:table-cell office:value-type="float" office:value="2.7232606419865952" table:style-name="ce4">
            <text:p>2,723260642</text:p>
          </table:table-cell>
          <table:table-cell office:value-type="float" office:value="9.8466103314575032E-2" table:style-name="ce4">
            <text:p>0,098466103</text:p>
          </table:table-cell>
          <table:table-cell table:number-columns-repeated="16375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float" office:value="409" table:style-name="ce3">
            <text:p>409</text:p>
          </table:table-cell>
          <table:table-cell office:value-type="string" table:style-name="ce4">
            <text:p>3204906</text:p>
          </table:table-cell>
          <table:table-cell office:value-type="string" table:style-name="ce4">
            <text:p>São Mateus</text:p>
          </table:table-cell>
          <table:table-cell office:value-type="float" office:value="103715" table:style-name="ce4">
            <text:p>103715</text:p>
          </table:table-cell>
          <table:table-cell office:value-type="float" office:value="10878" table:style-name="ce4">
            <text:p>10878</text:p>
          </table:table-cell>
          <table:table-cell office:value-type="float" office:value="10.488357518198912" table:style-name="ce4">
            <text:p>10,48835752</text:p>
          </table:table-cell>
          <table:table-cell office:value-type="float" office:value="5.5629839989450236" table:style-name="ce4">
            <text:p>5,562983999</text:p>
          </table:table-cell>
          <table:table-cell office:value-type="float" office:value="0.80980626701274505" table:style-name="ce4">
            <text:p>0,809806267</text:p>
          </table:table-cell>
          <table:table-cell table:number-columns-repeated="16375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float" office:value="410" table:style-name="ce3">
            <text:p>410</text:p>
          </table:table-cell>
          <table:table-cell office:value-type="string" table:style-name="ce4">
            <text:p>3205309</text:p>
          </table:table-cell>
          <table:table-cell office:value-type="string" table:style-name="ce4">
            <text:p>Arranjo Populacional de Vitória/ES</text:p>
          </table:table-cell>
          <table:table-cell office:value-type="float" office:value="655049" table:style-name="ce4">
            <text:p>655049</text:p>
          </table:table-cell>
          <table:table-cell office:value-type="float" office:value="223317" table:style-name="ce4">
            <text:p>223317</text:p>
          </table:table-cell>
          <table:table-cell office:value-type="float" office:value="34.091648105714228" table:style-name="ce4">
            <text:p>34,09164811</text:p>
          </table:table-cell>
          <table:table-cell office:value-type="float" office:value="10.845891343501183" table:style-name="ce4">
            <text:p>10,84589134</text:p>
          </table:table-cell>
          <table:table-cell office:value-type="float" office:value="0.89752272022521173" table:style-name="ce4">
            <text:p>0,89752272</text:p>
          </table:table-cell>
          <table:table-cell table:number-columns-repeated="16375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float" office:value="411" table:style-name="ce3">
            <text:p>411</text:p>
          </table:table-cell>
          <table:table-cell office:value-type="string" table:style-name="ce4">
            <text:p>3300100</text:p>
          </table:table-cell>
          <table:table-cell office:value-type="string" table:style-name="ce4">
            <text:p>Angra dos Reis</text:p>
          </table:table-cell>
          <table:table-cell office:value-type="float" office:value="69111" table:style-name="ce4">
            <text:p>69111</text:p>
          </table:table-cell>
          <table:table-cell office:value-type="float" office:value="22153" table:style-name="ce4">
            <text:p>22153</text:p>
          </table:table-cell>
          <table:table-cell office:value-type="float" office:value="32.054231598443081" table:style-name="ce4">
            <text:p>32,0542316</text:p>
          </table:table-cell>
          <table:table-cell office:value-type="float" office:value="8.159968718766855" table:style-name="ce4">
            <text:p>8,159968719</text:p>
          </table:table-cell>
          <table:table-cell office:value-type="float" office:value="0.1542570781806521" table:style-name="ce4">
            <text:p>0,154257078</text:p>
          </table:table-cell>
          <table:table-cell table:number-columns-repeated="16375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float" office:value="412" table:style-name="ce3">
            <text:p>412</text:p>
          </table:table-cell>
          <table:table-cell office:value-type="string" table:style-name="ce4">
            <text:p>3300605</text:p>
          </table:table-cell>
          <table:table-cell office:value-type="string" table:style-name="ce4">
            <text:p>Arranjo Populacional de Bom Jesus do Itabapoana/RJ</text:p>
          </table:table-cell>
          <table:table-cell office:value-type="float" office:value="21672" table:style-name="ce4">
            <text:p>21672</text:p>
          </table:table-cell>
          <table:table-cell office:value-type="float" office:value="1627" table:style-name="ce4">
            <text:p>1627</text:p>
          </table:table-cell>
          <table:table-cell office:value-type="float" office:value="7.5073827980804726" table:style-name="ce4">
            <text:p>7,507382798</text:p>
          </table:table-cell>
          <table:table-cell office:value-type="float" office:value="2.3157688136616001" table:style-name="ce4">
            <text:p>2,315768814</text:p>
          </table:table-cell>
          <table:table-cell office:value-type="float" office:value="0.10023304873043261" table:style-name="ce4">
            <text:p>0,100233049</text:p>
          </table:table-cell>
          <table:table-cell table:number-columns-repeated="16375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float" office:value="413" table:style-name="ce3">
            <text:p>413</text:p>
          </table:table-cell>
          <table:table-cell office:value-type="string" table:style-name="ce4">
            <text:p>3300704</text:p>
          </table:table-cell>
          <table:table-cell office:value-type="string" table:style-name="ce4">
            <text:p>Arranjo Populacional de Cabo Frio/RJ</text:p>
          </table:table-cell>
          <table:table-cell office:value-type="float" office:value="164133" table:style-name="ce4">
            <text:p>164133</text:p>
          </table:table-cell>
          <table:table-cell office:value-type="float" office:value="25617" table:style-name="ce4">
            <text:p>25617</text:p>
          </table:table-cell>
          <table:table-cell office:value-type="float" office:value="15.607464678035496" table:style-name="ce4">
            <text:p>15,60746468</text:p>
          </table:table-cell>
          <table:table-cell office:value-type="float" office:value="2.8481890957173781" table:style-name="ce4">
            <text:p>2,848189096</text:p>
          </table:table-cell>
          <table:table-cell office:value-type="float" office:value="0.14622752587095944" table:style-name="ce4">
            <text:p>0,146227526</text:p>
          </table:table-cell>
          <table:table-cell table:number-columns-repeated="16375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float" office:value="414" table:style-name="ce3">
            <text:p>414</text:p>
          </table:table-cell>
          <table:table-cell office:value-type="string" table:style-name="ce4">
            <text:p>3301009</text:p>
          </table:table-cell>
          <table:table-cell office:value-type="string" table:style-name="ce4">
            <text:p>Arranjo Populacional de Campos dos Goytacazes/RJ</text:p>
          </table:table-cell>
          <table:table-cell office:value-type="float" office:value="190888" table:style-name="ce4">
            <text:p>190888</text:p>
          </table:table-cell>
          <table:table-cell office:value-type="float" office:value="5183" table:style-name="ce4">
            <text:p>5183</text:p>
          </table:table-cell>
          <table:table-cell office:value-type="float" office:value="2.715204727379406" table:style-name="ce4">
            <text:p>2,715204727</text:p>
          </table:table-cell>
          <table:table-cell office:value-type="float" office:value="5.3188747654708015" table:style-name="ce4">
            <text:p>5,318874765</text:p>
          </table:table-cell>
          <table:table-cell office:value-type="float" office:value="0.57989463930144058" table:style-name="ce4">
            <text:p>0,579894639</text:p>
          </table:table-cell>
          <table:table-cell table:number-columns-repeated="16375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float" office:value="416" table:style-name="ce3">
            <text:p>416</text:p>
          </table:table-cell>
          <table:table-cell office:value-type="string" table:style-name="ce4">
            <text:p>3302205</text:p>
          </table:table-cell>
          <table:table-cell office:value-type="string" table:style-name="ce4">
            <text:p>Itaperuna</text:p>
          </table:table-cell>
          <table:table-cell office:value-type="float" office:value="65409" table:style-name="ce4">
            <text:p>65409</text:p>
          </table:table-cell>
          <table:table-cell office:value-type="float" office:value="41" table:style-name="ce4">
            <text:p>41</text:p>
          </table:table-cell>
          <table:table-cell office:value-type="float" office:value="6.2682505465608704E-2" table:style-name="ce4">
            <text:p>0,062682505</text:p>
          </table:table-cell>
          <table:table-cell office:value-type="float" office:value="4.7028666197797246" table:style-name="ce4">
            <text:p>4,70286662</text:p>
          </table:table-cell>
          <table:table-cell office:value-type="float" office:value="0.33617510327944361" table:style-name="ce4">
            <text:p>0,336175103</text:p>
          </table:table-cell>
          <table:table-cell table:number-columns-repeated="16375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float" office:value="417" table:style-name="ce3">
            <text:p>417</text:p>
          </table:table-cell>
          <table:table-cell office:value-type="string" table:style-name="ce4">
            <text:p>3302403</text:p>
          </table:table-cell>
          <table:table-cell office:value-type="string" table:style-name="ce4">
            <text:p>Arranjo Populacional de Macaé - Rio das Ostras/RJ</text:p>
          </table:table-cell>
          <table:table-cell office:value-type="float" office:value="158904" table:style-name="ce4">
            <text:p>158904</text:p>
          </table:table-cell>
          <table:table-cell office:value-type="float" office:value="20561" table:style-name="ce4">
            <text:p>20561</text:p>
          </table:table-cell>
          <table:table-cell office:value-type="float" office:value="12.939258923626845" table:style-name="ce4">
            <text:p>12,93925892</text:p>
          </table:table-cell>
          <table:table-cell office:value-type="float" office:value="3.8110533594470271" table:style-name="ce4">
            <text:p>3,811053359</text:p>
          </table:table-cell>
          <table:table-cell office:value-type="float" office:value="0.28667423250546725" table:style-name="ce4">
            <text:p>0,286674233</text:p>
          </table:table-cell>
          <table:table-cell table:number-columns-repeated="16375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float" office:value="419" table:style-name="ce3">
            <text:p>419</text:p>
          </table:table-cell>
          <table:table-cell office:value-type="string" table:style-name="ce4">
            <text:p>3303401</text:p>
          </table:table-cell>
          <table:table-cell office:value-type="string" table:style-name="ce4">
            <text:p>Nova Friburgo</text:p>
          </table:table-cell>
          <table:table-cell office:value-type="float" office:value="104051" table:style-name="ce4">
            <text:p>104051</text:p>
          </table:table-cell>
          <table:table-cell office:value-type="float" office:value="2470" table:style-name="ce4">
            <text:p>2470</text:p>
          </table:table-cell>
          <table:table-cell office:value-type="float" office:value="2.3738359073915678" table:style-name="ce4">
            <text:p>2,373835907</text:p>
          </table:table-cell>
          <table:table-cell office:value-type="float" office:value="4.2239906546737416" table:style-name="ce4">
            <text:p>4,223990655</text:p>
          </table:table-cell>
          <table:table-cell office:value-type="float" office:value="0.32013596159251761" table:style-name="ce4">
            <text:p>0,320135962</text:p>
          </table:table-cell>
          <table:table-cell table:number-columns-repeated="16375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float" office:value="420" table:style-name="ce3">
            <text:p>420</text:p>
          </table:table-cell>
          <table:table-cell office:value-type="string" table:style-name="ce4">
            <text:p>3304300</text:p>
          </table:table-cell>
          <table:table-cell office:value-type="string" table:style-name="ce4">
            <text:p>Rio Bonito</text:p>
          </table:table-cell>
          <table:table-cell office:value-type="float" office:value="26573" table:style-name="ce4">
            <text:p>26573</text:p>
          </table:table-cell>
          <table:table-cell office:value-type="float" office:value="555" table:style-name="ce4">
            <text:p>555</text:p>
          </table:table-cell>
          <table:table-cell office:value-type="float" office:value="2.0885861588830767" table:style-name="ce4">
            <text:p>2,088586159</text:p>
          </table:table-cell>
          <table:table-cell office:value-type="float" office:value="2.3328150579153575" table:style-name="ce4">
            <text:p>2,332815058</text:p>
          </table:table-cell>
          <table:table-cell office:value-type="float" office:value="0.12272926377138162" table:style-name="ce4">
            <text:p>0,122729264</text:p>
          </table:table-cell>
          <table:table-cell table:number-columns-repeated="16375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float" office:value="421" table:style-name="ce3">
            <text:p>421</text:p>
          </table:table-cell>
          <table:table-cell office:value-type="string" table:style-name="ce4">
            <text:p>3304557</text:p>
          </table:table-cell>
          <table:table-cell office:value-type="string" table:style-name="ce4">
            <text:p>Arranjo Populacional do Rio de Janeiro/RJ</text:p>
          </table:table-cell>
          <table:table-cell office:value-type="float" office:value="4392773" table:style-name="ce4">
            <text:p>4392773</text:p>
          </table:table-cell>
          <table:table-cell office:value-type="float" office:value="599178" table:style-name="ce4">
            <text:p>599178</text:p>
          </table:table-cell>
          <table:table-cell office:value-type="float" office:value="13.640085658876522" table:style-name="ce4">
            <text:p>13,64008566</text:p>
          </table:table-cell>
          <table:table-cell office:value-type="float" office:value="12.333199238778226" table:style-name="ce4">
            <text:p>12,33319924</text:p>
          </table:table-cell>
          <table:table-cell office:value-type="float" office:value="0.61128921156748184" table:style-name="ce4">
            <text:p>0,611289212</text:p>
          </table:table-cell>
          <table:table-cell table:number-columns-repeated="16375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float" office:value="422" table:style-name="ce3">
            <text:p>422</text:p>
          </table:table-cell>
          <table:table-cell office:value-type="string" table:style-name="ce4">
            <text:p>3304706</text:p>
          </table:table-cell>
          <table:table-cell office:value-type="string" table:style-name="ce4">
            <text:p>Arranjo Populacional de Santo Antônio de Pádua/RJ</text:p>
          </table:table-cell>
          <table:table-cell office:value-type="float" office:value="28926" table:style-name="ce4">
            <text:p>28926</text:p>
          </table:table-cell>
          <table:table-cell office:value-type="float" office:value="191" table:style-name="ce4">
            <text:p>191</text:p>
          </table:table-cell>
          <table:table-cell office:value-type="float" office:value="0.66030560741201683" table:style-name="ce4">
            <text:p>0,660305607</text:p>
          </table:table-cell>
          <table:table-cell office:value-type="float" office:value="2.6236338180880852" table:style-name="ce4">
            <text:p>2,623633818</text:p>
          </table:table-cell>
          <table:table-cell office:value-type="float" office:value="0.11535332573503224" table:style-name="ce4">
            <text:p>0,115353326</text:p>
          </table:table-cell>
          <table:table-cell table:number-columns-repeated="16375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float" office:value="423" table:style-name="ce3">
            <text:p>423</text:p>
          </table:table-cell>
          <table:table-cell office:value-type="string" table:style-name="ce4">
            <text:p>3305802</text:p>
          </table:table-cell>
          <table:table-cell office:value-type="string" table:style-name="ce4">
            <text:p>Teresópolis</text:p>
          </table:table-cell>
          <table:table-cell office:value-type="float" office:value="64211" table:style-name="ce4">
            <text:p>64211</text:p>
          </table:table-cell>
          <table:table-cell office:value-type="float" office:value="19747" table:style-name="ce4">
            <text:p>19747</text:p>
          </table:table-cell>
          <table:table-cell office:value-type="float" office:value="30.753297721574185" table:style-name="ce4">
            <text:p>30,75329772</text:p>
          </table:table-cell>
          <table:table-cell office:value-type="float" office:value="1.8455655727533005" table:style-name="ce4">
            <text:p>1,845565573</text:p>
          </table:table-cell>
          <table:table-cell office:value-type="float" office:value="8.7049816378445749E-2" table:style-name="ce4">
            <text:p>0,087049816</text:p>
          </table:table-cell>
          <table:table-cell table:number-columns-repeated="16375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float" office:value="424" table:style-name="ce3">
            <text:p>424</text:p>
          </table:table-cell>
          <table:table-cell office:value-type="string" table:style-name="ce4">
            <text:p>3306107</text:p>
          </table:table-cell>
          <table:table-cell office:value-type="string" table:style-name="ce4">
            <text:p>Arranjo Populacional de Valença/RJ</text:p>
          </table:table-cell>
          <table:table-cell office:value-type="float" office:value="26702" table:style-name="ce4">
            <text:p>26702</text:p>
          </table:table-cell>
          <table:table-cell office:value-type="float" office:value="1192" table:style-name="ce4">
            <text:p>1192</text:p>
          </table:table-cell>
          <table:table-cell office:value-type="float" office:value="4.4640850872593809" table:style-name="ce4">
            <text:p>4,464085087</text:p>
          </table:table-cell>
          <table:table-cell office:value-type="float" office:value="3.2768646437596285" table:style-name="ce4">
            <text:p>3,276864644</text:p>
          </table:table-cell>
          <table:table-cell office:value-type="float" office:value="0.18631214587267267" table:style-name="ce4">
            <text:p>0,186312146</text:p>
          </table:table-cell>
          <table:table-cell table:number-columns-repeated="16375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float" office:value="425" table:style-name="ce3">
            <text:p>425</text:p>
          </table:table-cell>
          <table:table-cell office:value-type="string" table:style-name="ce4">
            <text:p>3306206</text:p>
          </table:table-cell>
          <table:table-cell office:value-type="string" table:style-name="ce4">
            <text:p>Vassouras</text:p>
          </table:table-cell>
          <table:table-cell office:value-type="float" office:value="34402" table:style-name="ce4">
            <text:p>34402</text:p>
          </table:table-cell>
          <table:table-cell office:value-type="float" office:value="377" table:style-name="ce4">
            <text:p>377</text:p>
          </table:table-cell>
          <table:table-cell office:value-type="float" office:value="1.0958665193884076" table:style-name="ce4">
            <text:p>1,095866519</text:p>
          </table:table-cell>
          <table:table-cell office:value-type="float" office:value="2.433392285361653" table:style-name="ce4">
            <text:p>2,433392285</text:p>
          </table:table-cell>
          <table:table-cell office:value-type="float" office:value="0.12043261948388691" table:style-name="ce4">
            <text:p>0,120432619</text:p>
          </table:table-cell>
          <table:table-cell table:number-columns-repeated="16375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float" office:value="426" table:style-name="ce3">
            <text:p>426</text:p>
          </table:table-cell>
          <table:table-cell office:value-type="string" table:style-name="ce4">
            <text:p>3306305</text:p>
          </table:table-cell>
          <table:table-cell office:value-type="string" table:style-name="ce4">
            <text:p>Arranjo Populacional de Volta Redonda - Barra Mansa/RJ</text:p>
          </table:table-cell>
          <table:table-cell office:value-type="float" office:value="269533" table:style-name="ce4">
            <text:p>269533</text:p>
          </table:table-cell>
          <table:table-cell office:value-type="float" office:value="20430" table:style-name="ce4">
            <text:p>20430</text:p>
          </table:table-cell>
          <table:table-cell office:value-type="float" office:value="7.5797768733327651" table:style-name="ce4">
            <text:p>7,579776873</text:p>
          </table:table-cell>
          <table:table-cell office:value-type="float" office:value="5.5284972763173101" table:style-name="ce4">
            <text:p>5,528497276</text:p>
          </table:table-cell>
          <table:table-cell office:value-type="float" office:value="0.46283424725811295" table:style-name="ce4">
            <text:p>0,462834247</text:p>
          </table:table-cell>
          <table:table-cell table:number-columns-repeated="16375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float" office:value="428" table:style-name="ce3">
            <text:p>428</text:p>
          </table:table-cell>
          <table:table-cell office:value-type="string" table:style-name="ce4">
            <text:p>3501905</text:p>
          </table:table-cell>
          <table:table-cell office:value-type="string" table:style-name="ce4">
            <text:p>Arranjo Populacional de Amparo/SP</text:p>
          </table:table-cell>
          <table:table-cell office:value-type="float" office:value="56662" table:style-name="ce4">
            <text:p>56662</text:p>
          </table:table-cell>
          <table:table-cell office:value-type="float" office:value="147" table:style-name="ce4">
            <text:p>147</text:p>
          </table:table-cell>
          <table:table-cell office:value-type="float" office:value="0.25943312978715893" table:style-name="ce4">
            <text:p>0,25943313</text:p>
          </table:table-cell>
          <table:table-cell office:value-type="float" office:value="1.7527939757122479" table:style-name="ce4">
            <text:p>1,752793976</text:p>
          </table:table-cell>
          <table:table-cell office:value-type="float" office:value="8.5846695548372057E-2" table:style-name="ce4">
            <text:p>0,085846696</text:p>
          </table:table-cell>
          <table:table-cell table:number-columns-repeated="16375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float" office:value="433" table:style-name="ce3">
            <text:p>433</text:p>
          </table:table-cell>
          <table:table-cell office:value-type="string" table:style-name="ce4">
            <text:p>3503208</text:p>
          </table:table-cell>
          <table:table-cell office:value-type="string" table:style-name="ce4">
            <text:p>Arranjo Populacional de Araraquara/SP</text:p>
          </table:table-cell>
          <table:table-cell office:value-type="float" office:value="194545" table:style-name="ce4">
            <text:p>194545</text:p>
          </table:table-cell>
          <table:table-cell office:value-type="float" office:value="67" table:style-name="ce4">
            <text:p>67</text:p>
          </table:table-cell>
          <table:table-cell office:value-type="float" office:value="3.4439332802179444E-2" table:style-name="ce4">
            <text:p>0,034439333</text:p>
          </table:table-cell>
          <table:table-cell office:value-type="float" office:value="5.6318449738423331" table:style-name="ce4">
            <text:p>5,631844974</text:p>
          </table:table-cell>
          <table:table-cell office:value-type="float" office:value="0.53151860369624626" table:style-name="ce4">
            <text:p>0,531518604</text:p>
          </table:table-cell>
          <table:table-cell table:number-columns-repeated="16375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float" office:value="436" table:style-name="ce3">
            <text:p>436</text:p>
          </table:table-cell>
          <table:table-cell office:value-type="string" table:style-name="ce4">
            <text:p>3504107</text:p>
          </table:table-cell>
          <table:table-cell office:value-type="string" table:style-name="ce4">
            <text:p>Arranjo Populacional de Atibaia/SP</text:p>
          </table:table-cell>
          <table:table-cell office:value-type="float" office:value="82684" table:style-name="ce4">
            <text:p>82684</text:p>
          </table:table-cell>
          <table:table-cell office:value-type="float" office:value="921" table:style-name="ce4">
            <text:p>921</text:p>
          </table:table-cell>
          <table:table-cell office:value-type="float" office:value="1.1138793478786706" table:style-name="ce4">
            <text:p>1,113879348</text:p>
          </table:table-cell>
          <table:table-cell office:value-type="float" office:value="2.5823451169028457" table:style-name="ce4">
            <text:p>2,582345117</text:p>
          </table:table-cell>
          <table:table-cell office:value-type="float" office:value="0.14743904845502476" table:style-name="ce4">
            <text:p>0,147439048</text:p>
          </table:table-cell>
          <table:table-cell table:number-columns-repeated="16375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float" office:value="438" table:style-name="ce3">
            <text:p>438</text:p>
          </table:table-cell>
          <table:table-cell office:value-type="string" table:style-name="ce4">
            <text:p>3504503</text:p>
          </table:table-cell>
          <table:table-cell office:value-type="string" table:style-name="ce4">
            <text:p>Avaré</text:p>
          </table:table-cell>
          <table:table-cell office:value-type="float" office:value="62434" table:style-name="ce4">
            <text:p>62434</text:p>
          </table:table-cell>
          <table:table-cell office:value-type="float" office:value="51" table:style-name="ce4">
            <text:p>51</text:p>
          </table:table-cell>
          <table:table-cell office:value-type="float" office:value="8.1686260691290008E-2" table:style-name="ce4">
            <text:p>0,081686261</text:p>
          </table:table-cell>
          <table:table-cell office:value-type="float" office:value="4.4733896259274202" table:style-name="ce4">
            <text:p>4,473389626</text:p>
          </table:table-cell>
          <table:table-cell office:value-type="float" office:value="0.45487462025786107" table:style-name="ce4">
            <text:p>0,45487462</text:p>
          </table:table-cell>
          <table:table-cell table:number-columns-repeated="16375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float" office:value="441" table:style-name="ce3">
            <text:p>441</text:p>
          </table:table-cell>
          <table:table-cell office:value-type="string" table:style-name="ce4">
            <text:p>3506003</text:p>
          </table:table-cell>
          <table:table-cell office:value-type="string" table:style-name="ce4">
            <text:p>Arranjo Populacional de Bauru/SP</text:p>
          </table:table-cell>
          <table:table-cell office:value-type="float" office:value="184038" table:style-name="ce4">
            <text:p>184038</text:p>
          </table:table-cell>
          <table:table-cell office:value-type="float" office:value="1473" table:style-name="ce4">
            <text:p>1473</text:p>
          </table:table-cell>
          <table:table-cell office:value-type="float" office:value="0.80037818276660255" table:style-name="ce4">
            <text:p>0,800378183</text:p>
          </table:table-cell>
          <table:table-cell office:value-type="float" office:value="5.3167122440687473" table:style-name="ce4">
            <text:p>5,316712244</text:p>
          </table:table-cell>
          <table:table-cell office:value-type="float" office:value="0.63686355111611737" table:style-name="ce4">
            <text:p>0,636863551</text:p>
          </table:table-cell>
          <table:table-cell table:number-columns-repeated="16375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float" office:value="446" table:style-name="ce3">
            <text:p>446</text:p>
          </table:table-cell>
          <table:table-cell office:value-type="string" table:style-name="ce4">
            <text:p>3507506</text:p>
          </table:table-cell>
          <table:table-cell office:value-type="string" table:style-name="ce4">
            <text:p>Botucatu</text:p>
          </table:table-cell>
          <table:table-cell office:value-type="float" office:value="86005" table:style-name="ce4">
            <text:p>86005</text:p>
          </table:table-cell>
          <table:table-cell office:value-type="float" office:value="244" table:style-name="ce4">
            <text:p>244</text:p>
          </table:table-cell>
          <table:table-cell office:value-type="float" office:value="0.28370443578861693" table:style-name="ce4">
            <text:p>0,283704436</text:p>
          </table:table-cell>
          <table:table-cell office:value-type="float" office:value="6.8319523564705165" table:style-name="ce4">
            <text:p>6,831952356</text:p>
          </table:table-cell>
          <table:table-cell office:value-type="float" office:value="0.44171536786630056" table:style-name="ce4">
            <text:p>0,441715368</text:p>
          </table:table-cell>
          <table:table-cell table:number-columns-repeated="16375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float" office:value="447" table:style-name="ce3">
            <text:p>447</text:p>
          </table:table-cell>
          <table:table-cell office:value-type="string" table:style-name="ce4">
            <text:p>3507605</text:p>
          </table:table-cell>
          <table:table-cell office:value-type="string" table:style-name="ce4">
            <text:p>Bragança Paulista</text:p>
          </table:table-cell>
          <table:table-cell office:value-type="float" office:value="95185" table:style-name="ce4">
            <text:p>95185</text:p>
          </table:table-cell>
          <table:table-cell office:value-type="float" office:value="30" table:style-name="ce4">
            <text:p>30</text:p>
          </table:table-cell>
          <table:table-cell office:value-type="float" office:value="3.1517571045858062E-2" table:style-name="ce4">
            <text:p>0,031517571</text:p>
          </table:table-cell>
          <table:table-cell office:value-type="float" office:value="2.6649701304200279" table:style-name="ce4">
            <text:p>2,66497013</text:p>
          </table:table-cell>
          <table:table-cell office:value-type="float" office:value="0.13579704041245191" table:style-name="ce4">
            <text:p>0,13579704</text:p>
          </table:table-cell>
          <table:table-cell table:number-columns-repeated="16375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float" office:value="449" table:style-name="ce3">
            <text:p>449</text:p>
          </table:table-cell>
          <table:table-cell office:value-type="string" table:style-name="ce4">
            <text:p>3509502</text:p>
          </table:table-cell>
          <table:table-cell office:value-type="string" table:style-name="ce4">
            <text:p>Arranjo Populacional de Campinas/SP</text:p>
          </table:table-cell>
          <table:table-cell office:value-type="float" office:value="923177" table:style-name="ce4">
            <text:p>923177</text:p>
          </table:table-cell>
          <table:table-cell office:value-type="float" office:value="49913" table:style-name="ce4">
            <text:p>49913</text:p>
          </table:table-cell>
          <table:table-cell office:value-type="float" office:value="5.4066554951000736" table:style-name="ce4">
            <text:p>5,406655495</text:p>
          </table:table-cell>
          <table:table-cell office:value-type="float" office:value="3.3536325725153766" table:style-name="ce4">
            <text:p>3,353632573</text:p>
          </table:table-cell>
          <table:table-cell office:value-type="float" office:value="0.22929478655663366" table:style-name="ce4">
            <text:p>0,229294787</text:p>
          </table:table-cell>
          <table:table-cell table:number-columns-repeated="16375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float" office:value="450" table:style-name="ce3">
            <text:p>450</text:p>
          </table:table-cell>
          <table:table-cell office:value-type="string" table:style-name="ce4">
            <text:p>3510401</text:p>
          </table:table-cell>
          <table:table-cell office:value-type="string" table:style-name="ce4">
            <text:p>Arranjo Populacional de Capivari/SP</text:p>
          </table:table-cell>
          <table:table-cell office:value-type="float" office:value="19497" table:style-name="ce4">
            <text:p>19497</text:p>
          </table:table-cell>
          <table:table-cell office:value-type="float" office:value="160" table:style-name="ce4">
            <text:p>160</text:p>
          </table:table-cell>
          <table:table-cell office:value-type="float" office:value="0.82063907267784786" table:style-name="ce4">
            <text:p>0,820639073</text:p>
          </table:table-cell>
          <table:table-cell office:value-type="float" office:value="1.4194235425342148" table:style-name="ce4">
            <text:p>1,419423543</text:p>
          </table:table-cell>
          <table:table-cell office:value-type="float" office:value="5.0922447610032583E-2" table:style-name="ce4">
            <text:p>0,050922448</text:p>
          </table:table-cell>
          <table:table-cell table:number-columns-repeated="16375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float" office:value="451" table:style-name="ce3">
            <text:p>451</text:p>
          </table:table-cell>
          <table:table-cell office:value-type="string" table:style-name="ce4">
            <text:p>3510807</text:p>
          </table:table-cell>
          <table:table-cell office:value-type="string" table:style-name="ce4">
            <text:p>Casa Branca</text:p>
          </table:table-cell>
          <table:table-cell office:value-type="float" office:value="17186" table:style-name="ce4">
            <text:p>17186</text:p>
          </table:table-cell>
          <table:table-cell office:value-type="float" office:value="30" table:style-name="ce4">
            <text:p>30</text:p>
          </table:table-cell>
          <table:table-cell office:value-type="float" office:value="0.17456068893285231" table:style-name="ce4">
            <text:p>0,174560689</text:p>
          </table:table-cell>
          <table:table-cell office:value-type="float" office:value="3.6002618978852494" table:style-name="ce4">
            <text:p>3,600261898</text:p>
          </table:table-cell>
          <table:table-cell office:value-type="float" office:value="0.11685038399130641" table:style-name="ce4">
            <text:p>0,116850384</text:p>
          </table:table-cell>
          <table:table-cell table:number-columns-repeated="16375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float" office:value="455" table:style-name="ce3">
            <text:p>455</text:p>
          </table:table-cell>
          <table:table-cell office:value-type="string" table:style-name="ce4">
            <text:p>3513405</text:p>
          </table:table-cell>
          <table:table-cell office:value-type="string" table:style-name="ce4">
            <text:p>Arranjo Populacional de Cruzeiro/SP</text:p>
          </table:table-cell>
          <table:table-cell office:value-type="float" office:value="30975" table:style-name="ce4">
            <text:p>30975</text:p>
          </table:table-cell>
          <table:table-cell office:value-type="float" office:value="361" table:style-name="ce4">
            <text:p>361</text:p>
          </table:table-cell>
          <table:table-cell office:value-type="float" office:value="1.16545601291364" table:style-name="ce4">
            <text:p>1,165456013</text:p>
          </table:table-cell>
          <table:table-cell office:value-type="float" office:value="3.0937374734143472" table:style-name="ce4">
            <text:p>3,093737473</text:p>
          </table:table-cell>
          <table:table-cell office:value-type="float" office:value="0.11849648696243212" table:style-name="ce4">
            <text:p>0,118496487</text:p>
          </table:table-cell>
          <table:table-cell table:number-columns-repeated="16375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float" office:value="462" table:style-name="ce3">
            <text:p>462</text:p>
          </table:table-cell>
          <table:table-cell office:value-type="string" table:style-name="ce4">
            <text:p>3518404</text:p>
          </table:table-cell>
          <table:table-cell office:value-type="string" table:style-name="ce4">
            <text:p>Arranjo Populacional de Guaratinguetá/SP</text:p>
          </table:table-cell>
          <table:table-cell office:value-type="float" office:value="72917" table:style-name="ce4">
            <text:p>72917</text:p>
          </table:table-cell>
          <table:table-cell office:value-type="float" office:value="370" table:style-name="ce4">
            <text:p>370</text:p>
          </table:table-cell>
          <table:table-cell office:value-type="float" office:value="0.50742625176570622" table:style-name="ce4">
            <text:p>0,507426252</text:p>
          </table:table-cell>
          <table:table-cell office:value-type="float" office:value="5.093622479702856" table:style-name="ce4">
            <text:p>5,09362248</text:p>
          </table:table-cell>
          <table:table-cell office:value-type="float" office:value="0.2415667134816159" table:style-name="ce4">
            <text:p>0,241566713</text:p>
          </table:table-cell>
          <table:table-cell table:number-columns-repeated="16375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float" office:value="476" table:style-name="ce3">
            <text:p>476</text:p>
          </table:table-cell>
          <table:table-cell office:value-type="string" table:style-name="ce4">
            <text:p>3525904</text:p>
          </table:table-cell>
          <table:table-cell office:value-type="string" table:style-name="ce4">
            <text:p>Arranjo Populacional de Jundiaí/SP</text:p>
          </table:table-cell>
          <table:table-cell office:value-type="float" office:value="324501" table:style-name="ce4">
            <text:p>324501</text:p>
          </table:table-cell>
          <table:table-cell office:value-type="float" office:value="9995" table:style-name="ce4">
            <text:p>9995</text:p>
          </table:table-cell>
          <table:table-cell office:value-type="float" office:value="3.0801137746879053" table:style-name="ce4">
            <text:p>3,080113775</text:p>
          </table:table-cell>
          <table:table-cell office:value-type="float" office:value="2.9531346394772848" table:style-name="ce4">
            <text:p>2,953134639</text:p>
          </table:table-cell>
          <table:table-cell office:value-type="float" office:value="0.15326876853145247" table:style-name="ce4">
            <text:p>0,153268769</text:p>
          </table:table-cell>
          <table:table-cell table:number-columns-repeated="16375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float" office:value="479" table:style-name="ce3">
            <text:p>479</text:p>
          </table:table-cell>
          <table:table-cell office:value-type="string" table:style-name="ce4">
            <text:p>3526902</text:p>
          </table:table-cell>
          <table:table-cell office:value-type="string" table:style-name="ce4">
            <text:p>Arranjo Populacional de Limeira/SP</text:p>
          </table:table-cell>
          <table:table-cell office:value-type="float" office:value="115897" table:style-name="ce4">
            <text:p>115897</text:p>
          </table:table-cell>
          <table:table-cell office:value-type="float" office:value="125" table:style-name="ce4">
            <text:p>125</text:p>
          </table:table-cell>
          <table:table-cell office:value-type="float" office:value="0.10785438794791928" table:style-name="ce4">
            <text:p>0,107854388</text:p>
          </table:table-cell>
          <table:table-cell office:value-type="float" office:value="1.4451394442379608" table:style-name="ce4">
            <text:p>1,445139444</text:p>
          </table:table-cell>
          <table:table-cell office:value-type="float" office:value="7.3182295257856883E-2" table:style-name="ce4">
            <text:p>0,073182295</text:p>
          </table:table-cell>
          <table:table-cell table:number-columns-repeated="16375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float" office:value="481" table:style-name="ce3">
            <text:p>481</text:p>
          </table:table-cell>
          <table:table-cell office:value-type="string" table:style-name="ce4">
            <text:p>3527207</text:p>
          </table:table-cell>
          <table:table-cell office:value-type="string" table:style-name="ce4">
            <text:p>Arranjo Populacional de Lorena/SP</text:p>
          </table:table-cell>
          <table:table-cell office:value-type="float" office:value="35725" table:style-name="ce4">
            <text:p>35725</text:p>
          </table:table-cell>
          <table:table-cell office:value-type="float" office:value="180" table:style-name="ce4">
            <text:p>180</text:p>
          </table:table-cell>
          <table:table-cell office:value-type="float" office:value="0.50384884534639607" table:style-name="ce4">
            <text:p>0,503848845</text:p>
          </table:table-cell>
          <table:table-cell office:value-type="float" office:value="2.8076392919963604" table:style-name="ce4">
            <text:p>2,807639292</text:p>
          </table:table-cell>
          <table:table-cell office:value-type="float" office:value="9.3024261742819025E-2" table:style-name="ce4">
            <text:p>0,093024262</text:p>
          </table:table-cell>
          <table:table-cell table:number-columns-repeated="16375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float" office:value="482" table:style-name="ce3">
            <text:p>482</text:p>
          </table:table-cell>
          <table:table-cell office:value-type="string" table:style-name="ce4">
            <text:p>3529005</text:p>
          </table:table-cell>
          <table:table-cell office:value-type="string" table:style-name="ce4">
            <text:p>Arranjo Populacional de Marília/SP</text:p>
          </table:table-cell>
          <table:table-cell office:value-type="float" office:value="123311" table:style-name="ce4">
            <text:p>123311</text:p>
          </table:table-cell>
          <table:table-cell office:value-type="float" office:value="1271" table:style-name="ce4">
            <text:p>1271</text:p>
          </table:table-cell>
          <table:table-cell office:value-type="float" office:value="1.0307271857336329" table:style-name="ce4">
            <text:p>1,030727186</text:p>
          </table:table-cell>
          <table:table-cell office:value-type="float" office:value="7.7467225936048836" table:style-name="ce4">
            <text:p>7,746722594</text:p>
          </table:table-cell>
          <table:table-cell office:value-type="float" office:value="0.58903411238307135" table:style-name="ce4">
            <text:p>0,589034112</text:p>
          </table:table-cell>
          <table:table-cell table:number-columns-repeated="16375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float" office:value="491" table:style-name="ce3">
            <text:p>491</text:p>
          </table:table-cell>
          <table:table-cell office:value-type="string" table:style-name="ce4">
            <text:p>3534708</text:p>
          </table:table-cell>
          <table:table-cell office:value-type="string" table:style-name="ce4">
            <text:p>Arranjo Populacional de Ourinhos/SP</text:p>
          </table:table-cell>
          <table:table-cell office:value-type="float" office:value="67424" table:style-name="ce4">
            <text:p>67424</text:p>
          </table:table-cell>
          <table:table-cell office:value-type="float" office:value="122" table:style-name="ce4">
            <text:p>122</text:p>
          </table:table-cell>
          <table:table-cell office:value-type="float" office:value="0.18094447081158044" table:style-name="ce4">
            <text:p>0,180944471</text:p>
          </table:table-cell>
          <table:table-cell office:value-type="float" office:value="5.5108082024441378" table:style-name="ce4">
            <text:p>5,510808202</text:p>
          </table:table-cell>
          <table:table-cell office:value-type="float" office:value="0.2404021187461079" table:style-name="ce4">
            <text:p>0,240402119</text:p>
          </table:table-cell>
          <table:table-cell table:number-columns-repeated="16375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float" office:value="494" table:style-name="ce3">
            <text:p>494</text:p>
          </table:table-cell>
          <table:table-cell office:value-type="string" table:style-name="ce4">
            <text:p>3538709</text:p>
          </table:table-cell>
          <table:table-cell office:value-type="string" table:style-name="ce4">
            <text:p>Arranjo Populacional de Piracicaba/SP</text:p>
          </table:table-cell>
          <table:table-cell office:value-type="float" office:value="166273" table:style-name="ce4">
            <text:p>166273</text:p>
          </table:table-cell>
          <table:table-cell office:value-type="float" office:value="2475" table:style-name="ce4">
            <text:p>2475</text:p>
          </table:table-cell>
          <table:table-cell office:value-type="float" office:value="1.4885158744955587" table:style-name="ce4">
            <text:p>1,488515874</text:p>
          </table:table-cell>
          <table:table-cell office:value-type="float" office:value="3.3940884088717693" table:style-name="ce4">
            <text:p>3,394088409</text:p>
          </table:table-cell>
          <table:table-cell office:value-type="float" office:value="0.24145821829398184" table:style-name="ce4">
            <text:p>0,241458218</text:p>
          </table:table-cell>
          <table:table-cell table:number-columns-repeated="16375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float" office:value="496" table:style-name="ce3">
            <text:p>496</text:p>
          </table:table-cell>
          <table:table-cell office:value-type="string" table:style-name="ce4">
            <text:p>3541406</text:p>
          </table:table-cell>
          <table:table-cell office:value-type="string" table:style-name="ce4">
            <text:p>Arranjo Populacional de Presidente Prudente/SP</text:p>
          </table:table-cell>
          <table:table-cell office:value-type="float" office:value="201662" table:style-name="ce4">
            <text:p>201662</text:p>
          </table:table-cell>
          <table:table-cell office:value-type="float" office:value="52" table:style-name="ce4">
            <text:p>52</text:p>
          </table:table-cell>
          <table:table-cell office:value-type="float" office:value="2.5785720661304558E-2" table:style-name="ce4">
            <text:p>0,025785721</text:p>
          </table:table-cell>
          <table:table-cell office:value-type="float" office:value="11.530283133118687" table:style-name="ce4">
            <text:p>11,53028313</text:p>
          </table:table-cell>
          <table:table-cell office:value-type="float" office:value="1.3496334832459198" table:style-name="ce4">
            <text:p>1,349633483</text:p>
          </table:table-cell>
          <table:table-cell table:number-columns-repeated="16375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float" office:value="500" table:style-name="ce3">
            <text:p>500</text:p>
          </table:table-cell>
          <table:table-cell office:value-type="string" table:style-name="ce4">
            <text:p>3543402</text:p>
          </table:table-cell>
          <table:table-cell office:value-type="string" table:style-name="ce4">
            <text:p>Arranjo Populacional de Ribeirão Preto/SP</text:p>
          </table:table-cell>
          <table:table-cell office:value-type="float" office:value="483727" table:style-name="ce4">
            <text:p>483727</text:p>
          </table:table-cell>
          <table:table-cell office:value-type="float" office:value="8021" table:style-name="ce4">
            <text:p>8021</text:p>
          </table:table-cell>
          <table:table-cell office:value-type="float" office:value="1.6581666931967824" table:style-name="ce4">
            <text:p>1,658166693</text:p>
          </table:table-cell>
          <table:table-cell office:value-type="float" office:value="8.9905227221117379" table:style-name="ce4">
            <text:p>8,990522722</text:p>
          </table:table-cell>
          <table:table-cell office:value-type="float" office:value="0.87162691712320273" table:style-name="ce4">
            <text:p>0,871626917</text:p>
          </table:table-cell>
          <table:table-cell table:number-columns-repeated="16375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float" office:value="501" table:style-name="ce3">
            <text:p>501</text:p>
          </table:table-cell>
          <table:table-cell office:value-type="string" table:style-name="ce4">
            <text:p>3543907</text:p>
          </table:table-cell>
          <table:table-cell office:value-type="string" table:style-name="ce4">
            <text:p>Arranjo Populacional de Rio Claro/SP</text:p>
          </table:table-cell>
          <table:table-cell office:value-type="float" office:value="87404" table:style-name="ce4">
            <text:p>87404</text:p>
          </table:table-cell>
          <table:table-cell office:value-type="float" office:value="30" table:style-name="ce4">
            <text:p>30</text:p>
          </table:table-cell>
          <table:table-cell office:value-type="float" office:value="3.4323371928058212E-2" table:style-name="ce4">
            <text:p>0,034323372</text:p>
          </table:table-cell>
          <table:table-cell office:value-type="float" office:value="1.9156836865943034" table:style-name="ce4">
            <text:p>1,915683687</text:p>
          </table:table-cell>
          <table:table-cell office:value-type="float" office:value="0.12193313628024864" table:style-name="ce4">
            <text:p>0,121933136</text:p>
          </table:table-cell>
          <table:table-cell table:number-columns-repeated="16375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float" office:value="502" table:style-name="ce3">
            <text:p>502</text:p>
          </table:table-cell>
          <table:table-cell office:value-type="string" table:style-name="ce4">
            <text:p>3546405</text:p>
          </table:table-cell>
          <table:table-cell office:value-type="string" table:style-name="ce4">
            <text:p>Santa Cruz do Rio Pardo</text:p>
          </table:table-cell>
          <table:table-cell office:value-type="float" office:value="19486" table:style-name="ce4">
            <text:p>19486</text:p>
          </table:table-cell>
          <table:table-cell office:value-type="float" office:value="265" table:style-name="ce4">
            <text:p>265</text:p>
          </table:table-cell>
          <table:table-cell office:value-type="float" office:value="1.3599507338602073" table:style-name="ce4">
            <text:p>1,359950734</text:p>
          </table:table-cell>
          <table:table-cell office:value-type="float" office:value="2.3704205544758286" table:style-name="ce4">
            <text:p>2,370420554</text:p>
          </table:table-cell>
          <table:table-cell office:value-type="float" office:value="0.11506562591898831" table:style-name="ce4">
            <text:p>0,115065626</text:p>
          </table:table-cell>
          <table:table-cell table:number-columns-repeated="16375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float" office:value="504" table:style-name="ce3">
            <text:p>504</text:p>
          </table:table-cell>
          <table:table-cell office:value-type="string" table:style-name="ce4">
            <text:p>3548500</text:p>
          </table:table-cell>
          <table:table-cell office:value-type="string" table:style-name="ce4">
            <text:p>Arranjo Populacional da Baixada Santista/SP</text:p>
          </table:table-cell>
          <table:table-cell office:value-type="float" office:value="573298" table:style-name="ce4">
            <text:p>573298</text:p>
          </table:table-cell>
          <table:table-cell office:value-type="float" office:value="95809" table:style-name="ce4">
            <text:p>95809</text:p>
          </table:table-cell>
          <table:table-cell office:value-type="float" office:value="16.71190201256589" table:style-name="ce4">
            <text:p>16,71190201</text:p>
          </table:table-cell>
          <table:table-cell office:value-type="float" office:value="6.4638661920989451" table:style-name="ce4">
            <text:p>6,463866192</text:p>
          </table:table-cell>
          <table:table-cell office:value-type="float" office:value="0.27505410473736575" table:style-name="ce4">
            <text:p>0,275054105</text:p>
          </table:table-cell>
          <table:table-cell table:number-columns-repeated="16375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float" office:value="506" table:style-name="ce3">
            <text:p>506</text:p>
          </table:table-cell>
          <table:table-cell office:value-type="string" table:style-name="ce4">
            <text:p>3548906</text:p>
          </table:table-cell>
          <table:table-cell office:value-type="string" table:style-name="ce4">
            <text:p>Arranjo Populacional de São Carlos/SP</text:p>
          </table:table-cell>
          <table:table-cell office:value-type="float" office:value="124451" table:style-name="ce4">
            <text:p>124451</text:p>
          </table:table-cell>
          <table:table-cell office:value-type="float" office:value="392" table:style-name="ce4">
            <text:p>392</text:p>
          </table:table-cell>
          <table:table-cell office:value-type="float" office:value="0.31498340712408901" table:style-name="ce4">
            <text:p>0,314983407</text:p>
          </table:table-cell>
          <table:table-cell office:value-type="float" office:value="4.4296551523873839" table:style-name="ce4">
            <text:p>4,429655152</text:p>
          </table:table-cell>
          <table:table-cell office:value-type="float" office:value="0.25817607937731729" table:style-name="ce4">
            <text:p>0,258176079</text:p>
          </table:table-cell>
          <table:table-cell table:number-columns-repeated="16375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float" office:value="509" table:style-name="ce3">
            <text:p>509</text:p>
          </table:table-cell>
          <table:table-cell office:value-type="string" table:style-name="ce4">
            <text:p>3549706</text:p>
          </table:table-cell>
          <table:table-cell office:value-type="string" table:style-name="ce4">
            <text:p>São José do Rio Pardo</text:p>
          </table:table-cell>
          <table:table-cell office:value-type="float" office:value="26706" table:style-name="ce4">
            <text:p>26706</text:p>
          </table:table-cell>
          <table:table-cell office:value-type="float" office:value="30" table:style-name="ce4">
            <text:p>30</text:p>
          </table:table-cell>
          <table:table-cell office:value-type="float" office:value="0.11233430689732643" table:style-name="ce4">
            <text:p>0,112334307</text:p>
          </table:table-cell>
          <table:table-cell office:value-type="float" office:value="2.5146760359799676" table:style-name="ce4">
            <text:p>2,514676036</text:p>
          </table:table-cell>
          <table:table-cell office:value-type="float" office:value="8.9559729932537913E-2" table:style-name="ce4">
            <text:p>0,08955973</text:p>
          </table:table-cell>
          <table:table-cell table:number-columns-repeated="16375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float" office:value="510" table:style-name="ce3">
            <text:p>510</text:p>
          </table:table-cell>
          <table:table-cell office:value-type="string" table:style-name="ce4">
            <text:p>3549805</text:p>
          </table:table-cell>
          <table:table-cell office:value-type="string" table:style-name="ce4">
            <text:p>Arranjo Populacional de São José do Rio Preto/SP</text:p>
          </table:table-cell>
          <table:table-cell office:value-type="float" office:value="316257" table:style-name="ce4">
            <text:p>316257</text:p>
          </table:table-cell>
          <table:table-cell office:value-type="float" office:value="208" table:style-name="ce4">
            <text:p>208</text:p>
          </table:table-cell>
          <table:table-cell office:value-type="float" office:value="6.5769295225085928E-2" table:style-name="ce4">
            <text:p>0,065769295</text:p>
          </table:table-cell>
          <table:table-cell office:value-type="float" office:value="14.669774746508848" table:style-name="ce4">
            <text:p>14,66977475</text:p>
          </table:table-cell>
          <table:table-cell office:value-type="float" office:value="1.1564761939469785" table:style-name="ce4">
            <text:p>1,156476194</text:p>
          </table:table-cell>
          <table:table-cell table:number-columns-repeated="16375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float" office:value="511" table:style-name="ce3">
            <text:p>511</text:p>
          </table:table-cell>
          <table:table-cell office:value-type="string" table:style-name="ce4">
            <text:p>3549904</text:p>
          </table:table-cell>
          <table:table-cell office:value-type="string" table:style-name="ce4">
            <text:p>Arranjo Populacional de São José dos Campos/SP</text:p>
          </table:table-cell>
          <table:table-cell office:value-type="float" office:value="651870" table:style-name="ce4">
            <text:p>651870</text:p>
          </table:table-cell>
          <table:table-cell office:value-type="float" office:value="21331" table:style-name="ce4">
            <text:p>21331</text:p>
          </table:table-cell>
          <table:table-cell office:value-type="float" office:value="3.2722782149815144" table:style-name="ce4">
            <text:p>3,272278215</text:p>
          </table:table-cell>
          <table:table-cell office:value-type="float" office:value="12.076539795513519" table:style-name="ce4">
            <text:p>12,0765398</text:p>
          </table:table-cell>
          <table:table-cell office:value-type="float" office:value="0.89616675748177399" table:style-name="ce4">
            <text:p>0,896166757</text:p>
          </table:table-cell>
          <table:table-cell table:number-columns-repeated="16375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float" office:value="513" table:style-name="ce3">
            <text:p>513</text:p>
          </table:table-cell>
          <table:table-cell office:value-type="string" table:style-name="ce4">
            <text:p>3550308</text:p>
          </table:table-cell>
          <table:table-cell office:value-type="string" table:style-name="ce4">
            <text:p>Arranjo Populacional de São Paulo/SP</text:p>
          </table:table-cell>
          <table:table-cell office:value-type="float" office:value="7067267" table:style-name="ce4">
            <text:p>7067267</text:p>
          </table:table-cell>
          <table:table-cell office:value-type="float" office:value="866177" table:style-name="ce4">
            <text:p>866177</text:p>
          </table:table-cell>
          <table:table-cell office:value-type="float" office:value="12.256180500892354" table:style-name="ce4">
            <text:p>12,2561805</text:p>
          </table:table-cell>
          <table:table-cell office:value-type="float" office:value="6.1898924253844916" table:style-name="ce4">
            <text:p>6,189892425</text:p>
          </table:table-cell>
          <table:table-cell office:value-type="float" office:value="0.70302811675298182" table:style-name="ce4">
            <text:p>0,703028117</text:p>
          </table:table-cell>
          <table:table-cell table:number-columns-repeated="16375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float" office:value="514" table:style-name="ce3">
            <text:p>514</text:p>
          </table:table-cell>
          <table:table-cell office:value-type="string" table:style-name="ce4">
            <text:p>3550605</text:p>
          </table:table-cell>
          <table:table-cell office:value-type="string" table:style-name="ce4">
            <text:p>Arranjo Populacional de São Roque - Mairinque/SP</text:p>
          </table:table-cell>
          <table:table-cell office:value-type="float" office:value="61091" table:style-name="ce4">
            <text:p>61091</text:p>
          </table:table-cell>
          <table:table-cell office:value-type="float" office:value="1140" table:style-name="ce4">
            <text:p>1140</text:p>
          </table:table-cell>
          <table:table-cell office:value-type="float" office:value="1.8660686516835538" table:style-name="ce4">
            <text:p>1,866068652</text:p>
          </table:table-cell>
          <table:table-cell office:value-type="float" office:value="3.0232098744762608" table:style-name="ce4">
            <text:p>3,023209874</text:p>
          </table:table-cell>
          <table:table-cell office:value-type="float" office:value="0.13946492454360096" table:style-name="ce4">
            <text:p>0,139464925</text:p>
          </table:table-cell>
          <table:table-cell table:number-columns-repeated="16375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float" office:value="516" table:style-name="ce3">
            <text:p>516</text:p>
          </table:table-cell>
          <table:table-cell office:value-type="string" table:style-name="ce4">
            <text:p>3552205</text:p>
          </table:table-cell>
          <table:table-cell office:value-type="string" table:style-name="ce4">
            <text:p>Arranjo Populacional de Sorocaba/SP</text:p>
          </table:table-cell>
          <table:table-cell office:value-type="float" office:value="464231" table:style-name="ce4">
            <text:p>464231</text:p>
          </table:table-cell>
          <table:table-cell office:value-type="float" office:value="5125" table:style-name="ce4">
            <text:p>5125</text:p>
          </table:table-cell>
          <table:table-cell office:value-type="float" office:value="1.1039762532015311" table:style-name="ce4">
            <text:p>1,103976253</text:p>
          </table:table-cell>
          <table:table-cell office:value-type="float" office:value="6.8669708802307587" table:style-name="ce4">
            <text:p>6,86697088</text:p>
          </table:table-cell>
          <table:table-cell office:value-type="float" office:value="0.48665985418360119" table:style-name="ce4">
            <text:p>0,486659854</text:p>
          </table:table-cell>
          <table:table-cell table:number-columns-repeated="16375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float" office:value="518" table:style-name="ce3">
            <text:p>518</text:p>
          </table:table-cell>
          <table:table-cell office:value-type="string" table:style-name="ce4">
            <text:p>3554003</text:p>
          </table:table-cell>
          <table:table-cell office:value-type="string" table:style-name="ce4">
            <text:p>Tatuí</text:p>
          </table:table-cell>
          <table:table-cell office:value-type="float" office:value="44147" table:style-name="ce4">
            <text:p>44147</text:p>
          </table:table-cell>
          <table:table-cell office:value-type="float" office:value="120" table:style-name="ce4">
            <text:p>120</text:p>
          </table:table-cell>
          <table:table-cell office:value-type="float" office:value="0.27181914965909348" table:style-name="ce4">
            <text:p>0,27181915</text:p>
          </table:table-cell>
          <table:table-cell office:value-type="float" office:value="2.0118308080064464" table:style-name="ce4">
            <text:p>2,011830808</text:p>
          </table:table-cell>
          <table:table-cell office:value-type="float" office:value="8.120240077626846E-2" table:style-name="ce4">
            <text:p>0,081202401</text:p>
          </table:table-cell>
          <table:table-cell table:number-columns-repeated="16375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float" office:value="521" table:style-name="ce3">
            <text:p>521</text:p>
          </table:table-cell>
          <table:table-cell office:value-type="string" table:style-name="ce4">
            <text:p>4101408</text:p>
          </table:table-cell>
          <table:table-cell office:value-type="string" table:style-name="ce4">
            <text:p>Apucarana</text:p>
          </table:table-cell>
          <table:table-cell office:value-type="float" office:value="71146" table:style-name="ce4">
            <text:p>71146</text:p>
          </table:table-cell>
          <table:table-cell office:value-type="float" office:value="100" table:style-name="ce4">
            <text:p>100</text:p>
          </table:table-cell>
          <table:table-cell office:value-type="float" office:value="0.1405560396930256" table:style-name="ce4">
            <text:p>0,14055604</text:p>
          </table:table-cell>
          <table:table-cell office:value-type="float" office:value="6.6038003030611421" table:style-name="ce4">
            <text:p>6,603800303</text:p>
          </table:table-cell>
          <table:table-cell office:value-type="float" office:value="0.32095505309141331" table:style-name="ce4">
            <text:p>0,320955053</text:p>
          </table:table-cell>
          <table:table-cell table:number-columns-repeated="16375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float" office:value="526" table:style-name="ce3">
            <text:p>526</text:p>
          </table:table-cell>
          <table:table-cell office:value-type="string" table:style-name="ce4">
            <text:p>4104303</text:p>
          </table:table-cell>
          <table:table-cell office:value-type="string" table:style-name="ce4">
            <text:p>Campo Mourão</text:p>
          </table:table-cell>
          <table:table-cell office:value-type="float" office:value="88563" table:style-name="ce4">
            <text:p>88563</text:p>
          </table:table-cell>
          <table:table-cell office:value-type="float" office:value="398" table:style-name="ce4">
            <text:p>398</text:p>
          </table:table-cell>
          <table:table-cell office:value-type="float" office:value="0.44939760396553868" table:style-name="ce4">
            <text:p>0,449397604</text:p>
          </table:table-cell>
          <table:table-cell office:value-type="float" office:value="10.07002176427731" table:style-name="ce4">
            <text:p>10,07002176</text:p>
          </table:table-cell>
          <table:table-cell office:value-type="float" office:value="0.78020098911055602" table:style-name="ce4">
            <text:p>0,780200989</text:p>
          </table:table-cell>
          <table:table-cell table:number-columns-repeated="16375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float" office:value="527" table:style-name="ce3">
            <text:p>527</text:p>
          </table:table-cell>
          <table:table-cell office:value-type="string" table:style-name="ce4">
            <text:p>4104808</text:p>
          </table:table-cell>
          <table:table-cell office:value-type="string" table:style-name="ce4">
            <text:p>Arranjo Populacional de Cascavel/PR</text:p>
          </table:table-cell>
          <table:table-cell office:value-type="float" office:value="301686" table:style-name="ce4">
            <text:p>301686</text:p>
          </table:table-cell>
          <table:table-cell office:value-type="float" office:value="9516" table:style-name="ce4">
            <text:p>9516</text:p>
          </table:table-cell>
          <table:table-cell office:value-type="float" office:value="3.1542729858196936" table:style-name="ce4">
            <text:p>3,154272986</text:p>
          </table:table-cell>
          <table:table-cell office:value-type="float" office:value="17.252273949564547" table:style-name="ce4">
            <text:p>17,25227395</text:p>
          </table:table-cell>
          <table:table-cell office:value-type="float" office:value="1.4281690619877119" table:style-name="ce4">
            <text:p>1,428169062</text:p>
          </table:table-cell>
          <table:table-cell table:number-columns-repeated="16375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float" office:value="533" table:style-name="ce3">
            <text:p>533</text:p>
          </table:table-cell>
          <table:table-cell office:value-type="string" table:style-name="ce4">
            <text:p>4106902</text:p>
          </table:table-cell>
          <table:table-cell office:value-type="string" table:style-name="ce4">
            <text:p>Arranjo Populacional de Curitiba/PR</text:p>
          </table:table-cell>
          <table:table-cell office:value-type="float" office:value="1230379" table:style-name="ce4">
            <text:p>1230379</text:p>
          </table:table-cell>
          <table:table-cell office:value-type="float" office:value="89441" table:style-name="ce4">
            <text:p>89441</text:p>
          </table:table-cell>
          <table:table-cell office:value-type="float" office:value="7.2693860997302462" table:style-name="ce4">
            <text:p>7,2693861</text:p>
          </table:table-cell>
          <table:table-cell office:value-type="float" office:value="18.10455424237681" table:style-name="ce4">
            <text:p>18,10455424</text:p>
          </table:table-cell>
          <table:table-cell office:value-type="float" office:value="1.6757650987590424" table:style-name="ce4">
            <text:p>1,675765099</text:p>
          </table:table-cell>
          <table:table-cell table:number-columns-repeated="16375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float" office:value="534" table:style-name="ce3">
            <text:p>534</text:p>
          </table:table-cell>
          <table:table-cell office:value-type="string" table:style-name="ce4">
            <text:p>4108403</text:p>
          </table:table-cell>
          <table:table-cell office:value-type="string" table:style-name="ce4">
            <text:p>Francisco Beltrão</text:p>
          </table:table-cell>
          <table:table-cell office:value-type="float" office:value="92116" table:style-name="ce4">
            <text:p>92116</text:p>
          </table:table-cell>
          <table:table-cell office:value-type="float" office:value="1438" table:style-name="ce4">
            <text:p>1438</text:p>
          </table:table-cell>
          <table:table-cell office:value-type="float" office:value="1.5610751660949238" table:style-name="ce4">
            <text:p>1,561075166</text:p>
          </table:table-cell>
          <table:table-cell office:value-type="float" office:value="8.3760567703007425" table:style-name="ce4">
            <text:p>8,37605677</text:p>
          </table:table-cell>
          <table:table-cell office:value-type="float" office:value="0.53367647431004273" table:style-name="ce4">
            <text:p>0,533676474</text:p>
          </table:table-cell>
          <table:table-cell table:number-columns-repeated="16375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float" office:value="537" table:style-name="ce3">
            <text:p>537</text:p>
          </table:table-cell>
          <table:table-cell office:value-type="string" table:style-name="ce4">
            <text:p>4109401</text:p>
          </table:table-cell>
          <table:table-cell office:value-type="string" table:style-name="ce4">
            <text:p>Guarapuava</text:p>
          </table:table-cell>
          <table:table-cell office:value-type="float" office:value="109062" table:style-name="ce4">
            <text:p>109062</text:p>
          </table:table-cell>
          <table:table-cell office:value-type="float" office:value="1490" table:style-name="ce4">
            <text:p>1490</text:p>
          </table:table-cell>
          <table:table-cell office:value-type="float" office:value="1.3661953751077369" table:style-name="ce4">
            <text:p>1,366195375</text:p>
          </table:table-cell>
          <table:table-cell office:value-type="float" office:value="13.77131323092185" table:style-name="ce4">
            <text:p>13,77131323</text:p>
          </table:table-cell>
          <table:table-cell office:value-type="float" office:value="1.3144271747598586" table:style-name="ce4">
            <text:p>1,314427175</text:p>
          </table:table-cell>
          <table:table-cell table:number-columns-repeated="16375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float" office:value="539" table:style-name="ce3">
            <text:p>539</text:p>
          </table:table-cell>
          <table:table-cell office:value-type="string" table:style-name="ce4">
            <text:p>4110706</text:p>
          </table:table-cell>
          <table:table-cell office:value-type="string" table:style-name="ce4">
            <text:p>Irati</text:p>
          </table:table-cell>
          <table:table-cell office:value-type="float" office:value="48933" table:style-name="ce4">
            <text:p>48933</text:p>
          </table:table-cell>
          <table:table-cell office:value-type="float" office:value="687" table:style-name="ce4">
            <text:p>687</text:p>
          </table:table-cell>
          <table:table-cell office:value-type="float" office:value="1.4039605174422169" table:style-name="ce4">
            <text:p>1,403960517</text:p>
          </table:table-cell>
          <table:table-cell office:value-type="float" office:value="6.3731409327160771" table:style-name="ce4">
            <text:p>6,373140933</text:p>
          </table:table-cell>
          <table:table-cell office:value-type="float" office:value="0.47822238168782122" table:style-name="ce4">
            <text:p>0,478222382</text:p>
          </table:table-cell>
          <table:table-cell table:number-columns-repeated="16375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float" office:value="545" table:style-name="ce3">
            <text:p>545</text:p>
          </table:table-cell>
          <table:table-cell office:value-type="string" table:style-name="ce4">
            <text:p>4113700</text:p>
          </table:table-cell>
          <table:table-cell office:value-type="string" table:style-name="ce4">
            <text:p>Arranjo Populacional de Londrina/PR</text:p>
          </table:table-cell>
          <table:table-cell office:value-type="float" office:value="339694" table:style-name="ce4">
            <text:p>339694</text:p>
          </table:table-cell>
          <table:table-cell office:value-type="float" office:value="3818" table:style-name="ce4">
            <text:p>3818</text:p>
          </table:table-cell>
          <table:table-cell office:value-type="float" office:value="1.1239527339311262" table:style-name="ce4">
            <text:p>1,123952734</text:p>
          </table:table-cell>
          <table:table-cell office:value-type="float" office:value="7.6436772162353979" table:style-name="ce4">
            <text:p>7,643677216</text:p>
          </table:table-cell>
          <table:table-cell office:value-type="float" office:value="0.82277725504351351" table:style-name="ce4">
            <text:p>0,822777255</text:p>
          </table:table-cell>
          <table:table-cell table:number-columns-repeated="16375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float" office:value="551" table:style-name="ce3">
            <text:p>551</text:p>
          </table:table-cell>
          <table:table-cell office:value-type="string" table:style-name="ce4">
            <text:p>4118204</text:p>
          </table:table-cell>
          <table:table-cell office:value-type="string" table:style-name="ce4">
            <text:p>Paranaguá</text:p>
          </table:table-cell>
          <table:table-cell office:value-type="float" office:value="53972" table:style-name="ce4">
            <text:p>53972</text:p>
          </table:table-cell>
          <table:table-cell office:value-type="float" office:value="16332" table:style-name="ce4">
            <text:p>16332</text:p>
          </table:table-cell>
          <table:table-cell office:value-type="float" office:value="30.260134884755058" table:style-name="ce4">
            <text:p>30,26013488</text:p>
          </table:table-cell>
          <table:table-cell office:value-type="float" office:value="4.474349339819236" table:style-name="ce4">
            <text:p>4,47434934</text:p>
          </table:table-cell>
          <table:table-cell office:value-type="float" office:value="0.39579496837975675" table:style-name="ce4">
            <text:p>0,395794968</text:p>
          </table:table-cell>
          <table:table-cell table:number-columns-repeated="16375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float" office:value="553" table:style-name="ce3">
            <text:p>553</text:p>
          </table:table-cell>
          <table:table-cell office:value-type="string" table:style-name="ce4">
            <text:p>4118501</text:p>
          </table:table-cell>
          <table:table-cell office:value-type="string" table:style-name="ce4">
            <text:p>Arranjo Populacional de Pato Branco/PR</text:p>
          </table:table-cell>
          <table:table-cell office:value-type="float" office:value="60030" table:style-name="ce4">
            <text:p>60030</text:p>
          </table:table-cell>
          <table:table-cell office:value-type="float" office:value="401" table:style-name="ce4">
            <text:p>401</text:p>
          </table:table-cell>
          <table:table-cell office:value-type="float" office:value="0.66799933366650011" table:style-name="ce4">
            <text:p>0,667999334</text:p>
          </table:table-cell>
          <table:table-cell office:value-type="float" office:value="5.7688241493026871" table:style-name="ce4">
            <text:p>5,768824149</text:p>
          </table:table-cell>
          <table:table-cell office:value-type="float" office:value="0.41745255846669671" table:style-name="ce4">
            <text:p>0,417452558</text:p>
          </table:table-cell>
          <table:table-cell table:number-columns-repeated="16375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float" office:value="555" table:style-name="ce3">
            <text:p>555</text:p>
          </table:table-cell>
          <table:table-cell office:value-type="string" table:style-name="ce4">
            <text:p>4119905</text:p>
          </table:table-cell>
          <table:table-cell office:value-type="string" table:style-name="ce4">
            <text:p>Arranjo Populacional de Ponta Grossa/PR</text:p>
          </table:table-cell>
          <table:table-cell office:value-type="float" office:value="171618" table:style-name="ce4">
            <text:p>171618</text:p>
          </table:table-cell>
          <table:table-cell office:value-type="float" office:value="9613" table:style-name="ce4">
            <text:p>9613</text:p>
          </table:table-cell>
          <table:table-cell office:value-type="float" office:value="5.601393793191856" table:style-name="ce4">
            <text:p>5,601393793</text:p>
          </table:table-cell>
          <table:table-cell office:value-type="float" office:value="10.820674840247598" table:style-name="ce4">
            <text:p>10,82067484</text:p>
          </table:table-cell>
          <table:table-cell office:value-type="float" office:value="1.0079388047321969" table:style-name="ce4">
            <text:p>1,007938805</text:p>
          </table:table-cell>
          <table:table-cell table:number-columns-repeated="16375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563" table:style-name="ce3">
            <text:p>563</text:p>
          </table:table-cell>
          <table:table-cell office:value-type="string" table:style-name="ce4">
            <text:p>4127106</text:p>
          </table:table-cell>
          <table:table-cell office:value-type="string" table:style-name="ce4">
            <text:p>Telêmaco Borba</text:p>
          </table:table-cell>
          <table:table-cell office:value-type="float" office:value="47673" table:style-name="ce4">
            <text:p>47673</text:p>
          </table:table-cell>
          <table:table-cell office:value-type="float" office:value="1388" table:style-name="ce4">
            <text:p>1388</text:p>
          </table:table-cell>
          <table:table-cell office:value-type="float" office:value="2.9115012690621525" table:style-name="ce4">
            <text:p>2,911501269</text:p>
          </table:table-cell>
          <table:table-cell office:value-type="float" office:value="7.9998174155988293" table:style-name="ce4">
            <text:p>7,999817416</text:p>
          </table:table-cell>
          <table:table-cell office:value-type="float" office:value="0.75002418327452869" table:style-name="ce4">
            <text:p>0,750024183</text:p>
          </table:table-cell>
          <table:table-cell table:number-columns-repeated="16375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float" office:value="566" table:style-name="ce3">
            <text:p>566</text:p>
          </table:table-cell>
          <table:table-cell office:value-type="string" table:style-name="ce4">
            <text:p>4128104</text:p>
          </table:table-cell>
          <table:table-cell office:value-type="string" table:style-name="ce4">
            <text:p>Arranjo Populacional de Umuarama/PR</text:p>
          </table:table-cell>
          <table:table-cell office:value-type="float" office:value="116781" table:style-name="ce4">
            <text:p>116781</text:p>
          </table:table-cell>
          <table:table-cell office:value-type="float" office:value="229" table:style-name="ce4">
            <text:p>229</text:p>
          </table:table-cell>
          <table:table-cell office:value-type="float" office:value="0.19609354261395259" table:style-name="ce4">
            <text:p>0,196093543</text:p>
          </table:table-cell>
          <table:table-cell office:value-type="float" office:value="7.6572278710719264" table:style-name="ce4">
            <text:p>7,657227871</text:p>
          </table:table-cell>
          <table:table-cell office:value-type="float" office:value="0.98372650797574512" table:style-name="ce4">
            <text:p>0,983726508</text:p>
          </table:table-cell>
          <table:table-cell table:number-columns-repeated="16375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float" office:value="567" table:style-name="ce3">
            <text:p>567</text:p>
          </table:table-cell>
          <table:table-cell office:value-type="string" table:style-name="ce4">
            <text:p>4128203</text:p>
          </table:table-cell>
          <table:table-cell office:value-type="string" table:style-name="ce4">
            <text:p>Arranjo Populacional de União da Vitória/PR - Porto União/SC</text:p>
          </table:table-cell>
          <table:table-cell office:value-type="float" office:value="49709" table:style-name="ce4">
            <text:p>49709</text:p>
          </table:table-cell>
          <table:table-cell office:value-type="float" office:value="337" table:style-name="ce4">
            <text:p>337</text:p>
          </table:table-cell>
          <table:table-cell office:value-type="float" office:value="0.67794564364601984" table:style-name="ce4">
            <text:p>0,677945644</text:p>
          </table:table-cell>
          <table:table-cell office:value-type="float" office:value="6.1459496508930993" table:style-name="ce4">
            <text:p>6,145949651</text:p>
          </table:table-cell>
          <table:table-cell office:value-type="float" office:value="0.66564992170982995" table:style-name="ce4">
            <text:p>0,665649922</text:p>
          </table:table-cell>
          <table:table-cell table:number-columns-repeated="16375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float" office:value="570" table:style-name="ce3">
            <text:p>570</text:p>
          </table:table-cell>
          <table:table-cell office:value-type="string" table:style-name="ce4">
            <text:p>4202404</text:p>
          </table:table-cell>
          <table:table-cell office:value-type="string" table:style-name="ce4">
            <text:p>Arranjo Populacional de Blumenau/SC</text:p>
          </table:table-cell>
          <table:table-cell office:value-type="float" office:value="221768" table:style-name="ce4">
            <text:p>221768</text:p>
          </table:table-cell>
          <table:table-cell office:value-type="float" office:value="8703" table:style-name="ce4">
            <text:p>8703</text:p>
          </table:table-cell>
          <table:table-cell office:value-type="float" office:value="3.924371415172613" table:style-name="ce4">
            <text:p>3,924371415</text:p>
          </table:table-cell>
          <table:table-cell office:value-type="float" office:value="5.0410294690194162" table:style-name="ce4">
            <text:p>5,041029469</text:p>
          </table:table-cell>
          <table:table-cell office:value-type="float" office:value="0.36129841695007703" table:style-name="ce4">
            <text:p>0,361298417</text:p>
          </table:table-cell>
          <table:table-cell table:number-columns-repeated="16375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float" office:value="571" table:style-name="ce3">
            <text:p>571</text:p>
          </table:table-cell>
          <table:table-cell office:value-type="string" table:style-name="ce4">
            <text:p>4202800</text:p>
          </table:table-cell>
          <table:table-cell office:value-type="string" table:style-name="ce4">
            <text:p>Braço do Norte</text:p>
          </table:table-cell>
          <table:table-cell office:value-type="float" office:value="12004" table:style-name="ce4">
            <text:p>12004</text:p>
          </table:table-cell>
          <table:table-cell office:value-type="float" office:value="245" table:style-name="ce4">
            <text:p>245</text:p>
          </table:table-cell>
          <table:table-cell office:value-type="float" office:value="2.0409863378873712" table:style-name="ce4">
            <text:p>2,040986338</text:p>
          </table:table-cell>
          <table:table-cell office:value-type="float" office:value="1.5570230429736918" table:style-name="ce4">
            <text:p>1,557023043</text:p>
          </table:table-cell>
          <table:table-cell office:value-type="float" office:value="5.0545292761870253E-2" table:style-name="ce4">
            <text:p>0,050545293</text:p>
          </table:table-cell>
          <table:table-cell table:number-columns-repeated="16375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float" office:value="576" table:style-name="ce3">
            <text:p>576</text:p>
          </table:table-cell>
          <table:table-cell office:value-type="string" table:style-name="ce4">
            <text:p>4204202</text:p>
          </table:table-cell>
          <table:table-cell office:value-type="string" table:style-name="ce4">
            <text:p>Arranjo Populacional de Chapecó/SC</text:p>
          </table:table-cell>
          <table:table-cell office:value-type="float" office:value="123712" table:style-name="ce4">
            <text:p>123712</text:p>
          </table:table-cell>
          <table:table-cell office:value-type="float" office:value="1404" table:style-name="ce4">
            <text:p>1404</text:p>
          </table:table-cell>
          <table:table-cell office:value-type="float" office:value="1.1348939472322814" table:style-name="ce4">
            <text:p>1,134893947</text:p>
          </table:table-cell>
          <table:table-cell office:value-type="float" office:value="6.3128947321474076" table:style-name="ce4">
            <text:p>6,312894732</text:p>
          </table:table-cell>
          <table:table-cell office:value-type="float" office:value="0.29043701978316011" table:style-name="ce4">
            <text:p>0,29043702</text:p>
          </table:table-cell>
          <table:table-cell table:number-columns-repeated="16375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float" office:value="578" table:style-name="ce3">
            <text:p>578</text:p>
          </table:table-cell>
          <table:table-cell office:value-type="string" table:style-name="ce4">
            <text:p>4204608</text:p>
          </table:table-cell>
          <table:table-cell office:value-type="string" table:style-name="ce4">
            <text:p>Arranjo Populacional de Criciúma/SC</text:p>
          </table:table-cell>
          <table:table-cell office:value-type="float" office:value="127709" table:style-name="ce4">
            <text:p>127709</text:p>
          </table:table-cell>
          <table:table-cell office:value-type="float" office:value="120" table:style-name="ce4">
            <text:p>120</text:p>
          </table:table-cell>
          <table:table-cell office:value-type="float" office:value="9.3963620418294716E-2" table:style-name="ce4">
            <text:p>0,09396362</text:p>
          </table:table-cell>
          <table:table-cell office:value-type="float" office:value="5.7549153602908367" table:style-name="ce4">
            <text:p>5,75491536</text:p>
          </table:table-cell>
          <table:table-cell office:value-type="float" office:value="0.23423410136371814" table:style-name="ce4">
            <text:p>0,234234101</text:p>
          </table:table-cell>
          <table:table-cell table:number-columns-repeated="16375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float" office:value="580" table:style-name="ce3">
            <text:p>580</text:p>
          </table:table-cell>
          <table:table-cell office:value-type="string" table:style-name="ce4">
            <text:p>4205001</text:p>
          </table:table-cell>
          <table:table-cell office:value-type="string" table:style-name="ce4">
            <text:p>Arranjo Populacional Internacional de Dionísio Cerqueira-Barracão/Brasil - Bernardo de Irigoyen/Argentina</text:p>
          </table:table-cell>
          <table:table-cell office:value-type="float" office:value="9394" table:style-name="ce4">
            <text:p>9394</text:p>
          </table:table-cell>
          <table:table-cell office:value-type="float" office:value="249" table:style-name="ce4">
            <text:p>249</text:p>
          </table:table-cell>
          <table:table-cell office:value-type="float" office:value="2.6506280604641259" table:style-name="ce4">
            <text:p>2,65062806</text:p>
          </table:table-cell>
          <table:table-cell office:value-type="float" office:value="2.0070652221623595" table:style-name="ce4">
            <text:p>2,007065222</text:p>
          </table:table-cell>
          <table:table-cell office:value-type="float" office:value="6.5462061995258503E-2" table:style-name="ce4">
            <text:p>0,065462062</text:p>
          </table:table-cell>
          <table:table-cell table:number-columns-repeated="16375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float" office:value="581" table:style-name="ce3">
            <text:p>581</text:p>
          </table:table-cell>
          <table:table-cell office:value-type="string" table:style-name="ce4">
            <text:p>4205407</text:p>
          </table:table-cell>
          <table:table-cell office:value-type="string" table:style-name="ce4">
            <text:p>Arranjo Populacional de Florianópolis/SC</text:p>
          </table:table-cell>
          <table:table-cell office:value-type="float" office:value="358089" table:style-name="ce4">
            <text:p>358089</text:p>
          </table:table-cell>
          <table:table-cell office:value-type="float" office:value="14824" table:style-name="ce4">
            <text:p>14824</text:p>
          </table:table-cell>
          <table:table-cell office:value-type="float" office:value="4.1397529664413035" table:style-name="ce4">
            <text:p>4,139752966</text:p>
          </table:table-cell>
          <table:table-cell office:value-type="float" office:value="6.6159483758516942" table:style-name="ce4">
            <text:p>6,615948376</text:p>
          </table:table-cell>
          <table:table-cell office:value-type="float" office:value="0.58687713855693791" table:style-name="ce4">
            <text:p>0,586877139</text:p>
          </table:table-cell>
          <table:table-cell table:number-columns-repeated="16375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float" office:value="584" table:style-name="ce3">
            <text:p>584</text:p>
          </table:table-cell>
          <table:table-cell office:value-type="string" table:style-name="ce4">
            <text:p>4208203</text:p>
          </table:table-cell>
          <table:table-cell office:value-type="string" table:style-name="ce4">
            <text:p>Arranjo Populacional de Itajaí - Balneário Camboriú/SC</text:p>
          </table:table-cell>
          <table:table-cell office:value-type="float" office:value="206067" table:style-name="ce4">
            <text:p>206067</text:p>
          </table:table-cell>
          <table:table-cell office:value-type="float" office:value="1633" table:style-name="ce4">
            <text:p>1633</text:p>
          </table:table-cell>
          <table:table-cell office:value-type="float" office:value="0.79246070452813899" table:style-name="ce4">
            <text:p>0,792460705</text:p>
          </table:table-cell>
          <table:table-cell office:value-type="float" office:value="3.3407997336159578" table:style-name="ce4">
            <text:p>3,340799734</text:p>
          </table:table-cell>
          <table:table-cell office:value-type="float" office:value="0.1039263633806473" table:style-name="ce4">
            <text:p>0,103926363</text:p>
          </table:table-cell>
          <table:table-cell table:number-columns-repeated="16375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float" office:value="587" table:style-name="ce3">
            <text:p>587</text:p>
          </table:table-cell>
          <table:table-cell office:value-type="string" table:style-name="ce4">
            <text:p>4209003</text:p>
          </table:table-cell>
          <table:table-cell office:value-type="string" table:style-name="ce4">
            <text:p>Arranjo Populacional de Joaçaba - Herval d´Oeste/SC</text:p>
          </table:table-cell>
          <table:table-cell office:value-type="float" office:value="46077" table:style-name="ce4">
            <text:p>46077</text:p>
          </table:table-cell>
          <table:table-cell office:value-type="float" office:value="210" table:style-name="ce4">
            <text:p>210</text:p>
          </table:table-cell>
          <table:table-cell office:value-type="float" office:value="0.45575883846604592" table:style-name="ce4">
            <text:p>0,455758838</text:p>
          </table:table-cell>
          <table:table-cell office:value-type="float" office:value="5.6793771620022042" table:style-name="ce4">
            <text:p>5,679377162</text:p>
          </table:table-cell>
          <table:table-cell office:value-type="float" office:value="0.34892731217518375" table:style-name="ce4">
            <text:p>0,348927312</text:p>
          </table:table-cell>
          <table:table-cell table:number-columns-repeated="16375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float" office:value="588" table:style-name="ce3">
            <text:p>588</text:p>
          </table:table-cell>
          <table:table-cell office:value-type="string" table:style-name="ce4">
            <text:p>4209102</text:p>
          </table:table-cell>
          <table:table-cell office:value-type="string" table:style-name="ce4">
            <text:p>Arranjo Populacional de Joinville/SC</text:p>
          </table:table-cell>
          <table:table-cell office:value-type="float" office:value="255768" table:style-name="ce4">
            <text:p>255768</text:p>
          </table:table-cell>
          <table:table-cell office:value-type="float" office:value="1612" table:style-name="ce4">
            <text:p>1612</text:p>
          </table:table-cell>
          <table:table-cell office:value-type="float" office:value="0.63025867192142881" table:style-name="ce4">
            <text:p>0,630258672</text:p>
          </table:table-cell>
          <table:table-cell office:value-type="float" office:value="6.9027451989474908" table:style-name="ce4">
            <text:p>6,902745199</text:p>
          </table:table-cell>
          <table:table-cell office:value-type="float" office:value="0.40046425123362833" table:style-name="ce4">
            <text:p>0,400464251</text:p>
          </table:table-cell>
          <table:table-cell table:number-columns-repeated="16375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float" office:value="589" table:style-name="ce3">
            <text:p>589</text:p>
          </table:table-cell>
          <table:table-cell office:value-type="string" table:style-name="ce4">
            <text:p>4209300</text:p>
          </table:table-cell>
          <table:table-cell office:value-type="string" table:style-name="ce4">
            <text:p>Lages</text:p>
          </table:table-cell>
          <table:table-cell office:value-type="float" office:value="86309" table:style-name="ce4">
            <text:p>86309</text:p>
          </table:table-cell>
          <table:table-cell office:value-type="float" office:value="539" table:style-name="ce4">
            <text:p>539</text:p>
          </table:table-cell>
          <table:table-cell office:value-type="float" office:value="0.62450034179517777" table:style-name="ce4">
            <text:p>0,624500342</text:p>
          </table:table-cell>
          <table:table-cell office:value-type="float" office:value="8.6032006980106814" table:style-name="ce4">
            <text:p>8,603200698</text:p>
          </table:table-cell>
          <table:table-cell office:value-type="float" office:value="1.2145532694071934" table:style-name="ce4">
            <text:p>1,214553269</text:p>
          </table:table-cell>
          <table:table-cell table:number-columns-repeated="16375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float" office:value="605" table:style-name="ce3">
            <text:p>605</text:p>
          </table:table-cell>
          <table:table-cell office:value-type="string" table:style-name="ce4">
            <text:p>4217204</text:p>
          </table:table-cell>
          <table:table-cell office:value-type="string" table:style-name="ce4">
            <text:p>São Miguel do Oeste</text:p>
          </table:table-cell>
          <table:table-cell office:value-type="float" office:value="54070" table:style-name="ce4">
            <text:p>54070</text:p>
          </table:table-cell>
          <table:table-cell office:value-type="float" office:value="82" table:style-name="ce4">
            <text:p>82</text:p>
          </table:table-cell>
          <table:table-cell office:value-type="float" office:value="0.15165526169779914" table:style-name="ce4">
            <text:p>0,151655262</text:p>
          </table:table-cell>
          <table:table-cell office:value-type="float" office:value="6.165625318411478" table:style-name="ce4">
            <text:p>6,165625318</text:p>
          </table:table-cell>
          <table:table-cell office:value-type="float" office:value="0.33012467561357756" table:style-name="ce4">
            <text:p>0,330124676</text:p>
          </table:table-cell>
          <table:table-cell table:number-columns-repeated="16375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float" office:value="609" table:style-name="ce3">
            <text:p>609</text:p>
          </table:table-cell>
          <table:table-cell office:value-type="string" table:style-name="ce4">
            <text:p>4218707</text:p>
          </table:table-cell>
          <table:table-cell office:value-type="string" table:style-name="ce4">
            <text:p>Arranjo Populacional de Tubarão - Laguna/SC</text:p>
          </table:table-cell>
          <table:table-cell office:value-type="float" office:value="78576" table:style-name="ce4">
            <text:p>78576</text:p>
          </table:table-cell>
          <table:table-cell office:value-type="float" office:value="2589" table:style-name="ce4">
            <text:p>2589</text:p>
          </table:table-cell>
          <table:table-cell office:value-type="float" office:value="3.2948992058643864" table:style-name="ce4">
            <text:p>3,294899206</text:p>
          </table:table-cell>
          <table:table-cell office:value-type="float" office:value="3.580810211133878" table:style-name="ce4">
            <text:p>3,580810211</text:p>
          </table:table-cell>
          <table:table-cell office:value-type="float" office:value="0.20253938299092955" table:style-name="ce4">
            <text:p>0,202539383</text:p>
          </table:table-cell>
          <table:table-cell table:number-columns-repeated="16375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float" office:value="610" table:style-name="ce3">
            <text:p>610</text:p>
          </table:table-cell>
          <table:table-cell office:value-type="string" table:style-name="ce4">
            <text:p>4218806</text:p>
          </table:table-cell>
          <table:table-cell office:value-type="string" table:style-name="ce4">
            <text:p>Turvo</text:p>
          </table:table-cell>
          <table:table-cell office:value-type="float" office:value="7276" table:style-name="ce4">
            <text:p>7276</text:p>
          </table:table-cell>
          <table:table-cell office:value-type="float" office:value="50" table:style-name="ce4">
            <text:p>50</text:p>
          </table:table-cell>
          <table:table-cell office:value-type="float" office:value="0.68719076415612967" table:style-name="ce4">
            <text:p>0,687190764</text:p>
          </table:table-cell>
          <table:table-cell office:value-type="float" office:value="2.0948129845053205" table:style-name="ce4">
            <text:p>2,094812985</text:p>
          </table:table-cell>
          <table:table-cell office:value-type="float" office:value="5.2296779283588321E-2" table:style-name="ce4">
            <text:p>0,052296779</text:p>
          </table:table-cell>
          <table:table-cell table:number-columns-repeated="16375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float" office:value="611" table:style-name="ce3">
            <text:p>611</text:p>
          </table:table-cell>
          <table:table-cell office:value-type="string" table:style-name="ce4">
            <text:p>4219309</text:p>
          </table:table-cell>
          <table:table-cell office:value-type="string" table:style-name="ce4">
            <text:p>Videira</text:p>
          </table:table-cell>
          <table:table-cell office:value-type="float" office:value="35018" table:style-name="ce4">
            <text:p>35018</text:p>
          </table:table-cell>
          <table:table-cell office:value-type="float" office:value="96" table:style-name="ce4">
            <text:p>96</text:p>
          </table:table-cell>
          <table:table-cell office:value-type="float" office:value="0.27414472556970698" table:style-name="ce4">
            <text:p>0,274144726</text:p>
          </table:table-cell>
          <table:table-cell office:value-type="float" office:value="3.2400342913023734" table:style-name="ce4">
            <text:p>3,240034291</text:p>
          </table:table-cell>
          <table:table-cell office:value-type="float" office:value="0.15420374045570567" table:style-name="ce4">
            <text:p>0,15420374</text:p>
          </table:table-cell>
          <table:table-cell table:number-columns-repeated="16375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float" office:value="612" table:style-name="ce3">
            <text:p>612</text:p>
          </table:table-cell>
          <table:table-cell office:value-type="string" table:style-name="ce4">
            <text:p>4219507</text:p>
          </table:table-cell>
          <table:table-cell office:value-type="string" table:style-name="ce4">
            <text:p>Xanxerê</text:p>
          </table:table-cell>
          <table:table-cell office:value-type="float" office:value="39266" table:style-name="ce4">
            <text:p>39266</text:p>
          </table:table-cell>
          <table:table-cell office:value-type="float" office:value="60" table:style-name="ce4">
            <text:p>60</text:p>
          </table:table-cell>
          <table:table-cell office:value-type="float" office:value="0.15280395252890541" table:style-name="ce4">
            <text:p>0,152803953</text:p>
          </table:table-cell>
          <table:table-cell office:value-type="float" office:value="5.2810254324907193" table:style-name="ce4">
            <text:p>5,281025432</text:p>
          </table:table-cell>
          <table:table-cell office:value-type="float" office:value="0.36896875757109632" table:style-name="ce4">
            <text:p>0,368968758</text:p>
          </table:table-cell>
          <table:table-cell table:number-columns-repeated="16375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float" office:value="613" table:style-name="ce3">
            <text:p>613</text:p>
          </table:table-cell>
          <table:table-cell office:value-type="string" table:style-name="ce4">
            <text:p>4300406</text:p>
          </table:table-cell>
          <table:table-cell office:value-type="string" table:style-name="ce4">
            <text:p>Alegrete</text:p>
          </table:table-cell>
          <table:table-cell office:value-type="float" office:value="36925" table:style-name="ce4">
            <text:p>36925</text:p>
          </table:table-cell>
          <table:table-cell office:value-type="float" office:value="547" table:style-name="ce4">
            <text:p>547</text:p>
          </table:table-cell>
          <table:table-cell office:value-type="float" office:value="1.4813811780636426" table:style-name="ce4">
            <text:p>1,481381178</text:p>
          </table:table-cell>
          <table:table-cell office:value-type="float" office:value="8.1662126770721297" table:style-name="ce4">
            <text:p>8,166212677</text:p>
          </table:table-cell>
          <table:table-cell office:value-type="float" office:value="1.1523550543702301" table:style-name="ce4">
            <text:p>1,152355054</text:p>
          </table:table-cell>
          <table:table-cell table:number-columns-repeated="16375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float" office:value="617" table:style-name="ce3">
            <text:p>617</text:p>
          </table:table-cell>
          <table:table-cell office:value-type="string" table:style-name="ce4">
            <text:p>4301602</text:p>
          </table:table-cell>
          <table:table-cell office:value-type="string" table:style-name="ce4">
            <text:p>Arranjo Populacional de Bagé/RS</text:p>
          </table:table-cell>
          <table:table-cell office:value-type="float" office:value="65442" table:style-name="ce4">
            <text:p>65442</text:p>
          </table:table-cell>
          <table:table-cell office:value-type="float" office:value="210" table:style-name="ce4">
            <text:p>210</text:p>
          </table:table-cell>
          <table:table-cell office:value-type="float" office:value="0.32089483817731729" table:style-name="ce4">
            <text:p>0,320894838</text:p>
          </table:table-cell>
          <table:table-cell office:value-type="float" office:value="8.1190363121406897" table:style-name="ce4">
            <text:p>8,119036312</text:p>
          </table:table-cell>
          <table:table-cell office:value-type="float" office:value="1.4370868998993427" table:style-name="ce4">
            <text:p>1,4370869</text:p>
          </table:table-cell>
          <table:table-cell table:number-columns-repeated="16375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618" table:style-name="ce3">
            <text:p>618</text:p>
          </table:table-cell>
          <table:table-cell office:value-type="string" table:style-name="ce4">
            <text:p>4302105</text:p>
          </table:table-cell>
          <table:table-cell office:value-type="string" table:style-name="ce4">
            <text:p>Arranjo Populacional de Bento Gonçalves/RS</text:p>
          </table:table-cell>
          <table:table-cell office:value-type="float" office:value="66996" table:style-name="ce4">
            <text:p>66996</text:p>
          </table:table-cell>
          <table:table-cell office:value-type="float" office:value="1932" table:style-name="ce4">
            <text:p>1932</text:p>
          </table:table-cell>
          <table:table-cell office:value-type="float" office:value="2.8837542539853125" table:style-name="ce4">
            <text:p>2,883754254</text:p>
          </table:table-cell>
          <table:table-cell office:value-type="float" office:value="3.3496934012713906" table:style-name="ce4">
            <text:p>3,349693401</text:p>
          </table:table-cell>
          <table:table-cell office:value-type="float" office:value="0.11630250461317154" table:style-name="ce4">
            <text:p>0,116302505</text:p>
          </table:table-cell>
          <table:table-cell table:number-columns-repeated="16375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float" office:value="620" table:style-name="ce3">
            <text:p>620</text:p>
          </table:table-cell>
          <table:table-cell office:value-type="string" table:style-name="ce4">
            <text:p>4303004</text:p>
          </table:table-cell>
          <table:table-cell office:value-type="string" table:style-name="ce4">
            <text:p>Cachoeira do Sul</text:p>
          </table:table-cell>
          <table:table-cell office:value-type="float" office:value="44344" table:style-name="ce4">
            <text:p>44344</text:p>
          </table:table-cell>
          <table:table-cell office:value-type="float" office:value="90" table:style-name="ce4">
            <text:p>90</text:p>
          </table:table-cell>
          <table:table-cell office:value-type="float" office:value="0.20295868663178784" table:style-name="ce4">
            <text:p>0,202958687</text:p>
          </table:table-cell>
          <table:table-cell office:value-type="float" office:value="7.3927519174965743" table:style-name="ce4">
            <text:p>7,392751917</text:p>
          </table:table-cell>
          <table:table-cell office:value-type="float" office:value="0.66923006754742731" table:style-name="ce4">
            <text:p>0,669230068</text:p>
          </table:table-cell>
          <table:table-cell table:number-columns-repeated="16375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float" office:value="621" table:style-name="ce3">
            <text:p>621</text:p>
          </table:table-cell>
          <table:table-cell office:value-type="string" table:style-name="ce4">
            <text:p>4303509</text:p>
          </table:table-cell>
          <table:table-cell office:value-type="string" table:style-name="ce4">
            <text:p>Camaquã</text:p>
          </table:table-cell>
          <table:table-cell office:value-type="float" office:value="36029" table:style-name="ce4">
            <text:p>36029</text:p>
          </table:table-cell>
          <table:table-cell office:value-type="float" office:value="688" table:style-name="ce4">
            <text:p>688</text:p>
          </table:table-cell>
          <table:table-cell office:value-type="float" office:value="1.9095728440978101" table:style-name="ce4">
            <text:p>1,909572844</text:p>
          </table:table-cell>
          <table:table-cell office:value-type="float" office:value="5.1133096397511562" table:style-name="ce4">
            <text:p>5,11330964</text:p>
          </table:table-cell>
          <table:table-cell office:value-type="float" office:value="0.46061975904969038" table:style-name="ce4">
            <text:p>0,460619759</text:p>
          </table:table-cell>
          <table:table-cell table:number-columns-repeated="16375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float" office:value="622" table:style-name="ce3">
            <text:p>622</text:p>
          </table:table-cell>
          <table:table-cell office:value-type="string" table:style-name="ce4">
            <text:p>4304630</text:p>
          </table:table-cell>
          <table:table-cell office:value-type="string" table:style-name="ce4">
            <text:p>Arranjo Populacional de Capão da Canoa/RS</text:p>
          </table:table-cell>
          <table:table-cell office:value-type="float" office:value="25356" table:style-name="ce4">
            <text:p>25356</text:p>
          </table:table-cell>
          <table:table-cell office:value-type="float" office:value="966" table:style-name="ce4">
            <text:p>966</text:p>
          </table:table-cell>
          <table:table-cell office:value-type="float" office:value="3.8097491717936585" table:style-name="ce4">
            <text:p>3,809749172</text:p>
          </table:table-cell>
          <table:table-cell office:value-type="float" office:value="3.6279470938725771" table:style-name="ce4">
            <text:p>3,627947094</text:p>
          </table:table-cell>
          <table:table-cell office:value-type="float" office:value="0.12526481920538146" table:style-name="ce4">
            <text:p>0,125264819</text:p>
          </table:table-cell>
          <table:table-cell table:number-columns-repeated="16375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float" office:value="623" table:style-name="ce3">
            <text:p>623</text:p>
          </table:table-cell>
          <table:table-cell office:value-type="string" table:style-name="ce4">
            <text:p>4304705</text:p>
          </table:table-cell>
          <table:table-cell office:value-type="string" table:style-name="ce4">
            <text:p>Carazinho</text:p>
          </table:table-cell>
          <table:table-cell office:value-type="float" office:value="27658" table:style-name="ce4">
            <text:p>27658</text:p>
          </table:table-cell>
          <table:table-cell office:value-type="float" office:value="888" table:style-name="ce4">
            <text:p>888</text:p>
          </table:table-cell>
          <table:table-cell office:value-type="float" office:value="3.2106442982138979" table:style-name="ce4">
            <text:p>3,210644298</text:p>
          </table:table-cell>
          <table:table-cell office:value-type="float" office:value="3.4276528218315625" table:style-name="ce4">
            <text:p>3,427652822</text:p>
          </table:table-cell>
          <table:table-cell office:value-type="float" office:value="0.19397722522421118" table:style-name="ce4">
            <text:p>0,193977225</text:p>
          </table:table-cell>
          <table:table-cell table:number-columns-repeated="16375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float" office:value="625" table:style-name="ce3">
            <text:p>625</text:p>
          </table:table-cell>
          <table:table-cell office:value-type="string" table:style-name="ce4">
            <text:p>4305108</text:p>
          </table:table-cell>
          <table:table-cell office:value-type="string" table:style-name="ce4">
            <text:p>Arranjo Populacional de Caxias do Sul/RS</text:p>
          </table:table-cell>
          <table:table-cell office:value-type="float" office:value="217999" table:style-name="ce4">
            <text:p>217999</text:p>
          </table:table-cell>
          <table:table-cell office:value-type="float" office:value="8120" table:style-name="ce4">
            <text:p>8120</text:p>
          </table:table-cell>
          <table:table-cell office:value-type="float" office:value="3.7247877283840749" table:style-name="ce4">
            <text:p>3,724787728</text:p>
          </table:table-cell>
          <table:table-cell office:value-type="float" office:value="8.0346182203055694" table:style-name="ce4">
            <text:p>8,03461822</text:p>
          </table:table-cell>
          <table:table-cell office:value-type="float" office:value="0.4343270435137882" table:style-name="ce4">
            <text:p>0,434327044</text:p>
          </table:table-cell>
          <table:table-cell table:number-columns-repeated="16375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float" office:value="630" table:style-name="ce3">
            <text:p>630</text:p>
          </table:table-cell>
          <table:table-cell office:value-type="string" table:style-name="ce4">
            <text:p>4307005</text:p>
          </table:table-cell>
          <table:table-cell office:value-type="string" table:style-name="ce4">
            <text:p>Erechim</text:p>
          </table:table-cell>
          <table:table-cell office:value-type="float" office:value="63433" table:style-name="ce4">
            <text:p>63433</text:p>
          </table:table-cell>
          <table:table-cell office:value-type="float" office:value="399" table:style-name="ce4">
            <text:p>399</text:p>
          </table:table-cell>
          <table:table-cell office:value-type="float" office:value="0.62901013667964623" table:style-name="ce4">
            <text:p>0,629010137</text:p>
          </table:table-cell>
          <table:table-cell office:value-type="float" office:value="6.006176694352833" table:style-name="ce4">
            <text:p>6,006176694</text:p>
          </table:table-cell>
          <table:table-cell office:value-type="float" office:value="0.38638479743368875" table:style-name="ce4">
            <text:p>0,386384797</text:p>
          </table:table-cell>
          <table:table-cell table:number-columns-repeated="16375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float" office:value="642" table:style-name="ce3">
            <text:p>642</text:p>
          </table:table-cell>
          <table:table-cell office:value-type="string" table:style-name="ce4">
            <text:p>4311403</text:p>
          </table:table-cell>
          <table:table-cell office:value-type="string" table:style-name="ce4">
            <text:p>Arranjo Populacional de Lajeado/RS</text:p>
          </table:table-cell>
          <table:table-cell office:value-type="float" office:value="93875" table:style-name="ce4">
            <text:p>93875</text:p>
          </table:table-cell>
          <table:table-cell office:value-type="float" office:value="195" table:style-name="ce4">
            <text:p>195</text:p>
          </table:table-cell>
          <table:table-cell office:value-type="float" office:value="0.20772303595206393" table:style-name="ce4">
            <text:p>0,207723036</text:p>
          </table:table-cell>
          <table:table-cell office:value-type="float" office:value="6.0923310337845162" table:style-name="ce4">
            <text:p>6,092331034</text:p>
          </table:table-cell>
          <table:table-cell office:value-type="float" office:value="0.28077760258184964" table:style-name="ce4">
            <text:p>0,280777603</text:p>
          </table:table-cell>
          <table:table-cell table:number-columns-repeated="16375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float" office:value="644" table:style-name="ce3">
            <text:p>644</text:p>
          </table:table-cell>
          <table:table-cell office:value-type="string" table:style-name="ce4">
            <text:p>4312401</text:p>
          </table:table-cell>
          <table:table-cell office:value-type="string" table:style-name="ce4">
            <text:p>Montenegro</text:p>
          </table:table-cell>
          <table:table-cell office:value-type="float" office:value="29366" table:style-name="ce4">
            <text:p>29366</text:p>
          </table:table-cell>
          <table:table-cell office:value-type="float" office:value="373" table:style-name="ce4">
            <text:p>373</text:p>
          </table:table-cell>
          <table:table-cell office:value-type="float" office:value="1.270176394469795" table:style-name="ce4">
            <text:p>1,270176394</text:p>
          </table:table-cell>
          <table:table-cell office:value-type="float" office:value="2.5512198803176123" table:style-name="ce4">
            <text:p>2,55121988</text:p>
          </table:table-cell>
          <table:table-cell office:value-type="float" office:value="8.9148646205627527E-2" table:style-name="ce4">
            <text:p>0,089148646</text:p>
          </table:table-cell>
          <table:table-cell table:number-columns-repeated="16375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float" office:value="649" table:style-name="ce3">
            <text:p>649</text:p>
          </table:table-cell>
          <table:table-cell office:value-type="string" table:style-name="ce4">
            <text:p>4313656</text:p>
          </table:table-cell>
          <table:table-cell office:value-type="string" table:style-name="ce4">
            <text:p>Palmares do Sul</text:p>
          </table:table-cell>
          <table:table-cell office:value-type="float" office:value="5122" table:style-name="ce4">
            <text:p>5122</text:p>
          </table:table-cell>
          <table:table-cell office:value-type="float" office:value="64" table:style-name="ce4">
            <text:p>64</text:p>
          </table:table-cell>
          <table:table-cell office:value-type="float" office:value="1.2495119094103866" table:style-name="ce4">
            <text:p>1,249511909</text:p>
          </table:table-cell>
          <table:table-cell office:value-type="float" office:value="2.6083357833954532" table:style-name="ce4">
            <text:p>2,608335783</text:p>
          </table:table-cell>
          <table:table-cell office:value-type="float" office:value="0.12784840015929305" table:style-name="ce4">
            <text:p>0,1278484</text:p>
          </table:table-cell>
          <table:table-cell table:number-columns-repeated="16375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float" office:value="651" table:style-name="ce3">
            <text:p>651</text:p>
          </table:table-cell>
          <table:table-cell office:value-type="string" table:style-name="ce4">
            <text:p>4314100</text:p>
          </table:table-cell>
          <table:table-cell office:value-type="string" table:style-name="ce4">
            <text:p>Passo Fundo</text:p>
          </table:table-cell>
          <table:table-cell office:value-type="float" office:value="110795" table:style-name="ce4">
            <text:p>110795</text:p>
          </table:table-cell>
          <table:table-cell office:value-type="float" office:value="927" table:style-name="ce4">
            <text:p>927</text:p>
          </table:table-cell>
          <table:table-cell office:value-type="float" office:value="0.83668035561171528" table:style-name="ce4">
            <text:p>0,836680356</text:p>
          </table:table-cell>
          <table:table-cell office:value-type="float" office:value="21.788729670584971" table:style-name="ce4">
            <text:p>21,78872967</text:p>
          </table:table-cell>
          <table:table-cell office:value-type="float" office:value="0.70905576859002184" table:style-name="ce4">
            <text:p>0,709055769</text:p>
          </table:table-cell>
          <table:table-cell table:number-columns-repeated="16375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float" office:value="652" table:style-name="ce3">
            <text:p>652</text:p>
          </table:table-cell>
          <table:table-cell office:value-type="string" table:style-name="ce4">
            <text:p>4314407</text:p>
          </table:table-cell>
          <table:table-cell office:value-type="string" table:style-name="ce4">
            <text:p>Arranjo Populacional de Pelotas/RS</text:p>
          </table:table-cell>
          <table:table-cell office:value-type="float" office:value="191501" table:style-name="ce4">
            <text:p>191501</text:p>
          </table:table-cell>
          <table:table-cell office:value-type="float" office:value="10594" table:style-name="ce4">
            <text:p>10594</text:p>
          </table:table-cell>
          <table:table-cell office:value-type="float" office:value="5.5320859943290115" table:style-name="ce4">
            <text:p>5,532085994</text:p>
          </table:table-cell>
          <table:table-cell office:value-type="float" office:value="11.258616272445341" table:style-name="ce4">
            <text:p>11,25861627</text:p>
          </table:table-cell>
          <table:table-cell office:value-type="float" office:value="1.9854678178245939" table:style-name="ce4">
            <text:p>1,985467818</text:p>
          </table:table-cell>
          <table:table-cell table:number-columns-repeated="16375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float" office:value="653" table:style-name="ce3">
            <text:p>653</text:p>
          </table:table-cell>
          <table:table-cell office:value-type="string" table:style-name="ce4">
            <text:p>4314902</text:p>
          </table:table-cell>
          <table:table-cell office:value-type="string" table:style-name="ce4">
            <text:p>Arranjo Populacional de Porto Alegre/RS</text:p>
          </table:table-cell>
          <table:table-cell office:value-type="float" office:value="1390365" table:style-name="ce4">
            <text:p>1390365</text:p>
          </table:table-cell>
          <table:table-cell office:value-type="float" office:value="99378" table:style-name="ce4">
            <text:p>99378</text:p>
          </table:table-cell>
          <table:table-cell office:value-type="float" office:value="7.1476195099847883" table:style-name="ce4">
            <text:p>7,14761951</text:p>
          </table:table-cell>
          <table:table-cell office:value-type="float" office:value="27.3939541931524" table:style-name="ce4">
            <text:p>27,39395419</text:p>
          </table:table-cell>
          <table:table-cell office:value-type="float" office:value="1.7134740755796019" table:style-name="ce4">
            <text:p>1,713474076</text:p>
          </table:table-cell>
          <table:table-cell table:number-columns-repeated="16375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float" office:value="655" table:style-name="ce3">
            <text:p>655</text:p>
          </table:table-cell>
          <table:table-cell office:value-type="string" table:style-name="ce4">
            <text:p>4315602</text:p>
          </table:table-cell>
          <table:table-cell office:value-type="string" table:style-name="ce4">
            <text:p>Rio Grande</text:p>
          </table:table-cell>
          <table:table-cell office:value-type="float" office:value="106222" table:style-name="ce4">
            <text:p>106222</text:p>
          </table:table-cell>
          <table:table-cell office:value-type="float" office:value="2182" table:style-name="ce4">
            <text:p>2182</text:p>
          </table:table-cell>
          <table:table-cell office:value-type="float" office:value="2.0541883978836775" table:style-name="ce4">
            <text:p>2,054188398</text:p>
          </table:table-cell>
          <table:table-cell office:value-type="float" office:value="9.5470076669689838" table:style-name="ce4">
            <text:p>9,547007667</text:p>
          </table:table-cell>
          <table:table-cell office:value-type="float" office:value="0.49671734553063568" table:style-name="ce4">
            <text:p>0,496717346</text:p>
          </table:table-cell>
          <table:table-cell table:number-columns-repeated="16375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float" office:value="660" table:style-name="ce3">
            <text:p>660</text:p>
          </table:table-cell>
          <table:table-cell office:value-type="string" table:style-name="ce4">
            <text:p>4316808</text:p>
          </table:table-cell>
          <table:table-cell office:value-type="string" table:style-name="ce4">
            <text:p>Arranjo Populacional de Santa Cruz do Sul/RS</text:p>
          </table:table-cell>
          <table:table-cell office:value-type="float" office:value="78527" table:style-name="ce4">
            <text:p>78527</text:p>
          </table:table-cell>
          <table:table-cell office:value-type="float" office:value="90" table:style-name="ce4">
            <text:p>90</text:p>
          </table:table-cell>
          <table:table-cell office:value-type="float" office:value="0.11461026143874081" table:style-name="ce4">
            <text:p>0,114610261</text:p>
          </table:table-cell>
          <table:table-cell office:value-type="float" office:value="9.2343116321249124" table:style-name="ce4">
            <text:p>9,234311632</text:p>
          </table:table-cell>
          <table:table-cell office:value-type="float" office:value="0.57239117132538109" table:style-name="ce4">
            <text:p>0,572391171</text:p>
          </table:table-cell>
          <table:table-cell table:number-columns-repeated="16375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float" office:value="661" table:style-name="ce3">
            <text:p>661</text:p>
          </table:table-cell>
          <table:table-cell office:value-type="string" table:style-name="ce4">
            <text:p>4316907</text:p>
          </table:table-cell>
          <table:table-cell office:value-type="string" table:style-name="ce4">
            <text:p>Arranjo Populacional de Santa Maria/RS</text:p>
          </table:table-cell>
          <table:table-cell office:value-type="float" office:value="218122" table:style-name="ce4">
            <text:p>218122</text:p>
          </table:table-cell>
          <table:table-cell office:value-type="float" office:value="390" table:style-name="ce4">
            <text:p>390</text:p>
          </table:table-cell>
          <table:table-cell office:value-type="float" office:value="0.17879902073151724" table:style-name="ce4">
            <text:p>0,178799021</text:p>
          </table:table-cell>
          <table:table-cell office:value-type="float" office:value="20.230285144730772" table:style-name="ce4">
            <text:p>20,23028514</text:p>
          </table:table-cell>
          <table:table-cell office:value-type="float" office:value="3.3810366502336926" table:style-name="ce4">
            <text:p>3,38103665</text:p>
          </table:table-cell>
          <table:table-cell table:number-columns-repeated="16375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float" office:value="662" table:style-name="ce3">
            <text:p>662</text:p>
          </table:table-cell>
          <table:table-cell office:value-type="string" table:style-name="ce4">
            <text:p>4317202</text:p>
          </table:table-cell>
          <table:table-cell office:value-type="string" table:style-name="ce4">
            <text:p>Santa Rosa</text:p>
          </table:table-cell>
          <table:table-cell office:value-type="float" office:value="39424" table:style-name="ce4">
            <text:p>39424</text:p>
          </table:table-cell>
          <table:table-cell office:value-type="float" office:value="30" table:style-name="ce4">
            <text:p>30</text:p>
          </table:table-cell>
          <table:table-cell office:value-type="float" office:value="7.6095779220779231E-2" table:style-name="ce4">
            <text:p>0,076095779</text:p>
          </table:table-cell>
          <table:table-cell office:value-type="float" office:value="4.8464538924424785" table:style-name="ce4">
            <text:p>4,846453892</text:p>
          </table:table-cell>
          <table:table-cell office:value-type="float" office:value="0.18651629164473416" table:style-name="ce4">
            <text:p>0,186516292</text:p>
          </table:table-cell>
          <table:table-cell table:number-columns-repeated="16375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float" office:value="666" table:style-name="ce3">
            <text:p>666</text:p>
          </table:table-cell>
          <table:table-cell office:value-type="string" table:style-name="ce4">
            <text:p>4317608</text:p>
          </table:table-cell>
          <table:table-cell office:value-type="string" table:style-name="ce4">
            <text:p>Santo Antônio da Patrulha</text:p>
          </table:table-cell>
          <table:table-cell office:value-type="float" office:value="16006" table:style-name="ce4">
            <text:p>16006</text:p>
          </table:table-cell>
          <table:table-cell office:value-type="float" office:value="120" table:style-name="ce4">
            <text:p>120</text:p>
          </table:table-cell>
          <table:table-cell office:value-type="float" office:value="0.74971885542921402" table:style-name="ce4">
            <text:p>0,749718855</text:p>
          </table:table-cell>
          <table:table-cell office:value-type="float" office:value="2.0526272585359235" table:style-name="ce4">
            <text:p>2,052627259</text:p>
          </table:table-cell>
          <table:table-cell office:value-type="float" office:value="0.12549571877953594" table:style-name="ce4">
            <text:p>0,125495719</text:p>
          </table:table-cell>
          <table:table-cell table:number-columns-repeated="16375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float" office:value="669" table:style-name="ce3">
            <text:p>669</text:p>
          </table:table-cell>
          <table:table-cell office:value-type="string" table:style-name="ce4">
            <text:p>4318002</text:p>
          </table:table-cell>
          <table:table-cell office:value-type="string" table:style-name="ce4">
            <text:p>São Borja</text:p>
          </table:table-cell>
          <table:table-cell office:value-type="float" office:value="21834" table:style-name="ce4">
            <text:p>21834</text:p>
          </table:table-cell>
          <table:table-cell office:value-type="float" office:value="221" table:style-name="ce4">
            <text:p>221</text:p>
          </table:table-cell>
          <table:table-cell office:value-type="float" office:value="1.0121828341119354" table:style-name="ce4">
            <text:p>1,012182834</text:p>
          </table:table-cell>
          <table:table-cell office:value-type="float" office:value="5.1945899384961693" table:style-name="ce4">
            <text:p>5,194589938</text:p>
          </table:table-cell>
          <table:table-cell office:value-type="float" office:value="0.49000903726685308" table:style-name="ce4">
            <text:p>0,490009037</text:p>
          </table:table-cell>
          <table:table-cell table:number-columns-repeated="16375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float" office:value="680" table:style-name="ce3">
            <text:p>680</text:p>
          </table:table-cell>
          <table:table-cell office:value-type="string" table:style-name="ce4">
            <text:p>4321204</text:p>
          </table:table-cell>
          <table:table-cell office:value-type="string" table:style-name="ce4">
            <text:p>Arranjo Populacional de Taquara - Parobé - Igrejinha/RS</text:p>
          </table:table-cell>
          <table:table-cell office:value-type="float" office:value="62856" table:style-name="ce4">
            <text:p>62856</text:p>
          </table:table-cell>
          <table:table-cell office:value-type="float" office:value="1073" table:style-name="ce4">
            <text:p>1073</text:p>
          </table:table-cell>
          <table:table-cell office:value-type="float" office:value="1.70707649229986" table:style-name="ce4">
            <text:p>1,707076492</text:p>
          </table:table-cell>
          <table:table-cell office:value-type="float" office:value="2.7458636834013177" table:style-name="ce4">
            <text:p>2,745863683</text:p>
          </table:table-cell>
          <table:table-cell office:value-type="float" office:value="0.13256673351142581" table:style-name="ce4">
            <text:p>0,132566734</text:p>
          </table:table-cell>
          <table:table-cell table:number-columns-repeated="16375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float" office:value="683" table:style-name="ce3">
            <text:p>683</text:p>
          </table:table-cell>
          <table:table-cell office:value-type="string" table:style-name="ce4">
            <text:p>4321501</text:p>
          </table:table-cell>
          <table:table-cell office:value-type="string" table:style-name="ce4">
            <text:p>Arranjo Populacional de Torres/RS</text:p>
          </table:table-cell>
          <table:table-cell office:value-type="float" office:value="25975" table:style-name="ce4">
            <text:p>25975</text:p>
          </table:table-cell>
          <table:table-cell office:value-type="float" office:value="215" table:style-name="ce4">
            <text:p>215</text:p>
          </table:table-cell>
          <table:table-cell office:value-type="float" office:value="0.82771896053897986" table:style-name="ce4">
            <text:p>0,827718961</text:p>
          </table:table-cell>
          <table:table-cell office:value-type="float" office:value="1.9001729792494826" table:style-name="ce4">
            <text:p>1,900172979</text:p>
          </table:table-cell>
          <table:table-cell office:value-type="float" office:value="8.2621850817364062E-2" table:style-name="ce4">
            <text:p>0,082621851</text:p>
          </table:table-cell>
          <table:table-cell table:number-columns-repeated="16375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float" office:value="684" table:style-name="ce3">
            <text:p>684</text:p>
          </table:table-cell>
          <table:table-cell office:value-type="string" table:style-name="ce4">
            <text:p>4321600</text:p>
          </table:table-cell>
          <table:table-cell office:value-type="string" table:style-name="ce4">
            <text:p>Arranjo Populacional de Tramandaí - Osório/RS</text:p>
          </table:table-cell>
          <table:table-cell office:value-type="float" office:value="42787" table:style-name="ce4">
            <text:p>42787</text:p>
          </table:table-cell>
          <table:table-cell office:value-type="float" office:value="1612" table:style-name="ce4">
            <text:p>1612</text:p>
          </table:table-cell>
          <table:table-cell office:value-type="float" office:value="3.7674994741393415" table:style-name="ce4">
            <text:p>3,767499474</text:p>
          </table:table-cell>
          <table:table-cell office:value-type="float" office:value="1.9734853717724146" table:style-name="ce4">
            <text:p>1,973485372</text:p>
          </table:table-cell>
          <table:table-cell office:value-type="float" office:value="0.11177022279074673" table:style-name="ce4">
            <text:p>0,111770223</text:p>
          </table:table-cell>
          <table:table-cell table:number-columns-repeated="16375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float" office:value="689" table:style-name="ce3">
            <text:p>689</text:p>
          </table:table-cell>
          <table:table-cell office:value-type="string" table:style-name="ce4">
            <text:p>4322400</text:p>
          </table:table-cell>
          <table:table-cell office:value-type="string" table:style-name="ce4">
            <text:p>Uruguaiana</text:p>
          </table:table-cell>
          <table:table-cell office:value-type="float" office:value="51920" table:style-name="ce4">
            <text:p>51920</text:p>
          </table:table-cell>
          <table:table-cell office:value-type="float" office:value="1627" table:style-name="ce4">
            <text:p>1627</text:p>
          </table:table-cell>
          <table:table-cell office:value-type="float" office:value="3.1336671802773495" table:style-name="ce4">
            <text:p>3,13366718</text:p>
          </table:table-cell>
          <table:table-cell office:value-type="float" office:value="9.2862831974203637" table:style-name="ce4">
            <text:p>9,286283197</text:p>
          </table:table-cell>
          <table:table-cell office:value-type="float" office:value="0.94723669590616566" table:style-name="ce4">
            <text:p>0,947236696</text:p>
          </table:table-cell>
          <table:table-cell table:number-columns-repeated="16375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float" office:value="690" table:style-name="ce3">
            <text:p>690</text:p>
          </table:table-cell>
          <table:table-cell office:value-type="string" table:style-name="ce4">
            <text:p>4322509</text:p>
          </table:table-cell>
          <table:table-cell office:value-type="string" table:style-name="ce4">
            <text:p>Vacaria</text:p>
          </table:table-cell>
          <table:table-cell office:value-type="float" office:value="30379" table:style-name="ce4">
            <text:p>30379</text:p>
          </table:table-cell>
          <table:table-cell office:value-type="float" office:value="90" table:style-name="ce4">
            <text:p>90</text:p>
          </table:table-cell>
          <table:table-cell office:value-type="float" office:value="0.29625728299154019" table:style-name="ce4">
            <text:p>0,296257283</text:p>
          </table:table-cell>
          <table:table-cell office:value-type="float" office:value="9.5535015454090679" table:style-name="ce4">
            <text:p>9,553501545</text:p>
          </table:table-cell>
          <table:table-cell office:value-type="float" office:value="0.87302455698700465" table:style-name="ce4">
            <text:p>0,873024557</text:p>
          </table:table-cell>
          <table:table-cell table:number-columns-repeated="16375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float" office:value="694" table:style-name="ce3">
            <text:p>694</text:p>
          </table:table-cell>
          <table:table-cell office:value-type="string" table:style-name="ce4">
            <text:p>5001102</text:p>
          </table:table-cell>
          <table:table-cell office:value-type="string" table:style-name="ce4">
            <text:p>Arranjo Populacional de Aquidauana - Anastácio/MS</text:p>
          </table:table-cell>
          <table:table-cell office:value-type="float" office:value="41370" table:style-name="ce4">
            <text:p>41370</text:p>
          </table:table-cell>
          <table:table-cell office:value-type="float" office:value="573" table:style-name="ce4">
            <text:p>573</text:p>
          </table:table-cell>
          <table:table-cell office:value-type="float" office:value="1.3850616388687456" table:style-name="ce4">
            <text:p>1,385061639</text:p>
          </table:table-cell>
          <table:table-cell office:value-type="float" office:value="17.492065824295722" table:style-name="ce4">
            <text:p>17,49206582</text:p>
          </table:table-cell>
          <table:table-cell office:value-type="float" office:value="2.9524188787079115" table:style-name="ce4">
            <text:p>2,952418879</text:p>
          </table:table-cell>
          <table:table-cell table:number-columns-repeated="16375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float" office:value="696" table:style-name="ce3">
            <text:p>696</text:p>
          </table:table-cell>
          <table:table-cell office:value-type="string" table:style-name="ce4">
            <text:p>5002704</text:p>
          </table:table-cell>
          <table:table-cell office:value-type="string" table:style-name="ce4">
            <text:p>Campo Grande</text:p>
          </table:table-cell>
          <table:table-cell office:value-type="float" office:value="451446" table:style-name="ce4">
            <text:p>451446</text:p>
          </table:table-cell>
          <table:table-cell office:value-type="float" office:value="5275" table:style-name="ce4">
            <text:p>5275</text:p>
          </table:table-cell>
          <table:table-cell office:value-type="float" office:value="1.1684675465061158" table:style-name="ce4">
            <text:p>1,168467547</text:p>
          </table:table-cell>
          <table:table-cell office:value-type="float" office:value="54.585645668040797" table:style-name="ce4">
            <text:p>54,58564567</text:p>
          </table:table-cell>
          <table:table-cell office:value-type="float" office:value="14.722032535940521" table:style-name="ce4">
            <text:p>14,72203254</text:p>
          </table:table-cell>
          <table:table-cell table:number-columns-repeated="16375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float" office:value="700" table:style-name="ce3">
            <text:p>700</text:p>
          </table:table-cell>
          <table:table-cell office:value-type="string" table:style-name="ce4">
            <text:p>5003702</text:p>
          </table:table-cell>
          <table:table-cell office:value-type="string" table:style-name="ce4">
            <text:p>Dourados</text:p>
          </table:table-cell>
          <table:table-cell office:value-type="float" office:value="186625" table:style-name="ce4">
            <text:p>186625</text:p>
          </table:table-cell>
          <table:table-cell office:value-type="float" office:value="661" table:style-name="ce4">
            <text:p>661</text:p>
          </table:table-cell>
          <table:table-cell office:value-type="float" office:value="0.35418620227729403" table:style-name="ce4">
            <text:p>0,354186202</text:p>
          </table:table-cell>
          <table:table-cell office:value-type="float" office:value="22.461542592603124" table:style-name="ce4">
            <text:p>22,46154259</text:p>
          </table:table-cell>
          <table:table-cell office:value-type="float" office:value="3.3947631683016342" table:style-name="ce4">
            <text:p>3,394763168</text:p>
          </table:table-cell>
          <table:table-cell table:number-columns-repeated="16375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float" office:value="705" table:style-name="ce3">
            <text:p>705</text:p>
          </table:table-cell>
          <table:table-cell office:value-type="string" table:style-name="ce4">
            <text:p>5006606</text:p>
          </table:table-cell>
          <table:table-cell office:value-type="string" table:style-name="ce4">
            <text:p>Ponta Porã</text:p>
          </table:table-cell>
          <table:table-cell office:value-type="float" office:value="29803" table:style-name="ce4">
            <text:p>29803</text:p>
          </table:table-cell>
          <table:table-cell office:value-type="float" office:value="257" table:style-name="ce4">
            <text:p>257</text:p>
          </table:table-cell>
          <table:table-cell office:value-type="float" office:value="0.86232929570848571" table:style-name="ce4">
            <text:p>0,862329296</text:p>
          </table:table-cell>
          <table:table-cell office:value-type="float" office:value="10.129443051685435" table:style-name="ce4">
            <text:p>10,12944305</text:p>
          </table:table-cell>
          <table:table-cell office:value-type="float" office:value="0.61257050144464409" table:style-name="ce4">
            <text:p>0,612570501</text:p>
          </table:table-cell>
          <table:table-cell table:number-columns-repeated="16375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float" office:value="710" table:style-name="ce3">
            <text:p>710</text:p>
          </table:table-cell>
          <table:table-cell office:value-type="string" table:style-name="ce4">
            <text:p>5101803</text:p>
          </table:table-cell>
          <table:table-cell office:value-type="string" table:style-name="ce4">
            <text:p>Arranjo Populacional de Barra do Garças/MT</text:p>
          </table:table-cell>
          <table:table-cell office:value-type="float" office:value="53014" table:style-name="ce4">
            <text:p>53014</text:p>
          </table:table-cell>
          <table:table-cell office:value-type="float" office:value="435" table:style-name="ce4">
            <text:p>435</text:p>
          </table:table-cell>
          <table:table-cell office:value-type="float" office:value="0.82053797110197313" table:style-name="ce4">
            <text:p>0,820537971</text:p>
          </table:table-cell>
          <table:table-cell office:value-type="float" office:value="18.413729536372017" table:style-name="ce4">
            <text:p>18,41372954</text:p>
          </table:table-cell>
          <table:table-cell office:value-type="float" office:value="3.580499207461699" table:style-name="ce4">
            <text:p>3,580499207</text:p>
          </table:table-cell>
          <table:table-cell table:number-columns-repeated="16375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float" office:value="711" table:style-name="ce3">
            <text:p>711</text:p>
          </table:table-cell>
          <table:table-cell office:value-type="string" table:style-name="ce4">
            <text:p>5102504</text:p>
          </table:table-cell>
          <table:table-cell office:value-type="string" table:style-name="ce4">
            <text:p>Cáceres</text:p>
          </table:table-cell>
          <table:table-cell office:value-type="float" office:value="75213" table:style-name="ce4">
            <text:p>75213</text:p>
          </table:table-cell>
          <table:table-cell office:value-type="float" office:value="59" table:style-name="ce4">
            <text:p>59</text:p>
          </table:table-cell>
          <table:table-cell office:value-type="float" office:value="7.8443886030340498E-2" table:style-name="ce4">
            <text:p>0,078443886</text:p>
          </table:table-cell>
          <table:table-cell office:value-type="float" office:value="21.460435057233031" table:style-name="ce4">
            <text:p>21,46043506</text:p>
          </table:table-cell>
          <table:table-cell office:value-type="float" office:value="4.8319049085747992" table:style-name="ce4">
            <text:p>4,831904909</text:p>
          </table:table-cell>
          <table:table-cell table:number-columns-repeated="16375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float" office:value="715" table:style-name="ce3">
            <text:p>715</text:p>
          </table:table-cell>
          <table:table-cell office:value-type="string" table:style-name="ce4">
            <text:p>5103403</text:p>
          </table:table-cell>
          <table:table-cell office:value-type="string" table:style-name="ce4">
            <text:p>Arranjo Populacional de Cuiabá/MT</text:p>
          </table:table-cell>
          <table:table-cell office:value-type="float" office:value="368133" table:style-name="ce4">
            <text:p>368133</text:p>
          </table:table-cell>
          <table:table-cell office:value-type="float" office:value="22079" table:style-name="ce4">
            <text:p>22079</text:p>
          </table:table-cell>
          <table:table-cell office:value-type="float" office:value="5.9975606642164658" table:style-name="ce4">
            <text:p>5,997560664</text:p>
          </table:table-cell>
          <table:table-cell office:value-type="float" office:value="26.090838633113751" table:style-name="ce4">
            <text:p>26,09083863</text:p>
          </table:table-cell>
          <table:table-cell office:value-type="float" office:value="7.5187596288541787" table:style-name="ce4">
            <text:p>7,518759629</text:p>
          </table:table-cell>
          <table:table-cell table:number-columns-repeated="16375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float" office:value="724" table:style-name="ce3">
            <text:p>724</text:p>
          </table:table-cell>
          <table:table-cell office:value-type="string" table:style-name="ce4">
            <text:p>5107602</text:p>
          </table:table-cell>
          <table:table-cell office:value-type="string" table:style-name="ce4">
            <text:p>Rondonópolis</text:p>
          </table:table-cell>
          <table:table-cell office:value-type="float" office:value="106409" table:style-name="ce4">
            <text:p>106409</text:p>
          </table:table-cell>
          <table:table-cell office:value-type="float" office:value="148" table:style-name="ce4">
            <text:p>148</text:p>
          </table:table-cell>
          <table:table-cell office:value-type="float" office:value="0.13908597956939733" table:style-name="ce4">
            <text:p>0,13908598</text:p>
          </table:table-cell>
          <table:table-cell office:value-type="float" office:value="16.285847934199598" table:style-name="ce4">
            <text:p>16,28584793</text:p>
          </table:table-cell>
          <table:table-cell office:value-type="float" office:value="3.3977901487394693" table:style-name="ce4">
            <text:p>3,397790149</text:p>
          </table:table-cell>
          <table:table-cell table:number-columns-repeated="16375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float" office:value="726" table:style-name="ce3">
            <text:p>726</text:p>
          </table:table-cell>
          <table:table-cell office:value-type="string" table:style-name="ce4">
            <text:p>5107909</text:p>
          </table:table-cell>
          <table:table-cell office:value-type="string" table:style-name="ce4">
            <text:p>Sinop</text:p>
          </table:table-cell>
          <table:table-cell office:value-type="float" office:value="71788" table:style-name="ce4">
            <text:p>71788</text:p>
          </table:table-cell>
          <table:table-cell office:value-type="float" office:value="143" table:style-name="ce4">
            <text:p>143</text:p>
          </table:table-cell>
          <table:table-cell office:value-type="float" office:value="0.19919763748815958" table:style-name="ce4">
            <text:p>0,199197637</text:p>
          </table:table-cell>
          <table:table-cell office:value-type="float" office:value="19.914125769180561" table:style-name="ce4">
            <text:p>19,91412577</text:p>
          </table:table-cell>
          <table:table-cell office:value-type="float" office:value="4.0557049411802266" table:style-name="ce4">
            <text:p>4,055704941</text:p>
          </table:table-cell>
          <table:table-cell table:number-columns-repeated="16375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float" office:value="730" table:style-name="ce3">
            <text:p>730</text:p>
          </table:table-cell>
          <table:table-cell office:value-type="string" table:style-name="ce4">
            <text:p>5201108</text:p>
          </table:table-cell>
          <table:table-cell office:value-type="string" table:style-name="ce4">
            <text:p>Anápolis</text:p>
          </table:table-cell>
          <table:table-cell office:value-type="float" office:value="174596" table:style-name="ce4">
            <text:p>174596</text:p>
          </table:table-cell>
          <table:table-cell office:value-type="float" office:value="2667" table:style-name="ce4">
            <text:p>2667</text:p>
          </table:table-cell>
          <table:table-cell office:value-type="float" office:value="1.5275264038122294" table:style-name="ce4">
            <text:p>1,527526404</text:p>
          </table:table-cell>
          <table:table-cell office:value-type="float" office:value="6.9795279831141714" table:style-name="ce4">
            <text:p>6,979527983</text:p>
          </table:table-cell>
          <table:table-cell office:value-type="float" office:value="0.80621891355721309" table:style-name="ce4">
            <text:p>0,806218914</text:p>
          </table:table-cell>
          <table:table-cell table:number-columns-repeated="16375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float" office:value="732" table:style-name="ce3">
            <text:p>732</text:p>
          </table:table-cell>
          <table:table-cell office:value-type="string" table:style-name="ce4">
            <text:p>5204508</text:p>
          </table:table-cell>
          <table:table-cell office:value-type="string" table:style-name="ce4">
            <text:p>Arranjo Populacional de Caldas Novas/GO</text:p>
          </table:table-cell>
          <table:table-cell office:value-type="float" office:value="39354" table:style-name="ce4">
            <text:p>39354</text:p>
          </table:table-cell>
          <table:table-cell office:value-type="float" office:value="265" table:style-name="ce4">
            <text:p>265</text:p>
          </table:table-cell>
          <table:table-cell office:value-type="float" office:value="0.6733750063525944" table:style-name="ce4">
            <text:p>0,673375006</text:p>
          </table:table-cell>
          <table:table-cell office:value-type="float" office:value="4.8358757599613362" table:style-name="ce4">
            <text:p>4,83587576</text:p>
          </table:table-cell>
          <table:table-cell office:value-type="float" office:value="0.31860706194475297" table:style-name="ce4">
            <text:p>0,318607062</text:p>
          </table:table-cell>
          <table:table-cell table:number-columns-repeated="16375"/>
        </table:table-row>
        <table:table-row table:style-name="ro1">
          <table:table-cell office:value-type="float" office:value="455" table:style-name="ce3">
            <text:p>455</text:p>
          </table:table-cell>
          <table:table-cell office:value-type="float" office:value="737" table:style-name="ce3">
            <text:p>737</text:p>
          </table:table-cell>
          <table:table-cell office:value-type="string" table:style-name="ce4">
            <text:p>5208004</text:p>
          </table:table-cell>
          <table:table-cell office:value-type="string" table:style-name="ce4">
            <text:p>Formosa</text:p>
          </table:table-cell>
          <table:table-cell office:value-type="float" office:value="43022" table:style-name="ce4">
            <text:p>43022</text:p>
          </table:table-cell>
          <table:table-cell office:value-type="float" office:value="90" table:style-name="ce4">
            <text:p>90</text:p>
          </table:table-cell>
          <table:table-cell office:value-type="float" office:value="0.20919529543024498" table:style-name="ce4">
            <text:p>0,209195295</text:p>
          </table:table-cell>
          <table:table-cell office:value-type="float" office:value="8.5878018642126523" table:style-name="ce4">
            <text:p>8,587801864</text:p>
          </table:table-cell>
          <table:table-cell office:value-type="float" office:value="1.1693390570014883" table:style-name="ce4">
            <text:p>1,169339057</text:p>
          </table:table-cell>
          <table:table-cell table:number-columns-repeated="16375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float" office:value="738" table:style-name="ce3">
            <text:p>738</text:p>
          </table:table-cell>
          <table:table-cell office:value-type="string" table:style-name="ce4">
            <text:p>5208608</text:p>
          </table:table-cell>
          <table:table-cell office:value-type="string" table:style-name="ce4">
            <text:p>Arranjo Populacional de Goianésia/GO</text:p>
          </table:table-cell>
          <table:table-cell office:value-type="float" office:value="26137" table:style-name="ce4">
            <text:p>26137</text:p>
          </table:table-cell>
          <table:table-cell office:value-type="float" office:value="50" table:style-name="ce4">
            <text:p>50</text:p>
          </table:table-cell>
          <table:table-cell office:value-type="float" office:value="0.19129969009450207" table:style-name="ce4">
            <text:p>0,19129969</text:p>
          </table:table-cell>
          <table:table-cell office:value-type="float" office:value="5.1858360072964746" table:style-name="ce4">
            <text:p>5,185836007</text:p>
          </table:table-cell>
          <table:table-cell office:value-type="float" office:value="0.48585657975064167" table:style-name="ce4">
            <text:p>0,48585658</text:p>
          </table:table-cell>
          <table:table-cell table:number-columns-repeated="16375"/>
        </table:table-row>
        <table:table-row table:style-name="ro1">
          <table:table-cell office:value-type="float" office:value="457" table:style-name="ce3">
            <text:p>457</text:p>
          </table:table-cell>
          <table:table-cell office:value-type="float" office:value="739" table:style-name="ce3">
            <text:p>739</text:p>
          </table:table-cell>
          <table:table-cell office:value-type="string" table:style-name="ce4">
            <text:p>5208707</text:p>
          </table:table-cell>
          <table:table-cell office:value-type="string" table:style-name="ce4">
            <text:p>Arranjo Populacional de Goiânia/GO</text:p>
          </table:table-cell>
          <table:table-cell office:value-type="float" office:value="1041909" table:style-name="ce4">
            <text:p>1041909</text:p>
          </table:table-cell>
          <table:table-cell office:value-type="float" office:value="17099" table:style-name="ce4">
            <text:p>17099</text:p>
          </table:table-cell>
          <table:table-cell office:value-type="float" office:value="1.6411222093292217" table:style-name="ce4">
            <text:p>1,641122209</text:p>
          </table:table-cell>
          <table:table-cell office:value-type="float" office:value="64.00661983681286" table:style-name="ce4">
            <text:p>64,00661984</text:p>
          </table:table-cell>
          <table:table-cell office:value-type="float" office:value="8.7045126174794873" table:style-name="ce4">
            <text:p>8,704512617</text:p>
          </table:table-cell>
          <table:table-cell table:number-columns-repeated="16375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float" office:value="744" table:style-name="ce3">
            <text:p>744</text:p>
          </table:table-cell>
          <table:table-cell office:value-type="string" table:style-name="ce4">
            <text:p>5210406</text:p>
          </table:table-cell>
          <table:table-cell office:value-type="string" table:style-name="ce4">
            <text:p>Itaberaí</text:p>
          </table:table-cell>
          <table:table-cell office:value-type="float" office:value="15010" table:style-name="ce4">
            <text:p>15010</text:p>
          </table:table-cell>
          <table:table-cell office:value-type="float" office:value="242" table:style-name="ce4">
            <text:p>242</text:p>
          </table:table-cell>
          <table:table-cell office:value-type="float" office:value="1.6122584943371085" table:style-name="ce4">
            <text:p>1,612258494</text:p>
          </table:table-cell>
          <table:table-cell office:value-type="float" office:value="2.723361024148983" table:style-name="ce4">
            <text:p>2,723361024</text:p>
          </table:table-cell>
          <table:table-cell office:value-type="float" office:value="0.13546223361033022" table:style-name="ce4">
            <text:p>0,135462234</text:p>
          </table:table-cell>
          <table:table-cell table:number-columns-repeated="16375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float" office:value="745" table:style-name="ce3">
            <text:p>745</text:p>
          </table:table-cell>
          <table:table-cell office:value-type="string" table:style-name="ce4">
            <text:p>5211503</text:p>
          </table:table-cell>
          <table:table-cell office:value-type="string" table:style-name="ce4">
            <text:p>Arranjo Populacional de Itumbiara/GO</text:p>
          </table:table-cell>
          <table:table-cell office:value-type="float" office:value="55139" table:style-name="ce4">
            <text:p>55139</text:p>
          </table:table-cell>
          <table:table-cell office:value-type="float" office:value="30" table:style-name="ce4">
            <text:p>30</text:p>
          </table:table-cell>
          <table:table-cell office:value-type="float" office:value="5.4407950815212457E-2" table:style-name="ce4">
            <text:p>0,054407951</text:p>
          </table:table-cell>
          <table:table-cell office:value-type="float" office:value="5.4502298571375523" table:style-name="ce4">
            <text:p>5,450229857</text:p>
          </table:table-cell>
          <table:table-cell office:value-type="float" office:value="0.48744470068422274" table:style-name="ce4">
            <text:p>0,487444701</text:p>
          </table:table-cell>
          <table:table-cell table:number-columns-repeated="16375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float" office:value="746" table:style-name="ce3">
            <text:p>746</text:p>
          </table:table-cell>
          <table:table-cell office:value-type="string" table:style-name="ce4">
            <text:p>5211909</text:p>
          </table:table-cell>
          <table:table-cell office:value-type="string" table:style-name="ce4">
            <text:p>Jataí</text:p>
          </table:table-cell>
          <table:table-cell office:value-type="float" office:value="38542" table:style-name="ce4">
            <text:p>38542</text:p>
          </table:table-cell>
          <table:table-cell office:value-type="float" office:value="220" table:style-name="ce4">
            <text:p>220</text:p>
          </table:table-cell>
          <table:table-cell office:value-type="float" office:value="0.57080587411135897" table:style-name="ce4">
            <text:p>0,570805874</text:p>
          </table:table-cell>
          <table:table-cell office:value-type="float" office:value="7.6881146937536249" table:style-name="ce4">
            <text:p>7,688114694</text:p>
          </table:table-cell>
          <table:table-cell office:value-type="float" office:value="1.0838435031214875" table:style-name="ce4">
            <text:p>1,083843503</text:p>
          </table:table-cell>
          <table:table-cell table:number-columns-repeated="16375"/>
        </table:table-row>
        <table:table-row table:style-name="ro1">
          <table:table-cell office:value-type="float" office:value="461" table:style-name="ce3">
            <text:p>461</text:p>
          </table:table-cell>
          <table:table-cell office:value-type="float" office:value="749" table:style-name="ce3">
            <text:p>749</text:p>
          </table:table-cell>
          <table:table-cell office:value-type="string" table:style-name="ce4">
            <text:p>5213103</text:p>
          </table:table-cell>
          <table:table-cell office:value-type="string" table:style-name="ce4">
            <text:p>Mineiros</text:p>
          </table:table-cell>
          <table:table-cell office:value-type="float" office:value="37725" table:style-name="ce4">
            <text:p>37725</text:p>
          </table:table-cell>
          <table:table-cell office:value-type="float" office:value="385" table:style-name="ce4">
            <text:p>385</text:p>
          </table:table-cell>
          <table:table-cell office:value-type="float" office:value="1.0205434062292911" table:style-name="ce4">
            <text:p>1,020543406</text:p>
          </table:table-cell>
          <table:table-cell office:value-type="float" office:value="11.050236547505092" table:style-name="ce4">
            <text:p>11,05023655</text:p>
          </table:table-cell>
          <table:table-cell office:value-type="float" office:value="1.846955595126422" table:style-name="ce4">
            <text:p>1,846955595</text:p>
          </table:table-cell>
          <table:table-cell table:number-columns-repeated="16375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float" office:value="754" table:style-name="ce3">
            <text:p>754</text:p>
          </table:table-cell>
          <table:table-cell office:value-type="string" table:style-name="ce4">
            <text:p>5218805</text:p>
          </table:table-cell>
          <table:table-cell office:value-type="string" table:style-name="ce4">
            <text:p>Rio Verde</text:p>
          </table:table-cell>
          <table:table-cell office:value-type="float" office:value="115573" table:style-name="ce4">
            <text:p>115573</text:p>
          </table:table-cell>
          <table:table-cell office:value-type="float" office:value="890" table:style-name="ce4">
            <text:p>890</text:p>
          </table:table-cell>
          <table:table-cell office:value-type="float" office:value="0.77007605582618777" table:style-name="ce4">
            <text:p>0,770076056</text:p>
          </table:table-cell>
          <table:table-cell office:value-type="float" office:value="13.181385394283758" table:style-name="ce4">
            <text:p>13,18138539</text:p>
          </table:table-cell>
          <table:table-cell office:value-type="float" office:value="2.0941207695142108" table:style-name="ce4">
            <text:p>2,09412077</text:p>
          </table:table-cell>
          <table:table-cell table:number-columns-repeated="16375"/>
        </table:table-row>
        <table:table-row table:style-name="ro1">
          <table:table-cell office:value-type="float" office:value="463" table:style-name="ce3">
            <text:p>463</text:p>
          </table:table-cell>
          <table:table-cell office:value-type="float" office:value="757" table:style-name="ce3">
            <text:p>757</text:p>
          </table:table-cell>
          <table:table-cell office:value-type="string" table:style-name="ce4">
            <text:p>5221601</text:p>
          </table:table-cell>
          <table:table-cell office:value-type="string" table:style-name="ce4">
            <text:p>Uruaçu</text:p>
          </table:table-cell>
          <table:table-cell office:value-type="float" office:value="14796" table:style-name="ce4">
            <text:p>14796</text:p>
          </table:table-cell>
          <table:table-cell office:value-type="float" office:value="130" table:style-name="ce4">
            <text:p>130</text:p>
          </table:table-cell>
          <table:table-cell office:value-type="float" office:value="0.87861584211949184" table:style-name="ce4">
            <text:p>0,878615842</text:p>
          </table:table-cell>
          <table:table-cell office:value-type="float" office:value="4.3348009532539322" table:style-name="ce4">
            <text:p>4,334800953</text:p>
          </table:table-cell>
          <table:table-cell office:value-type="float" office:value="0.23216475267998121" table:style-name="ce4">
            <text:p>0,232164753</text:p>
          </table:table-cell>
          <table:table-cell table:number-columns-repeated="16375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float" office:value="758" table:style-name="ce3">
            <text:p>758</text:p>
          </table:table-cell>
          <table:table-cell office:value-type="string" table:style-name="ce4">
            <text:p>5300108</text:p>
          </table:table-cell>
          <table:table-cell office:value-type="string" table:style-name="ce4">
            <text:p>Arranjo Populacional de Brasília/DF</text:p>
          </table:table-cell>
          <table:table-cell office:value-type="float" office:value="1271747" table:style-name="ce4">
            <text:p>1271747</text:p>
          </table:table-cell>
          <table:table-cell office:value-type="float" office:value="75477" table:style-name="ce4">
            <text:p>75477</text:p>
          </table:table-cell>
          <table:table-cell office:value-type="float" office:value="5.9349068643370106" table:style-name="ce4">
            <text:p>5,934906864</text:p>
          </table:table-cell>
          <table:table-cell office:value-type="float" office:value="19.019046866727248" table:style-name="ce4">
            <text:p>19,01904687</text:p>
          </table:table-cell>
          <table:table-cell office:value-type="float" office:value="2.7456213818268682" table:style-name="ce4">
            <text:p>2,745621382</text:p>
          </table:table-cell>
          <table:table-cell table:number-columns-repeated="16375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float" office:value="305" table:style-name="ce3">
            <text:p>305</text:p>
          </table:table-cell>
          <table:table-cell office:value-type="string" table:style-name="ce4">
            <text:p>3115102</text:p>
          </table:table-cell>
          <table:table-cell office:value-type="string" table:style-name="ce4">
            <text:p>Cássia</text:p>
          </table:table-cell>
          <table:table-cell office:value-type="float" office:value="10854" table:style-name="ce4">
            <text:p>1085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1803974433146198" table:style-name="ce4">
            <text:p>3,180397443</text:p>
          </table:table-cell>
          <table:table-cell office:value-type="float" office:value="0.20274396780550347" table:style-name="ce4">
            <text:p>0,202743968</text:p>
          </table:table-cell>
          <table:table-cell table:number-columns-repeated="16375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float" office:value="306" table:style-name="ce3">
            <text:p>306</text:p>
          </table:table-cell>
          <table:table-cell office:value-type="string" table:style-name="ce4">
            <text:p>3115300</text:p>
          </table:table-cell>
          <table:table-cell office:value-type="string" table:style-name="ce4">
            <text:p>Cataguases</text:p>
          </table:table-cell>
          <table:table-cell office:value-type="float" office:value="31978" table:style-name="ce4">
            <text:p>3197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48642094405897" table:style-name="ce4">
            <text:p>2,148642094</text:p>
          </table:table-cell>
          <table:table-cell office:value-type="float" office:value="8.5056316100164772E-2" table:style-name="ce4">
            <text:p>0,085056316</text:p>
          </table:table-cell>
          <table:table-cell table:number-columns-repeated="16375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float" office:value="307" table:style-name="ce3">
            <text:p>307</text:p>
          </table:table-cell>
          <table:table-cell office:value-type="string" table:style-name="ce4">
            <text:p>3115508</text:p>
          </table:table-cell>
          <table:table-cell office:value-type="string" table:style-name="ce4">
            <text:p>Arranjo Populacional de Caxambu - Baependi/MG</text:p>
          </table:table-cell>
          <table:table-cell office:value-type="float" office:value="13234" table:style-name="ce4">
            <text:p>1323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030370276727423" table:style-name="ce4">
            <text:p>1,503037028</text:p>
          </table:table-cell>
          <table:table-cell office:value-type="float" office:value="7.4435091917886748E-2" table:style-name="ce4">
            <text:p>0,074435092</text:p>
          </table:table-cell>
          <table:table-cell table:number-columns-repeated="16375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float" office:value="308" table:style-name="ce3">
            <text:p>308</text:p>
          </table:table-cell>
          <table:table-cell office:value-type="string" table:style-name="ce4">
            <text:p>3117504</text:p>
          </table:table-cell>
          <table:table-cell office:value-type="string" table:style-name="ce4">
            <text:p>Conceição do Mato Dentro</text:p>
          </table:table-cell>
          <table:table-cell office:value-type="float" office:value="9760" table:style-name="ce4">
            <text:p>976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1116499489137173" table:style-name="ce4">
            <text:p>4,111649949</text:p>
          </table:table-cell>
          <table:table-cell office:value-type="float" office:value="0.18855395297444985" table:style-name="ce4">
            <text:p>0,188553953</text:p>
          </table:table-cell>
          <table:table-cell table:number-columns-repeated="16375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float" office:value="310" table:style-name="ce3">
            <text:p>310</text:p>
          </table:table-cell>
          <table:table-cell office:value-type="string" table:style-name="ce4">
            <text:p>3118809</text:p>
          </table:table-cell>
          <table:table-cell office:value-type="string" table:style-name="ce4">
            <text:p>Coração de Jesus</text:p>
          </table:table-cell>
          <table:table-cell office:value-type="float" office:value="11749" table:style-name="ce4">
            <text:p>1174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0441324186986174" table:style-name="ce4">
            <text:p>4,044132419</text:p>
          </table:table-cell>
          <table:table-cell office:value-type="float" office:value="0.30828624931722448" table:style-name="ce4">
            <text:p>0,308286249</text:p>
          </table:table-cell>
          <table:table-cell table:number-columns-repeated="16375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float" office:value="311" table:style-name="ce3">
            <text:p>311</text:p>
          </table:table-cell>
          <table:table-cell office:value-type="string" table:style-name="ce4">
            <text:p>3120805</text:p>
          </table:table-cell>
          <table:table-cell office:value-type="string" table:style-name="ce4">
            <text:p>Cruzília</text:p>
          </table:table-cell>
          <table:table-cell office:value-type="float" office:value="6195" table:style-name="ce4">
            <text:p>619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283657932882399" table:style-name="ce4">
            <text:p>1,728365793</text:p>
          </table:table-cell>
          <table:table-cell office:value-type="float" office:value="6.4782962451496395E-2" table:style-name="ce4">
            <text:p>0,064782962</text:p>
          </table:table-cell>
          <table:table-cell table:number-columns-repeated="16375"/>
        </table:table-row>
        <table:table-row table:style-name="ro1">
          <table:table-cell office:value-type="float" office:value="471" table:style-name="ce3">
            <text:p>471</text:p>
          </table:table-cell>
          <table:table-cell office:value-type="float" office:value="315" table:style-name="ce3">
            <text:p>315</text:p>
          </table:table-cell>
          <table:table-cell office:value-type="string" table:style-name="ce4">
            <text:p>3123205</text:p>
          </table:table-cell>
          <table:table-cell office:value-type="string" table:style-name="ce4">
            <text:p>Dores do Indaiá</text:p>
          </table:table-cell>
          <table:table-cell office:value-type="float" office:value="6675" table:style-name="ce4">
            <text:p>667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1234086530249789" table:style-name="ce4">
            <text:p>3,123408653</text:p>
          </table:table-cell>
          <table:table-cell office:value-type="float" office:value="0.17924530907160638" table:style-name="ce4">
            <text:p>0,179245309</text:p>
          </table:table-cell>
          <table:table-cell table:number-columns-repeated="16375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float" office:value="316" table:style-name="ce3">
            <text:p>316</text:p>
          </table:table-cell>
          <table:table-cell office:value-type="string" table:style-name="ce4">
            <text:p>3124203</text:p>
          </table:table-cell>
          <table:table-cell office:value-type="string" table:style-name="ce4">
            <text:p>Espera Feliz</text:p>
          </table:table-cell>
          <table:table-cell office:value-type="float" office:value="8792" table:style-name="ce4">
            <text:p>879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4872808172182295" table:style-name="ce4">
            <text:p>1,487280817</text:p>
          </table:table-cell>
          <table:table-cell office:value-type="float" office:value="3.6753996718423221E-2" table:style-name="ce4">
            <text:p>0,036753997</text:p>
          </table:table-cell>
          <table:table-cell table:number-columns-repeated="16375"/>
        </table:table-row>
        <table:table-row table:style-name="ro1">
          <table:table-cell office:value-type="float" office:value="473" table:style-name="ce3">
            <text:p>473</text:p>
          </table:table-cell>
          <table:table-cell office:value-type="float" office:value="317" table:style-name="ce3">
            <text:p>317</text:p>
          </table:table-cell>
          <table:table-cell office:value-type="string" table:style-name="ce4">
            <text:p>3125101</text:p>
          </table:table-cell>
          <table:table-cell office:value-type="string" table:style-name="ce4">
            <text:p>Extrema</text:p>
          </table:table-cell>
          <table:table-cell office:value-type="float" office:value="18521" table:style-name="ce4">
            <text:p>1852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015441647206977" table:style-name="ce4">
            <text:p>1,701544165</text:p>
          </table:table-cell>
          <table:table-cell office:value-type="float" office:value="6.5949816063147815E-2" table:style-name="ce4">
            <text:p>0,065949816</text:p>
          </table:table-cell>
          <table:table-cell table:number-columns-repeated="16375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float" office:value="318" table:style-name="ce3">
            <text:p>318</text:p>
          </table:table-cell>
          <table:table-cell office:value-type="string" table:style-name="ce4">
            <text:p>3125606</text:p>
          </table:table-cell>
          <table:table-cell office:value-type="string" table:style-name="ce4">
            <text:p>Felisburgo</text:p>
          </table:table-cell>
          <table:table-cell office:value-type="float" office:value="5760" table:style-name="ce4">
            <text:p>576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368481733808754" table:style-name="ce4">
            <text:p>2,536848173</text:p>
          </table:table-cell>
          <table:table-cell office:value-type="float" office:value="0.12786039815401659" table:style-name="ce4">
            <text:p>0,127860398</text:p>
          </table:table-cell>
          <table:table-cell table:number-columns-repeated="16375"/>
        </table:table-row>
        <table:table-row table:style-name="ro1">
          <table:table-cell office:value-type="float" office:value="475" table:style-name="ce3">
            <text:p>475</text:p>
          </table:table-cell>
          <table:table-cell office:value-type="float" office:value="319" table:style-name="ce3">
            <text:p>319</text:p>
          </table:table-cell>
          <table:table-cell office:value-type="string" table:style-name="ce4">
            <text:p>3126109</text:p>
          </table:table-cell>
          <table:table-cell office:value-type="string" table:style-name="ce4">
            <text:p>Formiga</text:p>
          </table:table-cell>
          <table:table-cell office:value-type="float" office:value="30939" table:style-name="ce4">
            <text:p>3093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8226188931376908" table:style-name="ce4">
            <text:p>3,822618893</text:p>
          </table:table-cell>
          <table:table-cell office:value-type="float" office:value="0.2296307575339305" table:style-name="ce4">
            <text:p>0,229630758</text:p>
          </table:table-cell>
          <table:table-cell table:number-columns-repeated="16375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float" office:value="320" table:style-name="ce3">
            <text:p>320</text:p>
          </table:table-cell>
          <table:table-cell office:value-type="string" table:style-name="ce4">
            <text:p>3126703</text:p>
          </table:table-cell>
          <table:table-cell office:value-type="string" table:style-name="ce4">
            <text:p>Francisco Sá</text:p>
          </table:table-cell>
          <table:table-cell office:value-type="float" office:value="11853" table:style-name="ce4">
            <text:p>1185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5018228653664512" table:style-name="ce4">
            <text:p>5,501822865</text:p>
          </table:table-cell>
          <table:table-cell office:value-type="float" office:value="0.56119153276589262" table:style-name="ce4">
            <text:p>0,561191533</text:p>
          </table:table-cell>
          <table:table-cell table:number-columns-repeated="16375"/>
        </table:table-row>
        <table:table-row table:style-name="ro1">
          <table:table-cell office:value-type="float" office:value="477" table:style-name="ce3">
            <text:p>477</text:p>
          </table:table-cell>
          <table:table-cell office:value-type="float" office:value="321" table:style-name="ce3">
            <text:p>321</text:p>
          </table:table-cell>
          <table:table-cell office:value-type="string" table:style-name="ce4">
            <text:p>3127107</text:p>
          </table:table-cell>
          <table:table-cell office:value-type="string" table:style-name="ce4">
            <text:p>Frutal</text:p>
          </table:table-cell>
          <table:table-cell office:value-type="float" office:value="27445" table:style-name="ce4">
            <text:p>2744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4448199533292554" table:style-name="ce4">
            <text:p>4,444819953</text:p>
          </table:table-cell>
          <table:table-cell office:value-type="float" office:value="0.32838640951494624" table:style-name="ce4">
            <text:p>0,32838641</text:p>
          </table:table-cell>
          <table:table-cell table:number-columns-repeated="16375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float" office:value="323" table:style-name="ce3">
            <text:p>323</text:p>
          </table:table-cell>
          <table:table-cell office:value-type="string" table:style-name="ce4">
            <text:p>3128006</text:p>
          </table:table-cell>
          <table:table-cell office:value-type="string" table:style-name="ce4">
            <text:p>Guanhães</text:p>
          </table:table-cell>
          <table:table-cell office:value-type="float" office:value="32895" table:style-name="ce4">
            <text:p>3289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9402401322159335" table:style-name="ce4">
            <text:p>5,940240132</text:p>
          </table:table-cell>
          <table:table-cell office:value-type="float" office:value="0.47638977935928972" table:style-name="ce4">
            <text:p>0,476389779</text:p>
          </table:table-cell>
          <table:table-cell table:number-columns-repeated="16375"/>
        </table:table-row>
        <table:table-row table:style-name="ro1">
          <table:table-cell office:value-type="float" office:value="479" table:style-name="ce3">
            <text:p>479</text:p>
          </table:table-cell>
          <table:table-cell office:value-type="float" office:value="324" table:style-name="ce3">
            <text:p>324</text:p>
          </table:table-cell>
          <table:table-cell office:value-type="string" table:style-name="ce4">
            <text:p>3128709</text:p>
          </table:table-cell>
          <table:table-cell office:value-type="string" table:style-name="ce4">
            <text:p>Guaxupé</text:p>
          </table:table-cell>
          <table:table-cell office:value-type="float" office:value="26887" table:style-name="ce4">
            <text:p>2688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889297597311893" table:style-name="ce4">
            <text:p>1,78892976</text:p>
          </table:table-cell>
          <table:table-cell office:value-type="float" office:value="6.9756573937339125E-2" table:style-name="ce4">
            <text:p>0,069756574</text:p>
          </table:table-cell>
          <table:table-cell table:number-columns-repeated="16375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float" office:value="325" table:style-name="ce3">
            <text:p>325</text:p>
          </table:table-cell>
          <table:table-cell office:value-type="string" table:style-name="ce4">
            <text:p>3130903</text:p>
          </table:table-cell>
          <table:table-cell office:value-type="string" table:style-name="ce4">
            <text:p>Inhapim</text:p>
          </table:table-cell>
          <table:table-cell office:value-type="float" office:value="10797" table:style-name="ce4">
            <text:p>1079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4346792159801152" table:style-name="ce4">
            <text:p>2,434679216</text:p>
          </table:table-cell>
          <table:table-cell office:value-type="float" office:value="8.5893863566724973E-2" table:style-name="ce4">
            <text:p>0,085893864</text:p>
          </table:table-cell>
          <table:table-cell table:number-columns-repeated="16375"/>
        </table:table-row>
        <table:table-row table:style-name="ro1">
          <table:table-cell office:value-type="float" office:value="481" table:style-name="ce3">
            <text:p>481</text:p>
          </table:table-cell>
          <table:table-cell office:value-type="float" office:value="326" table:style-name="ce3">
            <text:p>326</text:p>
          </table:table-cell>
          <table:table-cell office:value-type="string" table:style-name="ce4">
            <text:p>3131208</text:p>
          </table:table-cell>
          <table:table-cell office:value-type="string" table:style-name="ce4">
            <text:p>Ipanema</text:p>
          </table:table-cell>
          <table:table-cell office:value-type="float" office:value="7805" table:style-name="ce4">
            <text:p>780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388282778594029" table:style-name="ce4">
            <text:p>1,838828278</text:p>
          </table:table-cell>
          <table:table-cell office:value-type="float" office:value="6.1266043478489421E-2" table:style-name="ce4">
            <text:p>0,061266043</text:p>
          </table:table-cell>
          <table:table-cell table:number-columns-repeated="16375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float" office:value="331" table:style-name="ce3">
            <text:p>331</text:p>
          </table:table-cell>
          <table:table-cell office:value-type="string" table:style-name="ce4">
            <text:p>3132503</text:p>
          </table:table-cell>
          <table:table-cell office:value-type="string" table:style-name="ce4">
            <text:p>Itamarandiba</text:p>
          </table:table-cell>
          <table:table-cell office:value-type="float" office:value="9759" table:style-name="ce4">
            <text:p>975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746172006507981" table:style-name="ce4">
            <text:p>3,574617201</text:p>
          </table:table-cell>
          <table:table-cell office:value-type="float" office:value="0.2474939430335473" table:style-name="ce4">
            <text:p>0,247493943</text:p>
          </table:table-cell>
          <table:table-cell table:number-columns-repeated="16375"/>
        </table:table-row>
        <table:table-row table:style-name="ro1">
          <table:table-cell office:value-type="float" office:value="483" table:style-name="ce3">
            <text:p>483</text:p>
          </table:table-cell>
          <table:table-cell office:value-type="float" office:value="333" table:style-name="ce3">
            <text:p>333</text:p>
          </table:table-cell>
          <table:table-cell office:value-type="string" table:style-name="ce4">
            <text:p>3133303</text:p>
          </table:table-cell>
          <table:table-cell office:value-type="string" table:style-name="ce4">
            <text:p>Itaobim</text:p>
          </table:table-cell>
          <table:table-cell office:value-type="float" office:value="14265" table:style-name="ce4">
            <text:p>1426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9524918692135116" table:style-name="ce4">
            <text:p>3,952491869</text:p>
          </table:table-cell>
          <table:table-cell office:value-type="float" office:value="0.33266667388829885" table:style-name="ce4">
            <text:p>0,332666674</text:p>
          </table:table-cell>
          <table:table-cell table:number-columns-repeated="16375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float" office:value="335" table:style-name="ce3">
            <text:p>335</text:p>
          </table:table-cell>
          <table:table-cell office:value-type="string" table:style-name="ce4">
            <text:p>3134202</text:p>
          </table:table-cell>
          <table:table-cell office:value-type="string" table:style-name="ce4">
            <text:p>Ituiutaba</text:p>
          </table:table-cell>
          <table:table-cell office:value-type="float" office:value="59086" table:style-name="ce4">
            <text:p>5908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94754902971557" table:style-name="ce4">
            <text:p>5,94754903</text:p>
          </table:table-cell>
          <table:table-cell office:value-type="float" office:value="0.78146409608843348" table:style-name="ce4">
            <text:p>0,781464096</text:p>
          </table:table-cell>
          <table:table-cell table:number-columns-repeated="16375"/>
        </table:table-row>
        <table:table-row table:style-name="ro1">
          <table:table-cell office:value-type="float" office:value="485" table:style-name="ce3">
            <text:p>485</text:p>
          </table:table-cell>
          <table:table-cell office:value-type="float" office:value="336" table:style-name="ce3">
            <text:p>336</text:p>
          </table:table-cell>
          <table:table-cell office:value-type="string" table:style-name="ce4">
            <text:p>3134400</text:p>
          </table:table-cell>
          <table:table-cell office:value-type="string" table:style-name="ce4">
            <text:p>Iturama</text:p>
          </table:table-cell>
          <table:table-cell office:value-type="float" office:value="16442" table:style-name="ce4">
            <text:p>1644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134877310941615" table:style-name="ce4">
            <text:p>3,134877311</text:p>
          </table:table-cell>
          <table:table-cell office:value-type="float" office:value="0.33317232807615271" table:style-name="ce4">
            <text:p>0,333172328</text:p>
          </table:table-cell>
          <table:table-cell table:number-columns-repeated="16375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float" office:value="341" table:style-name="ce3">
            <text:p>341</text:p>
          </table:table-cell>
          <table:table-cell office:value-type="string" table:style-name="ce4">
            <text:p>3138203</text:p>
          </table:table-cell>
          <table:table-cell office:value-type="string" table:style-name="ce4">
            <text:p>Arranjo Populacional de Lavras/MG</text:p>
          </table:table-cell>
          <table:table-cell office:value-type="float" office:value="67089" table:style-name="ce4">
            <text:p>6708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2206142595895555" table:style-name="ce4">
            <text:p>5,22061426</text:p>
          </table:table-cell>
          <table:table-cell office:value-type="float" office:value="0.36572894860505117" table:style-name="ce4">
            <text:p>0,365728949</text:p>
          </table:table-cell>
          <table:table-cell table:number-columns-repeated="16375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float" office:value="342" table:style-name="ce3">
            <text:p>342</text:p>
          </table:table-cell>
          <table:table-cell office:value-type="string" table:style-name="ce4">
            <text:p>3138401</text:p>
          </table:table-cell>
          <table:table-cell office:value-type="string" table:style-name="ce4">
            <text:p>Leopoldina</text:p>
          </table:table-cell>
          <table:table-cell office:value-type="float" office:value="21917" table:style-name="ce4">
            <text:p>2191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4611594091670499" table:style-name="ce4">
            <text:p>2,461159409</text:p>
          </table:table-cell>
          <table:table-cell office:value-type="float" office:value="0.11655300382516631" table:style-name="ce4">
            <text:p>0,116553004</text:p>
          </table:table-cell>
          <table:table-cell table:number-columns-repeated="16375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float" office:value="343" table:style-name="ce3">
            <text:p>343</text:p>
          </table:table-cell>
          <table:table-cell office:value-type="string" table:style-name="ce4">
            <text:p>3138609</text:p>
          </table:table-cell>
          <table:table-cell office:value-type="string" table:style-name="ce4">
            <text:p>Lima Duarte</text:p>
          </table:table-cell>
          <table:table-cell office:value-type="float" office:value="7463" table:style-name="ce4">
            <text:p>746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535650499353784" table:style-name="ce4">
            <text:p>2,05356505</text:p>
          </table:table-cell>
          <table:table-cell office:value-type="float" office:value="8.3971016152349282E-2" table:style-name="ce4">
            <text:p>0,083971016</text:p>
          </table:table-cell>
          <table:table-cell table:number-columns-repeated="16375"/>
        </table:table-row>
        <table:table-row table:style-name="ro1">
          <table:table-cell office:value-type="float" office:value="489" table:style-name="ce3">
            <text:p>489</text:p>
          </table:table-cell>
          <table:table-cell office:value-type="float" office:value="344" table:style-name="ce3">
            <text:p>344</text:p>
          </table:table-cell>
          <table:table-cell office:value-type="string" table:style-name="ce4">
            <text:p>3138807</text:p>
          </table:table-cell>
          <table:table-cell office:value-type="string" table:style-name="ce4">
            <text:p>Luz</text:p>
          </table:table-cell>
          <table:table-cell office:value-type="float" office:value="7561" table:style-name="ce4">
            <text:p>756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177372545376686" table:style-name="ce4">
            <text:p>3,517737255</text:p>
          </table:table-cell>
          <table:table-cell office:value-type="float" office:value="0.15770158081877925" table:style-name="ce4">
            <text:p>0,157701581</text:p>
          </table:table-cell>
          <table:table-cell table:number-columns-repeated="16375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float" office:value="345" table:style-name="ce3">
            <text:p>345</text:p>
          </table:table-cell>
          <table:table-cell office:value-type="string" table:style-name="ce4">
            <text:p>3139201</text:p>
          </table:table-cell>
          <table:table-cell office:value-type="string" table:style-name="ce4">
            <text:p>Malacacheta</text:p>
          </table:table-cell>
          <table:table-cell office:value-type="float" office:value="7208" table:style-name="ce4">
            <text:p>720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326163944510758" table:style-name="ce4">
            <text:p>2,032616394</text:p>
          </table:table-cell>
          <table:table-cell office:value-type="float" office:value="0.12321857108966149" table:style-name="ce4">
            <text:p>0,123218571</text:p>
          </table:table-cell>
          <table:table-cell table:number-columns-repeated="16375"/>
        </table:table-row>
        <table:table-row table:style-name="ro1">
          <table:table-cell office:value-type="float" office:value="491" table:style-name="ce3">
            <text:p>491</text:p>
          </table:table-cell>
          <table:table-cell office:value-type="float" office:value="346" table:style-name="ce3">
            <text:p>346</text:p>
          </table:table-cell>
          <table:table-cell office:value-type="string" table:style-name="ce4">
            <text:p>3139300</text:p>
          </table:table-cell>
          <table:table-cell office:value-type="string" table:style-name="ce4">
            <text:p>Manga</text:p>
          </table:table-cell>
          <table:table-cell office:value-type="float" office:value="10355" table:style-name="ce4">
            <text:p>1035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8562911571562988" table:style-name="ce4">
            <text:p>2,856291157</text:p>
          </table:table-cell>
          <table:table-cell office:value-type="float" office:value="0.27112729163836047" table:style-name="ce4">
            <text:p>0,271127292</text:p>
          </table:table-cell>
          <table:table-cell table:number-columns-repeated="16375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float" office:value="348" table:style-name="ce3">
            <text:p>348</text:p>
          </table:table-cell>
          <table:table-cell office:value-type="string" table:style-name="ce4">
            <text:p>3139607</text:p>
          </table:table-cell>
          <table:table-cell office:value-type="string" table:style-name="ce4">
            <text:p>Mantena</text:p>
          </table:table-cell>
          <table:table-cell office:value-type="float" office:value="11460" table:style-name="ce4">
            <text:p>1146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582592487312461" table:style-name="ce4">
            <text:p>1,758259249</text:p>
          </table:table-cell>
          <table:table-cell office:value-type="float" office:value="7.1239716447911508E-2" table:style-name="ce4">
            <text:p>0,071239716</text:p>
          </table:table-cell>
          <table:table-cell table:number-columns-repeated="16375"/>
        </table:table-row>
        <table:table-row table:style-name="ro1">
          <table:table-cell office:value-type="float" office:value="493" table:style-name="ce3">
            <text:p>493</text:p>
          </table:table-cell>
          <table:table-cell office:value-type="float" office:value="349" table:style-name="ce3">
            <text:p>349</text:p>
          </table:table-cell>
          <table:table-cell office:value-type="string" table:style-name="ce4">
            <text:p>3139805</text:p>
          </table:table-cell>
          <table:table-cell office:value-type="string" table:style-name="ce4">
            <text:p>Mar de Espanha</text:p>
          </table:table-cell>
          <table:table-cell office:value-type="float" office:value="5631" table:style-name="ce4">
            <text:p>563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381687107124228" table:style-name="ce4">
            <text:p>1,738168711</text:p>
          </table:table-cell>
          <table:table-cell office:value-type="float" office:value="4.8992626029971516E-2" table:style-name="ce4">
            <text:p>0,048992626</text:p>
          </table:table-cell>
          <table:table-cell table:number-columns-repeated="16375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float" office:value="350" table:style-name="ce3">
            <text:p>350</text:p>
          </table:table-cell>
          <table:table-cell office:value-type="string" table:style-name="ce4">
            <text:p>3142700</text:p>
          </table:table-cell>
          <table:table-cell office:value-type="string" table:style-name="ce4">
            <text:p>Montalvânia</text:p>
          </table:table-cell>
          <table:table-cell office:value-type="float" office:value="6474" table:style-name="ce4">
            <text:p>647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475385997813658" table:style-name="ce4">
            <text:p>3,5475386</text:p>
          </table:table-cell>
          <table:table-cell office:value-type="float" office:value="0.21528752076165134" table:style-name="ce4">
            <text:p>0,215287521</text:p>
          </table:table-cell>
          <table:table-cell table:number-columns-repeated="16375"/>
        </table:table-row>
        <table:table-row table:style-name="ro1">
          <table:table-cell office:value-type="float" office:value="495" table:style-name="ce3">
            <text:p>495</text:p>
          </table:table-cell>
          <table:table-cell office:value-type="float" office:value="351" table:style-name="ce3">
            <text:p>351</text:p>
          </table:table-cell>
          <table:table-cell office:value-type="string" table:style-name="ce4">
            <text:p>3142908</text:p>
          </table:table-cell>
          <table:table-cell office:value-type="string" table:style-name="ce4">
            <text:p>Monte Azul</text:p>
          </table:table-cell>
          <table:table-cell office:value-type="float" office:value="12203" table:style-name="ce4">
            <text:p>122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348344023155445" table:style-name="ce4">
            <text:p>3,534834402</text:p>
          </table:table-cell>
          <table:table-cell office:value-type="float" office:value="0.27796435278605758" table:style-name="ce4">
            <text:p>0,277964353</text:p>
          </table:table-cell>
          <table:table-cell table:number-columns-repeated="16375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float" office:value="352" table:style-name="ce3">
            <text:p>352</text:p>
          </table:table-cell>
          <table:table-cell office:value-type="string" table:style-name="ce4">
            <text:p>3143104</text:p>
          </table:table-cell>
          <table:table-cell office:value-type="string" table:style-name="ce4">
            <text:p>Monte Carmelo</text:p>
          </table:table-cell>
          <table:table-cell office:value-type="float" office:value="19573" table:style-name="ce4">
            <text:p>1957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805324302189767" table:style-name="ce4">
            <text:p>3,58053243</text:p>
          </table:table-cell>
          <table:table-cell office:value-type="float" office:value="0.23363318845448783" table:style-name="ce4">
            <text:p>0,233633188</text:p>
          </table:table-cell>
          <table:table-cell table:number-columns-repeated="16375"/>
        </table:table-row>
        <table:table-row table:style-name="ro1">
          <table:table-cell office:value-type="float" office:value="497" table:style-name="ce3">
            <text:p>497</text:p>
          </table:table-cell>
          <table:table-cell office:value-type="float" office:value="354" table:style-name="ce3">
            <text:p>354</text:p>
          </table:table-cell>
          <table:table-cell office:value-type="string" table:style-name="ce4">
            <text:p>3143906</text:p>
          </table:table-cell>
          <table:table-cell office:value-type="string" table:style-name="ce4">
            <text:p>Muriaé</text:p>
          </table:table-cell>
          <table:table-cell office:value-type="float" office:value="64668" table:style-name="ce4">
            <text:p>6466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6376739789830945" table:style-name="ce4">
            <text:p>3,637673979</text:p>
          </table:table-cell>
          <table:table-cell office:value-type="float" office:value="0.27702857669909431" table:style-name="ce4">
            <text:p>0,277028577</text:p>
          </table:table-cell>
          <table:table-cell table:number-columns-repeated="16375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float" office:value="355" table:style-name="ce3">
            <text:p>355</text:p>
          </table:table-cell>
          <table:table-cell office:value-type="string" table:style-name="ce4">
            <text:p>3144300</text:p>
          </table:table-cell>
          <table:table-cell office:value-type="string" table:style-name="ce4">
            <text:p>Nanuque</text:p>
          </table:table-cell>
          <table:table-cell office:value-type="float" office:value="15616" table:style-name="ce4">
            <text:p>1561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8357316422566776" table:style-name="ce4">
            <text:p>2,835731642</text:p>
          </table:table-cell>
          <table:table-cell office:value-type="float" office:value="0.14755871295382325" table:style-name="ce4">
            <text:p>0,147558713</text:p>
          </table:table-cell>
          <table:table-cell table:number-columns-repeated="16375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float" office:value="356" table:style-name="ce3">
            <text:p>356</text:p>
          </table:table-cell>
          <table:table-cell office:value-type="string" table:style-name="ce4">
            <text:p>3145604</text:p>
          </table:table-cell>
          <table:table-cell office:value-type="string" table:style-name="ce4">
            <text:p>Oliveira</text:p>
          </table:table-cell>
          <table:table-cell office:value-type="float" office:value="15027" table:style-name="ce4">
            <text:p>1502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2852674431793787" table:style-name="ce4">
            <text:p>2,285267443</text:p>
          </table:table-cell>
          <table:table-cell office:value-type="float" office:value="0.10529453121924916" table:style-name="ce4">
            <text:p>0,105294531</text:p>
          </table:table-cell>
          <table:table-cell table:number-columns-repeated="16375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357" table:style-name="ce3">
            <text:p>357</text:p>
          </table:table-cell>
          <table:table-cell office:value-type="string" table:style-name="ce4">
            <text:p>3146008</text:p>
          </table:table-cell>
          <table:table-cell office:value-type="string" table:style-name="ce4">
            <text:p>Ouro Fino</text:p>
          </table:table-cell>
          <table:table-cell office:value-type="float" office:value="27976" table:style-name="ce4">
            <text:p>2797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808274206704463" table:style-name="ce4">
            <text:p>2,180827421</text:p>
          </table:table-cell>
          <table:table-cell office:value-type="float" office:value="0.11670443095776716" table:style-name="ce4">
            <text:p>0,116704431</text:p>
          </table:table-cell>
          <table:table-cell table:number-columns-repeated="16375"/>
        </table:table-row>
        <table:table-row table:style-name="ro1">
          <table:table-cell office:value-type="float" office:value="501" table:style-name="ce3">
            <text:p>501</text:p>
          </table:table-cell>
          <table:table-cell office:value-type="float" office:value="360" table:style-name="ce3">
            <text:p>360</text:p>
          </table:table-cell>
          <table:table-cell office:value-type="string" table:style-name="ce4">
            <text:p>3147303</text:p>
          </table:table-cell>
          <table:table-cell office:value-type="string" table:style-name="ce4">
            <text:p>Paraisópolis</text:p>
          </table:table-cell>
          <table:table-cell office:value-type="float" office:value="6924" table:style-name="ce4">
            <text:p>692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2441691525028042" table:style-name="ce4">
            <text:p>1,244169153</text:p>
          </table:table-cell>
          <table:table-cell office:value-type="float" office:value="3.6908396522182259E-2" table:style-name="ce4">
            <text:p>0,036908397</text:p>
          </table:table-cell>
          <table:table-cell table:number-columns-repeated="16375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float" office:value="361" table:style-name="ce3">
            <text:p>361</text:p>
          </table:table-cell>
          <table:table-cell office:value-type="string" table:style-name="ce4">
            <text:p>3147501</text:p>
          </table:table-cell>
          <table:table-cell office:value-type="string" table:style-name="ce4">
            <text:p>Passabém</text:p>
          </table:table-cell>
          <table:table-cell office:value-type="float" office:value="1756" table:style-name="ce4">
            <text:p>175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1296336398616071" table:style-name="ce4">
            <text:p>1,12963364</text:p>
          </table:table-cell>
          <table:table-cell office:value-type="float" office:value="2.8317116664150096E-2" table:style-name="ce4">
            <text:p>0,028317117</text:p>
          </table:table-cell>
          <table:table-cell table:number-columns-repeated="16375"/>
        </table:table-row>
        <table:table-row table:style-name="ro1">
          <table:table-cell office:value-type="float" office:value="503" table:style-name="ce3">
            <text:p>503</text:p>
          </table:table-cell>
          <table:table-cell office:value-type="float" office:value="363" table:style-name="ce3">
            <text:p>363</text:p>
          </table:table-cell>
          <table:table-cell office:value-type="string" table:style-name="ce4">
            <text:p>3148004</text:p>
          </table:table-cell>
          <table:table-cell office:value-type="string" table:style-name="ce4">
            <text:p>Patos de Minas</text:p>
          </table:table-cell>
          <table:table-cell office:value-type="float" office:value="161668" table:style-name="ce4">
            <text:p>16166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6.43351904788787" table:style-name="ce4">
            <text:p>16,43351905</text:p>
          </table:table-cell>
          <table:table-cell office:value-type="float" office:value="3.7959889156132527" table:style-name="ce4">
            <text:p>3,795988916</text:p>
          </table:table-cell>
          <table:table-cell table:number-columns-repeated="16375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float" office:value="364" table:style-name="ce3">
            <text:p>364</text:p>
          </table:table-cell>
          <table:table-cell office:value-type="string" table:style-name="ce4">
            <text:p>3148103</text:p>
          </table:table-cell>
          <table:table-cell office:value-type="string" table:style-name="ce4">
            <text:p>Patrocínio</text:p>
          </table:table-cell>
          <table:table-cell office:value-type="float" office:value="46838" table:style-name="ce4">
            <text:p>4683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8.9510155073882309" table:style-name="ce4">
            <text:p>8,951015507</text:p>
          </table:table-cell>
          <table:table-cell office:value-type="float" office:value="0.88687813848189823" table:style-name="ce4">
            <text:p>0,886878138</text:p>
          </table:table-cell>
          <table:table-cell table:number-columns-repeated="16375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365" table:style-name="ce3">
            <text:p>365</text:p>
          </table:table-cell>
          <table:table-cell office:value-type="string" table:style-name="ce4">
            <text:p>3148608</text:p>
          </table:table-cell>
          <table:table-cell office:value-type="string" table:style-name="ce4">
            <text:p>Peçanha</text:p>
          </table:table-cell>
          <table:table-cell office:value-type="float" office:value="10528" table:style-name="ce4">
            <text:p>1052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9156430968962588" table:style-name="ce4">
            <text:p>2,915643097</text:p>
          </table:table-cell>
          <table:table-cell office:value-type="float" office:value="0.14780263585504011" table:style-name="ce4">
            <text:p>0,147802636</text:p>
          </table:table-cell>
          <table:table-cell table:number-columns-repeated="16375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float" office:value="367" table:style-name="ce3">
            <text:p>367</text:p>
          </table:table-cell>
          <table:table-cell office:value-type="string" table:style-name="ce4">
            <text:p>3151206</text:p>
          </table:table-cell>
          <table:table-cell office:value-type="string" table:style-name="ce4">
            <text:p>Arranjo Populacional de Pirapora - Buritizeiro/MG</text:p>
          </table:table-cell>
          <table:table-cell office:value-type="float" office:value="27779" table:style-name="ce4">
            <text:p>2777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7486959140599243" table:style-name="ce4">
            <text:p>7,748695914</text:p>
          </table:table-cell>
          <table:table-cell office:value-type="float" office:value="0.98152445982144054" table:style-name="ce4">
            <text:p>0,98152446</text:p>
          </table:table-cell>
          <table:table-cell table:number-columns-repeated="16375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float" office:value="368" table:style-name="ce3">
            <text:p>368</text:p>
          </table:table-cell>
          <table:table-cell office:value-type="string" table:style-name="ce4">
            <text:p>3151503</text:p>
          </table:table-cell>
          <table:table-cell office:value-type="string" table:style-name="ce4">
            <text:p>Piumhi</text:p>
          </table:table-cell>
          <table:table-cell office:value-type="float" office:value="19174" table:style-name="ce4">
            <text:p>1917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8704461774286543" table:style-name="ce4">
            <text:p>4,870446177</text:p>
          </table:table-cell>
          <table:table-cell office:value-type="float" office:value="0.34414147467209349" table:style-name="ce4">
            <text:p>0,344141475</text:p>
          </table:table-cell>
          <table:table-cell table:number-columns-repeated="16375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float" office:value="369" table:style-name="ce3">
            <text:p>369</text:p>
          </table:table-cell>
          <table:table-cell office:value-type="string" table:style-name="ce4">
            <text:p>3151800</text:p>
          </table:table-cell>
          <table:table-cell office:value-type="string" table:style-name="ce4">
            <text:p>Poços de Caldas</text:p>
          </table:table-cell>
          <table:table-cell office:value-type="float" office:value="80488" table:style-name="ce4">
            <text:p>8048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8125811630811084" table:style-name="ce4">
            <text:p>3,812581163</text:p>
          </table:table-cell>
          <table:table-cell office:value-type="float" office:value="0.21930268909477604" table:style-name="ce4">
            <text:p>0,219302689</text:p>
          </table:table-cell>
          <table:table-cell table:number-columns-repeated="16375"/>
        </table:table-row>
        <table:table-row table:style-name="ro1">
          <table:table-cell office:value-type="float" office:value="509" table:style-name="ce3">
            <text:p>509</text:p>
          </table:table-cell>
          <table:table-cell office:value-type="float" office:value="370" table:style-name="ce3">
            <text:p>370</text:p>
          </table:table-cell>
          <table:table-cell office:value-type="string" table:style-name="ce4">
            <text:p>3152105</text:p>
          </table:table-cell>
          <table:table-cell office:value-type="string" table:style-name="ce4">
            <text:p>Arranjo Populacional de Ponte Nova/MG</text:p>
          </table:table-cell>
          <table:table-cell office:value-type="float" office:value="69050" table:style-name="ce4">
            <text:p>6905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2554978151618235" table:style-name="ce4">
            <text:p>6,255497815</text:p>
          </table:table-cell>
          <table:table-cell office:value-type="float" office:value="0.54588807093317682" table:style-name="ce4">
            <text:p>0,545888071</text:p>
          </table:table-cell>
          <table:table-cell table:number-columns-repeated="16375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float" office:value="374" table:style-name="ce3">
            <text:p>374</text:p>
          </table:table-cell>
          <table:table-cell office:value-type="string" table:style-name="ce4">
            <text:p>3155801</text:p>
          </table:table-cell>
          <table:table-cell office:value-type="string" table:style-name="ce4">
            <text:p>Rio Pomba</text:p>
          </table:table-cell>
          <table:table-cell office:value-type="float" office:value="6847" table:style-name="ce4">
            <text:p>684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4080499132630799" table:style-name="ce4">
            <text:p>1,408049913</text:p>
          </table:table-cell>
          <table:table-cell office:value-type="float" office:value="4.0344949400813589E-2" table:style-name="ce4">
            <text:p>0,040344949</text:p>
          </table:table-cell>
          <table:table-cell table:number-columns-repeated="16375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float" office:value="375" table:style-name="ce3">
            <text:p>375</text:p>
          </table:table-cell>
          <table:table-cell office:value-type="string" table:style-name="ce4">
            <text:p>3156908</text:p>
          </table:table-cell>
          <table:table-cell office:value-type="string" table:style-name="ce4">
            <text:p>Sacramento</text:p>
          </table:table-cell>
          <table:table-cell office:value-type="float" office:value="10457" table:style-name="ce4">
            <text:p>1045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5614996402966597" table:style-name="ce4">
            <text:p>4,56149964</text:p>
          </table:table-cell>
          <table:table-cell office:value-type="float" office:value="0.31846567655062469" table:style-name="ce4">
            <text:p>0,318465677</text:p>
          </table:table-cell>
          <table:table-cell table:number-columns-repeated="16375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float" office:value="376" table:style-name="ce3">
            <text:p>376</text:p>
          </table:table-cell>
          <table:table-cell office:value-type="string" table:style-name="ce4">
            <text:p>3157005</text:p>
          </table:table-cell>
          <table:table-cell office:value-type="string" table:style-name="ce4">
            <text:p>Salinas</text:p>
          </table:table-cell>
          <table:table-cell office:value-type="float" office:value="25942" table:style-name="ce4">
            <text:p>2594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0120177381592654" table:style-name="ce4">
            <text:p>7,012017738</text:p>
          </table:table-cell>
          <table:table-cell office:value-type="float" office:value="0.57788355904332744" table:style-name="ce4">
            <text:p>0,577883559</text:p>
          </table:table-cell>
          <table:table-cell table:number-columns-repeated="16375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float" office:value="377" table:style-name="ce3">
            <text:p>377</text:p>
          </table:table-cell>
          <table:table-cell office:value-type="string" table:style-name="ce4">
            <text:p>3158201</text:p>
          </table:table-cell>
          <table:table-cell office:value-type="string" table:style-name="ce4">
            <text:p>Santa Maria do Suaçuí</text:p>
          </table:table-cell>
          <table:table-cell office:value-type="float" office:value="12561" table:style-name="ce4">
            <text:p>1256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2742309865224088" table:style-name="ce4">
            <text:p>3,274230987</text:p>
          </table:table-cell>
          <table:table-cell office:value-type="float" office:value="0.22560749656582418" table:style-name="ce4">
            <text:p>0,225607497</text:p>
          </table:table-cell>
          <table:table-cell table:number-columns-repeated="16375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float" office:value="378" table:style-name="ce3">
            <text:p>378</text:p>
          </table:table-cell>
          <table:table-cell office:value-type="string" table:style-name="ce4">
            <text:p>3161106</text:p>
          </table:table-cell>
          <table:table-cell office:value-type="string" table:style-name="ce4">
            <text:p>São Francisco</text:p>
          </table:table-cell>
          <table:table-cell office:value-type="float" office:value="16031" table:style-name="ce4">
            <text:p>1603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0297163167727037" table:style-name="ce4">
            <text:p>4,029716317</text:p>
          </table:table-cell>
          <table:table-cell office:value-type="float" office:value="0.38292544743834556" table:style-name="ce4">
            <text:p>0,382925447</text:p>
          </table:table-cell>
          <table:table-cell table:number-columns-repeated="16375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float" office:value="379" table:style-name="ce3">
            <text:p>379</text:p>
          </table:table-cell>
          <table:table-cell office:value-type="string" table:style-name="ce4">
            <text:p>3162104</text:p>
          </table:table-cell>
          <table:table-cell office:value-type="string" table:style-name="ce4">
            <text:p>São Gotardo</text:p>
          </table:table-cell>
          <table:table-cell office:value-type="float" office:value="13205" table:style-name="ce4">
            <text:p>1320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4260090704255104" table:style-name="ce4">
            <text:p>2,42600907</text:p>
          </table:table-cell>
          <table:table-cell office:value-type="float" office:value="0.1213626752326223" table:style-name="ce4">
            <text:p>0,121362675</text:p>
          </table:table-cell>
          <table:table-cell table:number-columns-repeated="16375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float" office:value="380" table:style-name="ce3">
            <text:p>380</text:p>
          </table:table-cell>
          <table:table-cell office:value-type="string" table:style-name="ce4">
            <text:p>3162500</text:p>
          </table:table-cell>
          <table:table-cell office:value-type="string" table:style-name="ce4">
            <text:p>Arranjo Populacional de São João del Rei/MG</text:p>
          </table:table-cell>
          <table:table-cell office:value-type="float" office:value="51960" table:style-name="ce4">
            <text:p>5196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5239175455389686" table:style-name="ce4">
            <text:p>6,523917546</text:p>
          </table:table-cell>
          <table:table-cell office:value-type="float" office:value="0.42600182369770523" table:style-name="ce4">
            <text:p>0,426001824</text:p>
          </table:table-cell>
          <table:table-cell table:number-columns-repeated="16375"/>
        </table:table-row>
        <table:table-row table:style-name="ro1">
          <table:table-cell office:value-type="float" office:value="517" table:style-name="ce3">
            <text:p>517</text:p>
          </table:table-cell>
          <table:table-cell office:value-type="float" office:value="381" table:style-name="ce3">
            <text:p>381</text:p>
          </table:table-cell>
          <table:table-cell office:value-type="string" table:style-name="ce4">
            <text:p>3162807</text:p>
          </table:table-cell>
          <table:table-cell office:value-type="string" table:style-name="ce4">
            <text:p>São João Evangelista</text:p>
          </table:table-cell>
          <table:table-cell office:value-type="float" office:value="7466" table:style-name="ce4">
            <text:p>746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2315573183040516" table:style-name="ce4">
            <text:p>2,231557318</text:p>
          </table:table-cell>
          <table:table-cell office:value-type="float" office:value="7.0398130228475769E-2" table:style-name="ce4">
            <text:p>0,07039813</text:p>
          </table:table-cell>
          <table:table-cell table:number-columns-repeated="16375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float" office:value="382" table:style-name="ce3">
            <text:p>382</text:p>
          </table:table-cell>
          <table:table-cell office:value-type="string" table:style-name="ce4">
            <text:p>3162906</text:p>
          </table:table-cell>
          <table:table-cell office:value-type="string" table:style-name="ce4">
            <text:p>São João Nepomuceno</text:p>
          </table:table-cell>
          <table:table-cell office:value-type="float" office:value="11142" table:style-name="ce4">
            <text:p>1114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52763218257283" table:style-name="ce4">
            <text:p>2,052763218</text:p>
          </table:table-cell>
          <table:table-cell office:value-type="float" office:value="5.3770607210006892E-2" table:style-name="ce4">
            <text:p>0,053770607</text:p>
          </table:table-cell>
          <table:table-cell table:number-columns-repeated="16375"/>
        </table:table-row>
        <table:table-row table:style-name="ro1">
          <table:table-cell office:value-type="float" office:value="519" table:style-name="ce3">
            <text:p>519</text:p>
          </table:table-cell>
          <table:table-cell office:value-type="float" office:value="383" table:style-name="ce3">
            <text:p>383</text:p>
          </table:table-cell>
          <table:table-cell office:value-type="string" table:style-name="ce4">
            <text:p>3163706</text:p>
          </table:table-cell>
          <table:table-cell office:value-type="string" table:style-name="ce4">
            <text:p>Arranjo Populacional de São Lourenço/MG</text:p>
          </table:table-cell>
          <table:table-cell office:value-type="float" office:value="49876" table:style-name="ce4">
            <text:p>4987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7242440545683819" table:style-name="ce4">
            <text:p>3,724244055</text:p>
          </table:table-cell>
          <table:table-cell office:value-type="float" office:value="0.24581793066957924" table:style-name="ce4">
            <text:p>0,245817931</text:p>
          </table:table-cell>
          <table:table-cell table:number-columns-repeated="16375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float" office:value="384" table:style-name="ce3">
            <text:p>384</text:p>
          </table:table-cell>
          <table:table-cell office:value-type="string" table:style-name="ce4">
            <text:p>3164704</text:p>
          </table:table-cell>
          <table:table-cell office:value-type="string" table:style-name="ce4">
            <text:p>São Sebastião do Paraíso</text:p>
          </table:table-cell>
          <table:table-cell office:value-type="float" office:value="39622" table:style-name="ce4">
            <text:p>3962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962607483302322" table:style-name="ce4">
            <text:p>2,796260748</text:p>
          </table:table-cell>
          <table:table-cell office:value-type="float" office:value="0.20332653186933028" table:style-name="ce4">
            <text:p>0,203326532</text:p>
          </table:table-cell>
          <table:table-cell table:number-columns-repeated="16375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float" office:value="385" table:style-name="ce3">
            <text:p>385</text:p>
          </table:table-cell>
          <table:table-cell office:value-type="string" table:style-name="ce4">
            <text:p>3167103</text:p>
          </table:table-cell>
          <table:table-cell office:value-type="string" table:style-name="ce4">
            <text:p>Serro</text:p>
          </table:table-cell>
          <table:table-cell office:value-type="float" office:value="8293" table:style-name="ce4">
            <text:p>829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740959676150381" table:style-name="ce4">
            <text:p>2,574095968</text:p>
          </table:table-cell>
          <table:table-cell office:value-type="float" office:value="0.16241078374608042" table:style-name="ce4">
            <text:p>0,162410784</text:p>
          </table:table-cell>
          <table:table-cell table:number-columns-repeated="16375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float" office:value="386" table:style-name="ce3">
            <text:p>386</text:p>
          </table:table-cell>
          <table:table-cell office:value-type="string" table:style-name="ce4">
            <text:p>3167202</text:p>
          </table:table-cell>
          <table:table-cell office:value-type="string" table:style-name="ce4">
            <text:p>Arranjo Populacional de Sete Lagoas/MG</text:p>
          </table:table-cell>
          <table:table-cell office:value-type="float" office:value="128876" table:style-name="ce4">
            <text:p>12887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1.688003605181921" table:style-name="ce4">
            <text:p>11,68800361</text:p>
          </table:table-cell>
          <table:table-cell office:value-type="float" office:value="0.9874514036679739" table:style-name="ce4">
            <text:p>0,987451404</text:p>
          </table:table-cell>
          <table:table-cell table:number-columns-repeated="16375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float" office:value="387" table:style-name="ce3">
            <text:p>387</text:p>
          </table:table-cell>
          <table:table-cell office:value-type="string" table:style-name="ce4">
            <text:p>3168002</text:p>
          </table:table-cell>
          <table:table-cell office:value-type="string" table:style-name="ce4">
            <text:p>Taiobeiras</text:p>
          </table:table-cell>
          <table:table-cell office:value-type="float" office:value="33305" table:style-name="ce4">
            <text:p>3330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5149095447970797" table:style-name="ce4">
            <text:p>6,514909545</text:p>
          </table:table-cell>
          <table:table-cell office:value-type="float" office:value="0.83646892850779975" table:style-name="ce4">
            <text:p>0,836468929</text:p>
          </table:table-cell>
          <table:table-cell table:number-columns-repeated="16375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float" office:value="389" table:style-name="ce3">
            <text:p>389</text:p>
          </table:table-cell>
          <table:table-cell office:value-type="string" table:style-name="ce4">
            <text:p>3169307</text:p>
          </table:table-cell>
          <table:table-cell office:value-type="string" table:style-name="ce4">
            <text:p>Três Corações</text:p>
          </table:table-cell>
          <table:table-cell office:value-type="float" office:value="32687" table:style-name="ce4">
            <text:p>3268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43371782685377" table:style-name="ce4">
            <text:p>2,543371783</text:p>
          </table:table-cell>
          <table:table-cell office:value-type="float" office:value="0.13307820190190225" table:style-name="ce4">
            <text:p>0,133078202</text:p>
          </table:table-cell>
          <table:table-cell table:number-columns-repeated="16375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float" office:value="390" table:style-name="ce3">
            <text:p>390</text:p>
          </table:table-cell>
          <table:table-cell office:value-type="string" table:style-name="ce4">
            <text:p>3169406</text:p>
          </table:table-cell>
          <table:table-cell office:value-type="string" table:style-name="ce4">
            <text:p>Três Pontas</text:p>
          </table:table-cell>
          <table:table-cell office:value-type="float" office:value="19196" table:style-name="ce4">
            <text:p>1919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597100613688245" table:style-name="ce4">
            <text:p>1,659710061</text:p>
          </table:table-cell>
          <table:table-cell office:value-type="float" office:value="7.5086481033096591E-2" table:style-name="ce4">
            <text:p>0,075086481</text:p>
          </table:table-cell>
          <table:table-cell table:number-columns-repeated="16375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float" office:value="391" table:style-name="ce3">
            <text:p>391</text:p>
          </table:table-cell>
          <table:table-cell office:value-type="string" table:style-name="ce4">
            <text:p>3169703</text:p>
          </table:table-cell>
          <table:table-cell office:value-type="string" table:style-name="ce4">
            <text:p>Turmalina</text:p>
          </table:table-cell>
          <table:table-cell office:value-type="float" office:value="9383" table:style-name="ce4">
            <text:p>938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6636536076306734" table:style-name="ce4">
            <text:p>3,663653608</text:p>
          </table:table-cell>
          <table:table-cell office:value-type="float" office:value="0.20782755088593297" table:style-name="ce4">
            <text:p>0,207827551</text:p>
          </table:table-cell>
          <table:table-cell table:number-columns-repeated="16375"/>
        </table:table-row>
        <table:table-row table:style-name="ro1">
          <table:table-cell office:value-type="float" office:value="527" table:style-name="ce3">
            <text:p>527</text:p>
          </table:table-cell>
          <table:table-cell office:value-type="float" office:value="392" table:style-name="ce3">
            <text:p>392</text:p>
          </table:table-cell>
          <table:table-cell office:value-type="string" table:style-name="ce4">
            <text:p>3169901</text:p>
          </table:table-cell>
          <table:table-cell office:value-type="string" table:style-name="ce4">
            <text:p>Arranjo Populacional de Ubá/MG</text:p>
          </table:table-cell>
          <table:table-cell office:value-type="float" office:value="61077" table:style-name="ce4">
            <text:p>6107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4783786962239276" table:style-name="ce4">
            <text:p>4,478378696</text:p>
          </table:table-cell>
          <table:table-cell office:value-type="float" office:value="0.23731050143211888" table:style-name="ce4">
            <text:p>0,237310501</text:p>
          </table:table-cell>
          <table:table-cell table:number-columns-repeated="16375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float" office:value="395" table:style-name="ce3">
            <text:p>395</text:p>
          </table:table-cell>
          <table:table-cell office:value-type="string" table:style-name="ce4">
            <text:p>3170404</text:p>
          </table:table-cell>
          <table:table-cell office:value-type="string" table:style-name="ce4">
            <text:p>Unaí</text:p>
          </table:table-cell>
          <table:table-cell office:value-type="float" office:value="50133" table:style-name="ce4">
            <text:p>5013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3.330210281020809" table:style-name="ce4">
            <text:p>13,33021028</text:p>
          </table:table-cell>
          <table:table-cell office:value-type="float" office:value="2.4224903755144167" table:style-name="ce4">
            <text:p>2,422490376</text:p>
          </table:table-cell>
          <table:table-cell table:number-columns-repeated="16375"/>
        </table:table-row>
        <table:table-row table:style-name="ro1">
          <table:table-cell office:value-type="float" office:value="529" table:style-name="ce3">
            <text:p>529</text:p>
          </table:table-cell>
          <table:table-cell office:value-type="float" office:value="396" table:style-name="ce3">
            <text:p>396</text:p>
          </table:table-cell>
          <table:table-cell office:value-type="string" table:style-name="ce4">
            <text:p>3170701</text:p>
          </table:table-cell>
          <table:table-cell office:value-type="string" table:style-name="ce4">
            <text:p>Varginha</text:p>
          </table:table-cell>
          <table:table-cell office:value-type="float" office:value="79417" table:style-name="ce4">
            <text:p>7941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7179680632845491" table:style-name="ce4">
            <text:p>4,717968063</text:p>
          </table:table-cell>
          <table:table-cell office:value-type="float" office:value="0.25698286988471419" table:style-name="ce4">
            <text:p>0,25698287</text:p>
          </table:table-cell>
          <table:table-cell table:number-columns-repeated="16375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float" office:value="397" table:style-name="ce3">
            <text:p>397</text:p>
          </table:table-cell>
          <table:table-cell office:value-type="string" table:style-name="ce4">
            <text:p>3170800</text:p>
          </table:table-cell>
          <table:table-cell office:value-type="string" table:style-name="ce4">
            <text:p>Várzea da Palma</text:p>
          </table:table-cell>
          <table:table-cell office:value-type="float" office:value="13086" table:style-name="ce4">
            <text:p>1308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7560299632408718" table:style-name="ce4">
            <text:p>4,756029963</text:p>
          </table:table-cell>
          <table:table-cell office:value-type="float" office:value="0.46207947381775399" table:style-name="ce4">
            <text:p>0,462079474</text:p>
          </table:table-cell>
          <table:table-cell table:number-columns-repeated="16375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float" office:value="399" table:style-name="ce3">
            <text:p>399</text:p>
          </table:table-cell>
          <table:table-cell office:value-type="string" table:style-name="ce4">
            <text:p>3172004</text:p>
          </table:table-cell>
          <table:table-cell office:value-type="string" table:style-name="ce4">
            <text:p>Visconde do Rio Branco</text:p>
          </table:table-cell>
          <table:table-cell office:value-type="float" office:value="15781" table:style-name="ce4">
            <text:p>1578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076163570450354" table:style-name="ce4">
            <text:p>1,07616357</text:p>
          </table:table-cell>
          <table:table-cell office:value-type="float" office:value="3.7253774743144216E-2" table:style-name="ce4">
            <text:p>0,037253775</text:p>
          </table:table-cell>
          <table:table-cell table:number-columns-repeated="16375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float" office:value="415" table:style-name="ce3">
            <text:p>415</text:p>
          </table:table-cell>
          <table:table-cell office:value-type="string" table:style-name="ce4">
            <text:p>3301504</text:p>
          </table:table-cell>
          <table:table-cell office:value-type="string" table:style-name="ce4">
            <text:p>Arranjo Populacional de Cordeiro - Cantagalo/RJ</text:p>
          </table:table-cell>
          <table:table-cell office:value-type="float" office:value="20605" table:style-name="ce4">
            <text:p>2060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4777422108560589" table:style-name="ce4">
            <text:p>3,477742211</text:p>
          </table:table-cell>
          <table:table-cell office:value-type="float" office:value="0.18771470222653233" table:style-name="ce4">
            <text:p>0,187714702</text:p>
          </table:table-cell>
          <table:table-cell table:number-columns-repeated="16375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float" office:value="418" table:style-name="ce3">
            <text:p>418</text:p>
          </table:table-cell>
          <table:table-cell office:value-type="string" table:style-name="ce4">
            <text:p>3303005</text:p>
          </table:table-cell>
          <table:table-cell office:value-type="string" table:style-name="ce4">
            <text:p>Miracema</text:p>
          </table:table-cell>
          <table:table-cell office:value-type="float" office:value="10271" table:style-name="ce4">
            <text:p>1027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908417468355165" table:style-name="ce4">
            <text:p>1,590841747</text:p>
          </table:table-cell>
          <table:table-cell office:value-type="float" office:value="5.3981104887376674E-2" table:style-name="ce4">
            <text:p>0,053981105</text:p>
          </table:table-cell>
          <table:table-cell table:number-columns-repeated="16375"/>
        </table:table-row>
        <table:table-row table:style-name="ro1">
          <table:table-cell office:value-type="float" office:value="534" table:style-name="ce3">
            <text:p>534</text:p>
          </table:table-cell>
          <table:table-cell office:value-type="float" office:value="427" table:style-name="ce3">
            <text:p>427</text:p>
          </table:table-cell>
          <table:table-cell office:value-type="string" table:style-name="ce4">
            <text:p>3500105</text:p>
          </table:table-cell>
          <table:table-cell office:value-type="string" table:style-name="ce4">
            <text:p>Arranjo Populacional de Adamantina - Lucélia/SP</text:p>
          </table:table-cell>
          <table:table-cell office:value-type="float" office:value="30832" table:style-name="ce4">
            <text:p>3083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2396379030243549" table:style-name="ce4">
            <text:p>2,239637903</text:p>
          </table:table-cell>
          <table:table-cell office:value-type="float" office:value="0.16807121474068409" table:style-name="ce4">
            <text:p>0,168071215</text:p>
          </table:table-cell>
          <table:table-cell table:number-columns-repeated="16375"/>
        </table:table-row>
        <table:table-row table:style-name="ro1">
          <table:table-cell office:value-type="float" office:value="535" table:style-name="ce3">
            <text:p>535</text:p>
          </table:table-cell>
          <table:table-cell office:value-type="float" office:value="429" table:style-name="ce3">
            <text:p>429</text:p>
          </table:table-cell>
          <table:table-cell office:value-type="string" table:style-name="ce4">
            <text:p>3502101</text:p>
          </table:table-cell>
          <table:table-cell office:value-type="string" table:style-name="ce4">
            <text:p>Andradina</text:p>
          </table:table-cell>
          <table:table-cell office:value-type="float" office:value="39805" table:style-name="ce4">
            <text:p>3980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9872978108109791" table:style-name="ce4">
            <text:p>3,987297811</text:p>
          </table:table-cell>
          <table:table-cell office:value-type="float" office:value="0.35700706719427272" table:style-name="ce4">
            <text:p>0,357007067</text:p>
          </table:table-cell>
          <table:table-cell table:number-columns-repeated="16375"/>
        </table:table-row>
        <table:table-row table:style-name="ro1">
          <table:table-cell office:value-type="float" office:value="536" table:style-name="ce3">
            <text:p>536</text:p>
          </table:table-cell>
          <table:table-cell office:value-type="float" office:value="430" table:style-name="ce3">
            <text:p>430</text:p>
          </table:table-cell>
          <table:table-cell office:value-type="string" table:style-name="ce4">
            <text:p>3502200</text:p>
          </table:table-cell>
          <table:table-cell office:value-type="string" table:style-name="ce4">
            <text:p>Angatuba</text:p>
          </table:table-cell>
          <table:table-cell office:value-type="float" office:value="9487" table:style-name="ce4">
            <text:p>948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4412276303175786" table:style-name="ce4">
            <text:p>2,44122763</text:p>
          </table:table-cell>
          <table:table-cell office:value-type="float" office:value="0.10713952486764439" table:style-name="ce4">
            <text:p>0,107139525</text:p>
          </table:table-cell>
          <table:table-cell table:number-columns-repeated="16375"/>
        </table:table-row>
        <table:table-row table:style-name="ro1">
          <table:table-cell office:value-type="float" office:value="537" table:style-name="ce3">
            <text:p>537</text:p>
          </table:table-cell>
          <table:table-cell office:value-type="float" office:value="431" table:style-name="ce3">
            <text:p>431</text:p>
          </table:table-cell>
          <table:table-cell office:value-type="string" table:style-name="ce4">
            <text:p>3502705</text:p>
          </table:table-cell>
          <table:table-cell office:value-type="string" table:style-name="ce4">
            <text:p>Apiaí</text:p>
          </table:table-cell>
          <table:table-cell office:value-type="float" office:value="8900" table:style-name="ce4">
            <text:p>890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8184956624662254" table:style-name="ce4">
            <text:p>2,818495662</text:p>
          </table:table-cell>
          <table:table-cell office:value-type="float" office:value="0.10305084337731396" table:style-name="ce4">
            <text:p>0,103050843</text:p>
          </table:table-cell>
          <table:table-cell table:number-columns-repeated="16375"/>
        </table:table-row>
        <table:table-row table:style-name="ro1">
          <table:table-cell office:value-type="float" office:value="538" table:style-name="ce3">
            <text:p>538</text:p>
          </table:table-cell>
          <table:table-cell office:value-type="float" office:value="432" table:style-name="ce3">
            <text:p>432</text:p>
          </table:table-cell>
          <table:table-cell office:value-type="string" table:style-name="ce4">
            <text:p>3502804</text:p>
          </table:table-cell>
          <table:table-cell office:value-type="string" table:style-name="ce4">
            <text:p>Araçatuba</text:p>
          </table:table-cell>
          <table:table-cell office:value-type="float" office:value="103230" table:style-name="ce4">
            <text:p>10323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7669407247650266" table:style-name="ce4">
            <text:p>4,766940725</text:p>
          </table:table-cell>
          <table:table-cell office:value-type="float" office:value="0.45316127425742442" table:style-name="ce4">
            <text:p>0,453161274</text:p>
          </table:table-cell>
          <table:table-cell table:number-columns-repeated="16375"/>
        </table:table-row>
        <table:table-row table:style-name="ro1">
          <table:table-cell office:value-type="float" office:value="539" table:style-name="ce3">
            <text:p>539</text:p>
          </table:table-cell>
          <table:table-cell office:value-type="float" office:value="434" table:style-name="ce3">
            <text:p>434</text:p>
          </table:table-cell>
          <table:table-cell office:value-type="string" table:style-name="ce4">
            <text:p>3503307</text:p>
          </table:table-cell>
          <table:table-cell office:value-type="string" table:style-name="ce4">
            <text:p>Araras</text:p>
          </table:table-cell>
          <table:table-cell office:value-type="float" office:value="89554" table:style-name="ce4">
            <text:p>8955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033191360900183" table:style-name="ce4">
            <text:p>2,103319136</text:p>
          </table:table-cell>
          <table:table-cell office:value-type="float" office:value="0.12097469228394515" table:style-name="ce4">
            <text:p>0,120974692</text:p>
          </table:table-cell>
          <table:table-cell table:number-columns-repeated="16375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float" office:value="435" table:style-name="ce3">
            <text:p>435</text:p>
          </table:table-cell>
          <table:table-cell office:value-type="string" table:style-name="ce4">
            <text:p>3504008</text:p>
          </table:table-cell>
          <table:table-cell office:value-type="string" table:style-name="ce4">
            <text:p>Assis</text:p>
          </table:table-cell>
          <table:table-cell office:value-type="float" office:value="83987" table:style-name="ce4">
            <text:p>8398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1381919242307879" table:style-name="ce4">
            <text:p>4,138191924</text:p>
          </table:table-cell>
          <table:table-cell office:value-type="float" office:value="0.4297189085943478" table:style-name="ce4">
            <text:p>0,429718909</text:p>
          </table:table-cell>
          <table:table-cell table:number-columns-repeated="16375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float" office:value="437" table:style-name="ce3">
            <text:p>437</text:p>
          </table:table-cell>
          <table:table-cell office:value-type="string" table:style-name="ce4">
            <text:p>3504206</text:p>
          </table:table-cell>
          <table:table-cell office:value-type="string" table:style-name="ce4">
            <text:p>Auriflama</text:p>
          </table:table-cell>
          <table:table-cell office:value-type="float" office:value="6561" table:style-name="ce4">
            <text:p>656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3263892124996262" table:style-name="ce4">
            <text:p>1,326389212</text:p>
          </table:table-cell>
          <table:table-cell office:value-type="float" office:value="5.9538597715401334E-2" table:style-name="ce4">
            <text:p>0,059538598</text:p>
          </table:table-cell>
          <table:table-cell table:number-columns-repeated="16375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float" office:value="439" table:style-name="ce3">
            <text:p>439</text:p>
          </table:table-cell>
          <table:table-cell office:value-type="string" table:style-name="ce4">
            <text:p>3505203</text:p>
          </table:table-cell>
          <table:table-cell office:value-type="string" table:style-name="ce4">
            <text:p>Bariri</text:p>
          </table:table-cell>
          <table:table-cell office:value-type="float" office:value="14079" table:style-name="ce4">
            <text:p>1407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1687673680581345" table:style-name="ce4">
            <text:p>1,168767368</text:p>
          </table:table-cell>
          <table:table-cell office:value-type="float" office:value="4.9575961684319304E-2" table:style-name="ce4">
            <text:p>0,049575962</text:p>
          </table:table-cell>
          <table:table-cell table:number-columns-repeated="16375"/>
        </table:table-row>
        <table:table-row table:style-name="ro1">
          <table:table-cell office:value-type="float" office:value="543" table:style-name="ce3">
            <text:p>543</text:p>
          </table:table-cell>
          <table:table-cell office:value-type="float" office:value="440" table:style-name="ce3">
            <text:p>440</text:p>
          </table:table-cell>
          <table:table-cell office:value-type="string" table:style-name="ce4">
            <text:p>3505500</text:p>
          </table:table-cell>
          <table:table-cell office:value-type="string" table:style-name="ce4">
            <text:p>Barretos</text:p>
          </table:table-cell>
          <table:table-cell office:value-type="float" office:value="77893" table:style-name="ce4">
            <text:p>7789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7457836462465472" table:style-name="ce4">
            <text:p>5,745783646</text:p>
          </table:table-cell>
          <table:table-cell office:value-type="float" office:value="0.3736805141822952" table:style-name="ce4">
            <text:p>0,373680514</text:p>
          </table:table-cell>
          <table:table-cell table:number-columns-repeated="16375"/>
        </table:table-row>
        <table:table-row table:style-name="ro1">
          <table:table-cell office:value-type="float" office:value="544" table:style-name="ce3">
            <text:p>544</text:p>
          </table:table-cell>
          <table:table-cell office:value-type="float" office:value="442" table:style-name="ce3">
            <text:p>442</text:p>
          </table:table-cell>
          <table:table-cell office:value-type="string" table:style-name="ce4">
            <text:p>3506102</text:p>
          </table:table-cell>
          <table:table-cell office:value-type="string" table:style-name="ce4">
            <text:p>Bebedouro</text:p>
          </table:table-cell>
          <table:table-cell office:value-type="float" office:value="37506" table:style-name="ce4">
            <text:p>3750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431180177400938" table:style-name="ce4">
            <text:p>2,743118018</text:p>
          </table:table-cell>
          <table:table-cell office:value-type="float" office:value="0.11235320962454247" table:style-name="ce4">
            <text:p>0,11235321</text:p>
          </table:table-cell>
          <table:table-cell table:number-columns-repeated="16375"/>
        </table:table-row>
        <table:table-row table:style-name="ro1">
          <table:table-cell office:value-type="float" office:value="545" table:style-name="ce3">
            <text:p>545</text:p>
          </table:table-cell>
          <table:table-cell office:value-type="float" office:value="443" table:style-name="ce3">
            <text:p>443</text:p>
          </table:table-cell>
          <table:table-cell office:value-type="string" table:style-name="ce4">
            <text:p>3506300</text:p>
          </table:table-cell>
          <table:table-cell office:value-type="string" table:style-name="ce4">
            <text:p>Bernardino de Campos</text:p>
          </table:table-cell>
          <table:table-cell office:value-type="float" office:value="4687" table:style-name="ce4">
            <text:p>468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409941906985387" table:style-name="ce4">
            <text:p>1,540994191</text:p>
          </table:table-cell>
          <table:table-cell office:value-type="float" office:value="3.8866695737242496E-2" table:style-name="ce4">
            <text:p>0,038866696</text:p>
          </table:table-cell>
          <table:table-cell table:number-columns-repeated="16375"/>
        </table:table-row>
        <table:table-row table:style-name="ro1">
          <table:table-cell office:value-type="float" office:value="546" table:style-name="ce3">
            <text:p>546</text:p>
          </table:table-cell>
          <table:table-cell office:value-type="float" office:value="444" table:style-name="ce3">
            <text:p>444</text:p>
          </table:table-cell>
          <table:table-cell office:value-type="string" table:style-name="ce4">
            <text:p>3506409</text:p>
          </table:table-cell>
          <table:table-cell office:value-type="string" table:style-name="ce4">
            <text:p>Bilac</text:p>
          </table:table-cell>
          <table:table-cell office:value-type="float" office:value="5913" table:style-name="ce4">
            <text:p>59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073167470957967" table:style-name="ce4">
            <text:p>1,507316747</text:p>
          </table:table-cell>
          <table:table-cell office:value-type="float" office:value="4.612736057939671E-2" table:style-name="ce4">
            <text:p>0,046127361</text:p>
          </table:table-cell>
          <table:table-cell table:number-columns-repeated="16375"/>
        </table:table-row>
        <table:table-row table:style-name="ro1">
          <table:table-cell office:value-type="float" office:value="547" table:style-name="ce3">
            <text:p>547</text:p>
          </table:table-cell>
          <table:table-cell office:value-type="float" office:value="445" table:style-name="ce3">
            <text:p>445</text:p>
          </table:table-cell>
          <table:table-cell office:value-type="string" table:style-name="ce4">
            <text:p>3506508</text:p>
          </table:table-cell>
          <table:table-cell office:value-type="string" table:style-name="ce4">
            <text:p>Arranjo Populacional de Birigui/SP</text:p>
          </table:table-cell>
          <table:table-cell office:value-type="float" office:value="53041" table:style-name="ce4">
            <text:p>5304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570014571254731" table:style-name="ce4">
            <text:p>2,057001457</text:p>
          </table:table-cell>
          <table:table-cell office:value-type="float" office:value="0.10853002781925418" table:style-name="ce4">
            <text:p>0,108530028</text:p>
          </table:table-cell>
          <table:table-cell table:number-columns-repeated="16375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float" office:value="448" table:style-name="ce3">
            <text:p>448</text:p>
          </table:table-cell>
          <table:table-cell office:value-type="string" table:style-name="ce4">
            <text:p>3508108</text:p>
          </table:table-cell>
          <table:table-cell office:value-type="string" table:style-name="ce4">
            <text:p>Buritama</text:p>
          </table:table-cell>
          <table:table-cell office:value-type="float" office:value="6732" table:style-name="ce4">
            <text:p>673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1596186473518091" table:style-name="ce4">
            <text:p>1,159618647</text:p>
          </table:table-cell>
          <table:table-cell office:value-type="float" office:value="4.1715706449422046E-2" table:style-name="ce4">
            <text:p>0,041715706</text:p>
          </table:table-cell>
          <table:table-cell table:number-columns-repeated="16375"/>
        </table:table-row>
        <table:table-row table:style-name="ro1">
          <table:table-cell office:value-type="float" office:value="549" table:style-name="ce3">
            <text:p>549</text:p>
          </table:table-cell>
          <table:table-cell office:value-type="float" office:value="452" table:style-name="ce3">
            <text:p>452</text:p>
          </table:table-cell>
          <table:table-cell office:value-type="string" table:style-name="ce4">
            <text:p>3511102</text:p>
          </table:table-cell>
          <table:table-cell office:value-type="string" table:style-name="ce4">
            <text:p>Arranjo Populacional de Catanduva/SP</text:p>
          </table:table-cell>
          <table:table-cell office:value-type="float" office:value="110185" table:style-name="ce4">
            <text:p>11018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6841797580636886" table:style-name="ce4">
            <text:p>4,684179758</text:p>
          </table:table-cell>
          <table:table-cell office:value-type="float" office:value="0.42258212218052149" table:style-name="ce4">
            <text:p>0,422582122</text:p>
          </table:table-cell>
          <table:table-cell table:number-columns-repeated="16375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float" office:value="453" table:style-name="ce3">
            <text:p>453</text:p>
          </table:table-cell>
          <table:table-cell office:value-type="string" table:style-name="ce4">
            <text:p>3511508</text:p>
          </table:table-cell>
          <table:table-cell office:value-type="string" table:style-name="ce4">
            <text:p>Arranjo Populacional de Cerquilho - Tietê/SP</text:p>
          </table:table-cell>
          <table:table-cell office:value-type="float" office:value="25688" table:style-name="ce4">
            <text:p>2568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498465894564983" table:style-name="ce4">
            <text:p>1,749846589</text:p>
          </table:table-cell>
          <table:table-cell office:value-type="float" office:value="5.1898711681476001E-2" table:style-name="ce4">
            <text:p>0,051898712</text:p>
          </table:table-cell>
          <table:table-cell table:number-columns-repeated="16375"/>
        </table:table-row>
        <table:table-row table:style-name="ro1">
          <table:table-cell office:value-type="float" office:value="551" table:style-name="ce3">
            <text:p>551</text:p>
          </table:table-cell>
          <table:table-cell office:value-type="float" office:value="454" table:style-name="ce3">
            <text:p>454</text:p>
          </table:table-cell>
          <table:table-cell office:value-type="string" table:style-name="ce4">
            <text:p>3512308</text:p>
          </table:table-cell>
          <table:table-cell office:value-type="string" table:style-name="ce4">
            <text:p>Conchas</text:p>
          </table:table-cell>
          <table:table-cell office:value-type="float" office:value="8430" table:style-name="ce4">
            <text:p>843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002276821726492" table:style-name="ce4">
            <text:p>2,000227682</text:p>
          </table:table-cell>
          <table:table-cell office:value-type="float" office:value="6.0714310158885315E-2" table:style-name="ce4">
            <text:p>0,06071431</text:p>
          </table:table-cell>
          <table:table-cell table:number-columns-repeated="16375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float" office:value="456" table:style-name="ce3">
            <text:p>456</text:p>
          </table:table-cell>
          <table:table-cell office:value-type="string" table:style-name="ce4">
            <text:p>3513900</text:p>
          </table:table-cell>
          <table:table-cell office:value-type="string" table:style-name="ce4">
            <text:p>Divinolândia</text:p>
          </table:table-cell>
          <table:table-cell office:value-type="float" office:value="3879" table:style-name="ce4">
            <text:p>387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.81750374570305995" table:style-name="ce4">
            <text:p>0,817503746</text:p>
          </table:table-cell>
          <table:table-cell office:value-type="float" office:value="1.9523202612606143E-2" table:style-name="ce4">
            <text:p>0,019523203</text:p>
          </table:table-cell>
          <table:table-cell table:number-columns-repeated="16375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float" office:value="457" table:style-name="ce3">
            <text:p>457</text:p>
          </table:table-cell>
          <table:table-cell office:value-type="string" table:style-name="ce4">
            <text:p>3514403</text:p>
          </table:table-cell>
          <table:table-cell office:value-type="string" table:style-name="ce4">
            <text:p>Dracena</text:p>
          </table:table-cell>
          <table:table-cell office:value-type="float" office:value="39284" table:style-name="ce4">
            <text:p>3928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2995626235637765" table:style-name="ce4">
            <text:p>6,299562624</text:p>
          </table:table-cell>
          <table:table-cell office:value-type="float" office:value="0.34006851432426927" table:style-name="ce4">
            <text:p>0,340068514</text:p>
          </table:table-cell>
          <table:table-cell table:number-columns-repeated="16375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float" office:value="458" table:style-name="ce3">
            <text:p>458</text:p>
          </table:table-cell>
          <table:table-cell office:value-type="string" table:style-name="ce4">
            <text:p>3515186</text:p>
          </table:table-cell>
          <table:table-cell office:value-type="string" table:style-name="ce4">
            <text:p>Espírito Santo do Pinhal</text:p>
          </table:table-cell>
          <table:table-cell office:value-type="float" office:value="14438" table:style-name="ce4">
            <text:p>1443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3165037420709178" table:style-name="ce4">
            <text:p>1,316503742</text:p>
          </table:table-cell>
          <table:table-cell office:value-type="float" office:value="3.9166937046119413E-2" table:style-name="ce4">
            <text:p>0,039166937</text:p>
          </table:table-cell>
          <table:table-cell table:number-columns-repeated="16375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float" office:value="459" table:style-name="ce3">
            <text:p>459</text:p>
          </table:table-cell>
          <table:table-cell office:value-type="string" table:style-name="ce4">
            <text:p>3515509</text:p>
          </table:table-cell>
          <table:table-cell office:value-type="string" table:style-name="ce4">
            <text:p>Arranjo Populacional de Fernandópolis/SP</text:p>
          </table:table-cell>
          <table:table-cell office:value-type="float" office:value="42571" table:style-name="ce4">
            <text:p>4257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0074807906458108" table:style-name="ce4">
            <text:p>3,007480791</text:p>
          </table:table-cell>
          <table:table-cell office:value-type="float" office:value="0.24442704203949914" table:style-name="ce4">
            <text:p>0,244427042</text:p>
          </table:table-cell>
          <table:table-cell table:number-columns-repeated="16375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float" office:value="460" table:style-name="ce3">
            <text:p>460</text:p>
          </table:table-cell>
          <table:table-cell office:value-type="string" table:style-name="ce4">
            <text:p>3516200</text:p>
          </table:table-cell>
          <table:table-cell office:value-type="string" table:style-name="ce4">
            <text:p>Arranjo Populacional de Franca/SP</text:p>
          </table:table-cell>
          <table:table-cell office:value-type="float" office:value="139809" table:style-name="ce4">
            <text:p>13980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6793598686222952" table:style-name="ce4">
            <text:p>3,679359869</text:p>
          </table:table-cell>
          <table:table-cell office:value-type="float" office:value="0.31776378685899587" table:style-name="ce4">
            <text:p>0,317763787</text:p>
          </table:table-cell>
          <table:table-cell table:number-columns-repeated="16375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float" office:value="461" table:style-name="ce3">
            <text:p>461</text:p>
          </table:table-cell>
          <table:table-cell office:value-type="string" table:style-name="ce4">
            <text:p>3516705</text:p>
          </table:table-cell>
          <table:table-cell office:value-type="string" table:style-name="ce4">
            <text:p>Garça</text:p>
          </table:table-cell>
          <table:table-cell office:value-type="float" office:value="15635" table:style-name="ce4">
            <text:p>1563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164315788876846" table:style-name="ce4">
            <text:p>1,616431579</text:p>
          </table:table-cell>
          <table:table-cell office:value-type="float" office:value="6.2133714278109382E-2" table:style-name="ce4">
            <text:p>0,062133714</text:p>
          </table:table-cell>
          <table:table-cell table:number-columns-repeated="16375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float" office:value="463" table:style-name="ce3">
            <text:p>463</text:p>
          </table:table-cell>
          <table:table-cell office:value-type="string" table:style-name="ce4">
            <text:p>3519600</text:p>
          </table:table-cell>
          <table:table-cell office:value-type="string" table:style-name="ce4">
            <text:p>Ibitinga</text:p>
          </table:table-cell>
          <table:table-cell office:value-type="float" office:value="28351" table:style-name="ce4">
            <text:p>2835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751408631418289" table:style-name="ce4">
            <text:p>2,575140863</text:p>
          </table:table-cell>
          <table:table-cell office:value-type="float" office:value="0.10837675358897425" table:style-name="ce4">
            <text:p>0,108376754</text:p>
          </table:table-cell>
          <table:table-cell table:number-columns-repeated="16375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float" office:value="464" table:style-name="ce3">
            <text:p>464</text:p>
          </table:table-cell>
          <table:table-cell office:value-type="string" table:style-name="ce4">
            <text:p>3520442</text:p>
          </table:table-cell>
          <table:table-cell office:value-type="string" table:style-name="ce4">
            <text:p>Ilha Solteira</text:p>
          </table:table-cell>
          <table:table-cell office:value-type="float" office:value="11755" table:style-name="ce4">
            <text:p>1175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9044612181303164" table:style-name="ce4">
            <text:p>1,904461218</text:p>
          </table:table-cell>
          <table:table-cell office:value-type="float" office:value="0.11124576501640097" table:style-name="ce4">
            <text:p>0,111245765</text:p>
          </table:table-cell>
          <table:table-cell table:number-columns-repeated="16375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float" office:value="465" table:style-name="ce3">
            <text:p>465</text:p>
          </table:table-cell>
          <table:table-cell office:value-type="string" table:style-name="ce4">
            <text:p>3520509</text:p>
          </table:table-cell>
          <table:table-cell office:value-type="string" table:style-name="ce4">
            <text:p>Indaiatuba</text:p>
          </table:table-cell>
          <table:table-cell office:value-type="float" office:value="83844" table:style-name="ce4">
            <text:p>8384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938596760653527" table:style-name="ce4">
            <text:p>1,593859676</text:p>
          </table:table-cell>
          <table:table-cell office:value-type="float" office:value="4.5293280863547399E-2" table:style-name="ce4">
            <text:p>0,045293281</text:p>
          </table:table-cell>
          <table:table-cell table:number-columns-repeated="16375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float" office:value="466" table:style-name="ce3">
            <text:p>466</text:p>
          </table:table-cell>
          <table:table-cell office:value-type="string" table:style-name="ce4">
            <text:p>3522307</text:p>
          </table:table-cell>
          <table:table-cell office:value-type="string" table:style-name="ce4">
            <text:p>Arranjo Populacional de Itapetininga/SP</text:p>
          </table:table-cell>
          <table:table-cell office:value-type="float" office:value="82227" table:style-name="ce4">
            <text:p>8222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9510850181051103" table:style-name="ce4">
            <text:p>5,951085018</text:p>
          </table:table-cell>
          <table:table-cell office:value-type="float" office:value="0.51152936530234716" table:style-name="ce4">
            <text:p>0,511529365</text:p>
          </table:table-cell>
          <table:table-cell table:number-columns-repeated="16375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float" office:value="467" table:style-name="ce3">
            <text:p>467</text:p>
          </table:table-cell>
          <table:table-cell office:value-type="string" table:style-name="ce4">
            <text:p>3522406</text:p>
          </table:table-cell>
          <table:table-cell office:value-type="string" table:style-name="ce4">
            <text:p>Itapeva</text:p>
          </table:table-cell>
          <table:table-cell office:value-type="float" office:value="61915" table:style-name="ce4">
            <text:p>6191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8339261278625711" table:style-name="ce4">
            <text:p>7,833926128</text:p>
          </table:table-cell>
          <table:table-cell office:value-type="float" office:value="0.63692434792958452" table:style-name="ce4">
            <text:p>0,636924348</text:p>
          </table:table-cell>
          <table:table-cell table:number-columns-repeated="16375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float" office:value="468" table:style-name="ce3">
            <text:p>468</text:p>
          </table:table-cell>
          <table:table-cell office:value-type="string" table:style-name="ce4">
            <text:p>3522802</text:p>
          </table:table-cell>
          <table:table-cell office:value-type="string" table:style-name="ce4">
            <text:p>Itaporanga</text:p>
          </table:table-cell>
          <table:table-cell office:value-type="float" office:value="5943" table:style-name="ce4">
            <text:p>594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022580473663792" table:style-name="ce4">
            <text:p>1,602258047</text:p>
          </table:table-cell>
          <table:table-cell office:value-type="float" office:value="5.8510780301641835E-2" table:style-name="ce4">
            <text:p>0,05851078</text:p>
          </table:table-cell>
          <table:table-cell table:number-columns-repeated="16375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float" office:value="469" table:style-name="ce3">
            <text:p>469</text:p>
          </table:table-cell>
          <table:table-cell office:value-type="string" table:style-name="ce4">
            <text:p>3523206</text:p>
          </table:table-cell>
          <table:table-cell office:value-type="string" table:style-name="ce4">
            <text:p>Itararé</text:p>
          </table:table-cell>
          <table:table-cell office:value-type="float" office:value="21905" table:style-name="ce4">
            <text:p>2190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0577762842751861" table:style-name="ce4">
            <text:p>3,057776284</text:p>
          </table:table-cell>
          <table:table-cell office:value-type="float" office:value="0.21726652836547389" table:style-name="ce4">
            <text:p>0,217266528</text:p>
          </table:table-cell>
          <table:table-cell table:number-columns-repeated="16375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float" office:value="470" table:style-name="ce3">
            <text:p>470</text:p>
          </table:table-cell>
          <table:table-cell office:value-type="string" table:style-name="ce4">
            <text:p>3524105</text:p>
          </table:table-cell>
          <table:table-cell office:value-type="string" table:style-name="ce4">
            <text:p>Ituverava</text:p>
          </table:table-cell>
          <table:table-cell office:value-type="float" office:value="29278" table:style-name="ce4">
            <text:p>2927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8352589353523374" table:style-name="ce4">
            <text:p>3,835258935</text:p>
          </table:table-cell>
          <table:table-cell office:value-type="float" office:value="0.18627395469549493" table:style-name="ce4">
            <text:p>0,186273955</text:p>
          </table:table-cell>
          <table:table-cell table:number-columns-repeated="16375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float" office:value="471" table:style-name="ce3">
            <text:p>471</text:p>
          </table:table-cell>
          <table:table-cell office:value-type="string" table:style-name="ce4">
            <text:p>3524303</text:p>
          </table:table-cell>
          <table:table-cell office:value-type="string" table:style-name="ce4">
            <text:p>Jaboticabal</text:p>
          </table:table-cell>
          <table:table-cell office:value-type="float" office:value="40486" table:style-name="ce4">
            <text:p>4048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397089589022246" table:style-name="ce4">
            <text:p>1,839708959</text:p>
          </table:table-cell>
          <table:table-cell office:value-type="float" office:value="9.6725945331639154E-2" table:style-name="ce4">
            <text:p>0,096725945</text:p>
          </table:table-cell>
          <table:table-cell table:number-columns-repeated="16375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float" office:value="472" table:style-name="ce3">
            <text:p>472</text:p>
          </table:table-cell>
          <table:table-cell office:value-type="string" table:style-name="ce4">
            <text:p>3524709</text:p>
          </table:table-cell>
          <table:table-cell office:value-type="string" table:style-name="ce4">
            <text:p>Jaguariúna</text:p>
          </table:table-cell>
          <table:table-cell office:value-type="float" office:value="25262" table:style-name="ce4">
            <text:p>2526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1074206496345369" table:style-name="ce4">
            <text:p>1,10742065</text:p>
          </table:table-cell>
          <table:table-cell office:value-type="float" office:value="2.5962599554733672E-2" table:style-name="ce4">
            <text:p>0,0259626</text:p>
          </table:table-cell>
          <table:table-cell table:number-columns-repeated="16375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float" office:value="473" table:style-name="ce3">
            <text:p>473</text:p>
          </table:table-cell>
          <table:table-cell office:value-type="string" table:style-name="ce4">
            <text:p>3524808</text:p>
          </table:table-cell>
          <table:table-cell office:value-type="string" table:style-name="ce4">
            <text:p>Arranjo Populacional de Jales/SP</text:p>
          </table:table-cell>
          <table:table-cell office:value-type="float" office:value="40457" table:style-name="ce4">
            <text:p>4045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1895401935637451" table:style-name="ce4">
            <text:p>3,189540194</text:p>
          </table:table-cell>
          <table:table-cell office:value-type="float" office:value="0.23007618404984617" table:style-name="ce4">
            <text:p>0,230076184</text:p>
          </table:table-cell>
          <table:table-cell table:number-columns-repeated="16375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float" office:value="474" table:style-name="ce3">
            <text:p>474</text:p>
          </table:table-cell>
          <table:table-cell office:value-type="string" table:style-name="ce4">
            <text:p>3525300</text:p>
          </table:table-cell>
          <table:table-cell office:value-type="string" table:style-name="ce4">
            <text:p>Jaú</text:p>
          </table:table-cell>
          <table:table-cell office:value-type="float" office:value="101703" table:style-name="ce4">
            <text:p>1017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7854158829898026" table:style-name="ce4">
            <text:p>4,785415883</text:p>
          </table:table-cell>
          <table:table-cell office:value-type="float" office:value="0.3446099794482867" table:style-name="ce4">
            <text:p>0,344609979</text:p>
          </table:table-cell>
          <table:table-cell table:number-columns-repeated="16375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float" office:value="475" table:style-name="ce3">
            <text:p>475</text:p>
          </table:table-cell>
          <table:table-cell office:value-type="string" table:style-name="ce4">
            <text:p>3525706</text:p>
          </table:table-cell>
          <table:table-cell office:value-type="string" table:style-name="ce4">
            <text:p>José Bonifácio</text:p>
          </table:table-cell>
          <table:table-cell office:value-type="float" office:value="13943" table:style-name="ce4">
            <text:p>1394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740607414473999" table:style-name="ce4">
            <text:p>1,774060741</text:p>
          </table:table-cell>
          <table:table-cell office:value-type="float" office:value="9.3027707070664989E-2" table:style-name="ce4">
            <text:p>0,093027707</text:p>
          </table:table-cell>
          <table:table-cell table:number-columns-repeated="16375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float" office:value="477" table:style-name="ce3">
            <text:p>477</text:p>
          </table:table-cell>
          <table:table-cell office:value-type="string" table:style-name="ce4">
            <text:p>3526001</text:p>
          </table:table-cell>
          <table:table-cell office:value-type="string" table:style-name="ce4">
            <text:p>Junqueirópolis</text:p>
          </table:table-cell>
          <table:table-cell office:value-type="float" office:value="6670" table:style-name="ce4">
            <text:p>667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9554898998506238" table:style-name="ce4">
            <text:p>1,9554899</text:p>
          </table:table-cell>
          <table:table-cell office:value-type="float" office:value="7.0370853944475217E-2" table:style-name="ce4">
            <text:p>0,070370854</text:p>
          </table:table-cell>
          <table:table-cell table:number-columns-repeated="16375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float" office:value="478" table:style-name="ce3">
            <text:p>478</text:p>
          </table:table-cell>
          <table:table-cell office:value-type="string" table:style-name="ce4">
            <text:p>3526803</text:p>
          </table:table-cell>
          <table:table-cell office:value-type="string" table:style-name="ce4">
            <text:p>Lençóis Paulista</text:p>
          </table:table-cell>
          <table:table-cell office:value-type="float" office:value="25214" table:style-name="ce4">
            <text:p>2521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60236668853032" table:style-name="ce4">
            <text:p>1,760236669</text:p>
          </table:table-cell>
          <table:table-cell office:value-type="float" office:value="9.0838044429475406E-2" table:style-name="ce4">
            <text:p>0,090838044</text:p>
          </table:table-cell>
          <table:table-cell table:number-columns-repeated="16375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float" office:value="480" table:style-name="ce3">
            <text:p>480</text:p>
          </table:table-cell>
          <table:table-cell office:value-type="string" table:style-name="ce4">
            <text:p>3527108</text:p>
          </table:table-cell>
          <table:table-cell office:value-type="string" table:style-name="ce4">
            <text:p>Lins</text:p>
          </table:table-cell>
          <table:table-cell office:value-type="float" office:value="38695" table:style-name="ce4">
            <text:p>3869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65094714890306" table:style-name="ce4">
            <text:p>2,765094715</text:p>
          </table:table-cell>
          <table:table-cell office:value-type="float" office:value="0.18307775251582986" table:style-name="ce4">
            <text:p>0,183077753</text:p>
          </table:table-cell>
          <table:table-cell table:number-columns-repeated="16375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float" office:value="483" table:style-name="ce3">
            <text:p>483</text:p>
          </table:table-cell>
          <table:table-cell office:value-type="string" table:style-name="ce4">
            <text:p>3530102</text:p>
          </table:table-cell>
          <table:table-cell office:value-type="string" table:style-name="ce4">
            <text:p>Mirandópolis</text:p>
          </table:table-cell>
          <table:table-cell office:value-type="float" office:value="13475" table:style-name="ce4">
            <text:p>1347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3223289737638315" table:style-name="ce4">
            <text:p>2,322328974</text:p>
          </table:table-cell>
          <table:table-cell office:value-type="float" office:value="0.17599376347037593" table:style-name="ce4">
            <text:p>0,175993763</text:p>
          </table:table-cell>
          <table:table-cell table:number-columns-repeated="16375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float" office:value="484" table:style-name="ce3">
            <text:p>484</text:p>
          </table:table-cell>
          <table:table-cell office:value-type="string" table:style-name="ce4">
            <text:p>3530508</text:p>
          </table:table-cell>
          <table:table-cell office:value-type="string" table:style-name="ce4">
            <text:p>Mococa</text:p>
          </table:table-cell>
          <table:table-cell office:value-type="float" office:value="29221" table:style-name="ce4">
            <text:p>2922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51575382244642" table:style-name="ce4">
            <text:p>2,151575382</text:p>
          </table:table-cell>
          <table:table-cell office:value-type="float" office:value="8.86927198840749E-2" table:style-name="ce4">
            <text:p>0,08869272</text:p>
          </table:table-cell>
          <table:table-cell table:number-columns-repeated="16375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float" office:value="485" table:style-name="ce3">
            <text:p>485</text:p>
          </table:table-cell>
          <table:table-cell office:value-type="string" table:style-name="ce4">
            <text:p>3530706</text:p>
          </table:table-cell>
          <table:table-cell office:value-type="string" table:style-name="ce4">
            <text:p>Arranjo Populacional de Mogi Guaçu - Mogi Mirim/SP</text:p>
          </table:table-cell>
          <table:table-cell office:value-type="float" office:value="101765" table:style-name="ce4">
            <text:p>10176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139255552148058" table:style-name="ce4">
            <text:p>2,713925555</text:p>
          </table:table-cell>
          <table:table-cell office:value-type="float" office:value="0.16683050965359358" table:style-name="ce4">
            <text:p>0,16683051</text:p>
          </table:table-cell>
          <table:table-cell table:number-columns-repeated="16375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float" office:value="486" table:style-name="ce3">
            <text:p>486</text:p>
          </table:table-cell>
          <table:table-cell office:value-type="string" table:style-name="ce4">
            <text:p>3531407</text:p>
          </table:table-cell>
          <table:table-cell office:value-type="string" table:style-name="ce4">
            <text:p>Monte Aprazível</text:p>
          </table:table-cell>
          <table:table-cell office:value-type="float" office:value="9160" table:style-name="ce4">
            <text:p>916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9758229541514249" table:style-name="ce4">
            <text:p>1,975822954</text:p>
          </table:table-cell>
          <table:table-cell office:value-type="float" office:value="5.492231311648145E-2" table:style-name="ce4">
            <text:p>0,054922313</text:p>
          </table:table-cell>
          <table:table-cell table:number-columns-repeated="16375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float" office:value="487" table:style-name="ce3">
            <text:p>487</text:p>
          </table:table-cell>
          <table:table-cell office:value-type="string" table:style-name="ce4">
            <text:p>3532603</text:p>
          </table:table-cell>
          <table:table-cell office:value-type="string" table:style-name="ce4">
            <text:p>Nhandeara</text:p>
          </table:table-cell>
          <table:table-cell office:value-type="float" office:value="6064" table:style-name="ce4">
            <text:p>606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6610071168478391" table:style-name="ce4">
            <text:p>2,661007117</text:p>
          </table:table-cell>
          <table:table-cell office:value-type="float" office:value="7.4761804922066369E-2" table:style-name="ce4">
            <text:p>0,074761805</text:p>
          </table:table-cell>
          <table:table-cell table:number-columns-repeated="16375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float" office:value="488" table:style-name="ce3">
            <text:p>488</text:p>
          </table:table-cell>
          <table:table-cell office:value-type="string" table:style-name="ce4">
            <text:p>3533908</text:p>
          </table:table-cell>
          <table:table-cell office:value-type="string" table:style-name="ce4">
            <text:p>Olímpia</text:p>
          </table:table-cell>
          <table:table-cell office:value-type="float" office:value="32291" table:style-name="ce4">
            <text:p>3229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8445936120257587" table:style-name="ce4">
            <text:p>2,844593612</text:p>
          </table:table-cell>
          <table:table-cell office:value-type="float" office:value="0.15263281554095617" table:style-name="ce4">
            <text:p>0,152632816</text:p>
          </table:table-cell>
          <table:table-cell table:number-columns-repeated="16375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float" office:value="489" table:style-name="ce3">
            <text:p>489</text:p>
          </table:table-cell>
          <table:table-cell office:value-type="string" table:style-name="ce4">
            <text:p>3534302</text:p>
          </table:table-cell>
          <table:table-cell office:value-type="string" table:style-name="ce4">
            <text:p>Orlândia</text:p>
          </table:table-cell>
          <table:table-cell office:value-type="float" office:value="20109" table:style-name="ce4">
            <text:p>2010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093063410509296" table:style-name="ce4">
            <text:p>1,609306341</text:p>
          </table:table-cell>
          <table:table-cell office:value-type="float" office:value="8.2026613259978412E-2" table:style-name="ce4">
            <text:p>0,082026613</text:p>
          </table:table-cell>
          <table:table-cell table:number-columns-repeated="16375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float" office:value="490" table:style-name="ce3">
            <text:p>490</text:p>
          </table:table-cell>
          <table:table-cell office:value-type="string" table:style-name="ce4">
            <text:p>3534609</text:p>
          </table:table-cell>
          <table:table-cell office:value-type="string" table:style-name="ce4">
            <text:p>Osvaldo Cruz</text:p>
          </table:table-cell>
          <table:table-cell office:value-type="float" office:value="14091" table:style-name="ce4">
            <text:p>1409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370635794584248" table:style-name="ce4">
            <text:p>1,737063579</text:p>
          </table:table-cell>
          <table:table-cell office:value-type="float" office:value="4.9660949992748248E-2" table:style-name="ce4">
            <text:p>0,04966095</text:p>
          </table:table-cell>
          <table:table-cell table:number-columns-repeated="16375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float" office:value="492" table:style-name="ce3">
            <text:p>492</text:p>
          </table:table-cell>
          <table:table-cell office:value-type="string" table:style-name="ce4">
            <text:p>3536208</text:p>
          </table:table-cell>
          <table:table-cell office:value-type="string" table:style-name="ce4">
            <text:p>Pariquera-Açu</text:p>
          </table:table-cell>
          <table:table-cell office:value-type="float" office:value="60022" table:style-name="ce4">
            <text:p>6002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.500695477918374" table:style-name="ce4">
            <text:p>10,50069548</text:p>
          </table:table-cell>
          <table:table-cell office:value-type="float" office:value="0.97111714075959432" table:style-name="ce4">
            <text:p>0,971117141</text:p>
          </table:table-cell>
          <table:table-cell table:number-columns-repeated="16375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float" office:value="493" table:style-name="ce3">
            <text:p>493</text:p>
          </table:table-cell>
          <table:table-cell office:value-type="string" table:style-name="ce4">
            <text:p>3537305</text:p>
          </table:table-cell>
          <table:table-cell office:value-type="string" table:style-name="ce4">
            <text:p>Penápolis</text:p>
          </table:table-cell>
          <table:table-cell office:value-type="float" office:value="33623" table:style-name="ce4">
            <text:p>3362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6984317337311388" table:style-name="ce4">
            <text:p>2,698431734</text:p>
          </table:table-cell>
          <table:table-cell office:value-type="float" office:value="0.17537959134975181" table:style-name="ce4">
            <text:p>0,175379591</text:p>
          </table:table-cell>
          <table:table-cell table:number-columns-repeated="16375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float" office:value="495" table:style-name="ce3">
            <text:p>495</text:p>
          </table:table-cell>
          <table:table-cell office:value-type="string" table:style-name="ce4">
            <text:p>3538808</text:p>
          </table:table-cell>
          <table:table-cell office:value-type="string" table:style-name="ce4">
            <text:p>Piraju</text:p>
          </table:table-cell>
          <table:table-cell office:value-type="float" office:value="12912" table:style-name="ce4">
            <text:p>1291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877249910406558" table:style-name="ce4">
            <text:p>1,687724991</text:p>
          </table:table-cell>
          <table:table-cell office:value-type="float" office:value="8.3151501423901528E-2" table:style-name="ce4">
            <text:p>0,083151501</text:p>
          </table:table-cell>
          <table:table-cell table:number-columns-repeated="16375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float" office:value="497" table:style-name="ce3">
            <text:p>497</text:p>
          </table:table-cell>
          <table:table-cell office:value-type="string" table:style-name="ce4">
            <text:p>3541604</text:p>
          </table:table-cell>
          <table:table-cell office:value-type="string" table:style-name="ce4">
            <text:p>Promissão</text:p>
          </table:table-cell>
          <table:table-cell office:value-type="float" office:value="14072" table:style-name="ce4">
            <text:p>1407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998470432528442" table:style-name="ce4">
            <text:p>2,799847043</text:p>
          </table:table-cell>
          <table:table-cell office:value-type="float" office:value="9.452944316480949E-2" table:style-name="ce4">
            <text:p>0,094529443</text:p>
          </table:table-cell>
          <table:table-cell table:number-columns-repeated="16375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float" office:value="498" table:style-name="ce3">
            <text:p>498</text:p>
          </table:table-cell>
          <table:table-cell office:value-type="string" table:style-name="ce4">
            <text:p>3542206</text:p>
          </table:table-cell>
          <table:table-cell office:value-type="string" table:style-name="ce4">
            <text:p>Rancharia</text:p>
          </table:table-cell>
          <table:table-cell office:value-type="float" office:value="14596" table:style-name="ce4">
            <text:p>1459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0603966871511616" table:style-name="ce4">
            <text:p>4,060396687</text:p>
          </table:table-cell>
          <table:table-cell office:value-type="float" office:value="0.1961557376879631" table:style-name="ce4">
            <text:p>0,196155738</text:p>
          </table:table-cell>
          <table:table-cell table:number-columns-repeated="16375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float" office:value="499" table:style-name="ce3">
            <text:p>499</text:p>
          </table:table-cell>
          <table:table-cell office:value-type="string" table:style-name="ce4">
            <text:p>3542602</text:p>
          </table:table-cell>
          <table:table-cell office:value-type="string" table:style-name="ce4">
            <text:p>Registro</text:p>
          </table:table-cell>
          <table:table-cell office:value-type="float" office:value="25074" table:style-name="ce4">
            <text:p>2507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7375973312336934" table:style-name="ce4">
            <text:p>3,737597331</text:p>
          </table:table-cell>
          <table:table-cell office:value-type="float" office:value="0.15332802378920546" table:style-name="ce4">
            <text:p>0,153328024</text:p>
          </table:table-cell>
          <table:table-cell table:number-columns-repeated="16375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float" office:value="503" table:style-name="ce3">
            <text:p>503</text:p>
          </table:table-cell>
          <table:table-cell office:value-type="string" table:style-name="ce4">
            <text:p>3546603</text:p>
          </table:table-cell>
          <table:table-cell office:value-type="string" table:style-name="ce4">
            <text:p>Arranjo Populacional de Santa Fé do Sul/SP</text:p>
          </table:table-cell>
          <table:table-cell office:value-type="float" office:value="27254" table:style-name="ce4">
            <text:p>2725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2271204540426268" table:style-name="ce4">
            <text:p>3,227120454</text:p>
          </table:table-cell>
          <table:table-cell office:value-type="float" office:value="0.34542786835505113" table:style-name="ce4">
            <text:p>0,345427868</text:p>
          </table:table-cell>
          <table:table-cell table:number-columns-repeated="16375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float" office:value="505" table:style-name="ce3">
            <text:p>505</text:p>
          </table:table-cell>
          <table:table-cell office:value-type="string" table:style-name="ce4">
            <text:p>3548609</text:p>
          </table:table-cell>
          <table:table-cell office:value-type="string" table:style-name="ce4">
            <text:p>São Bento do Sapucaí</text:p>
          </table:table-cell>
          <table:table-cell office:value-type="float" office:value="5576" table:style-name="ce4">
            <text:p>557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418300586289846" table:style-name="ce4">
            <text:p>1,841830059</text:p>
          </table:table-cell>
          <table:table-cell office:value-type="float" office:value="4.7265080421710112E-2" table:style-name="ce4">
            <text:p>0,04726508</text:p>
          </table:table-cell>
          <table:table-cell table:number-columns-repeated="16375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float" office:value="507" table:style-name="ce3">
            <text:p>507</text:p>
          </table:table-cell>
          <table:table-cell office:value-type="string" table:style-name="ce4">
            <text:p>3549102</text:p>
          </table:table-cell>
          <table:table-cell office:value-type="string" table:style-name="ce4">
            <text:p>Arranjo Populacional de São João da Boa Vista/SP</text:p>
          </table:table-cell>
          <table:table-cell office:value-type="float" office:value="78562" table:style-name="ce4">
            <text:p>7856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903252504413504" table:style-name="ce4">
            <text:p>4,903252504</text:p>
          </table:table-cell>
          <table:table-cell office:value-type="float" office:value="0.20691478164030855" table:style-name="ce4">
            <text:p>0,206914782</text:p>
          </table:table-cell>
          <table:table-cell table:number-columns-repeated="16375"/>
        </table:table-row>
        <table:table-row table:style-name="ro1">
          <table:table-cell office:value-type="float" office:value="591" table:style-name="ce3">
            <text:p>591</text:p>
          </table:table-cell>
          <table:table-cell office:value-type="float" office:value="508" table:style-name="ce3">
            <text:p>508</text:p>
          </table:table-cell>
          <table:table-cell office:value-type="string" table:style-name="ce4">
            <text:p>3549409</text:p>
          </table:table-cell>
          <table:table-cell office:value-type="string" table:style-name="ce4">
            <text:p>São Joaquim da Barra</text:p>
          </table:table-cell>
          <table:table-cell office:value-type="float" office:value="31583" table:style-name="ce4">
            <text:p>3158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31220471800786" table:style-name="ce4">
            <text:p>2,731220472</text:p>
          </table:table-cell>
          <table:table-cell office:value-type="float" office:value="0.19630399626566664" table:style-name="ce4">
            <text:p>0,196303996</text:p>
          </table:table-cell>
          <table:table-cell table:number-columns-repeated="16375"/>
        </table:table-row>
        <table:table-row table:style-name="ro1">
          <table:table-cell office:value-type="float" office:value="592" table:style-name="ce3">
            <text:p>592</text:p>
          </table:table-cell>
          <table:table-cell office:value-type="float" office:value="512" table:style-name="ce3">
            <text:p>512</text:p>
          </table:table-cell>
          <table:table-cell office:value-type="string" table:style-name="ce4">
            <text:p>3550100</text:p>
          </table:table-cell>
          <table:table-cell office:value-type="string" table:style-name="ce4">
            <text:p>São Manuel</text:p>
          </table:table-cell>
          <table:table-cell office:value-type="float" office:value="15342" table:style-name="ce4">
            <text:p>1534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174390912971278" table:style-name="ce4">
            <text:p>1,717439091</text:p>
          </table:table-cell>
          <table:table-cell office:value-type="float" office:value="7.2585825134775767E-2" table:style-name="ce4">
            <text:p>0,072585825</text:p>
          </table:table-cell>
          <table:table-cell table:number-columns-repeated="16375"/>
        </table:table-row>
        <table:table-row table:style-name="ro1">
          <table:table-cell office:value-type="float" office:value="593" table:style-name="ce3">
            <text:p>593</text:p>
          </table:table-cell>
          <table:table-cell office:value-type="float" office:value="515" table:style-name="ce3">
            <text:p>515</text:p>
          </table:table-cell>
          <table:table-cell office:value-type="string" table:style-name="ce4">
            <text:p>3551702</text:p>
          </table:table-cell>
          <table:table-cell office:value-type="string" table:style-name="ce4">
            <text:p>Sertãozinho</text:p>
          </table:table-cell>
          <table:table-cell office:value-type="float" office:value="52042" table:style-name="ce4">
            <text:p>5204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972378803597986" table:style-name="ce4">
            <text:p>2,09723788</text:p>
          </table:table-cell>
          <table:table-cell office:value-type="float" office:value="7.2456694114580153E-2" table:style-name="ce4">
            <text:p>0,072456694</text:p>
          </table:table-cell>
          <table:table-cell table:number-columns-repeated="16375"/>
        </table:table-row>
        <table:table-row table:style-name="ro1">
          <table:table-cell office:value-type="float" office:value="594" table:style-name="ce3">
            <text:p>594</text:p>
          </table:table-cell>
          <table:table-cell office:value-type="float" office:value="517" table:style-name="ce3">
            <text:p>517</text:p>
          </table:table-cell>
          <table:table-cell office:value-type="string" table:style-name="ce4">
            <text:p>3553807</text:p>
          </table:table-cell>
          <table:table-cell office:value-type="string" table:style-name="ce4">
            <text:p>Taquarituba</text:p>
          </table:table-cell>
          <table:table-cell office:value-type="float" office:value="9241" table:style-name="ce4">
            <text:p>924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494161823606188" table:style-name="ce4">
            <text:p>1,649416182</text:p>
          </table:table-cell>
          <table:table-cell office:value-type="float" office:value="6.654219569300153E-2" table:style-name="ce4">
            <text:p>0,066542196</text:p>
          </table:table-cell>
          <table:table-cell table:number-columns-repeated="16375"/>
        </table:table-row>
        <table:table-row table:style-name="ro1">
          <table:table-cell office:value-type="float" office:value="595" table:style-name="ce3">
            <text:p>595</text:p>
          </table:table-cell>
          <table:table-cell office:value-type="float" office:value="519" table:style-name="ce3">
            <text:p>519</text:p>
          </table:table-cell>
          <table:table-cell office:value-type="string" table:style-name="ce4">
            <text:p>3555000</text:p>
          </table:table-cell>
          <table:table-cell office:value-type="string" table:style-name="ce4">
            <text:p>Arranjo Populacional de Tupã/SP</text:p>
          </table:table-cell>
          <table:table-cell office:value-type="float" office:value="43476" table:style-name="ce4">
            <text:p>4347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1593180442463371" table:style-name="ce4">
            <text:p>3,159318044</text:p>
          </table:table-cell>
          <table:table-cell office:value-type="float" office:value="0.23677508582125381" table:style-name="ce4">
            <text:p>0,236775086</text:p>
          </table:table-cell>
          <table:table-cell table:number-columns-repeated="16375"/>
        </table:table-row>
        <table:table-row table:style-name="ro1">
          <table:table-cell office:value-type="float" office:value="596" table:style-name="ce3">
            <text:p>596</text:p>
          </table:table-cell>
          <table:table-cell office:value-type="float" office:value="520" table:style-name="ce3">
            <text:p>520</text:p>
          </table:table-cell>
          <table:table-cell office:value-type="string" table:style-name="ce4">
            <text:p>3557105</text:p>
          </table:table-cell>
          <table:table-cell office:value-type="string" table:style-name="ce4">
            <text:p>Arranjo Populacional de Votuporanga/SP</text:p>
          </table:table-cell>
          <table:table-cell office:value-type="float" office:value="63043" table:style-name="ce4">
            <text:p>6304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1901024586325137" table:style-name="ce4">
            <text:p>6,190102459</text:p>
          </table:table-cell>
          <table:table-cell office:value-type="float" office:value="0.39196603761611998" table:style-name="ce4">
            <text:p>0,391966038</text:p>
          </table:table-cell>
          <table:table-cell table:number-columns-repeated="16375"/>
        </table:table-row>
        <table:table-row table:style-name="ro1">
          <table:table-cell office:value-type="float" office:value="597" table:style-name="ce3">
            <text:p>597</text:p>
          </table:table-cell>
          <table:table-cell office:value-type="float" office:value="522" table:style-name="ce3">
            <text:p>522</text:p>
          </table:table-cell>
          <table:table-cell office:value-type="string" table:style-name="ce4">
            <text:p>4101507</text:p>
          </table:table-cell>
          <table:table-cell office:value-type="string" table:style-name="ce4">
            <text:p>Arapongas</text:p>
          </table:table-cell>
          <table:table-cell office:value-type="float" office:value="56804" table:style-name="ce4">
            <text:p>5680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899662408478513" table:style-name="ce4">
            <text:p>3,899662408</text:p>
          </table:table-cell>
          <table:table-cell office:value-type="float" office:value="0.12108345566438955" table:style-name="ce4">
            <text:p>0,121083456</text:p>
          </table:table-cell>
          <table:table-cell table:number-columns-repeated="16375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float" office:value="523" table:style-name="ce3">
            <text:p>523</text:p>
          </table:table-cell>
          <table:table-cell office:value-type="string" table:style-name="ce4">
            <text:p>4102000</text:p>
          </table:table-cell>
          <table:table-cell office:value-type="string" table:style-name="ce4">
            <text:p>Assis Chateaubriand</text:p>
          </table:table-cell>
          <table:table-cell office:value-type="float" office:value="12690" table:style-name="ce4">
            <text:p>1269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480842125501688" table:style-name="ce4">
            <text:p>2,548084213</text:p>
          </table:table-cell>
          <table:table-cell office:value-type="float" office:value="9.3574045447031462E-2" table:style-name="ce4">
            <text:p>0,093574045</text:p>
          </table:table-cell>
          <table:table-cell table:number-columns-repeated="16375"/>
        </table:table-row>
        <table:table-row table:style-name="ro1">
          <table:table-cell office:value-type="float" office:value="599" table:style-name="ce3">
            <text:p>599</text:p>
          </table:table-cell>
          <table:table-cell office:value-type="float" office:value="524" table:style-name="ce3">
            <text:p>524</text:p>
          </table:table-cell>
          <table:table-cell office:value-type="string" table:style-name="ce4">
            <text:p>4102109</text:p>
          </table:table-cell>
          <table:table-cell office:value-type="string" table:style-name="ce4">
            <text:p>Astorga</text:p>
          </table:table-cell>
          <table:table-cell office:value-type="float" office:value="11364" table:style-name="ce4">
            <text:p>1136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4779685309985464" table:style-name="ce4">
            <text:p>1,477968531</text:p>
          </table:table-cell>
          <table:table-cell office:value-type="float" office:value="5.0444283722985872E-2" table:style-name="ce4">
            <text:p>0,050444284</text:p>
          </table:table-cell>
          <table:table-cell table:number-columns-repeated="16375"/>
        </table:table-row>
        <table:table-row table:style-name="ro1">
          <table:table-cell office:value-type="float" office:value="600" table:style-name="ce3">
            <text:p>600</text:p>
          </table:table-cell>
          <table:table-cell office:value-type="float" office:value="525" table:style-name="ce3">
            <text:p>525</text:p>
          </table:table-cell>
          <table:table-cell office:value-type="string" table:style-name="ce4">
            <text:p>4102406</text:p>
          </table:table-cell>
          <table:table-cell office:value-type="string" table:style-name="ce4">
            <text:p>Bandeirantes</text:p>
          </table:table-cell>
          <table:table-cell office:value-type="float" office:value="13501" table:style-name="ce4">
            <text:p>1350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901290488639455" table:style-name="ce4">
            <text:p>1,890129049</text:p>
          </table:table-cell>
          <table:table-cell office:value-type="float" office:value="5.751665557595291E-2" table:style-name="ce4">
            <text:p>0,057516656</text:p>
          </table:table-cell>
          <table:table-cell table:number-columns-repeated="16375"/>
        </table:table-row>
        <table:table-row table:style-name="ro1">
          <table:table-cell office:value-type="float" office:value="601" table:style-name="ce3">
            <text:p>601</text:p>
          </table:table-cell>
          <table:table-cell office:value-type="float" office:value="528" table:style-name="ce3">
            <text:p>528</text:p>
          </table:table-cell>
          <table:table-cell office:value-type="string" table:style-name="ce4">
            <text:p>4105201</text:p>
          </table:table-cell>
          <table:table-cell office:value-type="string" table:style-name="ce4">
            <text:p>Cerro Azul</text:p>
          </table:table-cell>
          <table:table-cell office:value-type="float" office:value="6888" table:style-name="ce4">
            <text:p>688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2118950104918644" table:style-name="ce4">
            <text:p>3,21189501</text:p>
          </table:table-cell>
          <table:table-cell office:value-type="float" office:value="0.18913954105107247" table:style-name="ce4">
            <text:p>0,189139541</text:p>
          </table:table-cell>
          <table:table-cell table:number-columns-repeated="16375"/>
        </table:table-row>
        <table:table-row table:style-name="ro1">
          <table:table-cell office:value-type="float" office:value="602" table:style-name="ce3">
            <text:p>602</text:p>
          </table:table-cell>
          <table:table-cell office:value-type="float" office:value="529" table:style-name="ce3">
            <text:p>529</text:p>
          </table:table-cell>
          <table:table-cell office:value-type="string" table:style-name="ce4">
            <text:p>4105409</text:p>
          </table:table-cell>
          <table:table-cell office:value-type="string" table:style-name="ce4">
            <text:p>Chopinzinho</text:p>
          </table:table-cell>
          <table:table-cell office:value-type="float" office:value="12149" table:style-name="ce4">
            <text:p>1214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3521180539521835" table:style-name="ce4">
            <text:p>3,352118054</text:p>
          </table:table-cell>
          <table:table-cell office:value-type="float" office:value="0.13666420067839796" table:style-name="ce4">
            <text:p>0,136664201</text:p>
          </table:table-cell>
          <table:table-cell table:number-columns-repeated="16375"/>
        </table:table-row>
        <table:table-row table:style-name="ro1">
          <table:table-cell office:value-type="float" office:value="603" table:style-name="ce3">
            <text:p>603</text:p>
          </table:table-cell>
          <table:table-cell office:value-type="float" office:value="530" table:style-name="ce3">
            <text:p>530</text:p>
          </table:table-cell>
          <table:table-cell office:value-type="string" table:style-name="ce4">
            <text:p>4105508</text:p>
          </table:table-cell>
          <table:table-cell office:value-type="string" table:style-name="ce4">
            <text:p>Cianorte</text:p>
          </table:table-cell>
          <table:table-cell office:value-type="float" office:value="55480" table:style-name="ce4">
            <text:p>5548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2853005760772231" table:style-name="ce4">
            <text:p>3,285300576</text:p>
          </table:table-cell>
          <table:table-cell office:value-type="float" office:value="0.30618181425946983" table:style-name="ce4">
            <text:p>0,306181814</text:p>
          </table:table-cell>
          <table:table-cell table:number-columns-repeated="16375"/>
        </table:table-row>
        <table:table-row table:style-name="ro1">
          <table:table-cell office:value-type="float" office:value="604" table:style-name="ce3">
            <text:p>604</text:p>
          </table:table-cell>
          <table:table-cell office:value-type="float" office:value="531" table:style-name="ce3">
            <text:p>531</text:p>
          </table:table-cell>
          <table:table-cell office:value-type="string" table:style-name="ce4">
            <text:p>4105904</text:p>
          </table:table-cell>
          <table:table-cell office:value-type="string" table:style-name="ce4">
            <text:p>Arranjo Populacional de Colorado/PR</text:p>
          </table:table-cell>
          <table:table-cell office:value-type="float" office:value="12804" table:style-name="ce4">
            <text:p>1280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101477018019921" table:style-name="ce4">
            <text:p>2,110147702</text:p>
          </table:table-cell>
          <table:table-cell office:value-type="float" office:value="9.6177886312103722E-2" table:style-name="ce4">
            <text:p>0,096177886</text:p>
          </table:table-cell>
          <table:table-cell table:number-columns-repeated="16375"/>
        </table:table-row>
        <table:table-row table:style-name="ro1">
          <table:table-cell office:value-type="float" office:value="605" table:style-name="ce3">
            <text:p>605</text:p>
          </table:table-cell>
          <table:table-cell office:value-type="float" office:value="532" table:style-name="ce3">
            <text:p>532</text:p>
          </table:table-cell>
          <table:table-cell office:value-type="string" table:style-name="ce4">
            <text:p>4106407</text:p>
          </table:table-cell>
          <table:table-cell office:value-type="string" table:style-name="ce4">
            <text:p>Cornélio Procópio</text:p>
          </table:table-cell>
          <table:table-cell office:value-type="float" office:value="47653" table:style-name="ce4">
            <text:p>4765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4368151731476484" table:style-name="ce4">
            <text:p>7,436815173</text:p>
          </table:table-cell>
          <table:table-cell office:value-type="float" office:value="0.32561658248313124" table:style-name="ce4">
            <text:p>0,325616582</text:p>
          </table:table-cell>
          <table:table-cell table:number-columns-repeated="16375"/>
        </table:table-row>
        <table:table-row table:style-name="ro1">
          <table:table-cell office:value-type="float" office:value="606" table:style-name="ce3">
            <text:p>606</text:p>
          </table:table-cell>
          <table:table-cell office:value-type="float" office:value="535" table:style-name="ce3">
            <text:p>535</text:p>
          </table:table-cell>
          <table:table-cell office:value-type="string" table:style-name="ce4">
            <text:p>4108601</text:p>
          </table:table-cell>
          <table:table-cell office:value-type="string" table:style-name="ce4">
            <text:p>Goioerê</text:p>
          </table:table-cell>
          <table:table-cell office:value-type="float" office:value="11040" table:style-name="ce4">
            <text:p>1104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558245753533487" table:style-name="ce4">
            <text:p>1,855824575</text:p>
          </table:table-cell>
          <table:table-cell office:value-type="float" office:value="7.1592114263995657E-2" table:style-name="ce4">
            <text:p>0,071592114</text:p>
          </table:table-cell>
          <table:table-cell table:number-columns-repeated="16375"/>
        </table:table-row>
        <table:table-row table:style-name="ro1">
          <table:table-cell office:value-type="float" office:value="607" table:style-name="ce3">
            <text:p>607</text:p>
          </table:table-cell>
          <table:table-cell office:value-type="float" office:value="536" table:style-name="ce3">
            <text:p>536</text:p>
          </table:table-cell>
          <table:table-cell office:value-type="string" table:style-name="ce4">
            <text:p>4108809</text:p>
          </table:table-cell>
          <table:table-cell office:value-type="string" table:style-name="ce4">
            <text:p>Guaíra</text:p>
          </table:table-cell>
          <table:table-cell office:value-type="float" office:value="12788" table:style-name="ce4">
            <text:p>1278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1473729323875235" table:style-name="ce4">
            <text:p>1,147372932</text:p>
          </table:table-cell>
          <table:table-cell office:value-type="float" office:value="4.9805769973995724E-2" table:style-name="ce4">
            <text:p>0,04980577</text:p>
          </table:table-cell>
          <table:table-cell table:number-columns-repeated="16375"/>
        </table:table-row>
        <table:table-row table:style-name="ro1">
          <table:table-cell office:value-type="float" office:value="608" table:style-name="ce3">
            <text:p>608</text:p>
          </table:table-cell>
          <table:table-cell office:value-type="float" office:value="538" table:style-name="ce3">
            <text:p>538</text:p>
          </table:table-cell>
          <table:table-cell office:value-type="string" table:style-name="ce4">
            <text:p>4109708</text:p>
          </table:table-cell>
          <table:table-cell office:value-type="string" table:style-name="ce4">
            <text:p>Ibaiti</text:p>
          </table:table-cell>
          <table:table-cell office:value-type="float" office:value="12924" table:style-name="ce4">
            <text:p>1292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3708974728362393" table:style-name="ce4">
            <text:p>2,370897473</text:p>
          </table:table-cell>
          <table:table-cell office:value-type="float" office:value="9.1028923628918929E-2" table:style-name="ce4">
            <text:p>0,091028924</text:p>
          </table:table-cell>
          <table:table-cell table:number-columns-repeated="16375"/>
        </table:table-row>
        <table:table-row table:style-name="ro1">
          <table:table-cell office:value-type="float" office:value="609" table:style-name="ce3">
            <text:p>609</text:p>
          </table:table-cell>
          <table:table-cell office:value-type="float" office:value="540" table:style-name="ce3">
            <text:p>540</text:p>
          </table:table-cell>
          <table:table-cell office:value-type="string" table:style-name="ce4">
            <text:p>4111506</text:p>
          </table:table-cell>
          <table:table-cell office:value-type="string" table:style-name="ce4">
            <text:p>Ivaiporã</text:p>
          </table:table-cell>
          <table:table-cell office:value-type="float" office:value="42086" table:style-name="ce4">
            <text:p>4208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.153320220119662" table:style-name="ce4">
            <text:p>10,15332022</text:p>
          </table:table-cell>
          <table:table-cell office:value-type="float" office:value="0.55397111936379839" table:style-name="ce4">
            <text:p>0,553971119</text:p>
          </table:table-cell>
          <table:table-cell table:number-columns-repeated="16375"/>
        </table:table-row>
        <table:table-row table:style-name="ro1">
          <table:table-cell office:value-type="float" office:value="610" table:style-name="ce3">
            <text:p>610</text:p>
          </table:table-cell>
          <table:table-cell office:value-type="float" office:value="541" table:style-name="ce3">
            <text:p>541</text:p>
          </table:table-cell>
          <table:table-cell office:value-type="string" table:style-name="ce4">
            <text:p>4111803</text:p>
          </table:table-cell>
          <table:table-cell office:value-type="string" table:style-name="ce4">
            <text:p>Jacarezinho</text:p>
          </table:table-cell>
          <table:table-cell office:value-type="float" office:value="51748" table:style-name="ce4">
            <text:p>5174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0809879060405185" table:style-name="ce4">
            <text:p>7,080987906</text:p>
          </table:table-cell>
          <table:table-cell office:value-type="float" office:value="0.40613345101162651" table:style-name="ce4">
            <text:p>0,406133451</text:p>
          </table:table-cell>
          <table:table-cell table:number-columns-repeated="16375"/>
        </table:table-row>
        <table:table-row table:style-name="ro1">
          <table:table-cell office:value-type="float" office:value="611" table:style-name="ce3">
            <text:p>611</text:p>
          </table:table-cell>
          <table:table-cell office:value-type="float" office:value="542" table:style-name="ce3">
            <text:p>542</text:p>
          </table:table-cell>
          <table:table-cell office:value-type="string" table:style-name="ce4">
            <text:p>4112009</text:p>
          </table:table-cell>
          <table:table-cell office:value-type="string" table:style-name="ce4">
            <text:p>Jaguariaíva</text:p>
          </table:table-cell>
          <table:table-cell office:value-type="float" office:value="18895" table:style-name="ce4">
            <text:p>1889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1073748252922684" table:style-name="ce4">
            <text:p>4,107374825</text:p>
          </table:table-cell>
          <table:table-cell office:value-type="float" office:value="0.25006674582798999" table:style-name="ce4">
            <text:p>0,250066746</text:p>
          </table:table-cell>
          <table:table-cell table:number-columns-repeated="16375"/>
        </table:table-row>
        <table:table-row table:style-name="ro1">
          <table:table-cell office:value-type="float" office:value="612" table:style-name="ce3">
            <text:p>612</text:p>
          </table:table-cell>
          <table:table-cell office:value-type="float" office:value="543" table:style-name="ce3">
            <text:p>543</text:p>
          </table:table-cell>
          <table:table-cell office:value-type="string" table:style-name="ce4">
            <text:p>4113304</text:p>
          </table:table-cell>
          <table:table-cell office:value-type="string" table:style-name="ce4">
            <text:p>Laranjeiras do Sul</text:p>
          </table:table-cell>
          <table:table-cell office:value-type="float" office:value="20080" table:style-name="ce4">
            <text:p>2008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2172080072935856" table:style-name="ce4">
            <text:p>6,217208007</text:p>
          </table:table-cell>
          <table:table-cell office:value-type="float" office:value="0.29745469632125848" table:style-name="ce4">
            <text:p>0,297454696</text:p>
          </table:table-cell>
          <table:table-cell table:number-columns-repeated="16375"/>
        </table:table-row>
        <table:table-row table:style-name="ro1">
          <table:table-cell office:value-type="float" office:value="613" table:style-name="ce3">
            <text:p>613</text:p>
          </table:table-cell>
          <table:table-cell office:value-type="float" office:value="544" table:style-name="ce3">
            <text:p>544</text:p>
          </table:table-cell>
          <table:table-cell office:value-type="string" table:style-name="ce4">
            <text:p>4113502</text:p>
          </table:table-cell>
          <table:table-cell office:value-type="string" table:style-name="ce4">
            <text:p>Loanda</text:p>
          </table:table-cell>
          <table:table-cell office:value-type="float" office:value="13760" table:style-name="ce4">
            <text:p>1376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8675165597521257" table:style-name="ce4">
            <text:p>2,86751656</text:p>
          </table:table-cell>
          <table:table-cell office:value-type="float" office:value="0.16335469208301026" table:style-name="ce4">
            <text:p>0,163354692</text:p>
          </table:table-cell>
          <table:table-cell table:number-columns-repeated="16375"/>
        </table:table-row>
        <table:table-row table:style-name="ro1">
          <table:table-cell office:value-type="float" office:value="614" table:style-name="ce3">
            <text:p>614</text:p>
          </table:table-cell>
          <table:table-cell office:value-type="float" office:value="546" table:style-name="ce3">
            <text:p>546</text:p>
          </table:table-cell>
          <table:table-cell office:value-type="string" table:style-name="ce4">
            <text:p>4114609</text:p>
          </table:table-cell>
          <table:table-cell office:value-type="string" table:style-name="ce4">
            <text:p>Marechal Cândido Rondon</text:p>
          </table:table-cell>
          <table:table-cell office:value-type="float" office:value="21845" table:style-name="ce4">
            <text:p>2184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3865948452472177" table:style-name="ce4">
            <text:p>2,386594845</text:p>
          </table:table-cell>
          <table:table-cell office:value-type="float" office:value="0.10714512378053197" table:style-name="ce4">
            <text:p>0,107145124</text:p>
          </table:table-cell>
          <table:table-cell table:number-columns-repeated="16375"/>
        </table:table-row>
        <table:table-row table:style-name="ro1">
          <table:table-cell office:value-type="float" office:value="615" table:style-name="ce3">
            <text:p>615</text:p>
          </table:table-cell>
          <table:table-cell office:value-type="float" office:value="547" table:style-name="ce3">
            <text:p>547</text:p>
          </table:table-cell>
          <table:table-cell office:value-type="string" table:style-name="ce4">
            <text:p>4115200</text:p>
          </table:table-cell>
          <table:table-cell office:value-type="string" table:style-name="ce4">
            <text:p>Arranjo Populacional de Maringá/PR</text:p>
          </table:table-cell>
          <table:table-cell office:value-type="float" office:value="267328" table:style-name="ce4">
            <text:p>26732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3298520456939054" table:style-name="ce4">
            <text:p>6,329852046</text:p>
          </table:table-cell>
          <table:table-cell office:value-type="float" office:value="0.52546287346412157" table:style-name="ce4">
            <text:p>0,525462873</text:p>
          </table:table-cell>
          <table:table-cell table:number-columns-repeated="16375"/>
        </table:table-row>
        <table:table-row table:style-name="ro1">
          <table:table-cell office:value-type="float" office:value="616" table:style-name="ce3">
            <text:p>616</text:p>
          </table:table-cell>
          <table:table-cell office:value-type="float" office:value="548" table:style-name="ce3">
            <text:p>548</text:p>
          </table:table-cell>
          <table:table-cell office:value-type="string" table:style-name="ce4">
            <text:p>4115606</text:p>
          </table:table-cell>
          <table:table-cell office:value-type="string" table:style-name="ce4">
            <text:p>Matelândia</text:p>
          </table:table-cell>
          <table:table-cell office:value-type="float" office:value="6412" table:style-name="ce4">
            <text:p>641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484474983342333" table:style-name="ce4">
            <text:p>2,548447498</text:p>
          </table:table-cell>
          <table:table-cell office:value-type="float" office:value="7.8597958815132735E-2" table:style-name="ce4">
            <text:p>0,078597959</text:p>
          </table:table-cell>
          <table:table-cell table:number-columns-repeated="16375"/>
        </table:table-row>
        <table:table-row table:style-name="ro1">
          <table:table-cell office:value-type="float" office:value="617" table:style-name="ce3">
            <text:p>617</text:p>
          </table:table-cell>
          <table:table-cell office:value-type="float" office:value="549" table:style-name="ce3">
            <text:p>549</text:p>
          </table:table-cell>
          <table:table-cell office:value-type="string" table:style-name="ce4">
            <text:p>4115804</text:p>
          </table:table-cell>
          <table:table-cell office:value-type="string" table:style-name="ce4">
            <text:p>Medianeira</text:p>
          </table:table-cell>
          <table:table-cell office:value-type="float" office:value="24219" table:style-name="ce4">
            <text:p>2421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2214033498023409" table:style-name="ce4">
            <text:p>3,22140335</text:p>
          </table:table-cell>
          <table:table-cell office:value-type="float" office:value="0.13145712409470289" table:style-name="ce4">
            <text:p>0,131457124</text:p>
          </table:table-cell>
          <table:table-cell table:number-columns-repeated="16375"/>
        </table:table-row>
        <table:table-row table:style-name="ro1">
          <table:table-cell office:value-type="float" office:value="618" table:style-name="ce3">
            <text:p>618</text:p>
          </table:table-cell>
          <table:table-cell office:value-type="float" office:value="550" table:style-name="ce3">
            <text:p>550</text:p>
          </table:table-cell>
          <table:table-cell office:value-type="string" table:style-name="ce4">
            <text:p>4117602</text:p>
          </table:table-cell>
          <table:table-cell office:value-type="string" table:style-name="ce4">
            <text:p>Palmas</text:p>
          </table:table-cell>
          <table:table-cell office:value-type="float" office:value="15672" table:style-name="ce4">
            <text:p>1567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447241211250833" table:style-name="ce4">
            <text:p>3,544724121</text:p>
          </table:table-cell>
          <table:table-cell office:value-type="float" office:value="0.28210486588884098" table:style-name="ce4">
            <text:p>0,282104866</text:p>
          </table:table-cell>
          <table:table-cell table:number-columns-repeated="16375"/>
        </table:table-row>
        <table:table-row table:style-name="ro1">
          <table:table-cell office:value-type="float" office:value="619" table:style-name="ce3">
            <text:p>619</text:p>
          </table:table-cell>
          <table:table-cell office:value-type="float" office:value="552" table:style-name="ce3">
            <text:p>552</text:p>
          </table:table-cell>
          <table:table-cell office:value-type="string" table:style-name="ce4">
            <text:p>4118402</text:p>
          </table:table-cell>
          <table:table-cell office:value-type="string" table:style-name="ce4">
            <text:p>Arranjo Populacional de Paranavaí/PR</text:p>
          </table:table-cell>
          <table:table-cell office:value-type="float" office:value="74256" table:style-name="ce4">
            <text:p>7425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0066967590737832" table:style-name="ce4">
            <text:p>6,006696759</text:p>
          </table:table-cell>
          <table:table-cell office:value-type="float" office:value="0.61046389063735607" table:style-name="ce4">
            <text:p>0,610463891</text:p>
          </table:table-cell>
          <table:table-cell table:number-columns-repeated="16375"/>
        </table:table-row>
        <table:table-row table:style-name="ro1">
          <table:table-cell office:value-type="float" office:value="620" table:style-name="ce3">
            <text:p>620</text:p>
          </table:table-cell>
          <table:table-cell office:value-type="float" office:value="554" table:style-name="ce3">
            <text:p>554</text:p>
          </table:table-cell>
          <table:table-cell office:value-type="string" table:style-name="ce4">
            <text:p>4119608</text:p>
          </table:table-cell>
          <table:table-cell office:value-type="string" table:style-name="ce4">
            <text:p>Pitanga</text:p>
          </table:table-cell>
          <table:table-cell office:value-type="float" office:value="13524" table:style-name="ce4">
            <text:p>1352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6774656765799332" table:style-name="ce4">
            <text:p>4,677465677</text:p>
          </table:table-cell>
          <table:table-cell office:value-type="float" office:value="0.22412003403492556" table:style-name="ce4">
            <text:p>0,224120034</text:p>
          </table:table-cell>
          <table:table-cell table:number-columns-repeated="16375"/>
        </table:table-row>
        <table:table-row table:style-name="ro1">
          <table:table-cell office:value-type="float" office:value="621" table:style-name="ce3">
            <text:p>621</text:p>
          </table:table-cell>
          <table:table-cell office:value-type="float" office:value="556" table:style-name="ce3">
            <text:p>556</text:p>
          </table:table-cell>
          <table:table-cell office:value-type="string" table:style-name="ce4">
            <text:p>4121406</text:p>
          </table:table-cell>
          <table:table-cell office:value-type="string" table:style-name="ce4">
            <text:p>Realeza</text:p>
          </table:table-cell>
          <table:table-cell office:value-type="float" office:value="8513" table:style-name="ce4">
            <text:p>85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536730236697514" table:style-name="ce4">
            <text:p>2,553673024</text:p>
          </table:table-cell>
          <table:table-cell office:value-type="float" office:value="5.0261197064194227E-2" table:style-name="ce4">
            <text:p>0,050261197</text:p>
          </table:table-cell>
          <table:table-cell table:number-columns-repeated="16375"/>
        </table:table-row>
        <table:table-row table:style-name="ro1">
          <table:table-cell office:value-type="float" office:value="622" table:style-name="ce3">
            <text:p>622</text:p>
          </table:table-cell>
          <table:table-cell office:value-type="float" office:value="557" table:style-name="ce3">
            <text:p>557</text:p>
          </table:table-cell>
          <table:table-cell office:value-type="string" table:style-name="ce4">
            <text:p>4123709</text:p>
          </table:table-cell>
          <table:table-cell office:value-type="string" table:style-name="ce4">
            <text:p>Santa Isabel do Ivaí</text:p>
          </table:table-cell>
          <table:table-cell office:value-type="float" office:value="4899" table:style-name="ce4">
            <text:p>489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2557419665729947" table:style-name="ce4">
            <text:p>1,255741967</text:p>
          </table:table-cell>
          <table:table-cell office:value-type="float" office:value="5.3730003598861591E-2" table:style-name="ce4">
            <text:p>0,053730004</text:p>
          </table:table-cell>
          <table:table-cell table:number-columns-repeated="16375"/>
        </table:table-row>
        <table:table-row table:style-name="ro1">
          <table:table-cell office:value-type="float" office:value="623" table:style-name="ce3">
            <text:p>623</text:p>
          </table:table-cell>
          <table:table-cell office:value-type="float" office:value="558" table:style-name="ce3">
            <text:p>558</text:p>
          </table:table-cell>
          <table:table-cell office:value-type="string" table:style-name="ce4">
            <text:p>4124103</text:p>
          </table:table-cell>
          <table:table-cell office:value-type="string" table:style-name="ce4">
            <text:p>Santo Antônio da Platina</text:p>
          </table:table-cell>
          <table:table-cell office:value-type="float" office:value="26997" table:style-name="ce4">
            <text:p>2699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3543406363037436" table:style-name="ce4">
            <text:p>4,354340636</text:p>
          </table:table-cell>
          <table:table-cell office:value-type="float" office:value="0.12364081359249943" table:style-name="ce4">
            <text:p>0,123640814</text:p>
          </table:table-cell>
          <table:table-cell table:number-columns-repeated="16375"/>
        </table:table-row>
        <table:table-row table:style-name="ro1">
          <table:table-cell office:value-type="float" office:value="624" table:style-name="ce3">
            <text:p>624</text:p>
          </table:table-cell>
          <table:table-cell office:value-type="float" office:value="559" table:style-name="ce3">
            <text:p>559</text:p>
          </table:table-cell>
          <table:table-cell office:value-type="string" table:style-name="ce4">
            <text:p>4124400</text:p>
          </table:table-cell>
          <table:table-cell office:value-type="string" table:style-name="ce4">
            <text:p>Arranjo Populacional Internacional de Santo Antônio do Sudoeste/Brasil</text:p>
          </table:table-cell>
          <table:table-cell office:value-type="float" office:value="9703" table:style-name="ce4">
            <text:p>97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241264527878569" table:style-name="ce4">
            <text:p>2,124126453</text:p>
          </table:table-cell>
          <table:table-cell office:value-type="float" office:value="6.3097629459921104E-2" table:style-name="ce4">
            <text:p>0,063097629</text:p>
          </table:table-cell>
          <table:table-cell table:number-columns-repeated="16375"/>
        </table:table-row>
        <table:table-row table:style-name="ro1">
          <table:table-cell office:value-type="float" office:value="625" table:style-name="ce3">
            <text:p>625</text:p>
          </table:table-cell>
          <table:table-cell office:value-type="float" office:value="560" table:style-name="ce3">
            <text:p>560</text:p>
          </table:table-cell>
          <table:table-cell office:value-type="string" table:style-name="ce4">
            <text:p>4125357</text:p>
          </table:table-cell>
          <table:table-cell office:value-type="string" table:style-name="ce4">
            <text:p>São Jorge do Patrocínio</text:p>
          </table:table-cell>
          <table:table-cell office:value-type="float" office:value="3504" table:style-name="ce4">
            <text:p>350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0769511564801388" table:style-name="ce4">
            <text:p>1,076951156</text:p>
          </table:table-cell>
          <table:table-cell office:value-type="float" office:value="4.8106572825459236E-2" table:style-name="ce4">
            <text:p>0,048106573</text:p>
          </table:table-cell>
          <table:table-cell table:number-columns-repeated="16375"/>
        </table:table-row>
        <table:table-row table:style-name="ro1">
          <table:table-cell office:value-type="float" office:value="626" table:style-name="ce3">
            <text:p>626</text:p>
          </table:table-cell>
          <table:table-cell office:value-type="float" office:value="561" table:style-name="ce3">
            <text:p>561</text:p>
          </table:table-cell>
          <table:table-cell office:value-type="string" table:style-name="ce4">
            <text:p>4125605</text:p>
          </table:table-cell>
          <table:table-cell office:value-type="string" table:style-name="ce4">
            <text:p>São Mateus do Sul</text:p>
          </table:table-cell>
          <table:table-cell office:value-type="float" office:value="15464" table:style-name="ce4">
            <text:p>1546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3959653460729982" table:style-name="ce4">
            <text:p>3,395965346</text:p>
          </table:table-cell>
          <table:table-cell office:value-type="float" office:value="0.16319708518791012" table:style-name="ce4">
            <text:p>0,163197085</text:p>
          </table:table-cell>
          <table:table-cell table:number-columns-repeated="16375"/>
        </table:table-row>
        <table:table-row table:style-name="ro1">
          <table:table-cell office:value-type="float" office:value="627" table:style-name="ce3">
            <text:p>627</text:p>
          </table:table-cell>
          <table:table-cell office:value-type="float" office:value="562" table:style-name="ce3">
            <text:p>562</text:p>
          </table:table-cell>
          <table:table-cell office:value-type="string" table:style-name="ce4">
            <text:p>4126009</text:p>
          </table:table-cell>
          <table:table-cell office:value-type="string" table:style-name="ce4">
            <text:p>Arranjo Populacional de São Sebastião da Amoreira/PR</text:p>
          </table:table-cell>
          <table:table-cell office:value-type="float" office:value="4820" table:style-name="ce4">
            <text:p>482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352916800447237" table:style-name="ce4">
            <text:p>1,83529168</text:p>
          </table:table-cell>
          <table:table-cell office:value-type="float" office:value="4.6254228099915792E-2" table:style-name="ce4">
            <text:p>0,046254228</text:p>
          </table:table-cell>
          <table:table-cell table:number-columns-repeated="16375"/>
        </table:table-row>
        <table:table-row table:style-name="ro1">
          <table:table-cell office:value-type="float" office:value="628" table:style-name="ce3">
            <text:p>628</text:p>
          </table:table-cell>
          <table:table-cell office:value-type="float" office:value="564" table:style-name="ce3">
            <text:p>564</text:p>
          </table:table-cell>
          <table:table-cell office:value-type="string" table:style-name="ce4">
            <text:p>4127700</text:p>
          </table:table-cell>
          <table:table-cell office:value-type="string" table:style-name="ce4">
            <text:p>Arranjo Populacional de Toledo/PR</text:p>
          </table:table-cell>
          <table:table-cell office:value-type="float" office:value="71481" table:style-name="ce4">
            <text:p>7148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9432515691942047" table:style-name="ce4">
            <text:p>5,943251569</text:p>
          </table:table-cell>
          <table:table-cell office:value-type="float" office:value="0.2887449242043213" table:style-name="ce4">
            <text:p>0,288744924</text:p>
          </table:table-cell>
          <table:table-cell table:number-columns-repeated="16375"/>
        </table:table-row>
        <table:table-row table:style-name="ro1">
          <table:table-cell office:value-type="float" office:value="629" table:style-name="ce3">
            <text:p>629</text:p>
          </table:table-cell>
          <table:table-cell office:value-type="float" office:value="565" table:style-name="ce3">
            <text:p>565</text:p>
          </table:table-cell>
          <table:table-cell office:value-type="string" table:style-name="ce4">
            <text:p>4128005</text:p>
          </table:table-cell>
          <table:table-cell office:value-type="string" table:style-name="ce4">
            <text:p>Ubiratã</text:p>
          </table:table-cell>
          <table:table-cell office:value-type="float" office:value="19045" table:style-name="ce4">
            <text:p>1904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9970419337328691" table:style-name="ce4">
            <text:p>3,997041934</text:p>
          </table:table-cell>
          <table:table-cell office:value-type="float" office:value="0.2093735762121941" table:style-name="ce4">
            <text:p>0,209373576</text:p>
          </table:table-cell>
          <table:table-cell table:number-columns-repeated="16375"/>
        </table:table-row>
        <table:table-row table:style-name="ro1">
          <table:table-cell office:value-type="float" office:value="630" table:style-name="ce3">
            <text:p>630</text:p>
          </table:table-cell>
          <table:table-cell office:value-type="float" office:value="568" table:style-name="ce3">
            <text:p>568</text:p>
          </table:table-cell>
          <table:table-cell office:value-type="string" table:style-name="ce4">
            <text:p>4128500</text:p>
          </table:table-cell>
          <table:table-cell office:value-type="string" table:style-name="ce4">
            <text:p>Wenceslau Braz</text:p>
          </table:table-cell>
          <table:table-cell office:value-type="float" office:value="8302" table:style-name="ce4">
            <text:p>830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010387345973254" table:style-name="ce4">
            <text:p>1,601038735</text:p>
          </table:table-cell>
          <table:table-cell office:value-type="float" office:value="5.7523364042124922E-2" table:style-name="ce4">
            <text:p>0,057523364</text:p>
          </table:table-cell>
          <table:table-cell table:number-columns-repeated="16375"/>
        </table:table-row>
        <table:table-row table:style-name="ro1">
          <table:table-cell office:value-type="float" office:value="631" table:style-name="ce3">
            <text:p>631</text:p>
          </table:table-cell>
          <table:table-cell office:value-type="float" office:value="569" table:style-name="ce3">
            <text:p>569</text:p>
          </table:table-cell>
          <table:table-cell office:value-type="string" table:style-name="ce4">
            <text:p>4201406</text:p>
          </table:table-cell>
          <table:table-cell office:value-type="string" table:style-name="ce4">
            <text:p>Arranjo Populacional de Araranguá/SC</text:p>
          </table:table-cell>
          <table:table-cell office:value-type="float" office:value="35522" table:style-name="ce4">
            <text:p>3552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1461184578551147" table:style-name="ce4">
            <text:p>3,146118458</text:p>
          </table:table-cell>
          <table:table-cell office:value-type="float" office:value="0.10577692354772784" table:style-name="ce4">
            <text:p>0,105776924</text:p>
          </table:table-cell>
          <table:table-cell table:number-columns-repeated="16375"/>
        </table:table-row>
        <table:table-row table:style-name="ro1">
          <table:table-cell office:value-type="float" office:value="632" table:style-name="ce3">
            <text:p>632</text:p>
          </table:table-cell>
          <table:table-cell office:value-type="float" office:value="572" table:style-name="ce3">
            <text:p>572</text:p>
          </table:table-cell>
          <table:table-cell office:value-type="string" table:style-name="ce4">
            <text:p>4203006</text:p>
          </table:table-cell>
          <table:table-cell office:value-type="string" table:style-name="ce4">
            <text:p>Caçador</text:p>
          </table:table-cell>
          <table:table-cell office:value-type="float" office:value="30561" table:style-name="ce4">
            <text:p>3056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0981332715436478" table:style-name="ce4">
            <text:p>4,098133272</text:p>
          </table:table-cell>
          <table:table-cell office:value-type="float" office:value="0.33935600607711103" table:style-name="ce4">
            <text:p>0,339356006</text:p>
          </table:table-cell>
          <table:table-cell table:number-columns-repeated="16375"/>
        </table:table-row>
        <table:table-row table:style-name="ro1">
          <table:table-cell office:value-type="float" office:value="633" table:style-name="ce3">
            <text:p>633</text:p>
          </table:table-cell>
          <table:table-cell office:value-type="float" office:value="573" table:style-name="ce3">
            <text:p>573</text:p>
          </table:table-cell>
          <table:table-cell office:value-type="string" table:style-name="ce4">
            <text:p>4203501</text:p>
          </table:table-cell>
          <table:table-cell office:value-type="string" table:style-name="ce4">
            <text:p>Campo Erê</text:p>
          </table:table-cell>
          <table:table-cell office:value-type="float" office:value="4156" table:style-name="ce4">
            <text:p>415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9775933914772319" table:style-name="ce4">
            <text:p>1,977593391</text:p>
          </table:table-cell>
          <table:table-cell office:value-type="float" office:value="5.7539887635846186E-2" table:style-name="ce4">
            <text:p>0,057539888</text:p>
          </table:table-cell>
          <table:table-cell table:number-columns-repeated="16375"/>
        </table:table-row>
        <table:table-row table:style-name="ro1">
          <table:table-cell office:value-type="float" office:value="634" table:style-name="ce3">
            <text:p>634</text:p>
          </table:table-cell>
          <table:table-cell office:value-type="float" office:value="574" table:style-name="ce3">
            <text:p>574</text:p>
          </table:table-cell>
          <table:table-cell office:value-type="string" table:style-name="ce4">
            <text:p>4203600</text:p>
          </table:table-cell>
          <table:table-cell office:value-type="string" table:style-name="ce4">
            <text:p>Campos Novos</text:p>
          </table:table-cell>
          <table:table-cell office:value-type="float" office:value="15069" table:style-name="ce4">
            <text:p>1506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6777955218531444" table:style-name="ce4">
            <text:p>4,677795522</text:p>
          </table:table-cell>
          <table:table-cell office:value-type="float" office:value="0.24284601883908566" table:style-name="ce4">
            <text:p>0,242846019</text:p>
          </table:table-cell>
          <table:table-cell table:number-columns-repeated="16375"/>
        </table:table-row>
        <table:table-row table:style-name="ro1">
          <table:table-cell office:value-type="float" office:value="635" table:style-name="ce3">
            <text:p>635</text:p>
          </table:table-cell>
          <table:table-cell office:value-type="float" office:value="575" table:style-name="ce3">
            <text:p>575</text:p>
          </table:table-cell>
          <table:table-cell office:value-type="string" table:style-name="ce4">
            <text:p>4203808</text:p>
          </table:table-cell>
          <table:table-cell office:value-type="string" table:style-name="ce4">
            <text:p>Arranjo Populacional de Canoinhas/SC</text:p>
          </table:table-cell>
          <table:table-cell office:value-type="float" office:value="26697" table:style-name="ce4">
            <text:p>2669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8408148605429644" table:style-name="ce4">
            <text:p>3,840814861</text:p>
          </table:table-cell>
          <table:table-cell office:value-type="float" office:value="0.23878879547350998" table:style-name="ce4">
            <text:p>0,238788795</text:p>
          </table:table-cell>
          <table:table-cell table:number-columns-repeated="16375"/>
        </table:table-row>
        <table:table-row table:style-name="ro1">
          <table:table-cell office:value-type="float" office:value="636" table:style-name="ce3">
            <text:p>636</text:p>
          </table:table-cell>
          <table:table-cell office:value-type="float" office:value="577" table:style-name="ce3">
            <text:p>577</text:p>
          </table:table-cell>
          <table:table-cell office:value-type="string" table:style-name="ce4">
            <text:p>4204301</text:p>
          </table:table-cell>
          <table:table-cell office:value-type="string" table:style-name="ce4">
            <text:p>Concórdia</text:p>
          </table:table-cell>
          <table:table-cell office:value-type="float" office:value="41071" table:style-name="ce4">
            <text:p>4107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3601603580787183" table:style-name="ce4">
            <text:p>4,360160358</text:p>
          </table:table-cell>
          <table:table-cell office:value-type="float" office:value="0.22104304523393992" table:style-name="ce4">
            <text:p>0,221043045</text:p>
          </table:table-cell>
          <table:table-cell table:number-columns-repeated="16375"/>
        </table:table-row>
        <table:table-row table:style-name="ro1">
          <table:table-cell office:value-type="float" office:value="637" table:style-name="ce3">
            <text:p>637</text:p>
          </table:table-cell>
          <table:table-cell office:value-type="float" office:value="579" table:style-name="ce3">
            <text:p>579</text:p>
          </table:table-cell>
          <table:table-cell office:value-type="string" table:style-name="ce4">
            <text:p>4204806</text:p>
          </table:table-cell>
          <table:table-cell office:value-type="string" table:style-name="ce4">
            <text:p>Curitibanos</text:p>
          </table:table-cell>
          <table:table-cell office:value-type="float" office:value="24882" table:style-name="ce4">
            <text:p>2488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0323682548947541" table:style-name="ce4">
            <text:p>5,032368255</text:p>
          </table:table-cell>
          <table:table-cell office:value-type="float" office:value="0.32184022629951425" table:style-name="ce4">
            <text:p>0,321840226</text:p>
          </table:table-cell>
          <table:table-cell table:number-columns-repeated="16375"/>
        </table:table-row>
        <table:table-row table:style-name="ro1">
          <table:table-cell office:value-type="float" office:value="638" table:style-name="ce3">
            <text:p>638</text:p>
          </table:table-cell>
          <table:table-cell office:value-type="float" office:value="582" table:style-name="ce3">
            <text:p>582</text:p>
          </table:table-cell>
          <table:table-cell office:value-type="string" table:style-name="ce4">
            <text:p>4206900</text:p>
          </table:table-cell>
          <table:table-cell office:value-type="string" table:style-name="ce4">
            <text:p>Ibirama</text:p>
          </table:table-cell>
          <table:table-cell office:value-type="float" office:value="7530" table:style-name="ce4">
            <text:p>753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024642220136089" table:style-name="ce4">
            <text:p>1,602464222</text:p>
          </table:table-cell>
          <table:table-cell office:value-type="float" office:value="5.9295566959653434E-2" table:style-name="ce4">
            <text:p>0,059295567</text:p>
          </table:table-cell>
          <table:table-cell table:number-columns-repeated="16375"/>
        </table:table-row>
        <table:table-row table:style-name="ro1">
          <table:table-cell office:value-type="float" office:value="639" table:style-name="ce3">
            <text:p>639</text:p>
          </table:table-cell>
          <table:table-cell office:value-type="float" office:value="583" table:style-name="ce3">
            <text:p>583</text:p>
          </table:table-cell>
          <table:table-cell office:value-type="string" table:style-name="ce4">
            <text:p>4207304</text:p>
          </table:table-cell>
          <table:table-cell office:value-type="string" table:style-name="ce4">
            <text:p>Arranjo Populacional de Imbituba/SC</text:p>
          </table:table-cell>
          <table:table-cell office:value-type="float" office:value="22018" table:style-name="ce4">
            <text:p>2201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723127221577933" table:style-name="ce4">
            <text:p>1,872312722</text:p>
          </table:table-cell>
          <table:table-cell office:value-type="float" office:value="7.728954360610793E-2" table:style-name="ce4">
            <text:p>0,077289544</text:p>
          </table:table-cell>
          <table:table-cell table:number-columns-repeated="16375"/>
        </table:table-row>
        <table:table-row table:style-name="ro1">
          <table:table-cell office:value-type="float" office:value="640" table:style-name="ce3">
            <text:p>640</text:p>
          </table:table-cell>
          <table:table-cell office:value-type="float" office:value="585" table:style-name="ce3">
            <text:p>585</text:p>
          </table:table-cell>
          <table:table-cell office:value-type="string" table:style-name="ce4">
            <text:p>4208500</text:p>
          </table:table-cell>
          <table:table-cell office:value-type="string" table:style-name="ce4">
            <text:p>Ituporanga</text:p>
          </table:table-cell>
          <table:table-cell office:value-type="float" office:value="14869" table:style-name="ce4">
            <text:p>1486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4789707586105267" table:style-name="ce4">
            <text:p>3,478970759</text:p>
          </table:table-cell>
          <table:table-cell office:value-type="float" office:value="0.12882923013487921" table:style-name="ce4">
            <text:p>0,12882923</text:p>
          </table:table-cell>
          <table:table-cell table:number-columns-repeated="16375"/>
        </table:table-row>
        <table:table-row table:style-name="ro1">
          <table:table-cell office:value-type="float" office:value="641" table:style-name="ce3">
            <text:p>641</text:p>
          </table:table-cell>
          <table:table-cell office:value-type="float" office:value="586" table:style-name="ce3">
            <text:p>586</text:p>
          </table:table-cell>
          <table:table-cell office:value-type="string" table:style-name="ce4">
            <text:p>4208906</text:p>
          </table:table-cell>
          <table:table-cell office:value-type="string" table:style-name="ce4">
            <text:p>Arranjo Populacional de Jaraguá do Sul/SC</text:p>
          </table:table-cell>
          <table:table-cell office:value-type="float" office:value="78569" table:style-name="ce4">
            <text:p>7856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4790160585555956" table:style-name="ce4">
            <text:p>3,479016059</text:p>
          </table:table-cell>
          <table:table-cell office:value-type="float" office:value="0.15745806630764611" table:style-name="ce4">
            <text:p>0,157458066</text:p>
          </table:table-cell>
          <table:table-cell table:number-columns-repeated="16375"/>
        </table:table-row>
        <table:table-row table:style-name="ro1">
          <table:table-cell office:value-type="float" office:value="642" table:style-name="ce3">
            <text:p>642</text:p>
          </table:table-cell>
          <table:table-cell office:value-type="float" office:value="590" table:style-name="ce3">
            <text:p>590</text:p>
          </table:table-cell>
          <table:table-cell office:value-type="string" table:style-name="ce4">
            <text:p>4210100</text:p>
          </table:table-cell>
          <table:table-cell office:value-type="string" table:style-name="ce4">
            <text:p>Arranjo Populacional de Mafra/SC - Rio Negro/PR</text:p>
          </table:table-cell>
          <table:table-cell office:value-type="float" office:value="41366" table:style-name="ce4">
            <text:p>4136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4124375456479719" table:style-name="ce4">
            <text:p>6,412437546</text:p>
          </table:table-cell>
          <table:table-cell office:value-type="float" office:value="0.39371742751257649" table:style-name="ce4">
            <text:p>0,393717428</text:p>
          </table:table-cell>
          <table:table-cell table:number-columns-repeated="16375"/>
        </table:table-row>
        <table:table-row table:style-name="ro1">
          <table:table-cell office:value-type="float" office:value="643" table:style-name="ce3">
            <text:p>643</text:p>
          </table:table-cell>
          <table:table-cell office:value-type="float" office:value="591" table:style-name="ce3">
            <text:p>591</text:p>
          </table:table-cell>
          <table:table-cell office:value-type="string" table:style-name="ce4">
            <text:p>4210506</text:p>
          </table:table-cell>
          <table:table-cell office:value-type="string" table:style-name="ce4">
            <text:p>Maravilha</text:p>
          </table:table-cell>
          <table:table-cell office:value-type="float" office:value="10362" table:style-name="ce4">
            <text:p>1036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4809582599281577" table:style-name="ce4">
            <text:p>1,48095826</text:p>
          </table:table-cell>
          <table:table-cell office:value-type="float" office:value="4.4119879264286607E-2" table:style-name="ce4">
            <text:p>0,044119879</text:p>
          </table:table-cell>
          <table:table-cell table:number-columns-repeated="16375"/>
        </table:table-row>
        <table:table-row table:style-name="ro1">
          <table:table-cell office:value-type="float" office:value="644" table:style-name="ce3">
            <text:p>644</text:p>
          </table:table-cell>
          <table:table-cell office:value-type="float" office:value="592" table:style-name="ce3">
            <text:p>592</text:p>
          </table:table-cell>
          <table:table-cell office:value-type="string" table:style-name="ce4">
            <text:p>4210902</text:p>
          </table:table-cell>
          <table:table-cell office:value-type="string" table:style-name="ce4">
            <text:p>Modelo</text:p>
          </table:table-cell>
          <table:table-cell office:value-type="float" office:value="2403" table:style-name="ce4">
            <text:p>24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3631051894920021" table:style-name="ce4">
            <text:p>1,363105189</text:p>
          </table:table-cell>
          <table:table-cell office:value-type="float" office:value="1.8504170566705752E-2" table:style-name="ce4">
            <text:p>0,018504171</text:p>
          </table:table-cell>
          <table:table-cell table:number-columns-repeated="16375"/>
        </table:table-row>
        <table:table-row table:style-name="ro1">
          <table:table-cell office:value-type="float" office:value="645" table:style-name="ce3">
            <text:p>645</text:p>
          </table:table-cell>
          <table:table-cell office:value-type="float" office:value="593" table:style-name="ce3">
            <text:p>593</text:p>
          </table:table-cell>
          <table:table-cell office:value-type="string" table:style-name="ce4">
            <text:p>4211702</text:p>
          </table:table-cell>
          <table:table-cell office:value-type="string" table:style-name="ce4">
            <text:p>Orleans</text:p>
          </table:table-cell>
          <table:table-cell office:value-type="float" office:value="11403" table:style-name="ce4">
            <text:p>114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9598595564291492" table:style-name="ce4">
            <text:p>1,959859556</text:p>
          </table:table-cell>
          <table:table-cell office:value-type="float" office:value="7.5404032598009166E-2" table:style-name="ce4">
            <text:p>0,075404033</text:p>
          </table:table-cell>
          <table:table-cell table:number-columns-repeated="16375"/>
        </table:table-row>
        <table:table-row table:style-name="ro1">
          <table:table-cell office:value-type="float" office:value="646" table:style-name="ce3">
            <text:p>646</text:p>
          </table:table-cell>
          <table:table-cell office:value-type="float" office:value="594" table:style-name="ce3">
            <text:p>594</text:p>
          </table:table-cell>
          <table:table-cell office:value-type="string" table:style-name="ce4">
            <text:p>4212007</text:p>
          </table:table-cell>
          <table:table-cell office:value-type="string" table:style-name="ce4">
            <text:p>Palma Sola</text:p>
          </table:table-cell>
          <table:table-cell office:value-type="float" office:value="3649" table:style-name="ce4">
            <text:p>364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4719872001468723" table:style-name="ce4">
            <text:p>2,4719872</text:p>
          </table:table-cell>
          <table:table-cell office:value-type="float" office:value="5.1436518071014833E-2" table:style-name="ce4">
            <text:p>0,051436518</text:p>
          </table:table-cell>
          <table:table-cell table:number-columns-repeated="16375"/>
        </table:table-row>
        <table:table-row table:style-name="ro1">
          <table:table-cell office:value-type="float" office:value="647" table:style-name="ce3">
            <text:p>647</text:p>
          </table:table-cell>
          <table:table-cell office:value-type="float" office:value="595" table:style-name="ce3">
            <text:p>595</text:p>
          </table:table-cell>
          <table:table-cell office:value-type="string" table:style-name="ce4">
            <text:p>4212106</text:p>
          </table:table-cell>
          <table:table-cell office:value-type="string" table:style-name="ce4">
            <text:p>Palmitos</text:p>
          </table:table-cell>
          <table:table-cell office:value-type="float" office:value="10682" table:style-name="ce4">
            <text:p>1068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4592876731473217" table:style-name="ce4">
            <text:p>2,459287673</text:p>
          </table:table-cell>
          <table:table-cell office:value-type="float" office:value="7.8236193636232618E-2" table:style-name="ce4">
            <text:p>0,078236194</text:p>
          </table:table-cell>
          <table:table-cell table:number-columns-repeated="16375"/>
        </table:table-row>
        <table:table-row table:style-name="ro1">
          <table:table-cell office:value-type="float" office:value="648" table:style-name="ce3">
            <text:p>648</text:p>
          </table:table-cell>
          <table:table-cell office:value-type="float" office:value="596" table:style-name="ce3">
            <text:p>596</text:p>
          </table:table-cell>
          <table:table-cell office:value-type="string" table:style-name="ce4">
            <text:p>4212908</text:p>
          </table:table-cell>
          <table:table-cell office:value-type="string" table:style-name="ce4">
            <text:p>Pinhalzinho</text:p>
          </table:table-cell>
          <table:table-cell office:value-type="float" office:value="8718" table:style-name="ce4">
            <text:p>871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637351827157446" table:style-name="ce4">
            <text:p>1,563735183</text:p>
          </table:table-cell>
          <table:table-cell office:value-type="float" office:value="2.8416556714224165E-2" table:style-name="ce4">
            <text:p>0,028416557</text:p>
          </table:table-cell>
          <table:table-cell table:number-columns-repeated="16375"/>
        </table:table-row>
        <table:table-row table:style-name="ro1">
          <table:table-cell office:value-type="float" office:value="649" table:style-name="ce3">
            <text:p>649</text:p>
          </table:table-cell>
          <table:table-cell office:value-type="float" office:value="597" table:style-name="ce3">
            <text:p>597</text:p>
          </table:table-cell>
          <table:table-cell office:value-type="string" table:style-name="ce4">
            <text:p>4214003</text:p>
          </table:table-cell>
          <table:table-cell office:value-type="string" table:style-name="ce4">
            <text:p>Presidente Getúlio</text:p>
          </table:table-cell>
          <table:table-cell office:value-type="float" office:value="6203" table:style-name="ce4">
            <text:p>62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3437202296725157" table:style-name="ce4">
            <text:p>1,34372023</text:p>
          </table:table-cell>
          <table:table-cell office:value-type="float" office:value="4.3242925620377091E-2" table:style-name="ce4">
            <text:p>0,043242926</text:p>
          </table:table-cell>
          <table:table-cell table:number-columns-repeated="16375"/>
        </table:table-row>
        <table:table-row table:style-name="ro1">
          <table:table-cell office:value-type="float" office:value="650" table:style-name="ce3">
            <text:p>650</text:p>
          </table:table-cell>
          <table:table-cell office:value-type="float" office:value="598" table:style-name="ce3">
            <text:p>598</text:p>
          </table:table-cell>
          <table:table-cell office:value-type="string" table:style-name="ce4">
            <text:p>4214201</text:p>
          </table:table-cell>
          <table:table-cell office:value-type="string" table:style-name="ce4">
            <text:p>Quilombo</text:p>
          </table:table-cell>
          <table:table-cell office:value-type="float" office:value="5251" table:style-name="ce4">
            <text:p>525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308381284880335" table:style-name="ce4">
            <text:p>1,530838128</text:p>
          </table:table-cell>
          <table:table-cell office:value-type="float" office:value="4.8283869149962952E-2" table:style-name="ce4">
            <text:p>0,048283869</text:p>
          </table:table-cell>
          <table:table-cell table:number-columns-repeated="16375"/>
        </table:table-row>
        <table:table-row table:style-name="ro1">
          <table:table-cell office:value-type="float" office:value="651" table:style-name="ce3">
            <text:p>651</text:p>
          </table:table-cell>
          <table:table-cell office:value-type="float" office:value="599" table:style-name="ce3">
            <text:p>599</text:p>
          </table:table-cell>
          <table:table-cell office:value-type="string" table:style-name="ce4">
            <text:p>4214805</text:p>
          </table:table-cell>
          <table:table-cell office:value-type="string" table:style-name="ce4">
            <text:p>Arranjo Populacional de Rio do Sul/SC</text:p>
          </table:table-cell>
          <table:table-cell office:value-type="float" office:value="64676" table:style-name="ce4">
            <text:p>6467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8.0057167982957544" table:style-name="ce4">
            <text:p>8,005716798</text:p>
          </table:table-cell>
          <table:table-cell office:value-type="float" office:value="0.4532529002742211" table:style-name="ce4">
            <text:p>0,4532529</text:p>
          </table:table-cell>
          <table:table-cell table:number-columns-repeated="16375"/>
        </table:table-row>
        <table:table-row table:style-name="ro1">
          <table:table-cell office:value-type="float" office:value="652" table:style-name="ce3">
            <text:p>652</text:p>
          </table:table-cell>
          <table:table-cell office:value-type="float" office:value="600" table:style-name="ce3">
            <text:p>600</text:p>
          </table:table-cell>
          <table:table-cell office:value-type="string" table:style-name="ce4">
            <text:p>4214904</text:p>
          </table:table-cell>
          <table:table-cell office:value-type="string" table:style-name="ce4">
            <text:p>Rio Fortuna</text:p>
          </table:table-cell>
          <table:table-cell office:value-type="float" office:value="1857" table:style-name="ce4">
            <text:p>185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1872187764839761" table:style-name="ce4">
            <text:p>1,187218776</text:p>
          </table:table-cell>
          <table:table-cell office:value-type="float" office:value="4.6342214921347491E-2" table:style-name="ce4">
            <text:p>0,046342215</text:p>
          </table:table-cell>
          <table:table-cell table:number-columns-repeated="16375"/>
        </table:table-row>
        <table:table-row table:style-name="ro1">
          <table:table-cell office:value-type="float" office:value="653" table:style-name="ce3">
            <text:p>653</text:p>
          </table:table-cell>
          <table:table-cell office:value-type="float" office:value="601" table:style-name="ce3">
            <text:p>601</text:p>
          </table:table-cell>
          <table:table-cell office:value-type="string" table:style-name="ce4">
            <text:p>4216008</text:p>
          </table:table-cell>
          <table:table-cell office:value-type="string" table:style-name="ce4">
            <text:p>Arranjo Populacional de São Carlos - Águas de Chapecó/SC</text:p>
          </table:table-cell>
          <table:table-cell office:value-type="float" office:value="6054" table:style-name="ce4">
            <text:p>605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2345289281375511" table:style-name="ce4">
            <text:p>1,234528928</text:p>
          </table:table-cell>
          <table:table-cell office:value-type="float" office:value="3.2460138145880973E-2" table:style-name="ce4">
            <text:p>0,032460138</text:p>
          </table:table-cell>
          <table:table-cell table:number-columns-repeated="16375"/>
        </table:table-row>
        <table:table-row table:style-name="ro1">
          <table:table-cell office:value-type="float" office:value="654" table:style-name="ce3">
            <text:p>654</text:p>
          </table:table-cell>
          <table:table-cell office:value-type="float" office:value="602" table:style-name="ce3">
            <text:p>602</text:p>
          </table:table-cell>
          <table:table-cell office:value-type="string" table:style-name="ce4">
            <text:p>4216305</text:p>
          </table:table-cell>
          <table:table-cell office:value-type="string" table:style-name="ce4">
            <text:p>São João Batista</text:p>
          </table:table-cell>
          <table:table-cell office:value-type="float" office:value="10840" table:style-name="ce4">
            <text:p>1084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201457048308078" table:style-name="ce4">
            <text:p>1,520145705</text:p>
          </table:table-cell>
          <table:table-cell office:value-type="float" office:value="4.6235827266755458E-2" table:style-name="ce4">
            <text:p>0,046235827</text:p>
          </table:table-cell>
          <table:table-cell table:number-columns-repeated="16375"/>
        </table:table-row>
        <table:table-row table:style-name="ro1">
          <table:table-cell office:value-type="float" office:value="655" table:style-name="ce3">
            <text:p>655</text:p>
          </table:table-cell>
          <table:table-cell office:value-type="float" office:value="603" table:style-name="ce3">
            <text:p>603</text:p>
          </table:table-cell>
          <table:table-cell office:value-type="string" table:style-name="ce4">
            <text:p>4216503</text:p>
          </table:table-cell>
          <table:table-cell office:value-type="string" table:style-name="ce4">
            <text:p>São Joaquim</text:p>
          </table:table-cell>
          <table:table-cell office:value-type="float" office:value="9682" table:style-name="ce4">
            <text:p>968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8827152366386875" table:style-name="ce4">
            <text:p>4,882715237</text:p>
          </table:table-cell>
          <table:table-cell office:value-type="float" office:value="0.26021007812548719" table:style-name="ce4">
            <text:p>0,260210078</text:p>
          </table:table-cell>
          <table:table-cell table:number-columns-repeated="16375"/>
        </table:table-row>
        <table:table-row table:style-name="ro1">
          <table:table-cell office:value-type="float" office:value="656" table:style-name="ce3">
            <text:p>656</text:p>
          </table:table-cell>
          <table:table-cell office:value-type="float" office:value="604" table:style-name="ce3">
            <text:p>604</text:p>
          </table:table-cell>
          <table:table-cell office:value-type="string" table:style-name="ce4">
            <text:p>4216909</text:p>
          </table:table-cell>
          <table:table-cell office:value-type="string" table:style-name="ce4">
            <text:p>São Lourenço do Oeste</text:p>
          </table:table-cell>
          <table:table-cell office:value-type="float" office:value="10679" table:style-name="ce4">
            <text:p>1067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170090629161661" table:style-name="ce4">
            <text:p>1,717009063</text:p>
          </table:table-cell>
          <table:table-cell office:value-type="float" office:value="8.0425153857406242E-2" table:style-name="ce4">
            <text:p>0,080425154</text:p>
          </table:table-cell>
          <table:table-cell table:number-columns-repeated="16375"/>
        </table:table-row>
        <table:table-row table:style-name="ro1">
          <table:table-cell office:value-type="float" office:value="657" table:style-name="ce3">
            <text:p>657</text:p>
          </table:table-cell>
          <table:table-cell office:value-type="float" office:value="606" table:style-name="ce3">
            <text:p>606</text:p>
          </table:table-cell>
          <table:table-cell office:value-type="string" table:style-name="ce4">
            <text:p>4217709</text:p>
          </table:table-cell>
          <table:table-cell office:value-type="string" table:style-name="ce4">
            <text:p>Arranjo Populacional de Sombrio/SC</text:p>
          </table:table-cell>
          <table:table-cell office:value-type="float" office:value="15125" table:style-name="ce4">
            <text:p>1512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.81087999011210776" table:style-name="ce4">
            <text:p>0,81087999</text:p>
          </table:table-cell>
          <table:table-cell office:value-type="float" office:value="4.0797784279948589E-2" table:style-name="ce4">
            <text:p>0,040797784</text:p>
          </table:table-cell>
          <table:table-cell table:number-columns-repeated="16375"/>
        </table:table-row>
        <table:table-row table:style-name="ro1">
          <table:table-cell office:value-type="float" office:value="658" table:style-name="ce3">
            <text:p>658</text:p>
          </table:table-cell>
          <table:table-cell office:value-type="float" office:value="607" table:style-name="ce3">
            <text:p>607</text:p>
          </table:table-cell>
          <table:table-cell office:value-type="string" table:style-name="ce4">
            <text:p>4218004</text:p>
          </table:table-cell>
          <table:table-cell office:value-type="string" table:style-name="ce4">
            <text:p>Tijucas</text:p>
          </table:table-cell>
          <table:table-cell office:value-type="float" office:value="16798" table:style-name="ce4">
            <text:p>1679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1713640687858173" table:style-name="ce4">
            <text:p>1,171364069</text:p>
          </table:table-cell>
          <table:table-cell office:value-type="float" office:value="3.937666753477078E-2" table:style-name="ce4">
            <text:p>0,039376668</text:p>
          </table:table-cell>
          <table:table-cell table:number-columns-repeated="16375"/>
        </table:table-row>
        <table:table-row table:style-name="ro1">
          <table:table-cell office:value-type="float" office:value="659" table:style-name="ce3">
            <text:p>659</text:p>
          </table:table-cell>
          <table:table-cell office:value-type="float" office:value="608" table:style-name="ce3">
            <text:p>608</text:p>
          </table:table-cell>
          <table:table-cell office:value-type="string" table:style-name="ce4">
            <text:p>4218202</text:p>
          </table:table-cell>
          <table:table-cell office:value-type="string" table:style-name="ce4">
            <text:p>Timbó</text:p>
          </table:table-cell>
          <table:table-cell office:value-type="float" office:value="20098" table:style-name="ce4">
            <text:p>2009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679693399702522" table:style-name="ce4">
            <text:p>1,86796934</text:p>
          </table:table-cell>
          <table:table-cell office:value-type="float" office:value="9.2637674052924932E-2" table:style-name="ce4">
            <text:p>0,092637674</text:p>
          </table:table-cell>
          <table:table-cell table:number-columns-repeated="16375"/>
        </table:table-row>
        <table:table-row table:style-name="ro1">
          <table:table-cell office:value-type="float" office:value="660" table:style-name="ce3">
            <text:p>660</text:p>
          </table:table-cell>
          <table:table-cell office:value-type="float" office:value="614" table:style-name="ce3">
            <text:p>614</text:p>
          </table:table-cell>
          <table:table-cell office:value-type="string" table:style-name="ce4">
            <text:p>4300901</text:p>
          </table:table-cell>
          <table:table-cell office:value-type="string" table:style-name="ce4">
            <text:p>Aratiba</text:p>
          </table:table-cell>
          <table:table-cell office:value-type="float" office:value="2777" table:style-name="ce4">
            <text:p>277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3782526086577418" table:style-name="ce4">
            <text:p>1,378252609</text:p>
          </table:table-cell>
          <table:table-cell office:value-type="float" office:value="4.4675502978037226E-2" table:style-name="ce4">
            <text:p>0,044675503</text:p>
          </table:table-cell>
          <table:table-cell table:number-columns-repeated="16375"/>
        </table:table-row>
        <table:table-row table:style-name="ro1">
          <table:table-cell office:value-type="float" office:value="661" table:style-name="ce3">
            <text:p>661</text:p>
          </table:table-cell>
          <table:table-cell office:value-type="float" office:value="615" table:style-name="ce3">
            <text:p>615</text:p>
          </table:table-cell>
          <table:table-cell office:value-type="string" table:style-name="ce4">
            <text:p>4301206</text:p>
          </table:table-cell>
          <table:table-cell office:value-type="string" table:style-name="ce4">
            <text:p>Arroio do Tigre</text:p>
          </table:table-cell>
          <table:table-cell office:value-type="float" office:value="5176" table:style-name="ce4">
            <text:p>517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5759884056733617" table:style-name="ce4">
            <text:p>1,575988406</text:p>
          </table:table-cell>
          <table:table-cell office:value-type="float" office:value="5.5516259891809604E-2" table:style-name="ce4">
            <text:p>0,05551626</text:p>
          </table:table-cell>
          <table:table-cell table:number-columns-repeated="16375"/>
        </table:table-row>
        <table:table-row table:style-name="ro1">
          <table:table-cell office:value-type="float" office:value="662" table:style-name="ce3">
            <text:p>662</text:p>
          </table:table-cell>
          <table:table-cell office:value-type="float" office:value="616" table:style-name="ce3">
            <text:p>616</text:p>
          </table:table-cell>
          <table:table-cell office:value-type="string" table:style-name="ce4">
            <text:p>4301404</text:p>
          </table:table-cell>
          <table:table-cell office:value-type="string" table:style-name="ce4">
            <text:p>Arvorezinha</text:p>
          </table:table-cell>
          <table:table-cell office:value-type="float" office:value="3944" table:style-name="ce4">
            <text:p>394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46365187749668" table:style-name="ce4">
            <text:p>1,463651877</text:p>
          </table:table-cell>
          <table:table-cell office:value-type="float" office:value="4.2184153790971617E-2" table:style-name="ce4">
            <text:p>0,042184154</text:p>
          </table:table-cell>
          <table:table-cell table:number-columns-repeated="16375"/>
        </table:table-row>
        <table:table-row table:style-name="ro1">
          <table:table-cell office:value-type="float" office:value="663" table:style-name="ce3">
            <text:p>663</text:p>
          </table:table-cell>
          <table:table-cell office:value-type="float" office:value="619" table:style-name="ce3">
            <text:p>619</text:p>
          </table:table-cell>
          <table:table-cell office:value-type="string" table:style-name="ce4">
            <text:p>4302352</text:p>
          </table:table-cell>
          <table:table-cell office:value-type="string" table:style-name="ce4">
            <text:p>Bom Princípio</text:p>
          </table:table-cell>
          <table:table-cell office:value-type="float" office:value="4524" table:style-name="ce4">
            <text:p>452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.5886715853389225" table:style-name="ce4">
            <text:p>0,588671585</text:p>
          </table:table-cell>
          <table:table-cell office:value-type="float" office:value="1.1244657647201855E-2" table:style-name="ce4">
            <text:p>0,011244658</text:p>
          </table:table-cell>
          <table:table-cell table:number-columns-repeated="16375"/>
        </table:table-row>
        <table:table-row table:style-name="ro1">
          <table:table-cell office:value-type="float" office:value="664" table:style-name="ce3">
            <text:p>664</text:p>
          </table:table-cell>
          <table:table-cell office:value-type="float" office:value="624" table:style-name="ce3">
            <text:p>624</text:p>
          </table:table-cell>
          <table:table-cell office:value-type="string" table:style-name="ce4">
            <text:p>4304903</text:p>
          </table:table-cell>
          <table:table-cell office:value-type="string" table:style-name="ce4">
            <text:p>Casca</text:p>
          </table:table-cell>
          <table:table-cell office:value-type="float" office:value="3141" table:style-name="ce4">
            <text:p>314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1120760904780356" table:style-name="ce4">
            <text:p>1,11207609</text:p>
          </table:table-cell>
          <table:table-cell office:value-type="float" office:value="3.6697136152707942E-2" table:style-name="ce4">
            <text:p>0,036697136</text:p>
          </table:table-cell>
          <table:table-cell table:number-columns-repeated="16375"/>
        </table:table-row>
        <table:table-row table:style-name="ro1">
          <table:table-cell office:value-type="float" office:value="665" table:style-name="ce3">
            <text:p>665</text:p>
          </table:table-cell>
          <table:table-cell office:value-type="float" office:value="626" table:style-name="ce3">
            <text:p>626</text:p>
          </table:table-cell>
          <table:table-cell office:value-type="string" table:style-name="ce4">
            <text:p>4305355</text:p>
          </table:table-cell>
          <table:table-cell office:value-type="string" table:style-name="ce4">
            <text:p>Arranjo Populacional de Charqueadas - Triunfo - São Jerônimo/RS</text:p>
          </table:table-cell>
          <table:table-cell office:value-type="float" office:value="34013" table:style-name="ce4">
            <text:p>340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1871236571961914" table:style-name="ce4">
            <text:p>5,187123657</text:p>
          </table:table-cell>
          <table:table-cell office:value-type="float" office:value="0.27199708868417616" table:style-name="ce4">
            <text:p>0,271997089</text:p>
          </table:table-cell>
          <table:table-cell table:number-columns-repeated="16375"/>
        </table:table-row>
        <table:table-row table:style-name="ro1">
          <table:table-cell office:value-type="float" office:value="666" table:style-name="ce3">
            <text:p>666</text:p>
          </table:table-cell>
          <table:table-cell office:value-type="float" office:value="627" table:style-name="ce3">
            <text:p>627</text:p>
          </table:table-cell>
          <table:table-cell office:value-type="string" table:style-name="ce4">
            <text:p>4306106</text:p>
          </table:table-cell>
          <table:table-cell office:value-type="string" table:style-name="ce4">
            <text:p>Cruz Alta</text:p>
          </table:table-cell>
          <table:table-cell office:value-type="float" office:value="38170" table:style-name="ce4">
            <text:p>3817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5220900457787039" table:style-name="ce4">
            <text:p>6,522090046</text:p>
          </table:table-cell>
          <table:table-cell office:value-type="float" office:value="0.48983281174725124" table:style-name="ce4">
            <text:p>0,489832812</text:p>
          </table:table-cell>
          <table:table-cell table:number-columns-repeated="16375"/>
        </table:table-row>
        <table:table-row table:style-name="ro1">
          <table:table-cell office:value-type="float" office:value="667" table:style-name="ce3">
            <text:p>667</text:p>
          </table:table-cell>
          <table:table-cell office:value-type="float" office:value="628" table:style-name="ce3">
            <text:p>628</text:p>
          </table:table-cell>
          <table:table-cell office:value-type="string" table:style-name="ce4">
            <text:p>4306304</text:p>
          </table:table-cell>
          <table:table-cell office:value-type="string" table:style-name="ce4">
            <text:p>David Canabarro</text:p>
          </table:table-cell>
          <table:table-cell office:value-type="float" office:value="2455" table:style-name="ce4">
            <text:p>245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3538738302084889" table:style-name="ce4">
            <text:p>1,35387383</text:p>
          </table:table-cell>
          <table:table-cell office:value-type="float" office:value="3.2336025485094899E-2" table:style-name="ce4">
            <text:p>0,032336025</text:p>
          </table:table-cell>
          <table:table-cell table:number-columns-repeated="16375"/>
        </table:table-row>
        <table:table-row table:style-name="ro1">
          <table:table-cell office:value-type="float" office:value="668" table:style-name="ce3">
            <text:p>668</text:p>
          </table:table-cell>
          <table:table-cell office:value-type="float" office:value="629" table:style-name="ce3">
            <text:p>629</text:p>
          </table:table-cell>
          <table:table-cell office:value-type="string" table:style-name="ce4">
            <text:p>4306809</text:p>
          </table:table-cell>
          <table:table-cell office:value-type="string" table:style-name="ce4">
            <text:p>Encantado</text:p>
          </table:table-cell>
          <table:table-cell office:value-type="float" office:value="12594" table:style-name="ce4">
            <text:p>1259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099953378333272" table:style-name="ce4">
            <text:p>2,109995338</text:p>
          </table:table-cell>
          <table:table-cell office:value-type="float" office:value="7.5886461600573135E-2" table:style-name="ce4">
            <text:p>0,075886462</text:p>
          </table:table-cell>
          <table:table-cell table:number-columns-repeated="16375"/>
        </table:table-row>
        <table:table-row table:style-name="ro1">
          <table:table-cell office:value-type="float" office:value="669" table:style-name="ce3">
            <text:p>669</text:p>
          </table:table-cell>
          <table:table-cell office:value-type="float" office:value="631" table:style-name="ce3">
            <text:p>631</text:p>
          </table:table-cell>
          <table:table-cell office:value-type="string" table:style-name="ce4">
            <text:p>4307500</text:p>
          </table:table-cell>
          <table:table-cell office:value-type="string" table:style-name="ce4">
            <text:p>Espumoso</text:p>
          </table:table-cell>
          <table:table-cell office:value-type="float" office:value="9163" table:style-name="ce4">
            <text:p>916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887586827381428" table:style-name="ce4">
            <text:p>2,588758683</text:p>
          </table:table-cell>
          <table:table-cell office:value-type="float" office:value="0.15552532666389035" table:style-name="ce4">
            <text:p>0,155525327</text:p>
          </table:table-cell>
          <table:table-cell table:number-columns-repeated="16375"/>
        </table:table-row>
        <table:table-row table:style-name="ro1">
          <table:table-cell office:value-type="float" office:value="670" table:style-name="ce3">
            <text:p>670</text:p>
          </table:table-cell>
          <table:table-cell office:value-type="float" office:value="632" table:style-name="ce3">
            <text:p>632</text:p>
          </table:table-cell>
          <table:table-cell office:value-type="string" table:style-name="ce4">
            <text:p>4308201</text:p>
          </table:table-cell>
          <table:table-cell office:value-type="string" table:style-name="ce4">
            <text:p>Flores da Cunha</text:p>
          </table:table-cell>
          <table:table-cell office:value-type="float" office:value="9750" table:style-name="ce4">
            <text:p>975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.98283506403054965" table:style-name="ce4">
            <text:p>0,982835064</text:p>
          </table:table-cell>
          <table:table-cell office:value-type="float" office:value="3.4808788488485731E-2" table:style-name="ce4">
            <text:p>0,034808788</text:p>
          </table:table-cell>
          <table:table-cell table:number-columns-repeated="16375"/>
        </table:table-row>
        <table:table-row table:style-name="ro1">
          <table:table-cell office:value-type="float" office:value="671" table:style-name="ce3">
            <text:p>671</text:p>
          </table:table-cell>
          <table:table-cell office:value-type="float" office:value="633" table:style-name="ce3">
            <text:p>633</text:p>
          </table:table-cell>
          <table:table-cell office:value-type="string" table:style-name="ce4">
            <text:p>4308508</text:p>
          </table:table-cell>
          <table:table-cell office:value-type="string" table:style-name="ce4">
            <text:p>Frederico Westphalen</text:p>
          </table:table-cell>
          <table:table-cell office:value-type="float" office:value="17160" table:style-name="ce4">
            <text:p>1716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9570514930782026" table:style-name="ce4">
            <text:p>1,957051493</text:p>
          </table:table-cell>
          <table:table-cell office:value-type="float" office:value="6.6424831429572243E-2" table:style-name="ce4">
            <text:p>0,066424831</text:p>
          </table:table-cell>
          <table:table-cell table:number-columns-repeated="16375"/>
        </table:table-row>
        <table:table-row table:style-name="ro1">
          <table:table-cell office:value-type="float" office:value="672" table:style-name="ce3">
            <text:p>672</text:p>
          </table:table-cell>
          <table:table-cell office:value-type="float" office:value="634" table:style-name="ce3">
            <text:p>634</text:p>
          </table:table-cell>
          <table:table-cell office:value-type="string" table:style-name="ce4">
            <text:p>4308904</text:p>
          </table:table-cell>
          <table:table-cell office:value-type="string" table:style-name="ce4">
            <text:p>Arranjo Populacional de Getúlio Vargas/RS</text:p>
          </table:table-cell>
          <table:table-cell office:value-type="float" office:value="9946" table:style-name="ce4">
            <text:p>994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716338247853795" table:style-name="ce4">
            <text:p>2,171633825</text:p>
          </table:table-cell>
          <table:table-cell office:value-type="float" office:value="7.9379244480441896E-2" table:style-name="ce4">
            <text:p>0,079379244</text:p>
          </table:table-cell>
          <table:table-cell table:number-columns-repeated="16375"/>
        </table:table-row>
        <table:table-row table:style-name="ro1">
          <table:table-cell office:value-type="float" office:value="673" table:style-name="ce3">
            <text:p>673</text:p>
          </table:table-cell>
          <table:table-cell office:value-type="float" office:value="635" table:style-name="ce3">
            <text:p>635</text:p>
          </table:table-cell>
          <table:table-cell office:value-type="string" table:style-name="ce4">
            <text:p>4309001</text:p>
          </table:table-cell>
          <table:table-cell office:value-type="string" table:style-name="ce4">
            <text:p>Giruá</text:p>
          </table:table-cell>
          <table:table-cell office:value-type="float" office:value="6701" table:style-name="ce4">
            <text:p>670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429240026323789" table:style-name="ce4">
            <text:p>2,042924003</text:p>
          </table:table-cell>
          <table:table-cell office:value-type="float" office:value="9.2051888314999872E-2" table:style-name="ce4">
            <text:p>0,092051888</text:p>
          </table:table-cell>
          <table:table-cell table:number-columns-repeated="16375"/>
        </table:table-row>
        <table:table-row table:style-name="ro1">
          <table:table-cell office:value-type="float" office:value="674" table:style-name="ce3">
            <text:p>674</text:p>
          </table:table-cell>
          <table:table-cell office:value-type="float" office:value="636" table:style-name="ce3">
            <text:p>636</text:p>
          </table:table-cell>
          <table:table-cell office:value-type="string" table:style-name="ce4">
            <text:p>4309407</text:p>
          </table:table-cell>
          <table:table-cell office:value-type="string" table:style-name="ce4">
            <text:p>Guaporé</text:p>
          </table:table-cell>
          <table:table-cell office:value-type="float" office:value="10330" table:style-name="ce4">
            <text:p>1033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08425756870523" table:style-name="ce4">
            <text:p>2,008425757</text:p>
          </table:table-cell>
          <table:table-cell office:value-type="float" office:value="6.3004538309572908E-2" table:style-name="ce4">
            <text:p>0,063004538</text:p>
          </table:table-cell>
          <table:table-cell table:number-columns-repeated="16375"/>
        </table:table-row>
        <table:table-row table:style-name="ro1">
          <table:table-cell office:value-type="float" office:value="675" table:style-name="ce3">
            <text:p>675</text:p>
          </table:table-cell>
          <table:table-cell office:value-type="float" office:value="637" table:style-name="ce3">
            <text:p>637</text:p>
          </table:table-cell>
          <table:table-cell office:value-type="string" table:style-name="ce4">
            <text:p>4309506</text:p>
          </table:table-cell>
          <table:table-cell office:value-type="string" table:style-name="ce4">
            <text:p>Guarani das Missões</text:p>
          </table:table-cell>
          <table:table-cell office:value-type="float" office:value="3456" table:style-name="ce4">
            <text:p>345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2766590974143541" table:style-name="ce4">
            <text:p>1,276659097</text:p>
          </table:table-cell>
          <table:table-cell office:value-type="float" office:value="3.8317541052335556E-2" table:style-name="ce4">
            <text:p>0,038317541</text:p>
          </table:table-cell>
          <table:table-cell table:number-columns-repeated="16375"/>
        </table:table-row>
        <table:table-row table:style-name="ro1">
          <table:table-cell office:value-type="float" office:value="676" table:style-name="ce3">
            <text:p>676</text:p>
          </table:table-cell>
          <table:table-cell office:value-type="float" office:value="638" table:style-name="ce3">
            <text:p>638</text:p>
          </table:table-cell>
          <table:table-cell office:value-type="string" table:style-name="ce4">
            <text:p>4309605</text:p>
          </table:table-cell>
          <table:table-cell office:value-type="string" table:style-name="ce4">
            <text:p>Horizontina</text:p>
          </table:table-cell>
          <table:table-cell office:value-type="float" office:value="8489" table:style-name="ce4">
            <text:p>848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3977572910330873" table:style-name="ce4">
            <text:p>1,397757291</text:p>
          </table:table-cell>
          <table:table-cell office:value-type="float" office:value="4.4423812059218318E-2" table:style-name="ce4">
            <text:p>0,044423812</text:p>
          </table:table-cell>
          <table:table-cell table:number-columns-repeated="16375"/>
        </table:table-row>
        <table:table-row table:style-name="ro1">
          <table:table-cell office:value-type="float" office:value="677" table:style-name="ce3">
            <text:p>677</text:p>
          </table:table-cell>
          <table:table-cell office:value-type="float" office:value="639" table:style-name="ce3">
            <text:p>639</text:p>
          </table:table-cell>
          <table:table-cell office:value-type="string" table:style-name="ce4">
            <text:p>4310207</text:p>
          </table:table-cell>
          <table:table-cell office:value-type="string" table:style-name="ce4">
            <text:p>Ijuí</text:p>
          </table:table-cell>
          <table:table-cell office:value-type="float" office:value="61103" table:style-name="ce4">
            <text:p>611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4250767444480674" table:style-name="ce4">
            <text:p>6,425076744</text:p>
          </table:table-cell>
          <table:table-cell office:value-type="float" office:value="0.52277515396213314" table:style-name="ce4">
            <text:p>0,522775154</text:p>
          </table:table-cell>
          <table:table-cell table:number-columns-repeated="16375"/>
        </table:table-row>
        <table:table-row table:style-name="ro1">
          <table:table-cell office:value-type="float" office:value="678" table:style-name="ce3">
            <text:p>678</text:p>
          </table:table-cell>
          <table:table-cell office:value-type="float" office:value="640" table:style-name="ce3">
            <text:p>640</text:p>
          </table:table-cell>
          <table:table-cell office:value-type="string" table:style-name="ce4">
            <text:p>4310850</text:p>
          </table:table-cell>
          <table:table-cell office:value-type="string" table:style-name="ce4">
            <text:p>Jaboticaba</text:p>
          </table:table-cell>
          <table:table-cell office:value-type="float" office:value="2078" table:style-name="ce4">
            <text:p>207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1216181826072387" table:style-name="ce4">
            <text:p>1,121618183</text:p>
          </table:table-cell>
          <table:table-cell office:value-type="float" office:value="2.9532599724730029E-2" table:style-name="ce4">
            <text:p>0,0295326</text:p>
          </table:table-cell>
          <table:table-cell table:number-columns-repeated="16375"/>
        </table:table-row>
        <table:table-row table:style-name="ro1">
          <table:table-cell office:value-type="float" office:value="679" table:style-name="ce3">
            <text:p>679</text:p>
          </table:table-cell>
          <table:table-cell office:value-type="float" office:value="641" table:style-name="ce3">
            <text:p>641</text:p>
          </table:table-cell>
          <table:table-cell office:value-type="string" table:style-name="ce4">
            <text:p>4311304</text:p>
          </table:table-cell>
          <table:table-cell office:value-type="string" table:style-name="ce4">
            <text:p>Arranjo Populacional de Lagoa Vermelha/RS</text:p>
          </table:table-cell>
          <table:table-cell office:value-type="float" office:value="12824" table:style-name="ce4">
            <text:p>1282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6938932710600696" table:style-name="ce4">
            <text:p>3,693893271</text:p>
          </table:table-cell>
          <table:table-cell office:value-type="float" office:value="0.1922581699271072" table:style-name="ce4">
            <text:p>0,19225817</text:p>
          </table:table-cell>
          <table:table-cell table:number-columns-repeated="16375"/>
        </table:table-row>
        <table:table-row table:style-name="ro1">
          <table:table-cell office:value-type="float" office:value="680" table:style-name="ce3">
            <text:p>680</text:p>
          </table:table-cell>
          <table:table-cell office:value-type="float" office:value="643" table:style-name="ce3">
            <text:p>643</text:p>
          </table:table-cell>
          <table:table-cell office:value-type="string" table:style-name="ce4">
            <text:p>4311809</text:p>
          </table:table-cell>
          <table:table-cell office:value-type="string" table:style-name="ce4">
            <text:p>Marau</text:p>
          </table:table-cell>
          <table:table-cell office:value-type="float" office:value="14892" table:style-name="ce4">
            <text:p>1489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221261504510128" table:style-name="ce4">
            <text:p>2,72212615</text:p>
          </table:table-cell>
          <table:table-cell office:value-type="float" office:value="0.10784123182477187" table:style-name="ce4">
            <text:p>0,107841232</text:p>
          </table:table-cell>
          <table:table-cell table:number-columns-repeated="16375"/>
        </table:table-row>
        <table:table-row table:style-name="ro1">
          <table:table-cell office:value-type="float" office:value="681" table:style-name="ce3">
            <text:p>681</text:p>
          </table:table-cell>
          <table:table-cell office:value-type="float" office:value="645" table:style-name="ce3">
            <text:p>645</text:p>
          </table:table-cell>
          <table:table-cell office:value-type="string" table:style-name="ce4">
            <text:p>4312658</text:p>
          </table:table-cell>
          <table:table-cell office:value-type="string" table:style-name="ce4">
            <text:p>Não-Me-Toque</text:p>
          </table:table-cell>
          <table:table-cell office:value-type="float" office:value="6554" table:style-name="ce4">
            <text:p>655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543326640469406" table:style-name="ce4">
            <text:p>2,054332664</text:p>
          </table:table-cell>
          <table:table-cell office:value-type="float" office:value="5.5291370605925864E-2" table:style-name="ce4">
            <text:p>0,055291371</text:p>
          </table:table-cell>
          <table:table-cell table:number-columns-repeated="16375"/>
        </table:table-row>
        <table:table-row table:style-name="ro1">
          <table:table-cell office:value-type="float" office:value="682" table:style-name="ce3">
            <text:p>682</text:p>
          </table:table-cell>
          <table:table-cell office:value-type="float" office:value="646" table:style-name="ce3">
            <text:p>646</text:p>
          </table:table-cell>
          <table:table-cell office:value-type="string" table:style-name="ce4">
            <text:p>4312708</text:p>
          </table:table-cell>
          <table:table-cell office:value-type="string" table:style-name="ce4">
            <text:p>Nonoai</text:p>
          </table:table-cell>
          <table:table-cell office:value-type="float" office:value="6917" table:style-name="ce4">
            <text:p>691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2526348364056958" table:style-name="ce4">
            <text:p>2,252634836</text:p>
          </table:table-cell>
          <table:table-cell office:value-type="float" office:value="8.9293780524057037E-2" table:style-name="ce4">
            <text:p>0,089293781</text:p>
          </table:table-cell>
          <table:table-cell table:number-columns-repeated="16375"/>
        </table:table-row>
        <table:table-row table:style-name="ro1">
          <table:table-cell office:value-type="float" office:value="683" table:style-name="ce3">
            <text:p>683</text:p>
          </table:table-cell>
          <table:table-cell office:value-type="float" office:value="647" table:style-name="ce3">
            <text:p>647</text:p>
          </table:table-cell>
          <table:table-cell office:value-type="string" table:style-name="ce4">
            <text:p>4313102</text:p>
          </table:table-cell>
          <table:table-cell office:value-type="string" table:style-name="ce4">
            <text:p>Nova Palma</text:p>
          </table:table-cell>
          <table:table-cell office:value-type="float" office:value="3334" table:style-name="ce4">
            <text:p>333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78924740420017" table:style-name="ce4">
            <text:p>1,77892474</text:p>
          </table:table-cell>
          <table:table-cell office:value-type="float" office:value="7.3488298383242515E-2" table:style-name="ce4">
            <text:p>0,073488298</text:p>
          </table:table-cell>
          <table:table-cell table:number-columns-repeated="16375"/>
        </table:table-row>
        <table:table-row table:style-name="ro1">
          <table:table-cell office:value-type="float" office:value="684" table:style-name="ce3">
            <text:p>684</text:p>
          </table:table-cell>
          <table:table-cell office:value-type="float" office:value="648" table:style-name="ce3">
            <text:p>648</text:p>
          </table:table-cell>
          <table:table-cell office:value-type="string" table:style-name="ce4">
            <text:p>4313300</text:p>
          </table:table-cell>
          <table:table-cell office:value-type="string" table:style-name="ce4">
            <text:p>Nova Prata</text:p>
          </table:table-cell>
          <table:table-cell office:value-type="float" office:value="14025" table:style-name="ce4">
            <text:p>1402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5773841820083607" table:style-name="ce4">
            <text:p>2,577384182</text:p>
          </table:table-cell>
          <table:table-cell office:value-type="float" office:value="0.11232082667130223" table:style-name="ce4">
            <text:p>0,112320827</text:p>
          </table:table-cell>
          <table:table-cell table:number-columns-repeated="16375"/>
        </table:table-row>
        <table:table-row table:style-name="ro1">
          <table:table-cell office:value-type="float" office:value="685" table:style-name="ce3">
            <text:p>685</text:p>
          </table:table-cell>
          <table:table-cell office:value-type="float" office:value="650" table:style-name="ce3">
            <text:p>650</text:p>
          </table:table-cell>
          <table:table-cell office:value-type="string" table:style-name="ce4">
            <text:p>4313706</text:p>
          </table:table-cell>
          <table:table-cell office:value-type="string" table:style-name="ce4">
            <text:p>Palmeira das Missões</text:p>
          </table:table-cell>
          <table:table-cell office:value-type="float" office:value="15325" table:style-name="ce4">
            <text:p>1532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2834517322380439" table:style-name="ce4">
            <text:p>4,283451732</text:p>
          </table:table-cell>
          <table:table-cell office:value-type="float" office:value="0.16888629591870072" table:style-name="ce4">
            <text:p>0,168886296</text:p>
          </table:table-cell>
          <table:table-cell table:number-columns-repeated="16375"/>
        </table:table-row>
        <table:table-row table:style-name="ro1">
          <table:table-cell office:value-type="float" office:value="686" table:style-name="ce3">
            <text:p>686</text:p>
          </table:table-cell>
          <table:table-cell office:value-type="float" office:value="654" table:style-name="ce3">
            <text:p>654</text:p>
          </table:table-cell>
          <table:table-cell office:value-type="string" table:style-name="ce4">
            <text:p>4315156</text:p>
          </table:table-cell>
          <table:table-cell office:value-type="string" table:style-name="ce4">
            <text:p>Progresso</text:p>
          </table:table-cell>
          <table:table-cell office:value-type="float" office:value="2505" table:style-name="ce4">
            <text:p>250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4402997015002452" table:style-name="ce4">
            <text:p>1,440299702</text:p>
          </table:table-cell>
          <table:table-cell office:value-type="float" office:value="3.3621356886596239E-2" table:style-name="ce4">
            <text:p>0,033621357</text:p>
          </table:table-cell>
          <table:table-cell table:number-columns-repeated="16375"/>
        </table:table-row>
        <table:table-row table:style-name="ro1">
          <table:table-cell office:value-type="float" office:value="687" table:style-name="ce3">
            <text:p>687</text:p>
          </table:table-cell>
          <table:table-cell office:value-type="float" office:value="656" table:style-name="ce3">
            <text:p>656</text:p>
          </table:table-cell>
          <table:table-cell office:value-type="string" table:style-name="ce4">
            <text:p>4315701</text:p>
          </table:table-cell>
          <table:table-cell office:value-type="string" table:style-name="ce4">
            <text:p>Rio Pardo</text:p>
          </table:table-cell>
          <table:table-cell office:value-type="float" office:value="16001" table:style-name="ce4">
            <text:p>1600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738964198323" table:style-name="ce4">
            <text:p>3,57389642</text:p>
          </table:table-cell>
          <table:table-cell office:value-type="float" office:value="0.27062145889158012" table:style-name="ce4">
            <text:p>0,270621459</text:p>
          </table:table-cell>
          <table:table-cell table:number-columns-repeated="16375"/>
        </table:table-row>
        <table:table-row table:style-name="ro1">
          <table:table-cell office:value-type="float" office:value="688" table:style-name="ce3">
            <text:p>688</text:p>
          </table:table-cell>
          <table:table-cell office:value-type="float" office:value="657" table:style-name="ce3">
            <text:p>657</text:p>
          </table:table-cell>
          <table:table-cell office:value-type="string" table:style-name="ce4">
            <text:p>4315909</text:p>
          </table:table-cell>
          <table:table-cell office:value-type="string" table:style-name="ce4">
            <text:p>Rodeio Bonito</text:p>
          </table:table-cell>
          <table:table-cell office:value-type="float" office:value="15671" table:style-name="ce4">
            <text:p>1567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3343025509587108" table:style-name="ce4">
            <text:p>5,334302551</text:p>
          </table:table-cell>
          <table:table-cell office:value-type="float" office:value="0.13590314775133913" table:style-name="ce4">
            <text:p>0,135903148</text:p>
          </table:table-cell>
          <table:table-cell table:number-columns-repeated="16375"/>
        </table:table-row>
        <table:table-row table:style-name="ro1">
          <table:table-cell office:value-type="float" office:value="689" table:style-name="ce3">
            <text:p>689</text:p>
          </table:table-cell>
          <table:table-cell office:value-type="float" office:value="658" table:style-name="ce3">
            <text:p>658</text:p>
          </table:table-cell>
          <table:table-cell office:value-type="string" table:style-name="ce4">
            <text:p>4316105</text:p>
          </table:table-cell>
          <table:table-cell office:value-type="string" table:style-name="ce4">
            <text:p>Ronda Alta</text:p>
          </table:table-cell>
          <table:table-cell office:value-type="float" office:value="3475" table:style-name="ce4">
            <text:p>347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7583030830485711" table:style-name="ce4">
            <text:p>1,758303083</text:p>
          </table:table-cell>
          <table:table-cell office:value-type="float" office:value="4.491739669770406E-2" table:style-name="ce4">
            <text:p>0,044917397</text:p>
          </table:table-cell>
          <table:table-cell table:number-columns-repeated="16375"/>
        </table:table-row>
        <table:table-row table:style-name="ro1">
          <table:table-cell office:value-type="float" office:value="690" table:style-name="ce3">
            <text:p>690</text:p>
          </table:table-cell>
          <table:table-cell office:value-type="float" office:value="659" table:style-name="ce3">
            <text:p>659</text:p>
          </table:table-cell>
          <table:table-cell office:value-type="string" table:style-name="ce4">
            <text:p>4316600</text:p>
          </table:table-cell>
          <table:table-cell office:value-type="string" table:style-name="ce4">
            <text:p>Sananduva</text:p>
          </table:table-cell>
          <table:table-cell office:value-type="float" office:value="10632" table:style-name="ce4">
            <text:p>1063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015009141279498" table:style-name="ce4">
            <text:p>3,501500914</text:p>
          </table:table-cell>
          <table:table-cell office:value-type="float" office:value="0.10924717915661519" table:style-name="ce4">
            <text:p>0,109247179</text:p>
          </table:table-cell>
          <table:table-cell table:number-columns-repeated="16375"/>
        </table:table-row>
        <table:table-row table:style-name="ro1">
          <table:table-cell office:value-type="float" office:value="691" table:style-name="ce3">
            <text:p>691</text:p>
          </table:table-cell>
          <table:table-cell office:value-type="float" office:value="663" table:style-name="ce3">
            <text:p>663</text:p>
          </table:table-cell>
          <table:table-cell office:value-type="string" table:style-name="ce4">
            <text:p>4317301</text:p>
          </table:table-cell>
          <table:table-cell office:value-type="string" table:style-name="ce4">
            <text:p>Santa Vitória do Palmar</text:p>
          </table:table-cell>
          <table:table-cell office:value-type="float" office:value="13037" table:style-name="ce4">
            <text:p>1303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5125227636706606" table:style-name="ce4">
            <text:p>4,512522764</text:p>
          </table:table-cell>
          <table:table-cell office:value-type="float" office:value="0.52640405334800966" table:style-name="ce4">
            <text:p>0,526404053</text:p>
          </table:table-cell>
          <table:table-cell table:number-columns-repeated="16375"/>
        </table:table-row>
        <table:table-row table:style-name="ro1">
          <table:table-cell office:value-type="float" office:value="692" table:style-name="ce3">
            <text:p>692</text:p>
          </table:table-cell>
          <table:table-cell office:value-type="float" office:value="664" table:style-name="ce3">
            <text:p>664</text:p>
          </table:table-cell>
          <table:table-cell office:value-type="string" table:style-name="ce4">
            <text:p>4317400</text:p>
          </table:table-cell>
          <table:table-cell office:value-type="string" table:style-name="ce4">
            <text:p>Santiago</text:p>
          </table:table-cell>
          <table:table-cell office:value-type="float" office:value="22272" table:style-name="ce4">
            <text:p>2227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5971487052235211" table:style-name="ce4">
            <text:p>5,597148705</text:p>
          </table:table-cell>
          <table:table-cell office:value-type="float" office:value="0.49426430037919233" table:style-name="ce4">
            <text:p>0,4942643</text:p>
          </table:table-cell>
          <table:table-cell table:number-columns-repeated="16375"/>
        </table:table-row>
        <table:table-row table:style-name="ro1">
          <table:table-cell office:value-type="float" office:value="693" table:style-name="ce3">
            <text:p>693</text:p>
          </table:table-cell>
          <table:table-cell office:value-type="float" office:value="665" table:style-name="ce3">
            <text:p>665</text:p>
          </table:table-cell>
          <table:table-cell office:value-type="string" table:style-name="ce4">
            <text:p>4317509</text:p>
          </table:table-cell>
          <table:table-cell office:value-type="string" table:style-name="ce4">
            <text:p>Arranjo Populacional de Santo Ângelo/RS</text:p>
          </table:table-cell>
          <table:table-cell office:value-type="float" office:value="45296" table:style-name="ce4">
            <text:p>4529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3968579961187606" table:style-name="ce4">
            <text:p>6,396857996</text:p>
          </table:table-cell>
          <table:table-cell office:value-type="float" office:value="0.37075795207669449" table:style-name="ce4">
            <text:p>0,370757952</text:p>
          </table:table-cell>
          <table:table-cell table:number-columns-repeated="16375"/>
        </table:table-row>
        <table:table-row table:style-name="ro1">
          <table:table-cell office:value-type="float" office:value="694" table:style-name="ce3">
            <text:p>694</text:p>
          </table:table-cell>
          <table:table-cell office:value-type="float" office:value="667" table:style-name="ce3">
            <text:p>667</text:p>
          </table:table-cell>
          <table:table-cell office:value-type="string" table:style-name="ce4">
            <text:p>4317806</text:p>
          </table:table-cell>
          <table:table-cell office:value-type="string" table:style-name="ce4">
            <text:p>Santo Augusto</text:p>
          </table:table-cell>
          <table:table-cell office:value-type="float" office:value="7628" table:style-name="ce4">
            <text:p>762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798547439223488" table:style-name="ce4">
            <text:p>2,179854744</text:p>
          </table:table-cell>
          <table:table-cell office:value-type="float" office:value="6.8504905329424076E-2" table:style-name="ce4">
            <text:p>0,068504905</text:p>
          </table:table-cell>
          <table:table-cell table:number-columns-repeated="16375"/>
        </table:table-row>
        <table:table-row table:style-name="ro1">
          <table:table-cell office:value-type="float" office:value="695" table:style-name="ce3">
            <text:p>695</text:p>
          </table:table-cell>
          <table:table-cell office:value-type="float" office:value="668" table:style-name="ce3">
            <text:p>668</text:p>
          </table:table-cell>
          <table:table-cell office:value-type="string" table:style-name="ce4">
            <text:p>4317905</text:p>
          </table:table-cell>
          <table:table-cell office:value-type="string" table:style-name="ce4">
            <text:p>Santo Cristo</text:p>
          </table:table-cell>
          <table:table-cell office:value-type="float" office:value="5608" table:style-name="ce4">
            <text:p>560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88742230460994" table:style-name="ce4">
            <text:p>1,68874223</text:p>
          </table:table-cell>
          <table:table-cell office:value-type="float" office:value="4.4081067071573644E-2" table:style-name="ce4">
            <text:p>0,044081067</text:p>
          </table:table-cell>
          <table:table-cell table:number-columns-repeated="16375"/>
        </table:table-row>
        <table:table-row table:style-name="ro1">
          <table:table-cell office:value-type="float" office:value="696" table:style-name="ce3">
            <text:p>696</text:p>
          </table:table-cell>
          <table:table-cell office:value-type="float" office:value="670" table:style-name="ce3">
            <text:p>670</text:p>
          </table:table-cell>
          <table:table-cell office:value-type="string" table:style-name="ce4">
            <text:p>4318606</text:p>
          </table:table-cell>
          <table:table-cell office:value-type="string" table:style-name="ce4">
            <text:p>São José do Ouro</text:p>
          </table:table-cell>
          <table:table-cell office:value-type="float" office:value="4371" table:style-name="ce4">
            <text:p>437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678532811639337" table:style-name="ce4">
            <text:p>1,667853281</text:p>
          </table:table-cell>
          <table:table-cell office:value-type="float" office:value="6.1714992936780726E-2" table:style-name="ce4">
            <text:p>0,061714993</text:p>
          </table:table-cell>
          <table:table-cell table:number-columns-repeated="16375"/>
        </table:table-row>
        <table:table-row table:style-name="ro1">
          <table:table-cell office:value-type="float" office:value="697" table:style-name="ce3">
            <text:p>697</text:p>
          </table:table-cell>
          <table:table-cell office:value-type="float" office:value="671" table:style-name="ce3">
            <text:p>671</text:p>
          </table:table-cell>
          <table:table-cell office:value-type="string" table:style-name="ce4">
            <text:p>4318804</text:p>
          </table:table-cell>
          <table:table-cell office:value-type="string" table:style-name="ce4">
            <text:p>São Lourenço do Sul</text:p>
          </table:table-cell>
          <table:table-cell office:value-type="float" office:value="14775" table:style-name="ce4">
            <text:p>1477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12609873952897" table:style-name="ce4">
            <text:p>3,512609874</text:p>
          </table:table-cell>
          <table:table-cell office:value-type="float" office:value="0.21683459171125324" table:style-name="ce4">
            <text:p>0,216834592</text:p>
          </table:table-cell>
          <table:table-cell table:number-columns-repeated="16375"/>
        </table:table-row>
        <table:table-row table:style-name="ro1">
          <table:table-cell office:value-type="float" office:value="698" table:style-name="ce3">
            <text:p>698</text:p>
          </table:table-cell>
          <table:table-cell office:value-type="float" office:value="672" table:style-name="ce3">
            <text:p>672</text:p>
          </table:table-cell>
          <table:table-cell office:value-type="string" table:style-name="ce4">
            <text:p>4318903</text:p>
          </table:table-cell>
          <table:table-cell office:value-type="string" table:style-name="ce4">
            <text:p>São Luiz Gonzaga</text:p>
          </table:table-cell>
          <table:table-cell office:value-type="float" office:value="26414" table:style-name="ce4">
            <text:p>2641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2931225228830279" table:style-name="ce4">
            <text:p>6,293122523</text:p>
          </table:table-cell>
          <table:table-cell office:value-type="float" office:value="0.65016613382922317" table:style-name="ce4">
            <text:p>0,650166134</text:p>
          </table:table-cell>
          <table:table-cell table:number-columns-repeated="16375"/>
        </table:table-row>
        <table:table-row table:style-name="ro1">
          <table:table-cell office:value-type="float" office:value="699" table:style-name="ce3">
            <text:p>699</text:p>
          </table:table-cell>
          <table:table-cell office:value-type="float" office:value="673" table:style-name="ce3">
            <text:p>673</text:p>
          </table:table-cell>
          <table:table-cell office:value-type="string" table:style-name="ce4">
            <text:p>4319406</text:p>
          </table:table-cell>
          <table:table-cell office:value-type="string" table:style-name="ce4">
            <text:p>São Pedro do Sul</text:p>
          </table:table-cell>
          <table:table-cell office:value-type="float" office:value="7056" table:style-name="ce4">
            <text:p>705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2770934511942258" table:style-name="ce4">
            <text:p>2,277093451</text:p>
          </table:table-cell>
          <table:table-cell office:value-type="float" office:value="0.10024597053483984" table:style-name="ce4">
            <text:p>0,100245971</text:p>
          </table:table-cell>
          <table:table-cell table:number-columns-repeated="16375"/>
        </table:table-row>
        <table:table-row table:style-name="ro1">
          <table:table-cell office:value-type="float" office:value="700" table:style-name="ce3">
            <text:p>700</text:p>
          </table:table-cell>
          <table:table-cell office:value-type="float" office:value="674" table:style-name="ce3">
            <text:p>674</text:p>
          </table:table-cell>
          <table:table-cell office:value-type="string" table:style-name="ce4">
            <text:p>4319604</text:p>
          </table:table-cell>
          <table:table-cell office:value-type="string" table:style-name="ce4">
            <text:p>São Sepé</text:p>
          </table:table-cell>
          <table:table-cell office:value-type="float" office:value="9826" table:style-name="ce4">
            <text:p>982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6313149726891059" table:style-name="ce4">
            <text:p>3,631314973</text:p>
          </table:table-cell>
          <table:table-cell office:value-type="float" office:value="0.25395082623546" table:style-name="ce4">
            <text:p>0,253950826</text:p>
          </table:table-cell>
          <table:table-cell table:number-columns-repeated="16375"/>
        </table:table-row>
        <table:table-row table:style-name="ro1">
          <table:table-cell office:value-type="float" office:value="701" table:style-name="ce3">
            <text:p>701</text:p>
          </table:table-cell>
          <table:table-cell office:value-type="float" office:value="675" table:style-name="ce3">
            <text:p>675</text:p>
          </table:table-cell>
          <table:table-cell office:value-type="string" table:style-name="ce4">
            <text:p>4320107</text:p>
          </table:table-cell>
          <table:table-cell office:value-type="string" table:style-name="ce4">
            <text:p>Sarandi</text:p>
          </table:table-cell>
          <table:table-cell office:value-type="float" office:value="8351" table:style-name="ce4">
            <text:p>835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354150743964912" table:style-name="ce4">
            <text:p>1,835415074</text:p>
          </table:table-cell>
          <table:table-cell office:value-type="float" office:value="4.6551076870914747E-2" table:style-name="ce4">
            <text:p>0,046551077</text:p>
          </table:table-cell>
          <table:table-cell table:number-columns-repeated="16375"/>
        </table:table-row>
        <table:table-row table:style-name="ro1">
          <table:table-cell office:value-type="float" office:value="702" table:style-name="ce3">
            <text:p>702</text:p>
          </table:table-cell>
          <table:table-cell office:value-type="float" office:value="676" table:style-name="ce3">
            <text:p>676</text:p>
          </table:table-cell>
          <table:table-cell office:value-type="string" table:style-name="ce4">
            <text:p>4320305</text:p>
          </table:table-cell>
          <table:table-cell office:value-type="string" table:style-name="ce4">
            <text:p>Selbach</text:p>
          </table:table-cell>
          <table:table-cell office:value-type="float" office:value="2885" table:style-name="ce4">
            <text:p>288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9606697137292526" table:style-name="ce4">
            <text:p>1,960669714</text:p>
          </table:table-cell>
          <table:table-cell office:value-type="float" office:value="4.2770465860778907E-2" table:style-name="ce4">
            <text:p>0,042770466</text:p>
          </table:table-cell>
          <table:table-cell table:number-columns-repeated="16375"/>
        </table:table-row>
        <table:table-row table:style-name="ro1">
          <table:table-cell office:value-type="float" office:value="703" table:style-name="ce3">
            <text:p>703</text:p>
          </table:table-cell>
          <table:table-cell office:value-type="float" office:value="677" table:style-name="ce3">
            <text:p>677</text:p>
          </table:table-cell>
          <table:table-cell office:value-type="string" table:style-name="ce4">
            <text:p>4320701</text:p>
          </table:table-cell>
          <table:table-cell office:value-type="string" table:style-name="ce4">
            <text:p>Sobradinho</text:p>
          </table:table-cell>
          <table:table-cell office:value-type="float" office:value="10967" table:style-name="ce4">
            <text:p>1096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1226608674558154" table:style-name="ce4">
            <text:p>2,122660867</text:p>
          </table:table-cell>
          <table:table-cell office:value-type="float" office:value="9.1332607368128399E-2" table:style-name="ce4">
            <text:p>0,091332607</text:p>
          </table:table-cell>
          <table:table-cell table:number-columns-repeated="16375"/>
        </table:table-row>
        <table:table-row table:style-name="ro1">
          <table:table-cell office:value-type="float" office:value="704" table:style-name="ce3">
            <text:p>704</text:p>
          </table:table-cell>
          <table:table-cell office:value-type="float" office:value="678" table:style-name="ce3">
            <text:p>678</text:p>
          </table:table-cell>
          <table:table-cell office:value-type="string" table:style-name="ce4">
            <text:p>4320800</text:p>
          </table:table-cell>
          <table:table-cell office:value-type="string" table:style-name="ce4">
            <text:p>Soledade</text:p>
          </table:table-cell>
          <table:table-cell office:value-type="float" office:value="15863" table:style-name="ce4">
            <text:p>1586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3913215450003502" table:style-name="ce4">
            <text:p>4,391321545</text:p>
          </table:table-cell>
          <table:table-cell office:value-type="float" office:value="0.21779868900171157" table:style-name="ce4">
            <text:p>0,217798689</text:p>
          </table:table-cell>
          <table:table-cell table:number-columns-repeated="16375"/>
        </table:table-row>
        <table:table-row table:style-name="ro1">
          <table:table-cell office:value-type="float" office:value="705" table:style-name="ce3">
            <text:p>705</text:p>
          </table:table-cell>
          <table:table-cell office:value-type="float" office:value="679" table:style-name="ce3">
            <text:p>679</text:p>
          </table:table-cell>
          <table:table-cell office:value-type="string" table:style-name="ce4">
            <text:p>4320909</text:p>
          </table:table-cell>
          <table:table-cell office:value-type="string" table:style-name="ce4">
            <text:p>Tapejara</text:p>
          </table:table-cell>
          <table:table-cell office:value-type="float" office:value="13113" table:style-name="ce4">
            <text:p>1311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86872017473454" table:style-name="ce4">
            <text:p>2,786872017</text:p>
          </table:table-cell>
          <table:table-cell office:value-type="float" office:value="0.13123658883893677" table:style-name="ce4">
            <text:p>0,131236589</text:p>
          </table:table-cell>
          <table:table-cell table:number-columns-repeated="16375"/>
        </table:table-row>
        <table:table-row table:style-name="ro1">
          <table:table-cell office:value-type="float" office:value="706" table:style-name="ce3">
            <text:p>706</text:p>
          </table:table-cell>
          <table:table-cell office:value-type="float" office:value="681" table:style-name="ce3">
            <text:p>681</text:p>
          </table:table-cell>
          <table:table-cell office:value-type="string" table:style-name="ce4">
            <text:p>4321402</text:p>
          </table:table-cell>
          <table:table-cell office:value-type="string" table:style-name="ce4">
            <text:p>Tenente Portela</text:p>
          </table:table-cell>
          <table:table-cell office:value-type="float" office:value="27234" table:style-name="ce4">
            <text:p>2723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983039664739997" table:style-name="ce4">
            <text:p>7,983039665</text:p>
          </table:table-cell>
          <table:table-cell office:value-type="float" office:value="0.27831205708178774" table:style-name="ce4">
            <text:p>0,278312057</text:p>
          </table:table-cell>
          <table:table-cell table:number-columns-repeated="16375"/>
        </table:table-row>
        <table:table-row table:style-name="ro1">
          <table:table-cell office:value-type="float" office:value="707" table:style-name="ce3">
            <text:p>707</text:p>
          </table:table-cell>
          <table:table-cell office:value-type="float" office:value="682" table:style-name="ce3">
            <text:p>682</text:p>
          </table:table-cell>
          <table:table-cell office:value-type="string" table:style-name="ce4">
            <text:p>4321451</text:p>
          </table:table-cell>
          <table:table-cell office:value-type="string" table:style-name="ce4">
            <text:p>Arranjo Populacional de Teutônia/RS</text:p>
          </table:table-cell>
          <table:table-cell office:value-type="float" office:value="15706" table:style-name="ce4">
            <text:p>1570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4122213293667056" table:style-name="ce4">
            <text:p>1,412221329</text:p>
          </table:table-cell>
          <table:table-cell office:value-type="float" office:value="4.4801679564333313E-2" table:style-name="ce4">
            <text:p>0,04480168</text:p>
          </table:table-cell>
          <table:table-cell table:number-columns-repeated="16375"/>
        </table:table-row>
        <table:table-row table:style-name="ro1">
          <table:table-cell office:value-type="float" office:value="708" table:style-name="ce3">
            <text:p>708</text:p>
          </table:table-cell>
          <table:table-cell office:value-type="float" office:value="685" table:style-name="ce3">
            <text:p>685</text:p>
          </table:table-cell>
          <table:table-cell office:value-type="string" table:style-name="ce4">
            <text:p>4321808</text:p>
          </table:table-cell>
          <table:table-cell office:value-type="string" table:style-name="ce4">
            <text:p>Três de Maio</text:p>
          </table:table-cell>
          <table:table-cell office:value-type="float" office:value="15938" table:style-name="ce4">
            <text:p>1593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7001932802948643" table:style-name="ce4">
            <text:p>2,70019328</text:p>
          </table:table-cell>
          <table:table-cell office:value-type="float" office:value="0.11322582895814819" table:style-name="ce4">
            <text:p>0,113225829</text:p>
          </table:table-cell>
          <table:table-cell table:number-columns-repeated="16375"/>
        </table:table-row>
        <table:table-row table:style-name="ro1">
          <table:table-cell office:value-type="float" office:value="709" table:style-name="ce3">
            <text:p>709</text:p>
          </table:table-cell>
          <table:table-cell office:value-type="float" office:value="686" table:style-name="ce3">
            <text:p>686</text:p>
          </table:table-cell>
          <table:table-cell office:value-type="string" table:style-name="ce4">
            <text:p>4321907</text:p>
          </table:table-cell>
          <table:table-cell office:value-type="string" table:style-name="ce4">
            <text:p>Três Passos</text:p>
          </table:table-cell>
          <table:table-cell office:value-type="float" office:value="22882" table:style-name="ce4">
            <text:p>2288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9614848940031164" table:style-name="ce4">
            <text:p>2,961484894</text:p>
          </table:table-cell>
          <table:table-cell office:value-type="float" office:value="0.14440446645944158" table:style-name="ce4">
            <text:p>0,144404466</text:p>
          </table:table-cell>
          <table:table-cell table:number-columns-repeated="16375"/>
        </table:table-row>
        <table:table-row table:style-name="ro1">
          <table:table-cell office:value-type="float" office:value="710" table:style-name="ce3">
            <text:p>710</text:p>
          </table:table-cell>
          <table:table-cell office:value-type="float" office:value="687" table:style-name="ce3">
            <text:p>687</text:p>
          </table:table-cell>
          <table:table-cell office:value-type="string" table:style-name="ce4">
            <text:p>4322103</text:p>
          </table:table-cell>
          <table:table-cell office:value-type="string" table:style-name="ce4">
            <text:p>Tucunduva</text:p>
          </table:table-cell>
          <table:table-cell office:value-type="float" office:value="3536" table:style-name="ce4">
            <text:p>353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6403396754506694" table:style-name="ce4">
            <text:p>1,640339675</text:p>
          </table:table-cell>
          <table:table-cell office:value-type="float" office:value="3.6615691361032876E-2" table:style-name="ce4">
            <text:p>0,036615691</text:p>
          </table:table-cell>
          <table:table-cell table:number-columns-repeated="16375"/>
        </table:table-row>
        <table:table-row table:style-name="ro1">
          <table:table-cell office:value-type="float" office:value="711" table:style-name="ce3">
            <text:p>711</text:p>
          </table:table-cell>
          <table:table-cell office:value-type="float" office:value="688" table:style-name="ce3">
            <text:p>688</text:p>
          </table:table-cell>
          <table:table-cell office:value-type="string" table:style-name="ce4">
            <text:p>4322301</text:p>
          </table:table-cell>
          <table:table-cell office:value-type="string" table:style-name="ce4">
            <text:p>Tuparendi</text:p>
          </table:table-cell>
          <table:table-cell office:value-type="float" office:value="3898" table:style-name="ce4">
            <text:p>389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186481428993564" table:style-name="ce4">
            <text:p>1,818648143</text:p>
          </table:table-cell>
          <table:table-cell office:value-type="float" office:value="3.7811499116639405E-2" table:style-name="ce4">
            <text:p>0,037811499</text:p>
          </table:table-cell>
          <table:table-cell table:number-columns-repeated="16375"/>
        </table:table-row>
        <table:table-row table:style-name="ro1">
          <table:table-cell office:value-type="float" office:value="712" table:style-name="ce3">
            <text:p>712</text:p>
          </table:table-cell>
          <table:table-cell office:value-type="float" office:value="691" table:style-name="ce3">
            <text:p>691</text:p>
          </table:table-cell>
          <table:table-cell office:value-type="string" table:style-name="ce4">
            <text:p>4322533</text:p>
          </table:table-cell>
          <table:table-cell office:value-type="string" table:style-name="ce4">
            <text:p>Vale do Sol</text:p>
          </table:table-cell>
          <table:table-cell office:value-type="float" office:value="5667" table:style-name="ce4">
            <text:p>566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3571136489796696" table:style-name="ce4">
            <text:p>2,357113649</text:p>
          </table:table-cell>
          <table:table-cell office:value-type="float" office:value="6.1758681404182419E-2" table:style-name="ce4">
            <text:p>0,061758681</text:p>
          </table:table-cell>
          <table:table-cell table:number-columns-repeated="16375"/>
        </table:table-row>
        <table:table-row table:style-name="ro1">
          <table:table-cell office:value-type="float" office:value="713" table:style-name="ce3">
            <text:p>713</text:p>
          </table:table-cell>
          <table:table-cell office:value-type="float" office:value="692" table:style-name="ce3">
            <text:p>692</text:p>
          </table:table-cell>
          <table:table-cell office:value-type="string" table:style-name="ce4">
            <text:p>4322608</text:p>
          </table:table-cell>
          <table:table-cell office:value-type="string" table:style-name="ce4">
            <text:p>Arranjo Populacional de Venâncio Aires/RS</text:p>
          </table:table-cell>
          <table:table-cell office:value-type="float" office:value="26806" table:style-name="ce4">
            <text:p>2680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9158276192397929" table:style-name="ce4">
            <text:p>2,915827619</text:p>
          </table:table-cell>
          <table:table-cell office:value-type="float" office:value="0.10704513597045237" table:style-name="ce4">
            <text:p>0,107045136</text:p>
          </table:table-cell>
          <table:table-cell table:number-columns-repeated="16375"/>
        </table:table-row>
        <table:table-row table:style-name="ro1">
          <table:table-cell office:value-type="float" office:value="714" table:style-name="ce3">
            <text:p>714</text:p>
          </table:table-cell>
          <table:table-cell office:value-type="float" office:value="693" table:style-name="ce3">
            <text:p>693</text:p>
          </table:table-cell>
          <table:table-cell office:value-type="string" table:style-name="ce4">
            <text:p>4322806</text:p>
          </table:table-cell>
          <table:table-cell office:value-type="string" table:style-name="ce4">
            <text:p>Arranjo Populacional de Veranópolis/RS</text:p>
          </table:table-cell>
          <table:table-cell office:value-type="float" office:value="10890" table:style-name="ce4">
            <text:p>1089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8162364609216493" table:style-name="ce4">
            <text:p>1,816236461</text:p>
          </table:table-cell>
          <table:table-cell office:value-type="float" office:value="6.5143400790463546E-2" table:style-name="ce4">
            <text:p>0,065143401</text:p>
          </table:table-cell>
          <table:table-cell table:number-columns-repeated="16375"/>
        </table:table-row>
        <table:table-row table:style-name="ro1">
          <table:table-cell office:value-type="float" office:value="715" table:style-name="ce3">
            <text:p>715</text:p>
          </table:table-cell>
          <table:table-cell office:value-type="float" office:value="695" table:style-name="ce3">
            <text:p>695</text:p>
          </table:table-cell>
          <table:table-cell office:value-type="string" table:style-name="ce4">
            <text:p>5001904</text:p>
          </table:table-cell>
          <table:table-cell office:value-type="string" table:style-name="ce4">
            <text:p>Bataguassu</text:p>
          </table:table-cell>
          <table:table-cell office:value-type="float" office:value="9819" table:style-name="ce4">
            <text:p>981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5701824026572559" table:style-name="ce4">
            <text:p>5,570182403</text:p>
          </table:table-cell>
          <table:table-cell office:value-type="float" office:value="0.74565293509428532" table:style-name="ce4">
            <text:p>0,745652935</text:p>
          </table:table-cell>
          <table:table-cell table:number-columns-repeated="16375"/>
        </table:table-row>
        <table:table-row table:style-name="ro1">
          <table:table-cell office:value-type="float" office:value="716" table:style-name="ce3">
            <text:p>716</text:p>
          </table:table-cell>
          <table:table-cell office:value-type="float" office:value="697" table:style-name="ce3">
            <text:p>697</text:p>
          </table:table-cell>
          <table:table-cell office:value-type="string" table:style-name="ce4">
            <text:p>5002902</text:p>
          </table:table-cell>
          <table:table-cell office:value-type="string" table:style-name="ce4">
            <text:p>Cassilândia</text:p>
          </table:table-cell>
          <table:table-cell office:value-type="float" office:value="9003" table:style-name="ce4">
            <text:p>900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8955978267099534" table:style-name="ce4">
            <text:p>4,895597827</text:p>
          </table:table-cell>
          <table:table-cell office:value-type="float" office:value="0.56181230499631785" table:style-name="ce4">
            <text:p>0,561812305</text:p>
          </table:table-cell>
          <table:table-cell table:number-columns-repeated="16375"/>
        </table:table-row>
        <table:table-row table:style-name="ro1">
          <table:table-cell office:value-type="float" office:value="717" table:style-name="ce3">
            <text:p>717</text:p>
          </table:table-cell>
          <table:table-cell office:value-type="float" office:value="698" table:style-name="ce3">
            <text:p>698</text:p>
          </table:table-cell>
          <table:table-cell office:value-type="string" table:style-name="ce4">
            <text:p>5003256</text:p>
          </table:table-cell>
          <table:table-cell office:value-type="string" table:style-name="ce4">
            <text:p>Costa Rica</text:p>
          </table:table-cell>
          <table:table-cell office:value-type="float" office:value="10458" table:style-name="ce4">
            <text:p>1045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1688280396819311" table:style-name="ce4">
            <text:p>7,16882804</text:p>
          </table:table-cell>
          <table:table-cell office:value-type="float" office:value="0.78866135465166587" table:style-name="ce4">
            <text:p>0,788661355</text:p>
          </table:table-cell>
          <table:table-cell table:number-columns-repeated="16375"/>
        </table:table-row>
        <table:table-row table:style-name="ro1">
          <table:table-cell office:value-type="float" office:value="718" table:style-name="ce3">
            <text:p>718</text:p>
          </table:table-cell>
          <table:table-cell office:value-type="float" office:value="699" table:style-name="ce3">
            <text:p>699</text:p>
          </table:table-cell>
          <table:table-cell office:value-type="string" table:style-name="ce4">
            <text:p>5003306</text:p>
          </table:table-cell>
          <table:table-cell office:value-type="string" table:style-name="ce4">
            <text:p>Coxim</text:p>
          </table:table-cell>
          <table:table-cell office:value-type="float" office:value="24687" table:style-name="ce4">
            <text:p>2468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4.210874737449126" table:style-name="ce4">
            <text:p>14,21087474</text:p>
          </table:table-cell>
          <table:table-cell office:value-type="float" office:value="1.9693692097838251" table:style-name="ce4">
            <text:p>1,96936921</text:p>
          </table:table-cell>
          <table:table-cell table:number-columns-repeated="16375"/>
        </table:table-row>
        <table:table-row table:style-name="ro1">
          <table:table-cell office:value-type="float" office:value="719" table:style-name="ce3">
            <text:p>719</text:p>
          </table:table-cell>
          <table:table-cell office:value-type="float" office:value="701" table:style-name="ce3">
            <text:p>701</text:p>
          </table:table-cell>
          <table:table-cell office:value-type="string" table:style-name="ce4">
            <text:p>5005681</text:p>
          </table:table-cell>
          <table:table-cell office:value-type="string" table:style-name="ce4">
            <text:p>Mundo Novo</text:p>
          </table:table-cell>
          <table:table-cell office:value-type="float" office:value="8335" table:style-name="ce4">
            <text:p>833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0057693162051078" table:style-name="ce4">
            <text:p>2,005769316</text:p>
          </table:table-cell>
          <table:table-cell office:value-type="float" office:value="7.9536965476107363E-2" table:style-name="ce4">
            <text:p>0,079536965</text:p>
          </table:table-cell>
          <table:table-cell table:number-columns-repeated="16375"/>
        </table:table-row>
        <table:table-row table:style-name="ro1">
          <table:table-cell office:value-type="float" office:value="720" table:style-name="ce3">
            <text:p>720</text:p>
          </table:table-cell>
          <table:table-cell office:value-type="float" office:value="702" table:style-name="ce3">
            <text:p>702</text:p>
          </table:table-cell>
          <table:table-cell office:value-type="string" table:style-name="ce4">
            <text:p>5005707</text:p>
          </table:table-cell>
          <table:table-cell office:value-type="string" table:style-name="ce4">
            <text:p>Naviraí</text:p>
          </table:table-cell>
          <table:table-cell office:value-type="float" office:value="29047" table:style-name="ce4">
            <text:p>2904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2301683335247269" table:style-name="ce4">
            <text:p>4,230168334</text:p>
          </table:table-cell>
          <table:table-cell office:value-type="float" office:value="0.72391736594406941" table:style-name="ce4">
            <text:p>0,723917366</text:p>
          </table:table-cell>
          <table:table-cell table:number-columns-repeated="16375"/>
        </table:table-row>
        <table:table-row table:style-name="ro1">
          <table:table-cell office:value-type="float" office:value="721" table:style-name="ce3">
            <text:p>721</text:p>
          </table:table-cell>
          <table:table-cell office:value-type="float" office:value="703" table:style-name="ce3">
            <text:p>703</text:p>
          </table:table-cell>
          <table:table-cell office:value-type="string" table:style-name="ce4">
            <text:p>5006200</text:p>
          </table:table-cell>
          <table:table-cell office:value-type="string" table:style-name="ce4">
            <text:p>Nova Andradina</text:p>
          </table:table-cell>
          <table:table-cell office:value-type="float" office:value="24422" table:style-name="ce4">
            <text:p>2442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854893294415521" table:style-name="ce4">
            <text:p>5,854893294</text:p>
          </table:table-cell>
          <table:table-cell office:value-type="float" office:value="0.96645823925874008" table:style-name="ce4">
            <text:p>0,966458239</text:p>
          </table:table-cell>
          <table:table-cell table:number-columns-repeated="16375"/>
        </table:table-row>
        <table:table-row table:style-name="ro1">
          <table:table-cell office:value-type="float" office:value="722" table:style-name="ce3">
            <text:p>722</text:p>
          </table:table-cell>
          <table:table-cell office:value-type="float" office:value="704" table:style-name="ce3">
            <text:p>704</text:p>
          </table:table-cell>
          <table:table-cell office:value-type="string" table:style-name="ce4">
            <text:p>5006309</text:p>
          </table:table-cell>
          <table:table-cell office:value-type="string" table:style-name="ce4">
            <text:p>Paranaíba</text:p>
          </table:table-cell>
          <table:table-cell office:value-type="float" office:value="17590" table:style-name="ce4">
            <text:p>1759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7539384728193497" table:style-name="ce4">
            <text:p>5,753938473</text:p>
          </table:table-cell>
          <table:table-cell office:value-type="float" office:value="1.0019598544859303" table:style-name="ce4">
            <text:p>1,001959854</text:p>
          </table:table-cell>
          <table:table-cell table:number-columns-repeated="16375"/>
        </table:table-row>
        <table:table-row table:style-name="ro1">
          <table:table-cell office:value-type="float" office:value="723" table:style-name="ce3">
            <text:p>723</text:p>
          </table:table-cell>
          <table:table-cell office:value-type="float" office:value="706" table:style-name="ce3">
            <text:p>706</text:p>
          </table:table-cell>
          <table:table-cell office:value-type="string" table:style-name="ce4">
            <text:p>5008305</text:p>
          </table:table-cell>
          <table:table-cell office:value-type="string" table:style-name="ce4">
            <text:p>Três Lagoas</text:p>
          </table:table-cell>
          <table:table-cell office:value-type="float" office:value="54269" table:style-name="ce4">
            <text:p>5426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9.2467381589357913" table:style-name="ce4">
            <text:p>9,246738159</text:p>
          </table:table-cell>
          <table:table-cell office:value-type="float" office:value="2.3439359761625518" table:style-name="ce4">
            <text:p>2,343935976</text:p>
          </table:table-cell>
          <table:table-cell table:number-columns-repeated="16375"/>
        </table:table-row>
        <table:table-row table:style-name="ro1">
          <table:table-cell office:value-type="float" office:value="724" table:style-name="ce3">
            <text:p>724</text:p>
          </table:table-cell>
          <table:table-cell office:value-type="float" office:value="707" table:style-name="ce3">
            <text:p>707</text:p>
          </table:table-cell>
          <table:table-cell office:value-type="string" table:style-name="ce4">
            <text:p>5100201</text:p>
          </table:table-cell>
          <table:table-cell office:value-type="string" table:style-name="ce4">
            <text:p>Água Boa</text:p>
          </table:table-cell>
          <table:table-cell office:value-type="float" office:value="23698" table:style-name="ce4">
            <text:p>2369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0.543522707532173" table:style-name="ce4">
            <text:p>20,54352271</text:p>
          </table:table-cell>
          <table:table-cell office:value-type="float" office:value="4.2340182727390525" table:style-name="ce4">
            <text:p>4,234018273</text:p>
          </table:table-cell>
          <table:table-cell table:number-columns-repeated="16375"/>
        </table:table-row>
        <table:table-row table:style-name="ro1">
          <table:table-cell office:value-type="float" office:value="725" table:style-name="ce3">
            <text:p>725</text:p>
          </table:table-cell>
          <table:table-cell office:value-type="float" office:value="708" table:style-name="ce3">
            <text:p>708</text:p>
          </table:table-cell>
          <table:table-cell office:value-type="string" table:style-name="ce4">
            <text:p>5100250</text:p>
          </table:table-cell>
          <table:table-cell office:value-type="string" table:style-name="ce4">
            <text:p>Alta Floresta</text:p>
          </table:table-cell>
          <table:table-cell office:value-type="float" office:value="35862" table:style-name="ce4">
            <text:p>3586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3.133667439185741" table:style-name="ce4">
            <text:p>13,13366744</text:p>
          </table:table-cell>
          <table:table-cell office:value-type="float" office:value="4.2316890523618733" table:style-name="ce4">
            <text:p>4,231689052</text:p>
          </table:table-cell>
          <table:table-cell table:number-columns-repeated="16375"/>
        </table:table-row>
        <table:table-row table:style-name="ro1">
          <table:table-cell office:value-type="float" office:value="726" table:style-name="ce3">
            <text:p>726</text:p>
          </table:table-cell>
          <table:table-cell office:value-type="float" office:value="709" table:style-name="ce3">
            <text:p>709</text:p>
          </table:table-cell>
          <table:table-cell office:value-type="string" table:style-name="ce4">
            <text:p>5101704</text:p>
          </table:table-cell>
          <table:table-cell office:value-type="string" table:style-name="ce4">
            <text:p>Barra do Bugres</text:p>
          </table:table-cell>
          <table:table-cell office:value-type="float" office:value="12560" table:style-name="ce4">
            <text:p>1256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.623430351889835" table:style-name="ce4">
            <text:p>10,62343035</text:p>
          </table:table-cell>
          <table:table-cell office:value-type="float" office:value="0.77452367003564704" table:style-name="ce4">
            <text:p>0,77452367</text:p>
          </table:table-cell>
          <table:table-cell table:number-columns-repeated="16375"/>
        </table:table-row>
        <table:table-row table:style-name="ro1">
          <table:table-cell office:value-type="float" office:value="727" table:style-name="ce3">
            <text:p>727</text:p>
          </table:table-cell>
          <table:table-cell office:value-type="float" office:value="712" table:style-name="ce3">
            <text:p>712</text:p>
          </table:table-cell>
          <table:table-cell office:value-type="string" table:style-name="ce4">
            <text:p>5102702</text:p>
          </table:table-cell>
          <table:table-cell office:value-type="string" table:style-name="ce4">
            <text:p>Canarana</text:p>
          </table:table-cell>
          <table:table-cell office:value-type="float" office:value="8166" table:style-name="ce4">
            <text:p>816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2.88387028501735" table:style-name="ce4">
            <text:p>12,88387029</text:p>
          </table:table-cell>
          <table:table-cell office:value-type="float" office:value="2.318941551112716" table:style-name="ce4">
            <text:p>2,318941551</text:p>
          </table:table-cell>
          <table:table-cell table:number-columns-repeated="16375"/>
        </table:table-row>
        <table:table-row table:style-name="ro1">
          <table:table-cell office:value-type="float" office:value="728" table:style-name="ce3">
            <text:p>728</text:p>
          </table:table-cell>
          <table:table-cell office:value-type="float" office:value="713" table:style-name="ce3">
            <text:p>713</text:p>
          </table:table-cell>
          <table:table-cell office:value-type="string" table:style-name="ce4">
            <text:p>5103205</text:p>
          </table:table-cell>
          <table:table-cell office:value-type="string" table:style-name="ce4">
            <text:p>Colíder</text:p>
          </table:table-cell>
          <table:table-cell office:value-type="float" office:value="21686" table:style-name="ce4">
            <text:p>2168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1.001208692427541" table:style-name="ce4">
            <text:p>11,00120869</text:p>
          </table:table-cell>
          <table:table-cell office:value-type="float" office:value="1.855478683759066" table:style-name="ce4">
            <text:p>1,855478684</text:p>
          </table:table-cell>
          <table:table-cell table:number-columns-repeated="16375"/>
        </table:table-row>
        <table:table-row table:style-name="ro1">
          <table:table-cell office:value-type="float" office:value="729" table:style-name="ce3">
            <text:p>729</text:p>
          </table:table-cell>
          <table:table-cell office:value-type="float" office:value="714" table:style-name="ce3">
            <text:p>714</text:p>
          </table:table-cell>
          <table:table-cell office:value-type="string" table:style-name="ce4">
            <text:p>5103353</text:p>
          </table:table-cell>
          <table:table-cell office:value-type="string" table:style-name="ce4">
            <text:p>Confresa</text:p>
          </table:table-cell>
          <table:table-cell office:value-type="float" office:value="23802" table:style-name="ce4">
            <text:p>2380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1.873953429864059" table:style-name="ce4">
            <text:p>11,87395343</text:p>
          </table:table-cell>
          <table:table-cell office:value-type="float" office:value="2.7096479009039296" table:style-name="ce4">
            <text:p>2,709647901</text:p>
          </table:table-cell>
          <table:table-cell table:number-columns-repeated="16375"/>
        </table:table-row>
        <table:table-row table:style-name="ro1">
          <table:table-cell office:value-type="float" office:value="730" table:style-name="ce3">
            <text:p>730</text:p>
          </table:table-cell>
          <table:table-cell office:value-type="float" office:value="716" table:style-name="ce3">
            <text:p>716</text:p>
          </table:table-cell>
          <table:table-cell office:value-type="string" table:style-name="ce4">
            <text:p>5103502</text:p>
          </table:table-cell>
          <table:table-cell office:value-type="string" table:style-name="ce4">
            <text:p>Diamantino</text:p>
          </table:table-cell>
          <table:table-cell office:value-type="float" office:value="15832" table:style-name="ce4">
            <text:p>1583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.442253435455994" table:style-name="ce4">
            <text:p>10,44225344</text:p>
          </table:table-cell>
          <table:table-cell office:value-type="float" office:value="1.2190049279914179" table:style-name="ce4">
            <text:p>1,219004928</text:p>
          </table:table-cell>
          <table:table-cell table:number-columns-repeated="16375"/>
        </table:table-row>
        <table:table-row table:style-name="ro1">
          <table:table-cell office:value-type="float" office:value="731" table:style-name="ce3">
            <text:p>731</text:p>
          </table:table-cell>
          <table:table-cell office:value-type="float" office:value="717" table:style-name="ce3">
            <text:p>717</text:p>
          </table:table-cell>
          <table:table-cell office:value-type="string" table:style-name="ce4">
            <text:p>5104104</text:p>
          </table:table-cell>
          <table:table-cell office:value-type="string" table:style-name="ce4">
            <text:p>Guarantã do Norte</text:p>
          </table:table-cell>
          <table:table-cell office:value-type="float" office:value="12737" table:style-name="ce4">
            <text:p>1273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114177224169854" table:style-name="ce4">
            <text:p>5,114177224</text:p>
          </table:table-cell>
          <table:table-cell office:value-type="float" office:value="0.86739341424856042" table:style-name="ce4">
            <text:p>0,867393414</text:p>
          </table:table-cell>
          <table:table-cell table:number-columns-repeated="16375"/>
        </table:table-row>
        <table:table-row table:style-name="ro1">
          <table:table-cell office:value-type="float" office:value="732" table:style-name="ce3">
            <text:p>732</text:p>
          </table:table-cell>
          <table:table-cell office:value-type="float" office:value="718" table:style-name="ce3">
            <text:p>718</text:p>
          </table:table-cell>
          <table:table-cell office:value-type="string" table:style-name="ce4">
            <text:p>5104807</text:p>
          </table:table-cell>
          <table:table-cell office:value-type="string" table:style-name="ce4">
            <text:p>Arranjo Populacional de Jaciara/MT</text:p>
          </table:table-cell>
          <table:table-cell office:value-type="float" office:value="14752" table:style-name="ce4">
            <text:p>1475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9934485045802424" table:style-name="ce4">
            <text:p>3,993448505</text:p>
          </table:table-cell>
          <table:table-cell office:value-type="float" office:value="0.36422172155507687" table:style-name="ce4">
            <text:p>0,364221722</text:p>
          </table:table-cell>
          <table:table-cell table:number-columns-repeated="16375"/>
        </table:table-row>
        <table:table-row table:style-name="ro1">
          <table:table-cell office:value-type="float" office:value="733" table:style-name="ce3">
            <text:p>733</text:p>
          </table:table-cell>
          <table:table-cell office:value-type="float" office:value="719" table:style-name="ce3">
            <text:p>719</text:p>
          </table:table-cell>
          <table:table-cell office:value-type="string" table:style-name="ce4">
            <text:p>5105101</text:p>
          </table:table-cell>
          <table:table-cell office:value-type="string" table:style-name="ce4">
            <text:p>Juara</text:p>
          </table:table-cell>
          <table:table-cell office:value-type="float" office:value="16383" table:style-name="ce4">
            <text:p>1638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1.104534606086746" table:style-name="ce4">
            <text:p>11,10453461</text:p>
          </table:table-cell>
          <table:table-cell office:value-type="float" office:value="2.5150459741317537" table:style-name="ce4">
            <text:p>2,515045974</text:p>
          </table:table-cell>
          <table:table-cell table:number-columns-repeated="16375"/>
        </table:table-row>
        <table:table-row table:style-name="ro1">
          <table:table-cell office:value-type="float" office:value="734" table:style-name="ce3">
            <text:p>734</text:p>
          </table:table-cell>
          <table:table-cell office:value-type="float" office:value="720" table:style-name="ce3">
            <text:p>720</text:p>
          </table:table-cell>
          <table:table-cell office:value-type="string" table:style-name="ce4">
            <text:p>5105150</text:p>
          </table:table-cell>
          <table:table-cell office:value-type="string" table:style-name="ce4">
            <text:p>Juína</text:p>
          </table:table-cell>
          <table:table-cell office:value-type="float" office:value="42571" table:style-name="ce4">
            <text:p>4257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6.939771499211638" table:style-name="ce4">
            <text:p>16,9397715</text:p>
          </table:table-cell>
          <table:table-cell office:value-type="float" office:value="7.8705408742399454" table:style-name="ce4">
            <text:p>7,870540874</text:p>
          </table:table-cell>
          <table:table-cell table:number-columns-repeated="16375"/>
        </table:table-row>
        <table:table-row table:style-name="ro1">
          <table:table-cell office:value-type="float" office:value="735" table:style-name="ce3">
            <text:p>735</text:p>
          </table:table-cell>
          <table:table-cell office:value-type="float" office:value="721" table:style-name="ce3">
            <text:p>721</text:p>
          </table:table-cell>
          <table:table-cell office:value-type="string" table:style-name="ce4">
            <text:p>5105259</text:p>
          </table:table-cell>
          <table:table-cell office:value-type="string" table:style-name="ce4">
            <text:p>Lucas do Rio Verde</text:p>
          </table:table-cell>
          <table:table-cell office:value-type="float" office:value="21488" table:style-name="ce4">
            <text:p>2148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1302096350381152" table:style-name="ce4">
            <text:p>6,130209635</text:p>
          </table:table-cell>
          <table:table-cell office:value-type="float" office:value="0.67971117373402956" table:style-name="ce4">
            <text:p>0,679711174</text:p>
          </table:table-cell>
          <table:table-cell table:number-columns-repeated="16375"/>
        </table:table-row>
        <table:table-row table:style-name="ro1">
          <table:table-cell office:value-type="float" office:value="736" table:style-name="ce3">
            <text:p>736</text:p>
          </table:table-cell>
          <table:table-cell office:value-type="float" office:value="722" table:style-name="ce3">
            <text:p>722</text:p>
          </table:table-cell>
          <table:table-cell office:value-type="string" table:style-name="ce4">
            <text:p>5106752</text:p>
          </table:table-cell>
          <table:table-cell office:value-type="string" table:style-name="ce4">
            <text:p>Pontes e Lacerda</text:p>
          </table:table-cell>
          <table:table-cell office:value-type="float" office:value="19476" table:style-name="ce4">
            <text:p>1947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.171445741056836" table:style-name="ce4">
            <text:p>10,17144574</text:p>
          </table:table-cell>
          <table:table-cell office:value-type="float" office:value="1.5070032596353773" table:style-name="ce4">
            <text:p>1,50700326</text:p>
          </table:table-cell>
          <table:table-cell table:number-columns-repeated="16375"/>
        </table:table-row>
        <table:table-row table:style-name="ro1">
          <table:table-cell office:value-type="float" office:value="737" table:style-name="ce3">
            <text:p>737</text:p>
          </table:table-cell>
          <table:table-cell office:value-type="float" office:value="723" table:style-name="ce3">
            <text:p>723</text:p>
          </table:table-cell>
          <table:table-cell office:value-type="string" table:style-name="ce4">
            <text:p>5107040</text:p>
          </table:table-cell>
          <table:table-cell office:value-type="string" table:style-name="ce4">
            <text:p>Primavera do Leste</text:p>
          </table:table-cell>
          <table:table-cell office:value-type="float" office:value="32948" table:style-name="ce4">
            <text:p>3294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8.600966404497559" table:style-name="ce4">
            <text:p>18,6009664</text:p>
          </table:table-cell>
          <table:table-cell office:value-type="float" office:value="2.7656131700636171" table:style-name="ce4">
            <text:p>2,76561317</text:p>
          </table:table-cell>
          <table:table-cell table:number-columns-repeated="16375"/>
        </table:table-row>
        <table:table-row table:style-name="ro1">
          <table:table-cell office:value-type="float" office:value="738" table:style-name="ce3">
            <text:p>738</text:p>
          </table:table-cell>
          <table:table-cell office:value-type="float" office:value="725" table:style-name="ce3">
            <text:p>725</text:p>
          </table:table-cell>
          <table:table-cell office:value-type="string" table:style-name="ce4">
            <text:p>5107859</text:p>
          </table:table-cell>
          <table:table-cell office:value-type="string" table:style-name="ce4">
            <text:p>São Félix do Araguaia</text:p>
          </table:table-cell>
          <table:table-cell office:value-type="float" office:value="8372" table:style-name="ce4">
            <text:p>837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1.531201511797184" table:style-name="ce4">
            <text:p>11,53120151</text:p>
          </table:table-cell>
          <table:table-cell office:value-type="float" office:value="1.9215401663089609" table:style-name="ce4">
            <text:p>1,921540166</text:p>
          </table:table-cell>
          <table:table-cell table:number-columns-repeated="16375"/>
        </table:table-row>
        <table:table-row table:style-name="ro1">
          <table:table-cell office:value-type="float" office:value="739" table:style-name="ce3">
            <text:p>739</text:p>
          </table:table-cell>
          <table:table-cell office:value-type="float" office:value="727" table:style-name="ce3">
            <text:p>727</text:p>
          </table:table-cell>
          <table:table-cell office:value-type="string" table:style-name="ce4">
            <text:p>5107925</text:p>
          </table:table-cell>
          <table:table-cell office:value-type="string" table:style-name="ce4">
            <text:p>Sorriso</text:p>
          </table:table-cell>
          <table:table-cell office:value-type="float" office:value="47166" table:style-name="ce4">
            <text:p>47166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7.018829211029175" table:style-name="ce4">
            <text:p>27,01882921</text:p>
          </table:table-cell>
          <table:table-cell office:value-type="float" office:value="5.3005546327893791" table:style-name="ce4">
            <text:p>5,300554633</text:p>
          </table:table-cell>
          <table:table-cell table:number-columns-repeated="16375"/>
        </table:table-row>
        <table:table-row table:style-name="ro1">
          <table:table-cell office:value-type="float" office:value="740" table:style-name="ce3">
            <text:p>740</text:p>
          </table:table-cell>
          <table:table-cell office:value-type="float" office:value="728" table:style-name="ce3">
            <text:p>728</text:p>
          </table:table-cell>
          <table:table-cell office:value-type="string" table:style-name="ce4">
            <text:p>5107958</text:p>
          </table:table-cell>
          <table:table-cell office:value-type="string" table:style-name="ce4">
            <text:p>Tangará da Serra</text:p>
          </table:table-cell>
          <table:table-cell office:value-type="float" office:value="73421" table:style-name="ce4">
            <text:p>7342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0.345942935068983" table:style-name="ce4">
            <text:p>20,34594294</text:p>
          </table:table-cell>
          <table:table-cell office:value-type="float" office:value="4.7560655980217144" table:style-name="ce4">
            <text:p>4,756065598</text:p>
          </table:table-cell>
          <table:table-cell table:number-columns-repeated="16375"/>
        </table:table-row>
        <table:table-row table:style-name="ro1">
          <table:table-cell office:value-type="float" office:value="741" table:style-name="ce3">
            <text:p>741</text:p>
          </table:table-cell>
          <table:table-cell office:value-type="float" office:value="729" table:style-name="ce3">
            <text:p>729</text:p>
          </table:table-cell>
          <table:table-cell office:value-type="string" table:style-name="ce4">
            <text:p>5200803</text:p>
          </table:table-cell>
          <table:table-cell office:value-type="string" table:style-name="ce4">
            <text:p>Arranjo Populacional de Alvorada do Norte - Simolândia/GO</text:p>
          </table:table-cell>
          <table:table-cell office:value-type="float" office:value="7643" table:style-name="ce4">
            <text:p>764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5139733409082838" table:style-name="ce4">
            <text:p>4,513973341</text:p>
          </table:table-cell>
          <table:table-cell office:value-type="float" office:value="0.22649317836483537" table:style-name="ce4">
            <text:p>0,226493178</text:p>
          </table:table-cell>
          <table:table-cell table:number-columns-repeated="16375"/>
        </table:table-row>
        <table:table-row table:style-name="ro1">
          <table:table-cell office:value-type="float" office:value="742" table:style-name="ce3">
            <text:p>742</text:p>
          </table:table-cell>
          <table:table-cell office:value-type="float" office:value="731" table:style-name="ce3">
            <text:p>731</text:p>
          </table:table-cell>
          <table:table-cell office:value-type="string" table:style-name="ce4">
            <text:p>5201306</text:p>
          </table:table-cell>
          <table:table-cell office:value-type="string" table:style-name="ce4">
            <text:p>Anicuns</text:p>
          </table:table-cell>
          <table:table-cell office:value-type="float" office:value="8102" table:style-name="ce4">
            <text:p>810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.9274585406535381" table:style-name="ce4">
            <text:p>1,927458541</text:p>
          </table:table-cell>
          <table:table-cell office:value-type="float" office:value="9.2595246556358798E-2" table:style-name="ce4">
            <text:p>0,092595247</text:p>
          </table:table-cell>
          <table:table-cell table:number-columns-repeated="16375"/>
        </table:table-row>
        <table:table-row table:style-name="ro1">
          <table:table-cell office:value-type="float" office:value="743" table:style-name="ce3">
            <text:p>743</text:p>
          </table:table-cell>
          <table:table-cell office:value-type="float" office:value="733" table:style-name="ce3">
            <text:p>733</text:p>
          </table:table-cell>
          <table:table-cell office:value-type="string" table:style-name="ce4">
            <text:p>5204904</text:p>
          </table:table-cell>
          <table:table-cell office:value-type="string" table:style-name="ce4">
            <text:p>Campos Belos</text:p>
          </table:table-cell>
          <table:table-cell office:value-type="float" office:value="11390" table:style-name="ce4">
            <text:p>1139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9.0721849606998664" table:style-name="ce4">
            <text:p>9,072184961</text:p>
          </table:table-cell>
          <table:table-cell office:value-type="float" office:value="0.66024345818512087" table:style-name="ce4">
            <text:p>0,660243458</text:p>
          </table:table-cell>
          <table:table-cell table:number-columns-repeated="16375"/>
        </table:table-row>
        <table:table-row table:style-name="ro1">
          <table:table-cell office:value-type="float" office:value="744" table:style-name="ce3">
            <text:p>744</text:p>
          </table:table-cell>
          <table:table-cell office:value-type="float" office:value="734" table:style-name="ce3">
            <text:p>734</text:p>
          </table:table-cell>
          <table:table-cell office:value-type="string" table:style-name="ce4">
            <text:p>5205109</text:p>
          </table:table-cell>
          <table:table-cell office:value-type="string" table:style-name="ce4">
            <text:p>Arranjo Populacional de Catalão/GO</text:p>
          </table:table-cell>
          <table:table-cell office:value-type="float" office:value="44831" table:style-name="ce4">
            <text:p>4483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10946647111549" table:style-name="ce4">
            <text:p>6,109466471</text:p>
          </table:table-cell>
          <table:table-cell office:value-type="float" office:value="0.76372160309977533" table:style-name="ce4">
            <text:p>0,763721603</text:p>
          </table:table-cell>
          <table:table-cell table:number-columns-repeated="16375"/>
        </table:table-row>
        <table:table-row table:style-name="ro1">
          <table:table-cell office:value-type="float" office:value="745" table:style-name="ce3">
            <text:p>745</text:p>
          </table:table-cell>
          <table:table-cell office:value-type="float" office:value="735" table:style-name="ce3">
            <text:p>735</text:p>
          </table:table-cell>
          <table:table-cell office:value-type="string" table:style-name="ce4">
            <text:p>5205307</text:p>
          </table:table-cell>
          <table:table-cell office:value-type="string" table:style-name="ce4">
            <text:p>Cavalcante</text:p>
          </table:table-cell>
          <table:table-cell office:value-type="float" office:value="3650" table:style-name="ce4">
            <text:p>3650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5.3019657614024922" table:style-name="ce4">
            <text:p>5,301965761</text:p>
          </table:table-cell>
          <table:table-cell office:value-type="float" office:value="0.64559745090860676" table:style-name="ce4">
            <text:p>0,645597451</text:p>
          </table:table-cell>
          <table:table-cell table:number-columns-repeated="16375"/>
        </table:table-row>
        <table:table-row table:style-name="ro1">
          <table:table-cell office:value-type="float" office:value="746" table:style-name="ce3">
            <text:p>746</text:p>
          </table:table-cell>
          <table:table-cell office:value-type="float" office:value="736" table:style-name="ce3">
            <text:p>736</text:p>
          </table:table-cell>
          <table:table-cell office:value-type="string" table:style-name="ce4">
            <text:p>5205406</text:p>
          </table:table-cell>
          <table:table-cell office:value-type="string" table:style-name="ce4">
            <text:p>Arranjo Populacional de Ceres - Rialma/GO</text:p>
          </table:table-cell>
          <table:table-cell office:value-type="float" office:value="84812" table:style-name="ce4">
            <text:p>8481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0.248645729819078" table:style-name="ce4">
            <text:p>10,24864573</text:p>
          </table:table-cell>
          <table:table-cell office:value-type="float" office:value="1.2569732827719398" table:style-name="ce4">
            <text:p>1,256973283</text:p>
          </table:table-cell>
          <table:table-cell table:number-columns-repeated="16375"/>
        </table:table-row>
        <table:table-row table:style-name="ro1">
          <table:table-cell office:value-type="float" office:value="747" table:style-name="ce3">
            <text:p>747</text:p>
          </table:table-cell>
          <table:table-cell office:value-type="float" office:value="740" table:style-name="ce3">
            <text:p>740</text:p>
          </table:table-cell>
          <table:table-cell office:value-type="string" table:style-name="ce4">
            <text:p>5208905</text:p>
          </table:table-cell>
          <table:table-cell office:value-type="string" table:style-name="ce4">
            <text:p>Goiás</text:p>
          </table:table-cell>
          <table:table-cell office:value-type="float" office:value="9957" table:style-name="ce4">
            <text:p>995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067595371169757" table:style-name="ce4">
            <text:p>4,067595371</text:p>
          </table:table-cell>
          <table:table-cell office:value-type="float" office:value="0.32004600571586844" table:style-name="ce4">
            <text:p>0,320046006</text:p>
          </table:table-cell>
          <table:table-cell table:number-columns-repeated="16375"/>
        </table:table-row>
        <table:table-row table:style-name="ro1">
          <table:table-cell office:value-type="float" office:value="748" table:style-name="ce3">
            <text:p>748</text:p>
          </table:table-cell>
          <table:table-cell office:value-type="float" office:value="741" table:style-name="ce3">
            <text:p>741</text:p>
          </table:table-cell>
          <table:table-cell office:value-type="string" table:style-name="ce4">
            <text:p>5209101</text:p>
          </table:table-cell>
          <table:table-cell office:value-type="string" table:style-name="ce4">
            <text:p>Goiatuba</text:p>
          </table:table-cell>
          <table:table-cell office:value-type="float" office:value="16028" table:style-name="ce4">
            <text:p>16028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7786412718756397" table:style-name="ce4">
            <text:p>4,778641272</text:p>
          </table:table-cell>
          <table:table-cell office:value-type="float" office:value="0.31059925225236096" table:style-name="ce4">
            <text:p>0,310599252</text:p>
          </table:table-cell>
          <table:table-cell table:number-columns-repeated="16375"/>
        </table:table-row>
        <table:table-row table:style-name="ro1">
          <table:table-cell office:value-type="float" office:value="749" table:style-name="ce3">
            <text:p>749</text:p>
          </table:table-cell>
          <table:table-cell office:value-type="float" office:value="742" table:style-name="ce3">
            <text:p>742</text:p>
          </table:table-cell>
          <table:table-cell office:value-type="string" table:style-name="ce4">
            <text:p>5210000</text:p>
          </table:table-cell>
          <table:table-cell office:value-type="string" table:style-name="ce4">
            <text:p>Inhumas</text:p>
          </table:table-cell>
          <table:table-cell office:value-type="float" office:value="20312" table:style-name="ce4">
            <text:p>2031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2.4715031838828176" table:style-name="ce4">
            <text:p>2,471503184</text:p>
          </table:table-cell>
          <table:table-cell office:value-type="float" office:value="8.1906111146196572E-2" table:style-name="ce4">
            <text:p>0,081906111</text:p>
          </table:table-cell>
          <table:table-cell table:number-columns-repeated="16375"/>
        </table:table-row>
        <table:table-row table:style-name="ro1">
          <table:table-cell office:value-type="float" office:value="750" table:style-name="ce3">
            <text:p>750</text:p>
          </table:table-cell>
          <table:table-cell office:value-type="float" office:value="743" table:style-name="ce3">
            <text:p>743</text:p>
          </table:table-cell>
          <table:table-cell office:value-type="string" table:style-name="ce4">
            <text:p>5210208</text:p>
          </table:table-cell>
          <table:table-cell office:value-type="string" table:style-name="ce4">
            <text:p>Iporá</text:p>
          </table:table-cell>
          <table:table-cell office:value-type="float" office:value="39294" table:style-name="ce4">
            <text:p>39294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16.604820393249081" table:style-name="ce4">
            <text:p>16,60482039</text:p>
          </table:table-cell>
          <table:table-cell office:value-type="float" office:value="2.2685110468603042" table:style-name="ce4">
            <text:p>2,268511047</text:p>
          </table:table-cell>
          <table:table-cell table:number-columns-repeated="16375"/>
        </table:table-row>
        <table:table-row table:style-name="ro1">
          <table:table-cell office:value-type="float" office:value="751" table:style-name="ce3">
            <text:p>751</text:p>
          </table:table-cell>
          <table:table-cell office:value-type="float" office:value="747" table:style-name="ce3">
            <text:p>747</text:p>
          </table:table-cell>
          <table:table-cell office:value-type="string" table:style-name="ce4">
            <text:p>5212204</text:p>
          </table:table-cell>
          <table:table-cell office:value-type="string" table:style-name="ce4">
            <text:p>Jussara</text:p>
          </table:table-cell>
          <table:table-cell office:value-type="float" office:value="10005" table:style-name="ce4">
            <text:p>1000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5373876133269277" table:style-name="ce4">
            <text:p>7,537387613</text:p>
          </table:table-cell>
          <table:table-cell office:value-type="float" office:value="0.53966861737443284" table:style-name="ce4">
            <text:p>0,539668617</text:p>
          </table:table-cell>
          <table:table-cell table:number-columns-repeated="16375"/>
        </table:table-row>
        <table:table-row table:style-name="ro1">
          <table:table-cell office:value-type="float" office:value="752" table:style-name="ce3">
            <text:p>752</text:p>
          </table:table-cell>
          <table:table-cell office:value-type="float" office:value="748" table:style-name="ce3">
            <text:p>748</text:p>
          </table:table-cell>
          <table:table-cell office:value-type="string" table:style-name="ce4">
            <text:p>5213087</text:p>
          </table:table-cell>
          <table:table-cell office:value-type="string" table:style-name="ce4">
            <text:p>Minaçu</text:p>
          </table:table-cell>
          <table:table-cell office:value-type="float" office:value="11229" table:style-name="ce4">
            <text:p>11229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4.2733346539208084" table:style-name="ce4">
            <text:p>4,273334654</text:p>
          </table:table-cell>
          <table:table-cell office:value-type="float" office:value="0.40393906118331424" table:style-name="ce4">
            <text:p>0,403939061</text:p>
          </table:table-cell>
          <table:table-cell table:number-columns-repeated="16375"/>
        </table:table-row>
        <table:table-row table:style-name="ro1">
          <table:table-cell office:value-type="float" office:value="753" table:style-name="ce3">
            <text:p>753</text:p>
          </table:table-cell>
          <table:table-cell office:value-type="float" office:value="750" table:style-name="ce3">
            <text:p>750</text:p>
          </table:table-cell>
          <table:table-cell office:value-type="string" table:style-name="ce4">
            <text:p>5213806</text:p>
          </table:table-cell>
          <table:table-cell office:value-type="string" table:style-name="ce4">
            <text:p>Morrinhos</text:p>
          </table:table-cell>
          <table:table-cell office:value-type="float" office:value="19005" table:style-name="ce4">
            <text:p>19005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5858960085956775" table:style-name="ce4">
            <text:p>3,585896009</text:p>
          </table:table-cell>
          <table:table-cell office:value-type="float" office:value="0.28116745105610358" table:style-name="ce4">
            <text:p>0,281167451</text:p>
          </table:table-cell>
          <table:table-cell table:number-columns-repeated="16375"/>
        </table:table-row>
        <table:table-row table:style-name="ro1">
          <table:table-cell office:value-type="float" office:value="754" table:style-name="ce3">
            <text:p>754</text:p>
          </table:table-cell>
          <table:table-cell office:value-type="float" office:value="751" table:style-name="ce3">
            <text:p>751</text:p>
          </table:table-cell>
          <table:table-cell office:value-type="string" table:style-name="ce4">
            <text:p>5218003</text:p>
          </table:table-cell>
          <table:table-cell office:value-type="string" table:style-name="ce4">
            <text:p>Porangatu</text:p>
          </table:table-cell>
          <table:table-cell office:value-type="float" office:value="25182" table:style-name="ce4">
            <text:p>2518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9925239869504336" table:style-name="ce4">
            <text:p>6,992523987</text:p>
          </table:table-cell>
          <table:table-cell office:value-type="float" office:value="0.92562745890251064" table:style-name="ce4">
            <text:p>0,925627459</text:p>
          </table:table-cell>
          <table:table-cell table:number-columns-repeated="16375"/>
        </table:table-row>
        <table:table-row table:style-name="ro1">
          <table:table-cell office:value-type="float" office:value="755" table:style-name="ce3">
            <text:p>755</text:p>
          </table:table-cell>
          <table:table-cell office:value-type="float" office:value="752" table:style-name="ce3">
            <text:p>752</text:p>
          </table:table-cell>
          <table:table-cell office:value-type="string" table:style-name="ce4">
            <text:p>5218300</text:p>
          </table:table-cell>
          <table:table-cell office:value-type="string" table:style-name="ce4">
            <text:p>Posse</text:p>
          </table:table-cell>
          <table:table-cell office:value-type="float" office:value="20287" table:style-name="ce4">
            <text:p>20287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7.1264150180010626" table:style-name="ce4">
            <text:p>7,126415018</text:p>
          </table:table-cell>
          <table:table-cell office:value-type="float" office:value="0.85864496365286036" table:style-name="ce4">
            <text:p>0,858644964</text:p>
          </table:table-cell>
          <table:table-cell table:number-columns-repeated="16375"/>
        </table:table-row>
        <table:table-row table:style-name="ro1">
          <table:table-cell office:value-type="float" office:value="756" table:style-name="ce3">
            <text:p>756</text:p>
          </table:table-cell>
          <table:table-cell office:value-type="float" office:value="753" table:style-name="ce3">
            <text:p>753</text:p>
          </table:table-cell>
          <table:table-cell office:value-type="string" table:style-name="ce4">
            <text:p>5218508</text:p>
          </table:table-cell>
          <table:table-cell office:value-type="string" table:style-name="ce4">
            <text:p>Quirinópolis</text:p>
          </table:table-cell>
          <table:table-cell office:value-type="float" office:value="18242" table:style-name="ce4">
            <text:p>1824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3.7582273590478326" table:style-name="ce4">
            <text:p>3,758227359</text:p>
          </table:table-cell>
          <table:table-cell office:value-type="float" office:value="0.39461390931724155" table:style-name="ce4">
            <text:p>0,394613909</text:p>
          </table:table-cell>
          <table:table-cell table:number-columns-repeated="16375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755" table:style-name="ce3">
            <text:p>755</text:p>
          </table:table-cell>
          <table:table-cell office:value-type="string" table:style-name="ce4">
            <text:p>5220108</text:p>
          </table:table-cell>
          <table:table-cell office:value-type="string" table:style-name="ce4">
            <text:p>São Luís de Montes Belos</text:p>
          </table:table-cell>
          <table:table-cell office:value-type="float" office:value="27823" table:style-name="ce4">
            <text:p>27823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9.6850318725501321" table:style-name="ce4">
            <text:p>9,685031873</text:p>
          </table:table-cell>
          <table:table-cell office:value-type="float" office:value="0.78016294124390229" table:style-name="ce4">
            <text:p>0,780162941</text:p>
          </table:table-cell>
          <table:table-cell table:number-columns-repeated="16375"/>
        </table:table-row>
        <table:table-row table:style-name="ro1">
          <table:table-cell office:value-type="float" office:value="758" table:style-name="ce3">
            <text:p>758</text:p>
          </table:table-cell>
          <table:table-cell office:value-type="float" office:value="756" table:style-name="ce3">
            <text:p>756</text:p>
          </table:table-cell>
          <table:table-cell office:value-type="string" table:style-name="ce4">
            <text:p>5220207</text:p>
          </table:table-cell>
          <table:table-cell office:value-type="string" table:style-name="ce4">
            <text:p>São Miguel do Araguaia</text:p>
          </table:table-cell>
          <table:table-cell office:value-type="float" office:value="10782" table:style-name="ce4">
            <text:p>10782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6.9664771763277384" table:style-name="ce4">
            <text:p>6,966477176</text:p>
          </table:table-cell>
          <table:table-cell office:value-type="float" office:value="0.82806684218115245" table:style-name="ce4">
            <text:p>0,828066842</text:p>
          </table:table-cell>
          <table:table-cell table:number-columns-repeated="16375"/>
        </table:table-row>
        <table:table-row table:number-rows-repeated="10478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in" fo:margin-bottom="0.1in" fo:margin-left="0.3in" fo:margin-right="0.3in" style:print-orientation="portrait" style:print-page-order="ltr" style:first-page-number="1" style:scale-to="100%" style:table-centering="horizontal" style:print="objects charts drawings"/>
      <style:header-style>
        <style:header-footer-properties fo:min-height="0.51in" fo:margin-left="0in" fo:margin-right="0in" fo:margin-bottom="0in"/>
      </style:header-style>
      <style:footer-style>
        <style:header-footer-properties fo:min-height="0.2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page-number>1</text:page-number></text:p>
      </style:header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9</meta:generator>
    <dc:creator>Microsoft Office User</dc:creator>
    <meta:creation-date>2020-05-15T01:21:11Z</meta:creation-date>
    <dc:date>2020-05-15T01:21:29Z</dc:date>
  </office:meta>
</office:document-meta>
</file>